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(venv_dio_aws) olavo@olavo-550P5C-550P7C:~/dio-ews$ python3 dio-live-wordcount-test.py -r emr s3://dio-datalake-olavo/data/sherlock.txt s3://dio-datalake-olavo/output/ --cloud-tmp-dir=s3://dio-datalake-olavo/temp/</text:p>
      <text:p text:style-name="Standard"/>
      <text:p text:style-name="Standard">Using configs in /home/olavo/.mrjob.conf</text:p>
      <text:p text:style-name="Standard">Creating temp directory /tmp/dio-live-wordcount-test.olavo.20210911.141205.961127</text:p>
      <text:p text:style-name="Standard">uploading working dir files to s3://dio-datalake-olavo/temp/dio-live-wordcount-test.olavo.20210911.141205.961127/files/wd...</text:p>
      <text:p text:style-name="Standard">Copying other local files to s3://dio-datalake-olavo/temp/dio-live-wordcount-test.olavo.20210911.141205.961127/files/</text:p>
      <text:p text:style-name="Standard">Created new cluster j-CBQIASYGIY4Q</text:p>
      <text:p text:style-name="Standard">Added EMR tags to cluster j-CBQIASYGIY4Q: __mrjob_label=dio-live-wordcount-test, __mrjob_owner=olavo, __mrjob_version=0.7.4</text:p>
      <text:p text:style-name="Standard"/>
      <text:p text:style-name="Standard">Waiting for Step 1 of 1 (s-1U82RCB2W2E5U) to complete...</text:p>
      <text:p text:style-name="Standard"><text:s text:c="2"/>PENDING (cluster is STARTING)</text:p>
      <text:p text:style-name="Standard"><text:s text:c="2"/>PENDING (cluster is STARTING)</text:p>
      <text:p text:style-name="Standard"><text:s text:c="2"/>PENDING (cluster is STARTING)</text:p>
      <text:p text:style-name="Standard"><text:s text:c="2"/>PENDING (cluster is STARTING)</text:p>
      <text:p text:style-name="Standard"><text:s text:c="2"/>PENDING (cluster is STARTING)</text:p>
      <text:p text:style-name="Standard"><text:s text:c="2"/>PENDING (cluster is STARTING: Configuring cluster software)</text:p>
      <text:p text:style-name="Standard"><text:s text:c="2"/>PENDING (cluster is STARTING: Configuring cluster software)</text:p>
      <text:p text:style-name="Standard"><text:s text:c="2"/>PENDING (cluster is STARTING: Configuring cluster software)</text:p>
      <text:p text:style-name="Standard"><text:s text:c="2"/>PENDING (cluster is STARTING: Configuring cluster software)</text:p>
      <text:p text:style-name="Standard"><text:s text:c="2"/>PENDING (cluster is STARTING: Configuring cluster software)</text:p>
      <text:p text:style-name="Standard"><text:s text:c="2"/>master node is ec2-54-214-97-207.us-west-2.compute.amazonaws.com</text:p>
      <text:p text:style-name="Standard"><text:s text:c="2"/>Connect to resource manager at: http://localhost:40551/cluster</text:p>
      <text:p text:style-name="Standard"><text:s text:c="2"/>PENDING (cluster is RUNNING: Running step)</text:p>
      <text:p text:style-name="Standard"/>
      <text:p text:style-name="Standard"><text:s text:c="2"/>RUNNING for 0:00:52</text:p>
      <text:p text:style-name="Standard"><text:s text:c="2"/>COMPLETED</text:p>
      <text:p text:style-name="Standard"/>
      <text:p text:style-name="Standard">Attempting to fetch counters from logs...</text:p>
      <text:p text:style-name="Standard">Looking for step log in /mnt/var/log/hadoop/steps/s-1U82RCB2W2E5U on ec2-54-214-97-207.us-west-2.compute.amazonaws.com...</text:p>
      <text:p text:style-name="Standard">Looking for step log in s3://dio-datalake-olavo/temp/logs/j-CBQIASYGIY4Q/steps/s-1U82RCB2W2E5U...</text:p>
      <text:p text:style-name="Standard"><text:s text:c="2"/>Parsing step log: s3://dio-datalake-olavo/temp/logs/j-CBQIASYGIY4Q/steps/s-1U82RCB2W2E5U/syslog.gz</text:p>
      <text:p text:style-name="Standard">Counters: 60</text:p>
      <text:p text:style-name="Standard"><text:tab/>File Input Format Counters </text:p>
      <text:p text:style-name="Standard"><text:tab/><text:tab/>Bytes Read=643260</text:p>
      <text:p text:style-name="Standard"><text:tab/>File Output Format Counters </text:p>
      <text:p text:style-name="Standard"><text:tab/><text:tab/>Bytes Written=99128</text:p>
      <text:p text:style-name="Standard"><text:tab/>File System Counters</text:p>
      <text:p text:style-name="Standard"><text:tab/><text:tab/>FILE: Number of bytes read=128354</text:p>
      <text:p text:style-name="Standard"><text:tab/><text:tab/>FILE: Number of bytes written=4493753</text:p>
      <text:p text:style-name="Standard"><text:tab/><text:tab/>FILE: Number of large read operations=0</text:p>
      <text:p text:style-name="Standard"><text:tab/><text:tab/>FILE: Number of read operations=0</text:p>
      <text:p text:style-name="Standard"><text:tab/><text:tab/>FILE: Number of write operations=0</text:p>
      <text:p text:style-name="Standard"><text:tab/><text:tab/>HDFS: Number of bytes read=1116</text:p>
      <text:p text:style-name="Standard"><text:tab/><text:tab/>HDFS: Number of bytes read erasure-coded=0</text:p>
      <text:p text:style-name="Standard"><text:soft-page-break/><text:tab/><text:tab/>HDFS: Number of bytes written=0</text:p>
      <text:p text:style-name="Standard"><text:tab/><text:tab/>HDFS: Number of large read operations=0</text:p>
      <text:p text:style-name="Standard"><text:tab/><text:tab/>HDFS: Number of read operations=12</text:p>
      <text:p text:style-name="Standard"><text:tab/><text:tab/>HDFS: Number of write operations=0</text:p>
      <text:p text:style-name="Standard"><text:tab/><text:tab/>S3: Number of bytes read=643260</text:p>
      <text:p text:style-name="Standard"><text:tab/><text:tab/>S3: Number of bytes written=99128</text:p>
      <text:p text:style-name="Standard"><text:tab/><text:tab/>S3: Number of large read operations=0</text:p>
      <text:p text:style-name="Standard"><text:tab/><text:tab/>S3: Number of read operations=0</text:p>
      <text:p text:style-name="Standard"><text:tab/><text:tab/>S3: Number of write operations=0</text:p>
      <text:p text:style-name="Standard"><text:tab/>Job Counters </text:p>
      <text:p text:style-name="Standard"><text:tab/><text:tab/>Data-local map tasks=12</text:p>
      <text:p text:style-name="Standard"><text:tab/><text:tab/>Killed map tasks=1</text:p>
      <text:p text:style-name="Standard"><text:tab/><text:tab/>Launched map tasks=12</text:p>
      <text:p text:style-name="Standard"><text:tab/><text:tab/>Launched reduce tasks=5</text:p>
      <text:p text:style-name="Standard"><text:tab/><text:tab/>Total megabyte-milliseconds taken by all map tasks=508781568</text:p>
      <text:p text:style-name="Standard"><text:tab/><text:tab/>Total megabyte-milliseconds taken by all reduce tasks=193959936</text:p>
      <text:p text:style-name="Standard"><text:tab/><text:tab/>Total time spent by all map tasks (ms)=165619</text:p>
      <text:p text:style-name="Standard"><text:tab/><text:tab/>Total time spent by all maps in occupied slots (ms)=15899424</text:p>
      <text:p text:style-name="Standard"><text:tab/><text:tab/>Total time spent by all reduce tasks (ms)=31569</text:p>
      <text:p text:style-name="Standard"><text:tab/><text:tab/>Total time spent by all reduces in occupied slots (ms)=6061248</text:p>
      <text:p text:style-name="Standard"><text:tab/><text:tab/>Total vcore-milliseconds taken by all map tasks=165619</text:p>
      <text:p text:style-name="Standard"><text:tab/><text:tab/>Total vcore-milliseconds taken by all reduce tasks=31569</text:p>
      <text:p text:style-name="Standard"><text:tab/>Map-Reduce Framework</text:p>
      <text:p text:style-name="Standard"><text:tab/><text:tab/>CPU time spent (ms)=39030</text:p>
      <text:p text:style-name="Standard"><text:tab/><text:tab/>Combine input records=0</text:p>
      <text:p text:style-name="Standard"><text:tab/><text:tab/>Combine output records=0</text:p>
      <text:p text:style-name="Standard"><text:tab/><text:tab/>Failed Shuffles=0</text:p>
      <text:p text:style-name="Standard"><text:tab/><text:tab/>GC time elapsed (ms)=5106</text:p>
      <text:p text:style-name="Standard"><text:tab/><text:tab/>Input split bytes=1116</text:p>
      <text:p text:style-name="Standard"><text:tab/><text:tab/>Map input records=12303</text:p>
      <text:p text:style-name="Standard"><text:tab/><text:tab/>Map output bytes=993515</text:p>
      <text:p text:style-name="Standard"><text:tab/><text:tab/>Map output materialized bytes=253575</text:p>
      <text:p text:style-name="Standard"><text:tab/><text:tab/>Map output records=109168</text:p>
      <text:p text:style-name="Standard"><text:tab/><text:tab/>Merged Map outputs=60</text:p>
      <text:p text:style-name="Standard"><text:tab/><text:tab/>Peak Map Physical memory (bytes)=905306112</text:p>
      <text:p text:style-name="Standard"><text:tab/><text:tab/>Peak Map Virtual memory (bytes)=4495241216</text:p>
      <text:p text:style-name="Standard"><text:tab/><text:tab/>Peak Reduce Physical memory (bytes)=408064000</text:p>
      <text:p text:style-name="Standard"><text:tab/><text:tab/>Peak Reduce Virtual memory (bytes)=7129800704</text:p>
      <text:p text:style-name="Standard"><text:tab/><text:tab/>Physical memory (bytes) snapshot=9113497600</text:p>
      <text:p text:style-name="Standard"><text:tab/><text:tab/>Reduce input groups=8190</text:p>
      <text:p text:style-name="Standard"><text:tab/><text:tab/>Reduce input records=109168</text:p>
      <text:p text:style-name="Standard"><text:tab/><text:tab/>Reduce output records=8190</text:p>
      <text:p text:style-name="Standard"><text:tab/><text:tab/>Reduce shuffle bytes=253575</text:p>
      <text:p text:style-name="Standard"><text:tab/><text:tab/>Shuffled Maps =60</text:p>
      <text:p text:style-name="Standard"><text:tab/><text:tab/>Spilled Records=218336</text:p>
      <text:p text:style-name="Standard"><text:tab/><text:tab/>Total committed heap usage (bytes)=8882487296</text:p>
      <text:p text:style-name="Standard"><text:tab/><text:tab/>Virtual memory (bytes) snapshot=89042276352</text:p>
      <text:p text:style-name="Standard"><text:tab/>Shuffle Errors</text:p>
      <text:p text:style-name="Standard"><text:tab/><text:tab/>BAD_ID=0</text:p>
      <text:p text:style-name="Standard"><text:tab/><text:tab/>CONNECTION=0</text:p>
      <text:p text:style-name="Standard"><text:tab/><text:tab/>IO_ERROR=0</text:p>
      <text:p text:style-name="Standard"><text:tab/><text:tab/>WRONG_LENGTH=0</text:p>
      <text:p text:style-name="Standard"><text:soft-page-break/><text:tab/><text:tab/>WRONG_MAP=0</text:p>
      <text:p text:style-name="Standard"><text:tab/><text:tab/>WRONG_REDUCE=0</text:p>
      <text:p text:style-name="Standard">job output is in s3://dio-datalake-olavo/temp/dio-live-wordcount-test.olavo.20210911.141205.961127/output/</text:p>
      <text:p text:style-name="Standard">Streaming final output from s3://dio-datalake-olavo/temp/dio-live-wordcount-test.olavo.20210911.141205.961127/output/...</text:p>
      <text:p text:style-name="Standard">"'as"<text:tab/>1</text:p>
      <text:p text:style-name="Standard">"10_s_"<text:tab/>2</text:p>
      <text:p text:style-name="Standard">"14"<text:tab/>2</text:p>
      <text:p text:style-name="Standard">"1661"<text:tab/>1</text:p>
      <text:p text:style-name="Standard">"1846"<text:tab/>1</text:p>
      <text:p text:style-name="Standard">"1869"<text:tab/>3</text:p>
      <text:p text:style-name="Standard">"1878"<text:tab/>1</text:p>
      <text:p text:style-name="Standard">"1887"<text:tab/>2</text:p>
      <text:p text:style-name="Standard">"19th"<text:tab/>1</text:p>
      <text:p text:style-name="Standard">"200"<text:tab/>1</text:p>
      <text:p text:style-name="Standard">"2002"<text:tab/>1</text:p>
      <text:p text:style-name="Standard">"250"<text:tab/>1</text:p>
      <text:p text:style-name="Standard">"3"<text:tab/>10</text:p>
      <text:p text:style-name="Standard">"4000"<text:tab/>1</text:p>
      <text:p text:style-name="Standard">"421"<text:tab/>1</text:p>
      <text:p text:style-name="Standard">"50"<text:tab/>2</text:p>
      <text:p text:style-name="Standard">"64"<text:tab/>1</text:p>
      <text:p text:style-name="Standard">"700"<text:tab/>1</text:p>
      <text:p text:style-name="Standard">"750"<text:tab/>1</text:p>
      <text:p text:style-name="Standard">"8"<text:tab/>5</text:p>
      <text:p text:style-name="Standard">"809"<text:tab/>1</text:p>
      <text:p text:style-name="Standard">"82"<text:tab/>1</text:p>
      <text:p text:style-name="Standard">"87"<text:tab/>1</text:p>
      <text:p text:style-name="Standard">"8_d_"<text:tab/>1</text:p>
      <text:p text:style-name="Standard">"8_s_"<text:tab/>1</text:p>
      <text:p text:style-name="Standard">"_disjecta"<text:tab/>1</text:p>
      <text:p text:style-name="Standard">"_echo_"<text:tab/>1</text:p>
      <text:p text:style-name="Standard">"_employ\u00e9_"<text:tab/>1</text:p>
      <text:p text:style-name="Standard">"_en"<text:tab/>1</text:p>
      <text:p text:style-name="Standard">"_encyclop\u00e6dia"<text:tab/>2</text:p>
      <text:p text:style-name="Standard">"_fait"<text:tab/>1</text:p>
      <text:p text:style-name="Standard">"_incognito_"<text:tab/>1</text:p>
      <text:p text:style-name="Standard">"_locus"<text:tab/>1</text:p>
      <text:p text:style-name="Standard">"_lone"<text:tab/>6</text:p>
      <text:p text:style-name="Standard">"_morning"<text:tab/>2</text:p>
      <text:p text:style-name="Standard">"_pall"<text:tab/>1</text:p>
      <text:p text:style-name="Standard">"_st"<text:tab/>1</text:p>
      <text:p text:style-name="Standard">"_the"<text:tab/>4</text:p>
      <text:p text:style-name="Standard">"abandoned"<text:tab/>3</text:p>
      <text:p text:style-name="Standard">"aberdeen"<text:tab/>2</text:p>
      <text:p text:style-name="Standard">"abiding"<text:tab/>1</text:p>
      <text:p text:style-name="Standard">"abjure"<text:tab/>1</text:p>
      <text:p text:style-name="Standard">"abound"<text:tab/>1</text:p>
      <text:p text:style-name="Standard">"above"<text:tab/>27</text:p>
      <text:p text:style-name="Standard">"absence"<text:tab/>4</text:p>
      <text:p text:style-name="Standard">"absorb"<text:tab/>1</text:p>
      <text:p text:style-name="Standard"><text:soft-page-break/>"absurdly"<text:tab/>2</text:p>
      <text:p text:style-name="Standard">"abusive"<text:tab/>1</text:p>
      <text:p text:style-name="Standard">"accidents"<text:tab/>1</text:p>
      <text:p text:style-name="Standard">"accountant"<text:tab/>1</text:p>
      <text:p text:style-name="Standard">"acid"<text:tab/>2</text:p>
      <text:p text:style-name="Standard">"acknowledges"<text:tab/>1</text:p>
      <text:p text:style-name="Standard">"acquaintance"<text:tab/>11</text:p>
      <text:p text:style-name="Standard">"acquire"<text:tab/>1</text:p>
      <text:p text:style-name="Standard">"acquired"<text:tab/>1</text:p>
      <text:p text:style-name="Standard">"acquitted"<text:tab/>1</text:p>
      <text:p text:style-name="Standard">"action"<text:tab/>12</text:p>
      <text:p text:style-name="Standard">"acute"<text:tab/>3</text:p>
      <text:p text:style-name="Standard">"addressing"<text:tab/>2</text:p>
      <text:p text:style-name="Standard">"adler"<text:tab/>16</text:p>
      <text:p text:style-name="Standard">"administration"<text:tab/>1</text:p>
      <text:p text:style-name="Standard">"admitted"<text:tab/>1</text:p>
      <text:p text:style-name="Standard">"adventure"<text:tab/>19</text:p>
      <text:p text:style-name="Standard">"advertisement"<text:tab/>20</text:p>
      <text:p text:style-name="Standard">"advised"<text:tab/>1</text:p>
      <text:p text:style-name="Standard">"affections"<text:tab/>1</text:p>
      <text:p text:style-name="Standard">"afghan"<text:tab/>1</text:p>
      <text:p text:style-name="Standard">"afghanistan"<text:tab/>1</text:p>
      <text:p text:style-name="Standard">"after"<text:tab/>99</text:p>
      <text:p text:style-name="Standard">"age"<text:tab/>14</text:p>
      <text:p text:style-name="Standard">"aged"<text:tab/>5</text:p>
      <text:p text:style-name="Standard">"ago"<text:tab/>28</text:p>
      <text:p text:style-name="Standard">"agonies"<text:tab/>1</text:p>
      <text:p text:style-name="Standard">"agra"<text:tab/>1</text:p>
      <text:p text:style-name="Standard">"ah"<text:tab/>32</text:p>
      <text:p text:style-name="Standard">"air"<text:tab/>27</text:p>
      <text:p text:style-name="Standard">"alarm"<text:tab/>9</text:p>
      <text:p text:style-name="Standard">"aldersgate"<text:tab/>1</text:p>
      <text:p text:style-name="Standard">"alice"<text:tab/>12</text:p>
      <text:p text:style-name="Standard">"alleging"<text:tab/>1</text:p>
      <text:p text:style-name="Standard">"alley"<text:tab/>2</text:p>
      <text:p text:style-name="Standard">"alliance"<text:tab/>1</text:p>
      <text:p text:style-name="Standard">"allows"<text:tab/>1</text:p>
      <text:p text:style-name="Standard">"already"<text:tab/>48</text:p>
      <text:p text:style-name="Standard">"also"<text:tab/>54</text:p>
      <text:p text:style-name="Standard">"alternate"<text:tab/>1</text:p>
      <text:p text:style-name="Standard">"alternately"<text:tab/>2</text:p>
      <text:p text:style-name="Standard">"altogether"<text:tab/>4</text:p>
      <text:p text:style-name="Standard">"am"<text:tab/>185</text:p>
      <text:p text:style-name="Standard">"amazing"<text:tab/>1</text:p>
      <text:p text:style-name="Standard">"amid"<text:tab/>14</text:p>
      <text:p text:style-name="Standard">"among"<text:tab/>35</text:p>
      <text:p text:style-name="Standard">"amusement"<text:tab/>2</text:p>
      <text:p text:style-name="Standard">"analysis"<text:tab/>4</text:p>
      <text:p text:style-name="Standard">"ancient"<text:tab/>1</text:p>
      <text:p text:style-name="Standard">"anger"<text:tab/>9</text:p>
      <text:p text:style-name="Standard">"angry"<text:tab/>10</text:p>
      <text:p text:style-name="Standard">"ankles"<text:tab/>1</text:p>
      <text:p text:style-name="Standard"><text:soft-page-break/>"answers"<text:tab/>2</text:p>
      <text:p text:style-name="Standard">"apparently"<text:tab/>5</text:p>
      <text:p text:style-name="Standard">"appear"<text:tab/>9</text:p>
      <text:p text:style-name="Standard">"appearance"<text:tab/>16</text:p>
      <text:p text:style-name="Standard">"appearing"<text:tab/>1</text:p>
      <text:p text:style-name="Standard">"apply"<text:tab/>8</text:p>
      <text:p text:style-name="Standard">"appointment"<text:tab/>9</text:p>
      <text:p text:style-name="Standard">"apprenticed"<text:tab/>1</text:p>
      <text:p text:style-name="Standard">"appropriate"<text:tab/>1</text:p>
      <text:p text:style-name="Standard">"aquiline"<text:tab/>2</text:p>
      <text:p text:style-name="Standard">"army"<text:tab/>2</text:p>
      <text:p text:style-name="Standard">"arrived"<text:tab/>16</text:p>
      <text:p text:style-name="Standard">"articles"<text:tab/>4</text:p>
      <text:p text:style-name="Standard">"artificial"<text:tab/>1</text:p>
      <text:p text:style-name="Standard">"artist"<text:tab/>1</text:p>
      <text:p text:style-name="Standard">"ascended"<text:tab/>3</text:p>
      <text:p text:style-name="Standard">"ash"<text:tab/>2</text:p>
      <text:p text:style-name="Standard">"asked"<text:tab/>88</text:p>
      <text:p text:style-name="Standard">"assailants"<text:tab/>1</text:p>
      <text:p text:style-name="Standard">"assert"<text:tab/>1</text:p>
      <text:p text:style-name="Standard">"assist"<text:tab/>2</text:p>
      <text:p text:style-name="Standard">"association"<text:tab/>1</text:p>
      <text:p text:style-name="Standard">"assuring"<text:tab/>1</text:p>
      <text:p text:style-name="Standard">"astonished"<text:tab/>2</text:p>
      <text:p text:style-name="Standard">"astonishment"<text:tab/>10</text:p>
      <text:p text:style-name="Standard">"atkinson"<text:tab/>1</text:p>
      <text:p text:style-name="Standard">"atone"<text:tab/>1</text:p>
      <text:p text:style-name="Standard">"attached"<text:tab/>3</text:p>
      <text:p text:style-name="Standard">"attempt"<text:tab/>10</text:p>
      <text:p text:style-name="Standard">"attics"<text:tab/>1</text:p>
      <text:p text:style-name="Standard">"attracted"<text:tab/>5</text:p>
      <text:p text:style-name="Standard">"attractions"<text:tab/>1</text:p>
      <text:p text:style-name="Standard">"avail"<text:tab/>1</text:p>
      <text:p text:style-name="Standard">"awaited"<text:tab/>1</text:p>
      <text:p text:style-name="Standard">"awoke"<text:tab/>1</text:p>
      <text:p text:style-name="Standard">"back"<text:tab/>139</text:p>
      <text:p text:style-name="Standard">"background"<text:tab/>1</text:p>
      <text:p text:style-name="Standard">"backward"<text:tab/>7</text:p>
      <text:p text:style-name="Standard">"bade"<text:tab/>2</text:p>
      <text:p text:style-name="Standard">"balancing"<text:tab/>2</text:p>
      <text:p text:style-name="Standard">"ball"<text:tab/>5</text:p>
      <text:p text:style-name="Standard">"balustraded"<text:tab/>1</text:p>
      <text:p text:style-name="Standard">"bandaged"<text:tab/>1</text:p>
      <text:p text:style-name="Standard">"bandages"<text:tab/>1</text:p>
      <text:p text:style-name="Standard">"bands"<text:tab/>2</text:p>
      <text:p text:style-name="Standard">"bankers"<text:tab/>1</text:p>
      <text:p text:style-name="Standard">"bark"<text:tab/>2</text:p>
      <text:p text:style-name="Standard">"barometric"<text:tab/>1</text:p>
      <text:p text:style-name="Standard">"barricaded"<text:tab/>1</text:p>
      <text:p text:style-name="Standard">"barrow"<text:tab/>1</text:p>
      <text:p text:style-name="Standard">"baryta"<text:tab/>1</text:p>
      <text:p text:style-name="Standard">"base"<text:tab/>1</text:p>
      <text:p text:style-name="Standard"><text:soft-page-break/>"basin"<text:tab/>2</text:p>
      <text:p text:style-name="Standard">"basis"<text:tab/>1</text:p>
      <text:p text:style-name="Standard">"basketful"<text:tab/>1</text:p>
      <text:p text:style-name="Standard">"bean"<text:tab/>1</text:p>
      <text:p text:style-name="Standard">"beard"<text:tab/>3</text:p>
      <text:p text:style-name="Standard">"bears"<text:tab/>4</text:p>
      <text:p text:style-name="Standard">"beaten"<text:tab/>6</text:p>
      <text:p text:style-name="Standard">"beating"<text:tab/>3</text:p>
      <text:p text:style-name="Standard">"beautifully"<text:tab/>4</text:p>
      <text:p text:style-name="Standard">"bedside"<text:tab/>1</text:p>
      <text:p text:style-name="Standard">"bedtime"<text:tab/>1</text:p>
      <text:p text:style-name="Standard">"befallen"<text:tab/>1</text:p>
      <text:p text:style-name="Standard">"behind"<text:tab/>50</text:p>
      <text:p text:style-name="Standard">"belonging"<text:tab/>2</text:p>
      <text:p text:style-name="Standard">"benevolent"<text:tab/>1</text:p>
      <text:p text:style-name="Standard">"berkshire"<text:tab/>4</text:p>
      <text:p text:style-name="Standard">"berths"<text:tab/>2</text:p>
      <text:p text:style-name="Standard">"betrayed"<text:tab/>1</text:p>
      <text:p text:style-name="Standard">"bewilderment"<text:tab/>2</text:p>
      <text:p text:style-name="Standard">"biassed"<text:tab/>1</text:p>
      <text:p text:style-name="Standard">"bible"<text:tab/>1</text:p>
      <text:p text:style-name="Standard">"big"<text:tab/>5</text:p>
      <text:p text:style-name="Standard">"binding"<text:tab/>1</text:p>
      <text:p text:style-name="Standard">"bizarre"<text:tab/>4</text:p>
      <text:p text:style-name="Standard">"blackest"<text:tab/>1</text:p>
      <text:p text:style-name="Standard">"blew"<text:tab/>2</text:p>
      <text:p text:style-name="Standard">"blinked"<text:tab/>1</text:p>
      <text:p text:style-name="Standard">"blockaded"<text:tab/>1</text:p>
      <text:p text:style-name="Standard">"blocked"<text:tab/>3</text:p>
      <text:p text:style-name="Standard">"blonde"<text:tab/>1</text:p>
      <text:p text:style-name="Standard">"blooded"<text:tab/>2</text:p>
      <text:p text:style-name="Standard">"bloodstains"<text:tab/>2</text:p>
      <text:p text:style-name="Standard">"blow"<text:tab/>12</text:p>
      <text:p text:style-name="Standard">"blowing"<text:tab/>3</text:p>
      <text:p text:style-name="Standard">"blunders"<text:tab/>1</text:p>
      <text:p text:style-name="Standard">"boa"<text:tab/>1</text:p>
      <text:p text:style-name="Standard">"board"<text:tab/>3</text:p>
      <text:p text:style-name="Standard">"boarding"<text:tab/>2</text:p>
      <text:p text:style-name="Standard">"bodes"<text:tab/>1</text:p>
      <text:p text:style-name="Standard">"bohemia"<text:tab/>12</text:p>
      <text:p text:style-name="Standard">"boiling"<text:tab/>1</text:p>
      <text:p text:style-name="Standard">"bones"<text:tab/>2</text:p>
      <text:p text:style-name="Standard">"bonny"<text:tab/>1</text:p>
      <text:p text:style-name="Standard">"boot"<text:tab/>5</text:p>
      <text:p text:style-name="Standard">"border"<text:tab/>3</text:p>
      <text:p text:style-name="Standard">"bordered"<text:tab/>2</text:p>
      <text:p text:style-name="Standard">"boswell"<text:tab/>1</text:p>
      <text:p text:style-name="Standard">"botany"<text:tab/>1</text:p>
      <text:p text:style-name="Standard">"bottles"<text:tab/>2</text:p>
      <text:p text:style-name="Standard">"boxed"<text:tab/>1</text:p>
      <text:p text:style-name="Standard">"boxes"<text:tab/>4</text:p>
      <text:p text:style-name="Standard">"braved"<text:tab/>2</text:p>
      <text:p text:style-name="Standard"><text:soft-page-break/>"breach"<text:tab/>3</text:p>
      <text:p text:style-name="Standard">"bread"<text:tab/>1</text:p>
      <text:p text:style-name="Standard">"breastpin"<text:tab/>1</text:p>
      <text:p text:style-name="Standard">"breathing"<text:tab/>6</text:p>
      <text:p text:style-name="Standard">"bricks"<text:tab/>5</text:p>
      <text:p text:style-name="Standard">"bridegroom"<text:tab/>7</text:p>
      <text:p text:style-name="Standard">"brief"<text:tab/>1</text:p>
      <text:p text:style-name="Standard">"brightest"<text:tab/>2</text:p>
      <text:p text:style-name="Standard">"brightness"<text:tab/>1</text:p>
      <text:p text:style-name="Standard">"brilliant"<text:tab/>6</text:p>
      <text:p text:style-name="Standard">"brim"<text:tab/>1</text:p>
      <text:p text:style-name="Standard">"bring"<text:tab/>23</text:p>
      <text:p text:style-name="Standard">"briskly"<text:tab/>2</text:p>
      <text:p text:style-name="Standard">"broad"<text:tab/>16</text:p>
      <text:p text:style-name="Standard">"broadened"<text:tab/>3</text:p>
      <text:p text:style-name="Standard">"brother"<text:tab/>7</text:p>
      <text:p text:style-name="Standard">"brought"<text:tab/>50</text:p>
      <text:p text:style-name="Standard">"bull"<text:tab/>1</text:p>
      <text:p text:style-name="Standard">"bullet"<text:tab/>1</text:p>
      <text:p text:style-name="Standard">"burglar"<text:tab/>1</text:p>
      <text:p text:style-name="Standard">"burgled"<text:tab/>2</text:p>
      <text:p text:style-name="Standard">"burnwell"<text:tab/>7</text:p>
      <text:p text:style-name="Standard">"burst"<text:tab/>7</text:p>
      <text:p text:style-name="Standard">"bushy"<text:tab/>3</text:p>
      <text:p text:style-name="Standard">"busy"<text:tab/>7</text:p>
      <text:p text:style-name="Standard">"but"<text:tab/>655</text:p>
      <text:p text:style-name="Standard">"butted"<text:tab/>1</text:p>
      <text:p text:style-name="Standard">"buttoning"<text:tab/>2</text:p>
      <text:p text:style-name="Standard">"buy"<text:tab/>7</text:p>
      <text:p text:style-name="Standard">"cabinet"<text:tab/>2</text:p>
      <text:p text:style-name="Standard">"caged"<text:tab/>1</text:p>
      <text:p text:style-name="Standard">"calculated"<text:tab/>1</text:p>
      <text:p text:style-name="Standard">"calcutta"<text:tab/>1</text:p>
      <text:p text:style-name="Standard">"calf"<text:tab/>1</text:p>
      <text:p text:style-name="Standard">"calhoun"<text:tab/>2</text:p>
      <text:p text:style-name="Standard">"came"<text:tab/>146</text:p>
      <text:p text:style-name="Standard">"campaign"<text:tab/>2</text:p>
      <text:p text:style-name="Standard">"campaigner"<text:tab/>1</text:p>
      <text:p text:style-name="Standard">"can"<text:tab/>189</text:p>
      <text:p text:style-name="Standard">"candid"<text:tab/>1</text:p>
      <text:p text:style-name="Standard">"canvas"<text:tab/>1</text:p>
      <text:p text:style-name="Standard">"captain"<text:tab/>2</text:p>
      <text:p text:style-name="Standard">"capture"<text:tab/>1</text:p>
      <text:p text:style-name="Standard">"cards"<text:tab/>3</text:p>
      <text:p text:style-name="Standard">"care"<text:tab/>15</text:p>
      <text:p text:style-name="Standard">"career"<text:tab/>1</text:p>
      <text:p text:style-name="Standard">"carefully"<text:tab/>10</text:p>
      <text:p text:style-name="Standard">"careless"<text:tab/>1</text:p>
      <text:p text:style-name="Standard">"caress"<text:tab/>1</text:p>
      <text:p text:style-name="Standard">"carlsbad"<text:tab/>1</text:p>
      <text:p text:style-name="Standard">"carr\u00e9e_"<text:tab/>1</text:p>
      <text:p text:style-name="Standard">"carry"<text:tab/>13</text:p>
      <text:p text:style-name="Standard"><text:soft-page-break/>"carrying"<text:tab/>8</text:p>
      <text:p text:style-name="Standard">"cart"<text:tab/>7</text:p>
      <text:p text:style-name="Standard">"castle"<text:tab/>1</text:p>
      <text:p text:style-name="Standard">"catch"<text:tab/>8</text:p>
      <text:p text:style-name="Standard">"catching"<text:tab/>1</text:p>
      <text:p text:style-name="Standard">"caught"<text:tab/>20</text:p>
      <text:p text:style-name="Standard">"causing"<text:tab/>3</text:p>
      <text:p text:style-name="Standard">"caved"<text:tab/>1</text:p>
      <text:p text:style-name="Standard">"cedars"<text:tab/>3</text:p>
      <text:p text:style-name="Standard">"cell"<text:tab/>2</text:p>
      <text:p text:style-name="Standard">"cent"<text:tab/>1</text:p>
      <text:p text:style-name="Standard">"centre"<text:tab/>16</text:p>
      <text:p text:style-name="Standard">"ceremony"<text:tab/>5</text:p>
      <text:p text:style-name="Standard">"chagrin"<text:tab/>2</text:p>
      <text:p text:style-name="Standard">"chain"<text:tab/>10</text:p>
      <text:p text:style-name="Standard">"chalk"<text:tab/>3</text:p>
      <text:p text:style-name="Standard">"chamber"<text:tab/>16</text:p>
      <text:p text:style-name="Standard">"character"<text:tab/>21</text:p>
      <text:p text:style-name="Standard">"characteristic"<text:tab/>3</text:p>
      <text:p text:style-name="Standard">"characteristics"<text:tab/>3</text:p>
      <text:p text:style-name="Standard">"characters"<text:tab/>1</text:p>
      <text:p text:style-name="Standard">"charcoal"<text:tab/>2</text:p>
      <text:p text:style-name="Standard">"charing"<text:tab/>2</text:p>
      <text:p text:style-name="Standard">"charities"<text:tab/>1</text:p>
      <text:p text:style-name="Standard">"chased"<text:tab/>1</text:p>
      <text:p text:style-name="Standard">"chat"<text:tab/>2</text:p>
      <text:p text:style-name="Standard">"cheating"<text:tab/>1</text:p>
      <text:p text:style-name="Standard">"check"<text:tab/>7</text:p>
      <text:p text:style-name="Standard">"cheekbones"<text:tab/>1</text:p>
      <text:p text:style-name="Standard">"chest"<text:tab/>6</text:p>
      <text:p text:style-name="Standard">"chesterfield"<text:tab/>1</text:p>
      <text:p text:style-name="Standard">"children"<text:tab/>8</text:p>
      <text:p text:style-name="Standard">"china"<text:tab/>6</text:p>
      <text:p text:style-name="Standard">"chinese"<text:tab/>1</text:p>
      <text:p text:style-name="Standard">"chink"<text:tab/>2</text:p>
      <text:p text:style-name="Standard">"chivalrous"<text:tab/>1</text:p>
      <text:p text:style-name="Standard">"choose"<text:tab/>4</text:p>
      <text:p text:style-name="Standard">"chose"<text:tab/>1</text:p>
      <text:p text:style-name="Standard">"cigarette"<text:tab/>4</text:p>
      <text:p text:style-name="Standard">"circle"<text:tab/>9</text:p>
      <text:p text:style-name="Standard">"city"<text:tab/>22</text:p>
      <text:p text:style-name="Standard">"civil"<text:tab/>3</text:p>
      <text:p text:style-name="Standard">"clara"<text:tab/>1</text:p>
      <text:p text:style-name="Standard">"clark"<text:tab/>1</text:p>
      <text:p text:style-name="Standard">"clean"<text:tab/>8</text:p>
      <text:p text:style-name="Standard">"clearly"<text:tab/>15</text:p>
      <text:p text:style-name="Standard">"cleaver"<text:tab/>2</text:p>
      <text:p text:style-name="Standard">"clever"<text:tab/>7</text:p>
      <text:p text:style-name="Standard">"closely"<text:tab/>6</text:p>
      <text:p text:style-name="Standard">"cloud"<text:tab/>5</text:p>
      <text:p text:style-name="Standard">"clues"<text:tab/>3</text:p>
      <text:p text:style-name="Standard">"clump"<text:tab/>3</text:p>
      <text:p text:style-name="Standard"><text:soft-page-break/>"clutched"<text:tab/>4</text:p>
      <text:p text:style-name="Standard">"clutches"<text:tab/>2</text:p>
      <text:p text:style-name="Standard">"clutching"<text:tab/>1</text:p>
      <text:p text:style-name="Standard">"coach"<text:tab/>1</text:p>
      <text:p text:style-name="Standard">"cobb"<text:tab/>1</text:p>
      <text:p text:style-name="Standard">"cock"<text:tab/>1</text:p>
      <text:p text:style-name="Standard">"cockroaches"<text:tab/>1</text:p>
      <text:p text:style-name="Standard">"cocktail"<text:tab/>1</text:p>
      <text:p text:style-name="Standard">"coffee"<text:tab/>8</text:p>
      <text:p text:style-name="Standard">"coins"<text:tab/>2</text:p>
      <text:p text:style-name="Standard">"collapse"<text:tab/>1</text:p>
      <text:p text:style-name="Standard">"colleague"<text:tab/>4</text:p>
      <text:p text:style-name="Standard">"college"<text:tab/>2</text:p>
      <text:p text:style-name="Standard">"coloured"<text:tab/>10</text:p>
      <text:p text:style-name="Standard">"columns"<text:tab/>2</text:p>
      <text:p text:style-name="Standard">"comes"<text:tab/>15</text:p>
      <text:p text:style-name="Standard">"comforted"<text:tab/>1</text:p>
      <text:p text:style-name="Standard">"commence"<text:tab/>4</text:p>
      <text:p text:style-name="Standard">"commercial"<text:tab/>1</text:p>
      <text:p text:style-name="Standard">"commons"<text:tab/>1</text:p>
      <text:p text:style-name="Standard">"communicate"<text:tab/>5</text:p>
      <text:p text:style-name="Standard">"communicated"<text:tab/>2</text:p>
      <text:p text:style-name="Standard">"communicative"<text:tab/>1</text:p>
      <text:p text:style-name="Standard">"community"<text:tab/>1</text:p>
      <text:p text:style-name="Standard">"company"<text:tab/>18</text:p>
      <text:p text:style-name="Standard">"comparing"<text:tab/>1</text:p>
      <text:p text:style-name="Standard">"compensated"<text:tab/>1</text:p>
      <text:p text:style-name="Standard">"competence"<text:tab/>1</text:p>
      <text:p text:style-name="Standard">"competition"<text:tab/>1</text:p>
      <text:p text:style-name="Standard">"complimentary"<text:tab/>1</text:p>
      <text:p text:style-name="Standard">"compliments"<text:tab/>1</text:p>
      <text:p text:style-name="Standard">"computer"<text:tab/>2</text:p>
      <text:p text:style-name="Standard">"concealed"<text:tab/>3</text:p>
      <text:p text:style-name="Standard">"conceivable"<text:tab/>1</text:p>
      <text:p text:style-name="Standard">"conceive"<text:tab/>2</text:p>
      <text:p text:style-name="Standard">"conception"<text:tab/>2</text:p>
      <text:p text:style-name="Standard">"concern"<text:tab/>2</text:p>
      <text:p text:style-name="Standard">"conclusive"<text:tab/>2</text:p>
      <text:p text:style-name="Standard">"confessed"<text:tab/>4</text:p>
      <text:p text:style-name="Standard">"conjecture"<text:tab/>5</text:p>
      <text:p text:style-name="Standard">"connection"<text:tab/>11</text:p>
      <text:p text:style-name="Standard">"conscious"<text:tab/>2</text:p>
      <text:p text:style-name="Standard">"consciousness"<text:tab/>4</text:p>
      <text:p text:style-name="Standard">"consisted"<text:tab/>2</text:p>
      <text:p text:style-name="Standard">"conspiring"<text:tab/>1</text:p>
      <text:p text:style-name="Standard">"constant"<text:tab/>1</text:p>
      <text:p text:style-name="Standard">"consternation"<text:tab/>1</text:p>
      <text:p text:style-name="Standard">"consulted"<text:tab/>2</text:p>
      <text:p text:style-name="Standard">"contemplative"<text:tab/>1</text:p>
      <text:p text:style-name="Standard">"continually"<text:tab/>5</text:p>
      <text:p text:style-name="Standard">"continue"<text:tab/>9</text:p>
      <text:p text:style-name="Standard">"contralto"<text:tab/>1</text:p>
      <text:p text:style-name="Standard"><text:soft-page-break/>"control"<text:tab/>4</text:p>
      <text:p text:style-name="Standard">"convenient"<text:tab/>1</text:p>
      <text:p text:style-name="Standard">"conventions"<text:tab/>1</text:p>
      <text:p text:style-name="Standard">"converse"<text:tab/>1</text:p>
      <text:p text:style-name="Standard">"convert"<text:tab/>1</text:p>
      <text:p text:style-name="Standard">"conviction"<text:tab/>5</text:p>
      <text:p text:style-name="Standard">"convulse"<text:tab/>1</text:p>
      <text:p text:style-name="Standard">"convulsion"<text:tab/>1</text:p>
      <text:p text:style-name="Standard">"coppers"<text:tab/>2</text:p>
      <text:p text:style-name="Standard">"corners"<text:tab/>2</text:p>
      <text:p text:style-name="Standard">"correct"<text:tab/>10</text:p>
      <text:p text:style-name="Standard">"correspondent"<text:tab/>2</text:p>
      <text:p text:style-name="Standard">"cost"<text:tab/>6</text:p>
      <text:p text:style-name="Standard">"coster"<text:tab/>1</text:p>
      <text:p text:style-name="Standard">"cosy"<text:tab/>1</text:p>
      <text:p text:style-name="Standard">"couch"<text:tab/>5</text:p>
      <text:p text:style-name="Standard">"could"<text:tab/>287</text:p>
      <text:p text:style-name="Standard">"covered"<text:tab/>11</text:p>
      <text:p text:style-name="Standard">"cracked"<text:tab/>3</text:p>
      <text:p text:style-name="Standard">"cracks"<text:tab/>2</text:p>
      <text:p text:style-name="Standard">"cravat"<text:tab/>2</text:p>
      <text:p text:style-name="Standard">"cream"<text:tab/>3</text:p>
      <text:p text:style-name="Standard">"creases"<text:tab/>3</text:p>
      <text:p text:style-name="Standard">"creature"<text:tab/>11</text:p>
      <text:p text:style-name="Standard">"creatures"<text:tab/>1</text:p>
      <text:p text:style-name="Standard">"crest"<text:tab/>1</text:p>
      <text:p text:style-name="Standard">"crib"<text:tab/>2</text:p>
      <text:p text:style-name="Standard">"criminals"<text:tab/>4</text:p>
      <text:p text:style-name="Standard">"crisp"<text:tab/>3</text:p>
      <text:p text:style-name="Standard">"crocuses"<text:tab/>1</text:p>
      <text:p text:style-name="Standard">"crony"<text:tab/>1</text:p>
      <text:p text:style-name="Standard">"crop"<text:tab/>10</text:p>
      <text:p text:style-name="Standard">"crudest"<text:tab/>1</text:p>
      <text:p text:style-name="Standard">"crumpled"<text:tab/>3</text:p>
      <text:p text:style-name="Standard">"crusted"<text:tab/>1</text:p>
      <text:p text:style-name="Standard">"cudgelled"<text:tab/>1</text:p>
      <text:p text:style-name="Standard">"cultured"<text:tab/>1</text:p>
      <text:p text:style-name="Standard">"cumbrous"<text:tab/>1</text:p>
      <text:p text:style-name="Standard">"cupboard"<text:tab/>4</text:p>
      <text:p text:style-name="Standard">"cure"<text:tab/>1</text:p>
      <text:p text:style-name="Standard">"cursed"<text:tab/>1</text:p>
      <text:p text:style-name="Standard">"curses"<text:tab/>1</text:p>
      <text:p text:style-name="Standard">"curt"<text:tab/>2</text:p>
      <text:p text:style-name="Standard">"cushions"<text:tab/>1</text:p>
      <text:p text:style-name="Standard">"cylinder"<text:tab/>1</text:p>
      <text:p text:style-name="Standard">"cylinders"<text:tab/>2</text:p>
      <text:p text:style-name="Standard">"daintiest"<text:tab/>1</text:p>
      <text:p text:style-name="Standard">"dangerous"<text:tab/>6</text:p>
      <text:p text:style-name="Standard">"dangers"<text:tab/>2</text:p>
      <text:p text:style-name="Standard">"daresay"<text:tab/>2</text:p>
      <text:p text:style-name="Standard">"darkness"<text:tab/>14</text:p>
      <text:p text:style-name="Standard">"darting"<text:tab/>1</text:p>
      <text:p text:style-name="Standard"><text:soft-page-break/>"dash"<text:tab/>2</text:p>
      <text:p text:style-name="Standard">"daubing"<text:tab/>1</text:p>
      <text:p text:style-name="Standard">"daughter"<text:tab/>23</text:p>
      <text:p text:style-name="Standard">"dawn"<text:tab/>1</text:p>
      <text:p text:style-name="Standard">"dazed"<text:tab/>3</text:p>
      <text:p text:style-name="Standard">"de"<text:tab/>5</text:p>
      <text:p text:style-name="Standard">"deadliest"<text:tab/>2</text:p>
      <text:p text:style-name="Standard">"deal"<text:tab/>15</text:p>
      <text:p text:style-name="Standard">"dealer"<text:tab/>2</text:p>
      <text:p text:style-name="Standard">"dearly"<text:tab/>1</text:p>
      <text:p text:style-name="Standard">"debts"<text:tab/>4</text:p>
      <text:p text:style-name="Standard">"deceased"<text:tab/>4</text:p>
      <text:p text:style-name="Standard">"decide"<text:tab/>2</text:p>
      <text:p text:style-name="Standard">"decoyed"<text:tab/>3</text:p>
      <text:p text:style-name="Standard">"deduced"<text:tab/>5</text:p>
      <text:p text:style-name="Standard">"defective"<text:tab/>3</text:p>
      <text:p text:style-name="Standard">"delayed"<text:tab/>1</text:p>
      <text:p text:style-name="Standard">"demeanour"<text:tab/>1</text:p>
      <text:p text:style-name="Standard">"demurely"<text:tab/>1</text:p>
      <text:p text:style-name="Standard">"den"<text:tab/>14</text:p>
      <text:p text:style-name="Standard">"denial"<text:tab/>1</text:p>
      <text:p text:style-name="Standard">"depicted"<text:tab/>1</text:p>
      <text:p text:style-name="Standard">"deposition"<text:tab/>1</text:p>
      <text:p text:style-name="Standard">"depot"<text:tab/>1</text:p>
      <text:p text:style-name="Standard">"desire"<text:tab/>6</text:p>
      <text:p text:style-name="Standard">"despairing"<text:tab/>1</text:p>
      <text:p text:style-name="Standard">"destiny"<text:tab/>2</text:p>
      <text:p text:style-name="Standard">"destitute"<text:tab/>1</text:p>
      <text:p text:style-name="Standard">"destroy"<text:tab/>3</text:p>
      <text:p text:style-name="Standard">"detained"<text:tab/>1</text:p>
      <text:p text:style-name="Standard">"devonshire"<text:tab/>1</text:p>
      <text:p text:style-name="Standard">"die"<text:tab/>2</text:p>
      <text:p text:style-name="Standard">"died"<text:tab/>14</text:p>
      <text:p text:style-name="Standard">"dies"<text:tab/>1</text:p>
      <text:p text:style-name="Standard">"diligently"<text:tab/>1</text:p>
      <text:p text:style-name="Standard">"dine"<text:tab/>1</text:p>
      <text:p text:style-name="Standard">"dint"<text:tab/>1</text:p>
      <text:p text:style-name="Standard">"director"<text:tab/>3</text:p>
      <text:p text:style-name="Standard">"disappearing"<text:tab/>1</text:p>
      <text:p text:style-name="Standard">"disappoint"<text:tab/>1</text:p>
      <text:p text:style-name="Standard">"discoloured"<text:tab/>5</text:p>
      <text:p text:style-name="Standard">"discontent"<text:tab/>1</text:p>
      <text:p text:style-name="Standard">"discontinue"<text:tab/>1</text:p>
      <text:p text:style-name="Standard">"discretion"<text:tab/>3</text:p>
      <text:p text:style-name="Standard">"disease"<text:tab/>3</text:p>
      <text:p text:style-name="Standard">"disguised"<text:tab/>1</text:p>
      <text:p text:style-name="Standard">"disguises"<text:tab/>1</text:p>
      <text:p text:style-name="Standard">"dispel"<text:tab/>1</text:p>
      <text:p text:style-name="Standard">"disposal"<text:tab/>2</text:p>
      <text:p text:style-name="Standard">"dispose"<text:tab/>1</text:p>
      <text:p text:style-name="Standard">"disputatious"<text:tab/>1</text:p>
      <text:p text:style-name="Standard">"disregarding"<text:tab/>2</text:p>
      <text:p text:style-name="Standard"><text:soft-page-break/>"disreputable"<text:tab/>3</text:p>
      <text:p text:style-name="Standard">"distance"<text:tab/>8</text:p>
      <text:p text:style-name="Standard">"distant"<text:tab/>1</text:p>
      <text:p text:style-name="Standard">"disturbed"<text:tab/>4</text:p>
      <text:p text:style-name="Standard">"disturbing"<text:tab/>1</text:p>
      <text:p text:style-name="Standard">"divan"<text:tab/>1</text:p>
      <text:p text:style-name="Standard">"diversity"<text:tab/>1</text:p>
      <text:p text:style-name="Standard">"divined"<text:tab/>2</text:p>
      <text:p text:style-name="Standard">"diving"<text:tab/>1</text:p>
      <text:p text:style-name="Standard">"do"<text:tab/>303</text:p>
      <text:p text:style-name="Standard">"doctor"<text:tab/>39</text:p>
      <text:p text:style-name="Standard">"document"<text:tab/>1</text:p>
      <text:p text:style-name="Standard">"don"<text:tab/>30</text:p>
      <text:p text:style-name="Standard">"donation"<text:tab/>1</text:p>
      <text:p text:style-name="Standard">"donors"<text:tab/>1</text:p>
      <text:p text:style-name="Standard">"door"<text:tab/>144</text:p>
      <text:p text:style-name="Standard">"doubled"<text:tab/>1</text:p>
      <text:p text:style-name="Standard">"downstairs"<text:tab/>7</text:p>
      <text:p text:style-name="Standard">"dowry"<text:tab/>3</text:p>
      <text:p text:style-name="Standard">"dragged"<text:tab/>5</text:p>
      <text:p text:style-name="Standard">"drawing"<text:tab/>11</text:p>
      <text:p text:style-name="Standard">"drawn"<text:tab/>22</text:p>
      <text:p text:style-name="Standard">"draws"<text:tab/>1</text:p>
      <text:p text:style-name="Standard">"dreams"<text:tab/>2</text:p>
      <text:p text:style-name="Standard">"dress"<text:tab/>27</text:p>
      <text:p text:style-name="Standard">"dried"<text:tab/>7</text:p>
      <text:p text:style-name="Standard">"dropping"<text:tab/>2</text:p>
      <text:p text:style-name="Standard">"duly"<text:tab/>1</text:p>
      <text:p text:style-name="Standard">"duplicates"<text:tab/>1</text:p>
      <text:p text:style-name="Standard">"e"<text:tab/>26</text:p>
      <text:p text:style-name="Standard">"each"<text:tab/>33</text:p>
      <text:p text:style-name="Standard">"eaten"<text:tab/>2</text:p>
      <text:p text:style-name="Standard">"eavesdroppers"<text:tab/>1</text:p>
      <text:p text:style-name="Standard">"eccentricity"<text:tab/>2</text:p>
      <text:p text:style-name="Standard">"echoes"<text:tab/>1</text:p>
      <text:p text:style-name="Standard">"edged"<text:tab/>2</text:p>
      <text:p text:style-name="Standard">"edges"<text:tab/>3</text:p>
      <text:p text:style-name="Standard">"education"<text:tab/>3</text:p>
      <text:p text:style-name="Standard">"edward"<text:tab/>2</text:p>
      <text:p text:style-name="Standard">"effect"<text:tab/>19</text:p>
      <text:p text:style-name="Standard">"effected"<text:tab/>1</text:p>
      <text:p text:style-name="Standard">"effective"<text:tab/>1</text:p>
      <text:p text:style-name="Standard">"effort"<text:tab/>7</text:p>
      <text:p text:style-name="Standard">"egotism"<text:tab/>1</text:p>
      <text:p text:style-name="Standard">"egria"<text:tab/>1</text:p>
      <text:p text:style-name="Standard">"ein"<text:tab/>1</text:p>
      <text:p text:style-name="Standard">"either"<text:tab/>34</text:p>
      <text:p text:style-name="Standard">"elastic"<text:tab/>4</text:p>
      <text:p text:style-name="Standard">"elect"<text:tab/>1</text:p>
      <text:p text:style-name="Standard">"electronic"<text:tab/>27</text:p>
      <text:p text:style-name="Standard">"element"<text:tab/>1</text:p>
      <text:p text:style-name="Standard">"eley"<text:tab/>1</text:p>
      <text:p text:style-name="Standard"><text:soft-page-break/>"elise"<text:tab/>1</text:p>
      <text:p text:style-name="Standard">"email"<text:tab/>2</text:p>
      <text:p text:style-name="Standard">"embarrassed"<text:tab/>1</text:p>
      <text:p text:style-name="Standard">"emigrant"<text:tab/>1</text:p>
      <text:p text:style-name="Standard">"employee"<text:tab/>1</text:p>
      <text:p text:style-name="Standard">"enclosure"<text:tab/>3</text:p>
      <text:p text:style-name="Standard">"encompass"<text:tab/>1</text:p>
      <text:p text:style-name="Standard">"end"<text:tab/>58</text:p>
      <text:p text:style-name="Standard">"ending"<text:tab/>2</text:p>
      <text:p text:style-name="Standard">"ends"<text:tab/>2</text:p>
      <text:p text:style-name="Standard">"energetic"<text:tab/>4</text:p>
      <text:p text:style-name="Standard">"england"<text:tab/>20</text:p>
      <text:p text:style-name="Standard">"ensued"<text:tab/>1</text:p>
      <text:p text:style-name="Standard">"entirely"<text:tab/>19</text:p>
      <text:p text:style-name="Standard">"entity"<text:tab/>3</text:p>
      <text:p text:style-name="Standard">"entreated"<text:tab/>1</text:p>
      <text:p text:style-name="Standard">"equality"<text:tab/>1</text:p>
      <text:p text:style-name="Standard">"equipment"<text:tab/>3</text:p>
      <text:p text:style-name="Standard">"ere"<text:tab/>1</text:p>
      <text:p text:style-name="Standard">"erected"<text:tab/>2</text:p>
      <text:p text:style-name="Standard">"erred"<text:tab/>2</text:p>
      <text:p text:style-name="Standard">"errors"<text:tab/>1</text:p>
      <text:p text:style-name="Standard">"escapade"<text:tab/>1</text:p>
      <text:p text:style-name="Standard">"escaped"<text:tab/>5</text:p>
      <text:p text:style-name="Standard">"escaping"<text:tab/>1</text:p>
      <text:p text:style-name="Standard">"escorted"<text:tab/>2</text:p>
      <text:p text:style-name="Standard">"etc"<text:tab/>2</text:p>
      <text:p text:style-name="Standard">"european"<text:tab/>1</text:p>
      <text:p text:style-name="Standard">"evening"<text:tab/>37</text:p>
      <text:p text:style-name="Standard">"every"<text:tab/>81</text:p>
      <text:p text:style-name="Standard">"everyone"<text:tab/>5</text:p>
      <text:p text:style-name="Standard">"everything"<text:tab/>20</text:p>
      <text:p text:style-name="Standard">"evidence"<text:tab/>17</text:p>
      <text:p text:style-name="Standard">"ex"<text:tab/>2</text:p>
      <text:p text:style-name="Standard">"exacting"<text:tab/>1</text:p>
      <text:p text:style-name="Standard">"exceeding"<text:tab/>1</text:p>
      <text:p text:style-name="Standard">"except"<text:tab/>11</text:p>
      <text:p text:style-name="Standard">"exception"<text:tab/>2</text:p>
      <text:p text:style-name="Standard">"exceptionally"<text:tab/>2</text:p>
      <text:p text:style-name="Standard">"excitedly"<text:tab/>1</text:p>
      <text:p text:style-name="Standard">"exciting"<text:tab/>1</text:p>
      <text:p text:style-name="Standard">"exclude"<text:tab/>1</text:p>
      <text:p text:style-name="Standard">"execution"<text:tab/>1</text:p>
      <text:p text:style-name="Standard">"exempt"<text:tab/>2</text:p>
      <text:p text:style-name="Standard">"exercising"<text:tab/>1</text:p>
      <text:p text:style-name="Standard">"expect"<text:tab/>8</text:p>
      <text:p text:style-name="Standard">"expend"<text:tab/>1</text:p>
      <text:p text:style-name="Standard">"explaining"<text:tab/>2</text:p>
      <text:p text:style-name="Standard">"explanation"<text:tab/>11</text:p>
      <text:p text:style-name="Standard">"expound"<text:tab/>1</text:p>
      <text:p text:style-name="Standard">"exquisite"<text:tab/>1</text:p>
      <text:p text:style-name="Standard">"extent"<text:tab/>3</text:p>
      <text:p text:style-name="Standard"><text:soft-page-break/>"eyford"<text:tab/>9</text:p>
      <text:p text:style-name="Standard">"facet"<text:tab/>1</text:p>
      <text:p text:style-name="Standard">"facility"<text:tab/>2</text:p>
      <text:p text:style-name="Standard">"factor"<text:tab/>3</text:p>
      <text:p text:style-name="Standard">"factory"<text:tab/>1</text:p>
      <text:p text:style-name="Standard">"faddy"<text:tab/>2</text:p>
      <text:p text:style-name="Standard">"faded"<text:tab/>3</text:p>
      <text:p text:style-name="Standard">"failing"<text:tab/>2</text:p>
      <text:p text:style-name="Standard">"faint"<text:tab/>3</text:p>
      <text:p text:style-name="Standard">"falls"<text:tab/>1</text:p>
      <text:p text:style-name="Standard">"fanciful"<text:tab/>1</text:p>
      <text:p text:style-name="Standard">"fanlight"<text:tab/>1</text:p>
      <text:p text:style-name="Standard">"farthing"<text:tab/>1</text:p>
      <text:p text:style-name="Standard">"fatal"<text:tab/>4</text:p>
      <text:p text:style-name="Standard">"fate"<text:tab/>9</text:p>
      <text:p text:style-name="Standard">"father"<text:tab/>83</text:p>
      <text:p text:style-name="Standard">"fathom"<text:tab/>2</text:p>
      <text:p text:style-name="Standard">"fault"<text:tab/>5</text:p>
      <text:p text:style-name="Standard">"favour"<text:tab/>9</text:p>
      <text:p text:style-name="Standard">"fearless"<text:tab/>1</text:p>
      <text:p text:style-name="Standard">"feat"<text:tab/>1</text:p>
      <text:p text:style-name="Standard">"features"<text:tab/>14</text:p>
      <text:p text:style-name="Standard">"fellow"<text:tab/>34</text:p>
      <text:p text:style-name="Standard">"felstein"<text:tab/>1</text:p>
      <text:p text:style-name="Standard">"feminine"<text:tab/>1</text:p>
      <text:p text:style-name="Standard">"festivities"<text:tab/>1</text:p>
      <text:p text:style-name="Standard">"fight"<text:tab/>3</text:p>
      <text:p text:style-name="Standard">"file"<text:tab/>1</text:p>
      <text:p text:style-name="Standard">"filled"<text:tab/>7</text:p>
      <text:p text:style-name="Standard">"finest"<text:tab/>1</text:p>
      <text:p text:style-name="Standard">"fingertips"<text:tab/>2</text:p>
      <text:p text:style-name="Standard">"firemen"<text:tab/>1</text:p>
      <text:p text:style-name="Standard">"firmly"<text:tab/>2</text:p>
      <text:p text:style-name="Standard">"fish"<text:tab/>2</text:p>
      <text:p text:style-name="Standard">"fitting"<text:tab/>1</text:p>
      <text:p text:style-name="Standard">"five"<text:tab/>40</text:p>
      <text:p text:style-name="Standard">"fiver"<text:tab/>2</text:p>
      <text:p text:style-name="Standard">"flags"<text:tab/>1</text:p>
      <text:p text:style-name="Standard">"flattened"<text:tab/>2</text:p>
      <text:p text:style-name="Standard">"flattening"<text:tab/>1</text:p>
      <text:p text:style-name="Standard">"flaubert"<text:tab/>1</text:p>
      <text:p text:style-name="Standard">"flaw"<text:tab/>2</text:p>
      <text:p text:style-name="Standard">"fled"<text:tab/>3</text:p>
      <text:p text:style-name="Standard">"fleeting"<text:tab/>1</text:p>
      <text:p text:style-name="Standard">"flesh"<text:tab/>2</text:p>
      <text:p text:style-name="Standard">"fleshless"<text:tab/>2</text:p>
      <text:p text:style-name="Standard">"flowers"<text:tab/>2</text:p>
      <text:p text:style-name="Standard">"flung"<text:tab/>3</text:p>
      <text:p text:style-name="Standard">"fly"<text:tab/>8</text:p>
      <text:p text:style-name="Standard">"flying"<text:tab/>3</text:p>
      <text:p text:style-name="Standard">"fog"<text:tab/>2</text:p>
      <text:p text:style-name="Standard">"fogs"<text:tab/>1</text:p>
      <text:p text:style-name="Standard"><text:soft-page-break/>"foil"<text:tab/>1</text:p>
      <text:p text:style-name="Standard">"fold"<text:tab/>2</text:p>
      <text:p text:style-name="Standard">"follow"<text:tab/>15</text:p>
      <text:p text:style-name="Standard">"folly"<text:tab/>1</text:p>
      <text:p text:style-name="Standard">"foolishly"<text:tab/>1</text:p>
      <text:p text:style-name="Standard">"foolscap"<text:tab/>2</text:p>
      <text:p text:style-name="Standard">"footfall"<text:tab/>2</text:p>
      <text:p text:style-name="Standard">"footing"<text:tab/>3</text:p>
      <text:p text:style-name="Standard">"footpaths"<text:tab/>2</text:p>
      <text:p text:style-name="Standard">"footsteps"<text:tab/>2</text:p>
      <text:p text:style-name="Standard">"foppishness"<text:tab/>1</text:p>
      <text:p text:style-name="Standard">"forearm"<text:tab/>1</text:p>
      <text:p text:style-name="Standard">"forefinger"<text:tab/>4</text:p>
      <text:p text:style-name="Standard">"forefingers"<text:tab/>1</text:p>
      <text:p text:style-name="Standard">"foretold"<text:tab/>1</text:p>
      <text:p text:style-name="Standard">"form"<text:tab/>13</text:p>
      <text:p text:style-name="Standard">"formalities"<text:tab/>1</text:p>
      <text:p text:style-name="Standard">"format"<text:tab/>4</text:p>
      <text:p text:style-name="Standard">"found"<text:tab/>110</text:p>
      <text:p text:style-name="Standard">"fourteenth"<text:tab/>1</text:p>
      <text:p text:style-name="Standard">"fourth"<text:tab/>5</text:p>
      <text:p text:style-name="Standard">"fowls"<text:tab/>3</text:p>
      <text:p text:style-name="Standard">"frank"<text:tab/>20</text:p>
      <text:p text:style-name="Standard">"fraud"<text:tab/>1</text:p>
      <text:p text:style-name="Standard">"freckled"<text:tab/>1</text:p>
      <text:p text:style-name="Standard">"freemason"<text:tab/>1</text:p>
      <text:p text:style-name="Standard">"freemasonry"<text:tab/>2</text:p>
      <text:p text:style-name="Standard">"friday"<text:tab/>5</text:p>
      <text:p text:style-name="Standard">"fright"<text:tab/>1</text:p>
      <text:p text:style-name="Standard">"frightful"<text:tab/>1</text:p>
      <text:p text:style-name="Standard">"from"<text:tab/>512</text:p>
      <text:p text:style-name="Standard">"frosty"<text:tab/>1</text:p>
      <text:p text:style-name="Standard">"fruits"<text:tab/>1</text:p>
      <text:p text:style-name="Standard">"fugitives"<text:tab/>1</text:p>
      <text:p text:style-name="Standard">"fulfilled"<text:tab/>1</text:p>
      <text:p text:style-name="Standard">"funniest"<text:tab/>1</text:p>
      <text:p text:style-name="Standard">"funny"<text:tab/>7</text:p>
      <text:p text:style-name="Standard">"furiously"<text:tab/>2</text:p>
      <text:p text:style-name="Standard">"furniture"<text:tab/>9</text:p>
      <text:p text:style-name="Standard">"gallop"<text:tab/>1</text:p>
      <text:p text:style-name="Standard">"gazette_"<text:tab/>1</text:p>
      <text:p text:style-name="Standard">"generations"<text:tab/>4</text:p>
      <text:p text:style-name="Standard">"generous"<text:tab/>1</text:p>
      <text:p text:style-name="Standard">"genial"<text:tab/>2</text:p>
      <text:p text:style-name="Standard">"genteel"<text:tab/>1</text:p>
      <text:p text:style-name="Standard">"gentle"<text:tab/>6</text:p>
      <text:p text:style-name="Standard">"gentleman"<text:tab/>45</text:p>
      <text:p text:style-name="Standard">"gentlemanly"<text:tab/>1</text:p>
      <text:p text:style-name="Standard">"gently"<text:tab/>7</text:p>
      <text:p text:style-name="Standard">"german"<text:tab/>15</text:p>
      <text:p text:style-name="Standard">"gesticulating"<text:tab/>1</text:p>
      <text:p text:style-name="Standard">"gift"<text:tab/>1</text:p>
      <text:p text:style-name="Standard"><text:soft-page-break/>"girls"<text:tab/>1</text:p>
      <text:p text:style-name="Standard">"giving"<text:tab/>5</text:p>
      <text:p text:style-name="Standard">"gladstone"<text:tab/>2</text:p>
      <text:p text:style-name="Standard">"glimpses"<text:tab/>1</text:p>
      <text:p text:style-name="Standard">"glow"<text:tab/>1</text:p>
      <text:p text:style-name="Standard">"glowing"<text:tab/>2</text:p>
      <text:p text:style-name="Standard">"godfrey"<text:tab/>5</text:p>
      <text:p text:style-name="Standard">"goodge"<text:tab/>2</text:p>
      <text:p text:style-name="Standard">"goodness"<text:tab/>9</text:p>
      <text:p text:style-name="Standard">"gordon"<text:tab/>2</text:p>
      <text:p text:style-name="Standard">"governesses"<text:tab/>2</text:p>
      <text:p text:style-name="Standard">"gradually"<text:tab/>2</text:p>
      <text:p text:style-name="Standard">"gravesend"<text:tab/>4</text:p>
      <text:p text:style-name="Standard">"greatest"<text:tab/>6</text:p>
      <text:p text:style-name="Standard">"greenwich"<text:tab/>1</text:p>
      <text:p text:style-name="Standard">"greet"<text:tab/>1</text:p>
      <text:p text:style-name="Standard">"grief"<text:tab/>7</text:p>
      <text:p text:style-name="Standard">"grievous"<text:tab/>1</text:p>
      <text:p text:style-name="Standard">"grim"<text:tab/>2</text:p>
      <text:p text:style-name="Standard">"gripping"<text:tab/>1</text:p>
      <text:p text:style-name="Standard">"groan"<text:tab/>2</text:p>
      <text:p text:style-name="Standard">"grounds"<text:tab/>10</text:p>
      <text:p text:style-name="Standard">"growing"<text:tab/>2</text:p>
      <text:p text:style-name="Standard">"guardsmen"<text:tab/>3</text:p>
      <text:p text:style-name="Standard">"guineas"<text:tab/>3</text:p>
      <text:p text:style-name="Standard">"gummed"<text:tab/>1</text:p>
      <text:p text:style-name="Standard">"gutenberg"<text:tab/>98</text:p>
      <text:p text:style-name="Standard">"ha"<text:tab/>22</text:p>
      <text:p text:style-name="Standard">"habit"<text:tab/>8</text:p>
      <text:p text:style-name="Standard">"had"<text:tab/>831</text:p>
      <text:p text:style-name="Standard">"hadn"<text:tab/>3</text:p>
      <text:p text:style-name="Standard">"hafiz"<text:tab/>1</text:p>
      <text:p text:style-name="Standard">"haggard"<text:tab/>2</text:p>
      <text:p text:style-name="Standard">"half"<text:tab/>61</text:p>
      <text:p text:style-name="Standard">"halfway"<text:tab/>2</text:p>
      <text:p text:style-name="Standard">"halifax"<text:tab/>1</text:p>
      <text:p text:style-name="Standard">"hand"<text:tab/>120</text:p>
      <text:p text:style-name="Standard">"handcuffs"<text:tab/>1</text:p>
      <text:p text:style-name="Standard">"handed"<text:tab/>11</text:p>
      <text:p text:style-name="Standard">"happening"<text:tab/>1</text:p>
      <text:p text:style-name="Standard">"hare"<text:tab/>1</text:p>
      <text:p text:style-name="Standard">"harmless"<text:tab/>1</text:p>
      <text:p text:style-name="Standard">"harmonium"<text:tab/>1</text:p>
      <text:p text:style-name="Standard">"harshly"<text:tab/>1</text:p>
      <text:p text:style-name="Standard">"hart"<text:tab/>1</text:p>
      <text:p text:style-name="Standard">"has"<text:tab/>286</text:p>
      <text:p text:style-name="Standard">"having"<text:tab/>68</text:p>
      <text:p text:style-name="Standard">"hayling"<text:tab/>1</text:p>
      <text:p text:style-name="Standard">"hazarded"<text:tab/>1</text:p>
      <text:p text:style-name="Standard">"headings"<text:tab/>1</text:p>
      <text:p text:style-name="Standard">"healthy"<text:tab/>1</text:p>
      <text:p text:style-name="Standard">"hear"<text:tab/>33</text:p>
      <text:p text:style-name="Standard"><text:soft-page-break/>"hearts"<text:tab/>3</text:p>
      <text:p text:style-name="Standard">"heavens"<text:tab/>7</text:p>
      <text:p text:style-name="Standard">"hebrew"<text:tab/>1</text:p>
      <text:p text:style-name="Standard">"heed"<text:tab/>1</text:p>
      <text:p text:style-name="Standard">"helps"<text:tab/>1</text:p>
      <text:p text:style-name="Standard">"hence"<text:tab/>5</text:p>
      <text:p text:style-name="Standard">"henry"<text:tab/>10</text:p>
      <text:p text:style-name="Standard">"hesitating"<text:tab/>2</text:p>
      <text:p text:style-name="Standard">"high"<text:tab/>22</text:p>
      <text:p text:style-name="Standard">"highness"<text:tab/>1</text:p>
      <text:p text:style-name="Standard">"hills"<text:tab/>2</text:p>
      <text:p text:style-name="Standard">"hoarse"<text:tab/>2</text:p>
      <text:p text:style-name="Standard">"holborn"<text:tab/>2</text:p>
      <text:p text:style-name="Standard">"holding"<text:tab/>6</text:p>
      <text:p text:style-name="Standard">"holiday"<text:tab/>2</text:p>
      <text:p text:style-name="Standard">"honest"<text:tab/>1</text:p>
      <text:p text:style-name="Standard">"honour"<text:tab/>12</text:p>
      <text:p text:style-name="Standard">"hood"<text:tab/>1</text:p>
      <text:p text:style-name="Standard">"horrify"<text:tab/>2</text:p>
      <text:p text:style-name="Standard">"horse"<text:tab/>11</text:p>
      <text:p text:style-name="Standard">"hospital"<text:tab/>1</text:p>
      <text:p text:style-name="Standard">"host"<text:tab/>1</text:p>
      <text:p text:style-name="Standard">"hot"<text:tab/>11</text:p>
      <text:p text:style-name="Standard">"hotel"<text:tab/>14</text:p>
      <text:p text:style-name="Standard">"hour"<text:tab/>35</text:p>
      <text:p text:style-name="Standard">"housekeeper"<text:tab/>3</text:p>
      <text:p text:style-name="Standard">"housemaid"<text:tab/>1</text:p>
      <text:p text:style-name="Standard">"hubbub"<text:tab/>2</text:p>
      <text:p text:style-name="Standard">"hudson"<text:tab/>4</text:p>
      <text:p text:style-name="Standard">"humble"<text:tab/>2</text:p>
      <text:p text:style-name="Standard">"humming"<text:tab/>2</text:p>
      <text:p text:style-name="Standard">"humour"<text:tab/>1</text:p>
      <text:p text:style-name="Standard">"humoured"<text:tab/>1</text:p>
      <text:p text:style-name="Standard">"humours"<text:tab/>1</text:p>
      <text:p text:style-name="Standard">"hunter"<text:tab/>22</text:p>
      <text:p text:style-name="Standard">"hurry"<text:tab/>9</text:p>
      <text:p text:style-name="Standard">"hurt"<text:tab/>5</text:p>
      <text:p text:style-name="Standard">"hyde"<text:tab/>1</text:p>
      <text:p text:style-name="Standard">"hypertext"<text:tab/>1</text:p>
      <text:p text:style-name="Standard">"identified"<text:tab/>2</text:p>
      <text:p text:style-name="Standard">"ill"<text:tab/>12</text:p>
      <text:p text:style-name="Standard">"imminent"<text:tab/>1</text:p>
      <text:p text:style-name="Standard">"impassable"<text:tab/>1</text:p>
      <text:p text:style-name="Standard">"impetuous"<text:tab/>1</text:p>
      <text:p text:style-name="Standard">"implicate"<text:tab/>2</text:p>
      <text:p text:style-name="Standard">"imploring"<text:tab/>1</text:p>
      <text:p text:style-name="Standard">"imply"<text:tab/>1</text:p>
      <text:p text:style-name="Standard">"importance"<text:tab/>16</text:p>
      <text:p text:style-name="Standard">"important"<text:tab/>22</text:p>
      <text:p text:style-name="Standard">"impossible"<text:tab/>14</text:p>
      <text:p text:style-name="Standard">"improbabilities"<text:tab/>1</text:p>
      <text:p text:style-name="Standard">"improvisations"<text:tab/>1</text:p>
      <text:p text:style-name="Standard"><text:soft-page-break/>"impulse"<text:tab/>2</text:p>
      <text:p text:style-name="Standard">"indeed"<text:tab/>62</text:p>
      <text:p text:style-name="Standard">"indemnity"<text:tab/>1</text:p>
      <text:p text:style-name="Standard">"indian"<text:tab/>5</text:p>
      <text:p text:style-name="Standard">"indians"<text:tab/>1</text:p>
      <text:p text:style-name="Standard">"indicated"<text:tab/>6</text:p>
      <text:p text:style-name="Standard">"indication"<text:tab/>1</text:p>
      <text:p text:style-name="Standard">"indiscreetly"<text:tab/>1</text:p>
      <text:p text:style-name="Standard">"induce"<text:tab/>2</text:p>
      <text:p text:style-name="Standard">"indulgently"<text:tab/>1</text:p>
      <text:p text:style-name="Standard">"inexorable"<text:tab/>2</text:p>
      <text:p text:style-name="Standard">"inexplicable"<text:tab/>2</text:p>
      <text:p text:style-name="Standard">"inheritance"<text:tab/>1</text:p>
      <text:p text:style-name="Standard">"injustice"<text:tab/>1</text:p>
      <text:p text:style-name="Standard">"inner"<text:tab/>5</text:p>
      <text:p text:style-name="Standard">"inquest"<text:tab/>4</text:p>
      <text:p text:style-name="Standard">"inquired"<text:tab/>3</text:p>
      <text:p text:style-name="Standard">"inscrutable"<text:tab/>1</text:p>
      <text:p text:style-name="Standard">"inspector"<text:tab/>29</text:p>
      <text:p text:style-name="Standard">"inst"<text:tab/>2</text:p>
      <text:p text:style-name="Standard">"instance"<text:tab/>5</text:p>
      <text:p text:style-name="Standard">"instituted"<text:tab/>2</text:p>
      <text:p text:style-name="Standard">"instructions"<text:tab/>2</text:p>
      <text:p text:style-name="Standard">"instructive"<text:tab/>3</text:p>
      <text:p text:style-name="Standard">"instrument"<text:tab/>2</text:p>
      <text:p text:style-name="Standard">"intelligent"<text:tab/>1</text:p>
      <text:p text:style-name="Standard">"intend"<text:tab/>1</text:p>
      <text:p text:style-name="Standard">"intended"<text:tab/>1</text:p>
      <text:p text:style-name="Standard">"intensified"<text:tab/>1</text:p>
      <text:p text:style-name="Standard">"interest"<text:tab/>38</text:p>
      <text:p text:style-name="Standard">"interposed"<text:tab/>1</text:p>
      <text:p text:style-name="Standard">"interpreted"<text:tab/>1</text:p>
      <text:p text:style-name="Standard">"introduced"<text:tab/>2</text:p>
      <text:p text:style-name="Standard">"introspective"<text:tab/>3</text:p>
      <text:p text:style-name="Standard">"intruding"<text:tab/>1</text:p>
      <text:p text:style-name="Standard">"invested"<text:tab/>1</text:p>
      <text:p text:style-name="Standard">"investigations"<text:tab/>3</text:p>
      <text:p text:style-name="Standard">"inviolate"<text:tab/>1</text:p>
      <text:p text:style-name="Standard">"involved"<text:tab/>1</text:p>
      <text:p text:style-name="Standard">"it"<text:tab/>1749</text:p>
      <text:p text:style-name="Standard">"italian"<text:tab/>1</text:p>
      <text:p text:style-name="Standard">"item"<text:tab/>2</text:p>
      <text:p text:style-name="Standard">"its"<text:tab/>89</text:p>
      <text:p text:style-name="Standard">"itself"<text:tab/>18</text:p>
      <text:p text:style-name="Standard">"j"<text:tab/>1</text:p>
      <text:p text:style-name="Standard">"jem"<text:tab/>4</text:p>
      <text:p text:style-name="Standard">"jewel"<text:tab/>9</text:p>
      <text:p text:style-name="Standard">"john"<text:tab/>26</text:p>
      <text:p text:style-name="Standard">"jokes"<text:tab/>1</text:p>
      <text:p text:style-name="Standard">"jollification"<text:tab/>1</text:p>
      <text:p text:style-name="Standard">"journeyed"<text:tab/>1</text:p>
      <text:p text:style-name="Standard">"jove"<text:tab/>2</text:p>
      <text:p text:style-name="Standard"><text:soft-page-break/>"jovial"<text:tab/>2</text:p>
      <text:p text:style-name="Standard">"jug"<text:tab/>1</text:p>
      <text:p text:style-name="Standard">"jumped"<text:tab/>3</text:p>
      <text:p text:style-name="Standard">"kate"<text:tab/>4</text:p>
      <text:p text:style-name="Standard">"keep"<text:tab/>29</text:p>
      <text:p text:style-name="Standard">"kempt"<text:tab/>1</text:p>
      <text:p text:style-name="Standard">"kept"<text:tab/>12</text:p>
      <text:p text:style-name="Standard">"keyhole"<text:tab/>1</text:p>
      <text:p text:style-name="Standard">"kilburn"<text:tab/>3</text:p>
      <text:p text:style-name="Standard">"kings"<text:tab/>1</text:p>
      <text:p text:style-name="Standard">"knife"<text:tab/>4</text:p>
      <text:p text:style-name="Standard">"knitted"<text:tab/>2</text:p>
      <text:p text:style-name="Standard">"knocked"<text:tab/>3</text:p>
      <text:p text:style-name="Standard">"knowing"<text:tab/>7</text:p>
      <text:p text:style-name="Standard">"labour"<text:tab/>4</text:p>
      <text:p text:style-name="Standard">"lack"<text:tab/>1</text:p>
      <text:p text:style-name="Standard">"ladder"<text:tab/>3</text:p>
      <text:p text:style-name="Standard">"lady"<text:tab/>80</text:p>
      <text:p text:style-name="Standard">"ladyship"<text:tab/>1</text:p>
      <text:p text:style-name="Standard">"lamp"<text:tab/>28</text:p>
      <text:p text:style-name="Standard">"lancaster"<text:tab/>2</text:p>
      <text:p text:style-name="Standard">"landowner"<text:tab/>2</text:p>
      <text:p text:style-name="Standard">"lane"<text:tab/>23</text:p>
      <text:p text:style-name="Standard">"lantern"<text:tab/>10</text:p>
      <text:p text:style-name="Standard">"lascar"<text:tab/>12</text:p>
      <text:p text:style-name="Standard">"lashed"<text:tab/>2</text:p>
      <text:p text:style-name="Standard">"last"<text:tab/>95</text:p>
      <text:p text:style-name="Standard">"lateness"<text:tab/>1</text:p>
      <text:p text:style-name="Standard">"lateral"<text:tab/>1</text:p>
      <text:p text:style-name="Standard">"laurel"<text:tab/>2</text:p>
      <text:p text:style-name="Standard">"lawyer"<text:tab/>7</text:p>
      <text:p text:style-name="Standard">"lay"<text:tab/>42</text:p>
      <text:p text:style-name="Standard">"lays"<text:tab/>1</text:p>
      <text:p text:style-name="Standard">"lead"<text:tab/>10</text:p>
      <text:p text:style-name="Standard">"lean"<text:tab/>2</text:p>
      <text:p text:style-name="Standard">"learn"<text:tab/>12</text:p>
      <text:p text:style-name="Standard">"leave"<text:tab/>48</text:p>
      <text:p text:style-name="Standard">"leaves"<text:tab/>6</text:p>
      <text:p text:style-name="Standard">"leaving"<text:tab/>9</text:p>
      <text:p text:style-name="Standard">"ledgers"<text:tab/>1</text:p>
      <text:p text:style-name="Standard">"lengths"<text:tab/>1</text:p>
      <text:p text:style-name="Standard">"lenses"<text:tab/>1</text:p>
      <text:p text:style-name="Standard">"libraries"<text:tab/>1</text:p>
      <text:p text:style-name="Standard">"lieu"<text:tab/>2</text:p>
      <text:p text:style-name="Standard">"life"<text:tab/>49</text:p>
      <text:p text:style-name="Standard">"lighting"<text:tab/>3</text:p>
      <text:p text:style-name="Standard">"like"<text:tab/>97</text:p>
      <text:p text:style-name="Standard">"likely"<text:tab/>24</text:p>
      <text:p text:style-name="Standard">"limbs"<text:tab/>7</text:p>
      <text:p text:style-name="Standard">"limped"<text:tab/>1</text:p>
      <text:p text:style-name="Standard">"lingering"<text:tab/>1</text:p>
      <text:p text:style-name="Standard">"links"<text:tab/>4</text:p>
      <text:p text:style-name="Standard"><text:soft-page-break/>"listen"<text:tab/>7</text:p>
      <text:p text:style-name="Standard">"literature"<text:tab/>2</text:p>
      <text:p text:style-name="Standard">"litter"<text:tab/>1</text:p>
      <text:p text:style-name="Standard">"ll"<text:tab/>34</text:p>
      <text:p text:style-name="Standard">"loading"<text:tab/>1</text:p>
      <text:p text:style-name="Standard">"london"<text:tab/>41</text:p>
      <text:p text:style-name="Standard">"londoners"<text:tab/>1</text:p>
      <text:p text:style-name="Standard">"loomed"<text:tab/>2</text:p>
      <text:p text:style-name="Standard">"loud"<text:tab/>3</text:p>
      <text:p text:style-name="Standard">"loudly"<text:tab/>6</text:p>
      <text:p text:style-name="Standard">"loving"<text:tab/>3</text:p>
      <text:p text:style-name="Standard">"lowered"<text:tab/>1</text:p>
      <text:p text:style-name="Standard">"lowest"<text:tab/>2</text:p>
      <text:p text:style-name="Standard">"lowliest"<text:tab/>1</text:p>
      <text:p text:style-name="Standard">"luck"<text:tab/>2</text:p>
      <text:p text:style-name="Standard">"lured"<text:tab/>1</text:p>
      <text:p text:style-name="Standard">"lust"<text:tab/>3</text:p>
      <text:p text:style-name="Standard">"luxuriant"<text:tab/>1</text:p>
      <text:p text:style-name="Standard">"luxuries"<text:tab/>1</text:p>
      <text:p text:style-name="Standard">"luxurious"<text:tab/>1</text:p>
      <text:p text:style-name="Standard">"machine"<text:tab/>17</text:p>
      <text:p text:style-name="Standard">"mad"<text:tab/>16</text:p>
      <text:p text:style-name="Standard">"madame"<text:tab/>1</text:p>
      <text:p text:style-name="Standard">"madly"<text:tab/>1</text:p>
      <text:p text:style-name="Standard">"maggie"<text:tab/>2</text:p>
      <text:p text:style-name="Standard">"magistrate"<text:tab/>2</text:p>
      <text:p text:style-name="Standard">"maid"<text:tab/>22</text:p>
      <text:p text:style-name="Standard">"main"<text:tab/>8</text:p>
      <text:p text:style-name="Standard">"maintaining"<text:tab/>1</text:p>
      <text:p text:style-name="Standard">"majesty"<text:tab/>18</text:p>
      <text:p text:style-name="Standard">"man"<text:tab/>305</text:p>
      <text:p text:style-name="Standard">"manual"<text:tab/>2</text:p>
      <text:p text:style-name="Standard">"margin"<text:tab/>1</text:p>
      <text:p text:style-name="Standard">"marked"<text:tab/>12</text:p>
      <text:p text:style-name="Standard">"married"<text:tab/>25</text:p>
      <text:p text:style-name="Standard">"marry"<text:tab/>7</text:p>
      <text:p text:style-name="Standard">"mary"<text:tab/>22</text:p>
      <text:p text:style-name="Standard">"mass"<text:tab/>2</text:p>
      <text:p text:style-name="Standard">"massive"<text:tab/>6</text:p>
      <text:p text:style-name="Standard">"match"<text:tab/>7</text:p>
      <text:p text:style-name="Standard">"matter"<text:tab/>125</text:p>
      <text:p text:style-name="Standard">"maxim"<text:tab/>1</text:p>
      <text:p text:style-name="Standard">"mcquire"<text:tab/>1</text:p>
      <text:p text:style-name="Standard">"meantime"<text:tab/>3</text:p>
      <text:p text:style-name="Standard">"meanwhile"<text:tab/>1</text:p>
      <text:p text:style-name="Standard">"meddler"<text:tab/>1</text:p>
      <text:p text:style-name="Standard">"membra_"<text:tab/>1</text:p>
      <text:p text:style-name="Standard">"merit"<text:tab/>2</text:p>
      <text:p text:style-name="Standard">"message"<text:tab/>2</text:p>
      <text:p text:style-name="Standard">"met"<text:tab/>41</text:p>
      <text:p text:style-name="Standard">"methods"<text:tab/>10</text:p>
      <text:p text:style-name="Standard">"middle"<text:tab/>14</text:p>
      <text:p text:style-name="Standard"><text:soft-page-break/>"midnight"<text:tab/>5</text:p>
      <text:p text:style-name="Standard">"midst"<text:tab/>3</text:p>
      <text:p text:style-name="Standard">"millions"<text:tab/>1</text:p>
      <text:p text:style-name="Standard">"mills"<text:tab/>1</text:p>
      <text:p text:style-name="Standard">"mines"<text:tab/>2</text:p>
      <text:p text:style-name="Standard">"minute"<text:tab/>6</text:p>
      <text:p text:style-name="Standard">"mischief"<text:tab/>1</text:p>
      <text:p text:style-name="Standard">"mistaken"<text:tab/>8</text:p>
      <text:p text:style-name="Standard">"mistress"<text:tab/>4</text:p>
      <text:p text:style-name="Standard">"mixed"<text:tab/>3</text:p>
      <text:p text:style-name="Standard">"modification"<text:tab/>1</text:p>
      <text:p text:style-name="Standard">"modified"<text:tab/>1</text:p>
      <text:p text:style-name="Standard">"monday"<text:tab/>14</text:p>
      <text:p text:style-name="Standard">"monger"<text:tab/>1</text:p>
      <text:p text:style-name="Standard">"monosyllables"<text:tab/>1</text:p>
      <text:p text:style-name="Standard">"month"<text:tab/>7</text:p>
      <text:p text:style-name="Standard">"mood"<text:tab/>3</text:p>
      <text:p text:style-name="Standard">"moon"<text:tab/>2</text:p>
      <text:p text:style-name="Standard">"moonless"<text:tab/>1</text:p>
      <text:p text:style-name="Standard">"moonlight"<text:tab/>3</text:p>
      <text:p text:style-name="Standard">"morris"<text:tab/>2</text:p>
      <text:p text:style-name="Standard">"morrow"<text:tab/>18</text:p>
      <text:p text:style-name="Standard">"most"<text:tab/>95</text:p>
      <text:p text:style-name="Standard">"mould"<text:tab/>2</text:p>
      <text:p text:style-name="Standard">"moustache"<text:tab/>2</text:p>
      <text:p text:style-name="Standard">"mouthed"<text:tab/>1</text:p>
      <text:p text:style-name="Standard">"mud"<text:tab/>5</text:p>
      <text:p text:style-name="Standard">"murdering"<text:tab/>1</text:p>
      <text:p text:style-name="Standard">"murderous"<text:tab/>3</text:p>
      <text:p text:style-name="Standard">"muscles"<text:tab/>1</text:p>
      <text:p text:style-name="Standard">"museum"<text:tab/>3</text:p>
      <text:p text:style-name="Standard">"music"<text:tab/>4</text:p>
      <text:p text:style-name="Standard">"musician"<text:tab/>1</text:p>
      <text:p text:style-name="Standard">"mysteries"<text:tab/>3</text:p>
      <text:p text:style-name="Standard">"mysterious"<text:tab/>5</text:p>
      <text:p text:style-name="Standard">"nails"<text:tab/>2</text:p>
      <text:p text:style-name="Standard">"naked"<text:tab/>1</text:p>
      <text:p text:style-name="Standard">"natural"<text:tab/>9</text:p>
      <text:p text:style-name="Standard">"neatly"<text:tab/>3</text:p>
      <text:p text:style-name="Standard">"ned"<text:tab/>1</text:p>
      <text:p text:style-name="Standard">"needed"<text:tab/>5</text:p>
      <text:p text:style-name="Standard">"negligence"<text:tab/>1</text:p>
      <text:p text:style-name="Standard">"neighbouring"<text:tab/>3</text:p>
      <text:p text:style-name="Standard">"newer"<text:tab/>1</text:p>
      <text:p text:style-name="Standard">"news_"<text:tab/>1</text:p>
      <text:p text:style-name="Standard">"newsletter"<text:tab/>1</text:p>
      <text:p text:style-name="Standard">"nights"<text:tab/>5</text:p>
      <text:p text:style-name="Standard">"nine"<text:tab/>14</text:p>
      <text:p text:style-name="Standard">"no"<text:tab/>400</text:p>
      <text:p text:style-name="Standard">"noblest"<text:tab/>2</text:p>
      <text:p text:style-name="Standard">"nod"<text:tab/>1</text:p>
      <text:p text:style-name="Standard">"nodding"<text:tab/>2</text:p>
      <text:p text:style-name="Standard"><text:soft-page-break/>"noiselessly"<text:tab/>2</text:p>
      <text:p text:style-name="Standard">"non"<text:tab/>1</text:p>
      <text:p text:style-name="Standard">"north"<text:tab/>8</text:p>
      <text:p text:style-name="Standard">"noticed"<text:tab/>7</text:p>
      <text:p text:style-name="Standard">"notices"<text:tab/>2</text:p>
      <text:p text:style-name="Standard">"notion"<text:tab/>1</text:p>
      <text:p text:style-name="Standard">"notorious"<text:tab/>1</text:p>
      <text:p text:style-name="Standard">"nova"<text:tab/>1</text:p>
      <text:p text:style-name="Standard">"numerous"<text:tab/>1</text:p>
      <text:p text:style-name="Standard">"o"<text:tab/>35</text:p>
      <text:p text:style-name="Standard">"oakshott"<text:tab/>7</text:p>
      <text:p text:style-name="Standard">"obedience"<text:tab/>1</text:p>
      <text:p text:style-name="Standard">"obey"<text:tab/>2</text:p>
      <text:p text:style-name="Standard">"observe"<text:tab/>19</text:p>
      <text:p text:style-name="Standard">"obstacle"<text:tab/>2</text:p>
      <text:p text:style-name="Standard">"obstinate"<text:tab/>2</text:p>
      <text:p text:style-name="Standard">"occasionally"<text:tab/>10</text:p>
      <text:p text:style-name="Standard">"occur"<text:tab/>8</text:p>
      <text:p text:style-name="Standard">"oct"<text:tab/>1</text:p>
      <text:p text:style-name="Standard">"odd"<text:tab/>3</text:p>
      <text:p text:style-name="Standard">"offence"<text:tab/>1</text:p>
      <text:p text:style-name="Standard">"offer"<text:tab/>3</text:p>
      <text:p text:style-name="Standard">"offered"<text:tab/>9</text:p>
      <text:p text:style-name="Standard">"offhand"<text:tab/>1</text:p>
      <text:p text:style-name="Standard">"often"<text:tab/>13</text:p>
      <text:p text:style-name="Standard">"oldest"<text:tab/>1</text:p>
      <text:p text:style-name="Standard">"on"<text:tab/>391</text:p>
      <text:p text:style-name="Standard">"once"<text:tab/>86</text:p>
      <text:p text:style-name="Standard">"openshaw"<text:tab/>16</text:p>
      <text:p text:style-name="Standard">"opera"<text:tab/>1</text:p>
      <text:p text:style-name="Standard">"opportunities"<text:tab/>1</text:p>
      <text:p text:style-name="Standard">"opposing"<text:tab/>2</text:p>
      <text:p text:style-name="Standard">"oppressively"<text:tab/>1</text:p>
      <text:p text:style-name="Standard">"orange"<text:tab/>11</text:p>
      <text:p text:style-name="Standard">"order"<text:tab/>21</text:p>
      <text:p text:style-name="Standard">"ordered"<text:tab/>10</text:p>
      <text:p text:style-name="Standard">"organized"<text:tab/>1</text:p>
      <text:p text:style-name="Standard">"ormstein"<text:tab/>2</text:p>
      <text:p text:style-name="Standard">"ornaments"<text:tab/>1</text:p>
      <text:p text:style-name="Standard">"ostrich"<text:tab/>1</text:p>
      <text:p text:style-name="Standard">"others"<text:tab/>20</text:p>
      <text:p text:style-name="Standard">"outset"<text:tab/>1</text:p>
      <text:p text:style-name="Standard">"outskirts"<text:tab/>2</text:p>
      <text:p text:style-name="Standard">"overhear"<text:tab/>1</text:p>
      <text:p text:style-name="Standard">"overjoyed"<text:tab/>1</text:p>
      <text:p text:style-name="Standard">"overwhelmed"<text:tab/>1</text:p>
      <text:p text:style-name="Standard">"owe"<text:tab/>7</text:p>
      <text:p text:style-name="Standard">"owed"<text:tab/>1</text:p>
      <text:p text:style-name="Standard">"owner"<text:tab/>6</text:p>
      <text:p text:style-name="Standard">"pacific"<text:tab/>1</text:p>
      <text:p text:style-name="Standard">"pacing"<text:tab/>3</text:p>
      <text:p text:style-name="Standard">"packed"<text:tab/>2</text:p>
      <text:p text:style-name="Standard"><text:soft-page-break/>"paint"<text:tab/>3</text:p>
      <text:p text:style-name="Standard">"palm"<text:tab/>5</text:p>
      <text:p text:style-name="Standard">"palmer"<text:tab/>1</text:p>
      <text:p text:style-name="Standard">"pancras"<text:tab/>1</text:p>
      <text:p text:style-name="Standard">"panelling"<text:tab/>1</text:p>
      <text:p text:style-name="Standard">"panted"<text:tab/>1</text:p>
      <text:p text:style-name="Standard">"papers"<text:tab/>45</text:p>
      <text:p text:style-name="Standard">"papier"<text:tab/>1</text:p>
      <text:p text:style-name="Standard">"paradol"<text:tab/>1</text:p>
      <text:p text:style-name="Standard">"paragraphs"<text:tab/>4</text:p>
      <text:p text:style-name="Standard">"parapet"<text:tab/>1</text:p>
      <text:p text:style-name="Standard">"parcel"<text:tab/>1</text:p>
      <text:p text:style-name="Standard">"parsonage"<text:tab/>1</text:p>
      <text:p text:style-name="Standard">"partner"<text:tab/>4</text:p>
      <text:p text:style-name="Standard">"party"<text:tab/>8</text:p>
      <text:p text:style-name="Standard">"passers"<text:tab/>3</text:p>
      <text:p text:style-name="Standard">"passionate"<text:tab/>1</text:p>
      <text:p text:style-name="Standard">"patches"<text:tab/>1</text:p>
      <text:p text:style-name="Standard">"patients"<text:tab/>2</text:p>
      <text:p text:style-name="Standard">"patting"<text:tab/>1</text:p>
      <text:p text:style-name="Standard">"pausing"<text:tab/>1</text:p>
      <text:p text:style-name="Standard">"payments"<text:tab/>3</text:p>
      <text:p text:style-name="Standard">"peace"<text:tab/>5</text:p>
      <text:p text:style-name="Standard">"peculiarities"<text:tab/>1</text:p>
      <text:p text:style-name="Standard">"peeling"<text:tab/>1</text:p>
      <text:p text:style-name="Standard">"peep"<text:tab/>1</text:p>
      <text:p text:style-name="Standard">"pencils"<text:tab/>1</text:p>
      <text:p text:style-name="Standard">"penetrating"<text:tab/>3</text:p>
      <text:p text:style-name="Standard">"perceived"<text:tab/>1</text:p>
      <text:p text:style-name="Standard">"perch"<text:tab/>2</text:p>
      <text:p text:style-name="Standard">"perfect"<text:tab/>7</text:p>
      <text:p text:style-name="Standard">"perfectly"<text:tab/>12</text:p>
      <text:p text:style-name="Standard">"performed"<text:tab/>2</text:p>
      <text:p text:style-name="Standard">"perhaps"<text:tab/>63</text:p>
      <text:p text:style-name="Standard">"persevering"<text:tab/>1</text:p>
      <text:p text:style-name="Standard">"persistence"<text:tab/>2</text:p>
      <text:p text:style-name="Standard">"perspired"<text:tab/>1</text:p>
      <text:p text:style-name="Standard">"persuaded"<text:tab/>2</text:p>
      <text:p text:style-name="Standard">"persuasions"<text:tab/>1</text:p>
      <text:p text:style-name="Standard">"pestered"<text:tab/>1</text:p>
      <text:p text:style-name="Standard">"petered"<text:tab/>1</text:p>
      <text:p text:style-name="Standard">"photograph"<text:tab/>25</text:p>
      <text:p text:style-name="Standard">"pigments"<text:tab/>1</text:p>
      <text:p text:style-name="Standard">"pile"<text:tab/>4</text:p>
      <text:p text:style-name="Standard">"pinch"<text:tab/>2</text:p>
      <text:p text:style-name="Standard">"pinched"<text:tab/>1</text:p>
      <text:p text:style-name="Standard">"pinnacles"<text:tab/>1</text:p>
      <text:p text:style-name="Standard">"pipes"<text:tab/>3</text:p>
      <text:p text:style-name="Standard">"pittance"<text:tab/>1</text:p>
      <text:p text:style-name="Standard">"placing"<text:tab/>1</text:p>
      <text:p text:style-name="Standard">"plantagenet"<text:tab/>1</text:p>
      <text:p text:style-name="Standard">"planted"<text:tab/>1</text:p>
      <text:p text:style-name="Standard"><text:soft-page-break/>"platform"<text:tab/>4</text:p>
      <text:p text:style-name="Standard">"plausible"<text:tab/>1</text:p>
      <text:p text:style-name="Standard">"pleased"<text:tab/>3</text:p>
      <text:p text:style-name="Standard">"plucked"<text:tab/>2</text:p>
      <text:p text:style-name="Standard">"plugs"<text:tab/>1</text:p>
      <text:p text:style-name="Standard">"plumber"<text:tab/>5</text:p>
      <text:p text:style-name="Standard">"plumped"<text:tab/>1</text:p>
      <text:p text:style-name="Standard">"plunge"<text:tab/>1</text:p>
      <text:p text:style-name="Standard">"plunging"<text:tab/>1</text:p>
      <text:p text:style-name="Standard">"pocket"<text:tab/>23</text:p>
      <text:p text:style-name="Standard">"pointing"<text:tab/>7</text:p>
      <text:p text:style-name="Standard">"poker"<text:tab/>3</text:p>
      <text:p text:style-name="Standard">"poky"<text:tab/>1</text:p>
      <text:p text:style-name="Standard">"police"<text:tab/>52</text:p>
      <text:p text:style-name="Standard">"policeman"<text:tab/>4</text:p>
      <text:p text:style-name="Standard">"policy"<text:tab/>2</text:p>
      <text:p text:style-name="Standard">"pompous"<text:tab/>1</text:p>
      <text:p text:style-name="Standard">"ponderous"<text:tab/>1</text:p>
      <text:p text:style-name="Standard">"pope"<text:tab/>3</text:p>
      <text:p text:style-name="Standard">"porch"<text:tab/>1</text:p>
      <text:p text:style-name="Standard">"possessions"<text:tab/>1</text:p>
      <text:p text:style-name="Standard">"posterior"<text:tab/>1</text:p>
      <text:p text:style-name="Standard">"pound"<text:tab/>2</text:p>
      <text:p text:style-name="Standard">"pouring"<text:tab/>2</text:p>
      <text:p text:style-name="Standard">"practically"<text:tab/>3</text:p>
      <text:p text:style-name="Standard">"prank"<text:tab/>2</text:p>
      <text:p text:style-name="Standard">"preceded"<text:tab/>1</text:p>
      <text:p text:style-name="Standard">"precipitance"<text:tab/>1</text:p>
      <text:p text:style-name="Standard">"premature"<text:tab/>1</text:p>
      <text:p text:style-name="Standard">"presence"<text:tab/>14</text:p>
      <text:p text:style-name="Standard">"presented"<text:tab/>7</text:p>
      <text:p text:style-name="Standard">"preserver"<text:tab/>1</text:p>
      <text:p text:style-name="Standard">"pretended"<text:tab/>1</text:p>
      <text:p text:style-name="Standard">"pretext"<text:tab/>1</text:p>
      <text:p text:style-name="Standard">"previous"<text:tab/>7</text:p>
      <text:p text:style-name="Standard">"prices"<text:tab/>3</text:p>
      <text:p text:style-name="Standard">"prince"<text:tab/>1</text:p>
      <text:p text:style-name="Standard">"principal"<text:tab/>5</text:p>
      <text:p text:style-name="Standard">"probability"<text:tab/>3</text:p>
      <text:p text:style-name="Standard">"probed"<text:tab/>2</text:p>
      <text:p text:style-name="Standard">"processes"<text:tab/>1</text:p>
      <text:p text:style-name="Standard">"producing"<text:tab/>1</text:p>
      <text:p text:style-name="Standard">"production"<text:tab/>1</text:p>
      <text:p text:style-name="Standard">"professionally"<text:tab/>1</text:p>
      <text:p text:style-name="Standard">"proficient"<text:tab/>1</text:p>
      <text:p text:style-name="Standard">"profits"<text:tab/>1</text:p>
      <text:p text:style-name="Standard">"progress"<text:tab/>1</text:p>
      <text:p text:style-name="Standard">"prolonged"<text:tab/>2</text:p>
      <text:p text:style-name="Standard">"prompted"<text:tab/>1</text:p>
      <text:p text:style-name="Standard">"proof"<text:tab/>8</text:p>
      <text:p text:style-name="Standard">"proosia"<text:tab/>1</text:p>
      <text:p text:style-name="Standard">"proposal"<text:tab/>1</text:p>
      <text:p text:style-name="Standard"><text:soft-page-break/>"propriety"<text:tab/>2</text:p>
      <text:p text:style-name="Standard">"prospect"<text:tab/>1</text:p>
      <text:p text:style-name="Standard">"protruding"<text:tab/>5</text:p>
      <text:p text:style-name="Standard">"proved"<text:tab/>4</text:p>
      <text:p text:style-name="Standard">"proves"<text:tab/>2</text:p>
      <text:p text:style-name="Standard">"province"<text:tab/>2</text:p>
      <text:p text:style-name="Standard">"pulled"<text:tab/>17</text:p>
      <text:p text:style-name="Standard">"punitive"<text:tab/>1</text:p>
      <text:p text:style-name="Standard">"purport"<text:tab/>2</text:p>
      <text:p text:style-name="Standard">"pursue"<text:tab/>1</text:p>
      <text:p text:style-name="Standard">"pursued"<text:tab/>3</text:p>
      <text:p text:style-name="Standard">"pursuers"<text:tab/>1</text:p>
      <text:p text:style-name="Standard">"pushing"<text:tab/>3</text:p>
      <text:p text:style-name="Standard">"puzzling"<text:tab/>1</text:p>
      <text:p text:style-name="Standard">"qualifications"<text:tab/>1</text:p>
      <text:p text:style-name="Standard">"qualities"<text:tab/>1</text:p>
      <text:p text:style-name="Standard">"quality"<text:tab/>1</text:p>
      <text:p text:style-name="Standard">"quarter"<text:tab/>11</text:p>
      <text:p text:style-name="Standard">"quench"<text:tab/>1</text:p>
      <text:p text:style-name="Standard">"quivered"<text:tab/>1</text:p>
      <text:p text:style-name="Standard">"race"<text:tab/>2</text:p>
      <text:p text:style-name="Standard">"railings"<text:tab/>1</text:p>
      <text:p text:style-name="Standard">"rain"<text:tab/>9</text:p>
      <text:p text:style-name="Standard">"ran"<text:tab/>30</text:p>
      <text:p text:style-name="Standard">"rapidly"<text:tab/>5</text:p>
      <text:p text:style-name="Standard">"rare"<text:tab/>3</text:p>
      <text:p text:style-name="Standard">"rascally"<text:tab/>1</text:p>
      <text:p text:style-name="Standard">"rattled"<text:tab/>5</text:p>
      <text:p text:style-name="Standard">"raved"<text:tab/>1</text:p>
      <text:p text:style-name="Standard">"reach"<text:tab/>12</text:p>
      <text:p text:style-name="Standard">"readable"<text:tab/>2</text:p>
      <text:p text:style-name="Standard">"reading"<text:tab/>15</text:p>
      <text:p text:style-name="Standard">"realised"<text:tab/>2</text:p>
      <text:p text:style-name="Standard">"realising"<text:tab/>3</text:p>
      <text:p text:style-name="Standard">"really"<text:tab/>52</text:p>
      <text:p text:style-name="Standard">"received"<text:tab/>19</text:p>
      <text:p text:style-name="Standard">"recognise"<text:tab/>4</text:p>
      <text:p text:style-name="Standard">"recognised"<text:tab/>5</text:p>
      <text:p text:style-name="Standard">"recoiled"<text:tab/>1</text:p>
      <text:p text:style-name="Standard">"recommend"<text:tab/>2</text:p>
      <text:p text:style-name="Standard">"record"<text:tab/>6</text:p>
      <text:p text:style-name="Standard">"redistribute"<text:tab/>1</text:p>
      <text:p text:style-name="Standard">"reed"<text:tab/>1</text:p>
      <text:p text:style-name="Standard">"referred"<text:tab/>7</text:p>
      <text:p text:style-name="Standard">"refund"<text:tab/>11</text:p>
      <text:p text:style-name="Standard">"refused"<text:tab/>7</text:p>
      <text:p text:style-name="Standard">"regard"<text:tab/>2</text:p>
      <text:p text:style-name="Standard">"region"<text:tab/>1</text:p>
      <text:p text:style-name="Standard">"regret"<text:tab/>1</text:p>
      <text:p text:style-name="Standard">"rejected"<text:tab/>1</text:p>
      <text:p text:style-name="Standard">"relieve"<text:tab/>1</text:p>
      <text:p text:style-name="Standard">"remedied"<text:tab/>1</text:p>
      <text:p text:style-name="Standard"><text:soft-page-break/>"remedies"<text:tab/>1</text:p>
      <text:p text:style-name="Standard">"remorseless"<text:tab/>1</text:p>
      <text:p text:style-name="Standard">"remove"<text:tab/>6</text:p>
      <text:p text:style-name="Standard">"removing"<text:tab/>1</text:p>
      <text:p text:style-name="Standard">"rending"<text:tab/>2</text:p>
      <text:p text:style-name="Standard">"renew"<text:tab/>1</text:p>
      <text:p text:style-name="Standard">"rent"<text:tab/>3</text:p>
      <text:p text:style-name="Standard">"repaid"<text:tab/>1</text:p>
      <text:p text:style-name="Standard">"repairs"<text:tab/>3</text:p>
      <text:p text:style-name="Standard">"repay"<text:tab/>2</text:p>
      <text:p text:style-name="Standard">"reported"<text:tab/>5</text:p>
      <text:p text:style-name="Standard">"reports"<text:tab/>2</text:p>
      <text:p text:style-name="Standard">"represents"<text:tab/>1</text:p>
      <text:p text:style-name="Standard">"repulsive"<text:tab/>2</text:p>
      <text:p text:style-name="Standard">"reputation"<text:tab/>3</text:p>
      <text:p text:style-name="Standard">"requests"<text:tab/>1</text:p>
      <text:p text:style-name="Standard">"researches"<text:tab/>2</text:p>
      <text:p text:style-name="Standard">"resistless"<text:tab/>1</text:p>
      <text:p text:style-name="Standard">"resolve"<text:tab/>2</text:p>
      <text:p text:style-name="Standard">"resounded"<text:tab/>1</text:p>
      <text:p text:style-name="Standard">"respect"<text:tab/>5</text:p>
      <text:p text:style-name="Standard">"respectable"<text:tab/>5</text:p>
      <text:p text:style-name="Standard">"respond"<text:tab/>1</text:p>
      <text:p text:style-name="Standard">"responsibility"<text:tab/>1</text:p>
      <text:p text:style-name="Standard">"rest"<text:tab/>19</text:p>
      <text:p text:style-name="Standard">"restaurant"<text:tab/>1</text:p>
      <text:p text:style-name="Standard">"restless"<text:tab/>1</text:p>
      <text:p text:style-name="Standard">"restraint"<text:tab/>2</text:p>
      <text:p text:style-name="Standard">"reveal"<text:tab/>2</text:p>
      <text:p text:style-name="Standard">"revenge"<text:tab/>2</text:p>
      <text:p text:style-name="Standard">"rifle"<text:tab/>1</text:p>
      <text:p text:style-name="Standard">"rightly"<text:tab/>1</text:p>
      <text:p text:style-name="Standard">"risen"<text:tab/>4</text:p>
      <text:p text:style-name="Standard">"risers"<text:tab/>1</text:p>
      <text:p text:style-name="Standard">"risk"<text:tab/>3</text:p>
      <text:p text:style-name="Standard">"riverside"<text:tab/>2</text:p>
      <text:p text:style-name="Standard">"roar"<text:tab/>2</text:p>
      <text:p text:style-name="Standard">"robert"<text:tab/>7</text:p>
      <text:p text:style-name="Standard">"roll"<text:tab/>1</text:p>
      <text:p text:style-name="Standard">"roofed"<text:tab/>1</text:p>
      <text:p text:style-name="Standard">"rooms"<text:tab/>29</text:p>
      <text:p text:style-name="Standard">"rose"<text:tab/>26</text:p>
      <text:p text:style-name="Standard">"roughs"<text:tab/>3</text:p>
      <text:p text:style-name="Standard">"royalties"<text:tab/>3</text:p>
      <text:p text:style-name="Standard">"rueful"<text:tab/>1</text:p>
      <text:p text:style-name="Standard">"ruffians"<text:tab/>1</text:p>
      <text:p text:style-name="Standard">"ruin"<text:tab/>7</text:p>
      <text:p text:style-name="Standard">"rules"<text:tab/>2</text:p>
      <text:p text:style-name="Standard">"run"<text:tab/>14</text:p>
      <text:p text:style-name="Standard">"runs"<text:tab/>5</text:p>
      <text:p text:style-name="Standard">"rural"<text:tab/>1</text:p>
      <text:p text:style-name="Standard">"ruthless"<text:tab/>1</text:p>
      <text:p text:style-name="Standard"><text:soft-page-break/>"ryder"<text:tab/>12</text:p>
      <text:p text:style-name="Standard">"saddles"<text:tab/>1</text:p>
      <text:p text:style-name="Standard">"safely"<text:tab/>4</text:p>
      <text:p text:style-name="Standard">"safes"<text:tab/>1</text:p>
      <text:p text:style-name="Standard">"salt"<text:tab/>2</text:p>
      <text:p text:style-name="Standard">"sandwich"<text:tab/>1</text:p>
      <text:p text:style-name="Standard">"satisfied"<text:tab/>5</text:p>
      <text:p text:style-name="Standard">"satisfy"<text:tab/>3</text:p>
      <text:p text:style-name="Standard">"save"<text:tab/>37</text:p>
      <text:p text:style-name="Standard">"saw"<text:tab/>89</text:p>
      <text:p text:style-name="Standard">"scale"<text:tab/>1</text:p>
      <text:p text:style-name="Standard">"scandal"<text:tab/>13</text:p>
      <text:p text:style-name="Standard">"scattered"<text:tab/>7</text:p>
      <text:p text:style-name="Standard">"scenery"<text:tab/>2</text:p>
      <text:p text:style-name="Standard">"scotch"<text:tab/>2</text:p>
      <text:p text:style-name="Standard">"scratch"<text:tab/>1</text:p>
      <text:p text:style-name="Standard">"scrawled"<text:tab/>3</text:p>
      <text:p text:style-name="Standard">"scribble"<text:tab/>1</text:p>
      <text:p text:style-name="Standard">"scribbled"<text:tab/>1</text:p>
      <text:p text:style-name="Standard">"scuffle"<text:tab/>3</text:p>
      <text:p text:style-name="Standard">"seal"<text:tab/>2</text:p>
      <text:p text:style-name="Standard">"seaman"<text:tab/>1</text:p>
      <text:p text:style-name="Standard">"searching"<text:tab/>3</text:p>
      <text:p text:style-name="Standard">"season"<text:tab/>4</text:p>
      <text:p text:style-name="Standard">"secretary"<text:tab/>3</text:p>
      <text:p text:style-name="Standard">"secretly"<text:tab/>1</text:p>
      <text:p text:style-name="Standard">"seem"<text:tab/>17</text:p>
      <text:p text:style-name="Standard">"seized"<text:tab/>10</text:p>
      <text:p text:style-name="Standard">"seldom"<text:tab/>6</text:p>
      <text:p text:style-name="Standard">"selections"<text:tab/>1</text:p>
      <text:p text:style-name="Standard">"self"<text:tab/>13</text:p>
      <text:p text:style-name="Standard">"send"<text:tab/>14</text:p>
      <text:p text:style-name="Standard">"sending"<text:tab/>2</text:p>
      <text:p text:style-name="Standard">"sensational"<text:tab/>3</text:p>
      <text:p text:style-name="Standard">"sensationalism"<text:tab/>2</text:p>
      <text:p text:style-name="Standard">"separated"<text:tab/>2</text:p>
      <text:p text:style-name="Standard">"september"<text:tab/>1</text:p>
      <text:p text:style-name="Standard">"serpent"<text:tab/>1</text:p>
      <text:p text:style-name="Standard">"served"<text:tab/>6</text:p>
      <text:p text:style-name="Standard">"serves"<text:tab/>2</text:p>
      <text:p text:style-name="Standard">"services"<text:tab/>4</text:p>
      <text:p text:style-name="Standard">"seven"<text:tab/>32</text:p>
      <text:p text:style-name="Standard">"several"<text:tab/>31</text:p>
      <text:p text:style-name="Standard">"severely"<text:tab/>2</text:p>
      <text:p text:style-name="Standard">"severn"<text:tab/>1</text:p>
      <text:p text:style-name="Standard">"sex"<text:tab/>1</text:p>
      <text:p text:style-name="Standard">"shaken"<text:tab/>4</text:p>
      <text:p text:style-name="Standard">"shan"<text:tab/>1</text:p>
      <text:p text:style-name="Standard">"shaped"<text:tab/>2</text:p>
      <text:p text:style-name="Standard">"shapeless"<text:tab/>2</text:p>
      <text:p text:style-name="Standard">"shattered"<text:tab/>6</text:p>
      <text:p text:style-name="Standard">"shave"<text:tab/>2</text:p>
      <text:p text:style-name="Standard"><text:soft-page-break/>"shaving"<text:tab/>1</text:p>
      <text:p text:style-name="Standard">"sheer"<text:tab/>2</text:p>
      <text:p text:style-name="Standard">"shelf"<text:tab/>5</text:p>
      <text:p text:style-name="Standard">"shelves"<text:tab/>2</text:p>
      <text:p text:style-name="Standard">"sherry"<text:tab/>2</text:p>
      <text:p text:style-name="Standard">"shilling"<text:tab/>1</text:p>
      <text:p text:style-name="Standard">"shiny"<text:tab/>4</text:p>
      <text:p text:style-name="Standard">"ship"<text:tab/>11</text:p>
      <text:p text:style-name="Standard">"shoe"<text:tab/>1</text:p>
      <text:p text:style-name="Standard">"sholtos"<text:tab/>1</text:p>
      <text:p text:style-name="Standard">"shopping"<text:tab/>1</text:p>
      <text:p text:style-name="Standard">"short"<text:tab/>22</text:p>
      <text:p text:style-name="Standard">"shortcomings"<text:tab/>1</text:p>
      <text:p text:style-name="Standard">"shorter"<text:tab/>2</text:p>
      <text:p text:style-name="Standard">"shot"<text:tab/>14</text:p>
      <text:p text:style-name="Standard">"shouldn"<text:tab/>1</text:p>
      <text:p text:style-name="Standard">"shoves"<text:tab/>1</text:p>
      <text:p text:style-name="Standard">"shrilly"<text:tab/>1</text:p>
      <text:p text:style-name="Standard">"shrimp"<text:tab/>1</text:p>
      <text:p text:style-name="Standard">"shutters"<text:tab/>10</text:p>
      <text:p text:style-name="Standard">"sick"<text:tab/>2</text:p>
      <text:p text:style-name="Standard">"side"<text:tab/>87</text:p>
      <text:p text:style-name="Standard">"sideboard"<text:tab/>6</text:p>
      <text:p text:style-name="Standard">"sidled"<text:tab/>1</text:p>
      <text:p text:style-name="Standard">"sighing"<text:tab/>1</text:p>
      <text:p text:style-name="Standard">"signed"<text:tab/>3</text:p>
      <text:p text:style-name="Standard">"significant"<text:tab/>1</text:p>
      <text:p text:style-name="Standard">"silhouette"<text:tab/>1</text:p>
      <text:p text:style-name="Standard">"sill"<text:tab/>6</text:p>
      <text:p text:style-name="Standard">"simon"<text:tab/>40</text:p>
      <text:p text:style-name="Standard">"since"<text:tab/>39</text:p>
      <text:p text:style-name="Standard">"singularly"<text:tab/>1</text:p>
      <text:p text:style-name="Standard">"sinking"<text:tab/>3</text:p>
      <text:p text:style-name="Standard">"sit"<text:tab/>17</text:p>
      <text:p text:style-name="Standard">"sits"<text:tab/>2</text:p>
      <text:p text:style-name="Standard">"sitting"<text:tab/>33</text:p>
      <text:p text:style-name="Standard">"situated"<text:tab/>2</text:p>
      <text:p text:style-name="Standard">"situation"<text:tab/>13</text:p>
      <text:p text:style-name="Standard">"skinned"<text:tab/>2</text:p>
      <text:p text:style-name="Standard">"skull"<text:tab/>1</text:p>
      <text:p text:style-name="Standard">"sleepless"<text:tab/>1</text:p>
      <text:p text:style-name="Standard">"sleeve"<text:tab/>5</text:p>
      <text:p text:style-name="Standard">"slighter"<text:tab/>1</text:p>
      <text:p text:style-name="Standard">"slink"<text:tab/>1</text:p>
      <text:p text:style-name="Standard">"slipped"<text:tab/>13</text:p>
      <text:p text:style-name="Standard">"slop"<text:tab/>1</text:p>
      <text:p text:style-name="Standard">"slurring"<text:tab/>1</text:p>
      <text:p text:style-name="Standard">"slut"<text:tab/>1</text:p>
      <text:p text:style-name="Standard">"smarter"<text:tab/>1</text:p>
      <text:p text:style-name="Standard">"smashed"<text:tab/>1</text:p>
      <text:p text:style-name="Standard">"smearing"<text:tab/>2</text:p>
      <text:p text:style-name="Standard">"smelling"<text:tab/>2</text:p>
      <text:p text:style-name="Standard"><text:soft-page-break/>"snake"<text:tab/>5</text:p>
      <text:p text:style-name="Standard">"snigger"<text:tab/>1</text:p>
      <text:p text:style-name="Standard">"so"<text:tab/>450</text:p>
      <text:p text:style-name="Standard">"socket"<text:tab/>1</text:p>
      <text:p text:style-name="Standard">"softer"<text:tab/>1</text:p>
      <text:p text:style-name="Standard">"solder"<text:tab/>1</text:p>
      <text:p text:style-name="Standard">"soled"<text:tab/>1</text:p>
      <text:p text:style-name="Standard">"solely"<text:tab/>1</text:p>
      <text:p text:style-name="Standard">"solemn"<text:tab/>2</text:p>
      <text:p text:style-name="Standard">"soles"<text:tab/>1</text:p>
      <text:p text:style-name="Standard">"some"<text:tab/>245</text:p>
      <text:p text:style-name="Standard">"son"<text:tab/>51</text:p>
      <text:p text:style-name="Standard">"sons"<text:tab/>1</text:p>
      <text:p text:style-name="Standard">"sore"<text:tab/>1</text:p>
      <text:p text:style-name="Standard">"sorrow"<text:tab/>3</text:p>
      <text:p text:style-name="Standard">"sorry"<text:tab/>10</text:p>
      <text:p text:style-name="Standard">"sort"<text:tab/>23</text:p>
      <text:p text:style-name="Standard">"soul"<text:tab/>10</text:p>
      <text:p text:style-name="Standard">"sounded"<text:tab/>2</text:p>
      <text:p text:style-name="Standard">"southern"<text:tab/>4</text:p>
      <text:p text:style-name="Standard">"sovereign"<text:tab/>5</text:p>
      <text:p text:style-name="Standard">"spared"<text:tab/>2</text:p>
      <text:p text:style-name="Standard">"spark"<text:tab/>3</text:p>
      <text:p text:style-name="Standard">"specified"<text:tab/>2</text:p>
      <text:p text:style-name="Standard">"sporadic"<text:tab/>1</text:p>
      <text:p text:style-name="Standard">"spread"<text:tab/>2</text:p>
      <text:p text:style-name="Standard">"spring"<text:tab/>6</text:p>
      <text:p text:style-name="Standard">"springing"<text:tab/>3</text:p>
      <text:p text:style-name="Standard">"springs"<text:tab/>1</text:p>
      <text:p text:style-name="Standard">"st"<text:tab/>81</text:p>
      <text:p text:style-name="Standard">"stalls"<text:tab/>3</text:p>
      <text:p text:style-name="Standard">"standing"<text:tab/>23</text:p>
      <text:p text:style-name="Standard">"starting"<text:tab/>4</text:p>
      <text:p text:style-name="Standard">"startling"<text:tab/>1</text:p>
      <text:p text:style-name="Standard">"state"<text:tab/>17</text:p>
      <text:p text:style-name="Standard">"staying"<text:tab/>4</text:p>
      <text:p text:style-name="Standard">"steep"<text:tab/>1</text:p>
      <text:p text:style-name="Standard">"stepped"<text:tab/>9</text:p>
      <text:p text:style-name="Standard">"stepping"<text:tab/>3</text:p>
      <text:p text:style-name="Standard">"sticking"<text:tab/>2</text:p>
      <text:p text:style-name="Standard">"stiff"<text:tab/>2</text:p>
      <text:p text:style-name="Standard">"stile"<text:tab/>2</text:p>
      <text:p text:style-name="Standard">"stirred"<text:tab/>1</text:p>
      <text:p text:style-name="Standard">"stoke"<text:tab/>11</text:p>
      <text:p text:style-name="Standard">"stoop"<text:tab/>1</text:p>
      <text:p text:style-name="Standard">"stoper"<text:tab/>6</text:p>
      <text:p text:style-name="Standard">"storm"<text:tab/>2</text:p>
      <text:p text:style-name="Standard">"stout"<text:tab/>7</text:p>
      <text:p text:style-name="Standard">"straggling"<text:tab/>1</text:p>
      <text:p text:style-name="Standard">"strangest"<text:tab/>1</text:p>
      <text:p text:style-name="Standard">"strength"<text:tab/>11</text:p>
      <text:p text:style-name="Standard">"stretch"<text:tab/>1</text:p>
      <text:p text:style-name="Standard"><text:soft-page-break/>"stroke"<text:tab/>2</text:p>
      <text:p text:style-name="Standard">"strong"<text:tab/>35</text:p>
      <text:p text:style-name="Standard">"struggle"<text:tab/>5</text:p>
      <text:p text:style-name="Standard">"stupidity"<text:tab/>1</text:p>
      <text:p text:style-name="Standard">"subduing"<text:tab/>1</text:p>
      <text:p text:style-name="Standard">"subscribe"<text:tab/>1</text:p>
      <text:p text:style-name="Standard">"suburb"<text:tab/>1</text:p>
      <text:p text:style-name="Standard">"succinct"<text:tab/>1</text:p>
      <text:p text:style-name="Standard">"sucked"<text:tab/>1</text:p>
      <text:p text:style-name="Standard">"sufficient"<text:tab/>6</text:p>
      <text:p text:style-name="Standard">"suggest"<text:tab/>8</text:p>
      <text:p text:style-name="Standard">"suggestive"<text:tab/>9</text:p>
      <text:p text:style-name="Standard">"suited"<text:tab/>3</text:p>
      <text:p text:style-name="Standard">"sulking"<text:tab/>1</text:p>
      <text:p text:style-name="Standard">"sum"<text:tab/>14</text:p>
      <text:p text:style-name="Standard">"summoned"<text:tab/>2</text:p>
      <text:p text:style-name="Standard">"sums"<text:tab/>3</text:p>
      <text:p text:style-name="Standard">"sunset"<text:tab/>1</text:p>
      <text:p text:style-name="Standard">"supposed"<text:tab/>1</text:p>
      <text:p text:style-name="Standard">"supposition"<text:tab/>1</text:p>
      <text:p text:style-name="Standard">"surface"<text:tab/>2</text:p>
      <text:p text:style-name="Standard">"surly"<text:tab/>1</text:p>
      <text:p text:style-name="Standard">"surpliced"<text:tab/>1</text:p>
      <text:p text:style-name="Standard">"surprise"<text:tab/>16</text:p>
      <text:p text:style-name="Standard">"survived"<text:tab/>1</text:p>
      <text:p text:style-name="Standard">"suspect"<text:tab/>2</text:p>
      <text:p text:style-name="Standard">"sutherland"<text:tab/>11</text:p>
      <text:p text:style-name="Standard">"swan"<text:tab/>2</text:p>
      <text:p text:style-name="Standard">"swash"<text:tab/>1</text:p>
      <text:p text:style-name="Standard">"sweetheart"<text:tab/>3</text:p>
      <text:p text:style-name="Standard">"sweetness"<text:tab/>1</text:p>
      <text:p text:style-name="Standard">"swore"<text:tab/>2</text:p>
      <text:p text:style-name="Standard">"syllables"<text:tab/>1</text:p>
      <text:p text:style-name="Standard">"sympathetic"<text:tab/>2</text:p>
      <text:p text:style-name="Standard">"symptoms"<text:tab/>2</text:p>
      <text:p text:style-name="Standard">"systematic"<text:tab/>1</text:p>
      <text:p text:style-name="Standard">"t"<text:tab/>97</text:p>
      <text:p text:style-name="Standard">"table"<text:tab/>51</text:p>
      <text:p text:style-name="Standard">"tags"<text:tab/>1</text:p>
      <text:p text:style-name="Standard">"tail"<text:tab/>6</text:p>
      <text:p text:style-name="Standard">"tailed"<text:tab/>1</text:p>
      <text:p text:style-name="Standard">"take"<text:tab/>79</text:p>
      <text:p text:style-name="Standard">"tallied"<text:tab/>1</text:p>
      <text:p text:style-name="Standard">"tangible"<text:tab/>1</text:p>
      <text:p text:style-name="Standard">"tangled"<text:tab/>4</text:p>
      <text:p text:style-name="Standard">"tapping"<text:tab/>5</text:p>
      <text:p text:style-name="Standard">"tassel"<text:tab/>1</text:p>
      <text:p text:style-name="Standard">"taste"<text:tab/>3</text:p>
      <text:p text:style-name="Standard">"tattoo"<text:tab/>1</text:p>
      <text:p text:style-name="Standard">"telegraph_"<text:tab/>1</text:p>
      <text:p text:style-name="Standard">"telephone"<text:tab/>1</text:p>
      <text:p text:style-name="Standard">"temple"<text:tab/>4</text:p>
      <text:p text:style-name="Standard"><text:soft-page-break/>"temptation"<text:tab/>2</text:p>
      <text:p text:style-name="Standard">"tenacious"<text:tab/>1</text:p>
      <text:p text:style-name="Standard">"tender"<text:tab/>3</text:p>
      <text:p text:style-name="Standard">"tenfold"<text:tab/>1</text:p>
      <text:p text:style-name="Standard">"tension"<text:tab/>3</text:p>
      <text:p text:style-name="Standard">"terms"<text:tab/>25</text:p>
      <text:p text:style-name="Standard">"terraced"<text:tab/>1</text:p>
      <text:p text:style-name="Standard">"terrible"<text:tab/>15</text:p>
      <text:p text:style-name="Standard">"terribly"<text:tab/>5</text:p>
      <text:p text:style-name="Standard">"terrified"<text:tab/>3</text:p>
      <text:p text:style-name="Standard">"thames"<text:tab/>1</text:p>
      <text:p text:style-name="Standard">"the"<text:tab/>5815</text:p>
      <text:p text:style-name="Standard">"their"<text:tab/>97</text:p>
      <text:p text:style-name="Standard">"then"<text:tab/>367</text:p>
      <text:p text:style-name="Standard">"theory"<text:tab/>9</text:p>
      <text:p text:style-name="Standard">"therein"<text:tab/>1</text:p>
      <text:p text:style-name="Standard">"thinks"<text:tab/>4</text:p>
      <text:p text:style-name="Standard">"thought"<text:tab/>77</text:p>
      <text:p text:style-name="Standard">"thoughtless"<text:tab/>1</text:p>
      <text:p text:style-name="Standard">"thousands"<text:tab/>3</text:p>
      <text:p text:style-name="Standard">"thread"<text:tab/>1</text:p>
      <text:p text:style-name="Standard">"threatening"<text:tab/>1</text:p>
      <text:p text:style-name="Standard">"thresholds"<text:tab/>1</text:p>
      <text:p text:style-name="Standard">"thrust"<text:tab/>11</text:p>
      <text:p text:style-name="Standard">"thumped"<text:tab/>1</text:p>
      <text:p text:style-name="Standard">"thursday"<text:tab/>2</text:p>
      <text:p text:style-name="Standard">"tickets"<text:tab/>2</text:p>
      <text:p text:style-name="Standard">"timbered"<text:tab/>1</text:p>
      <text:p text:style-name="Standard">"time"<text:tab/>151</text:p>
      <text:p text:style-name="Standard">"timid"<text:tab/>2</text:p>
      <text:p text:style-name="Standard">"tin"<text:tab/>1</text:p>
      <text:p text:style-name="Standard">"tinge"<text:tab/>1</text:p>
      <text:p text:style-name="Standard">"tire"<text:tab/>1</text:p>
      <text:p text:style-name="Standard">"toast"<text:tab/>1</text:p>
      <text:p text:style-name="Standard">"together"<text:tab/>35</text:p>
      <text:p text:style-name="Standard">"token"<text:tab/>1</text:p>
      <text:p text:style-name="Standard">"tongs"<text:tab/>1</text:p>
      <text:p text:style-name="Standard">"tool"<text:tab/>1</text:p>
      <text:p text:style-name="Standard">"topped"<text:tab/>1</text:p>
      <text:p text:style-name="Standard">"torn"<text:tab/>4</text:p>
      <text:p text:style-name="Standard">"tossing"<text:tab/>2</text:p>
      <text:p text:style-name="Standard">"tottering"<text:tab/>1</text:p>
      <text:p text:style-name="Standard">"tout_"<text:tab/>2</text:p>
      <text:p text:style-name="Standard">"town"<text:tab/>23</text:p>
      <text:p text:style-name="Standard">"traced"<text:tab/>6</text:p>
      <text:p text:style-name="Standard">"traces"<text:tab/>12</text:p>
      <text:p text:style-name="Standard">"trademark"<text:tab/>14</text:p>
      <text:p text:style-name="Standard">"trafalgar"<text:tab/>1</text:p>
      <text:p text:style-name="Standard">"trail"<text:tab/>1</text:p>
      <text:p text:style-name="Standard">"trained"<text:tab/>4</text:p>
      <text:p text:style-name="Standard">"trains"<text:tab/>1</text:p>
      <text:p text:style-name="Standard">"transcribe"<text:tab/>1</text:p>
      <text:p text:style-name="Standard"><text:soft-page-break/>"transferred"<text:tab/>2</text:p>
      <text:p text:style-name="Standard">"transformed"<text:tab/>1</text:p>
      <text:p text:style-name="Standard">"travelling"<text:tab/>2</text:p>
      <text:p text:style-name="Standard">"treasure"<text:tab/>4</text:p>
      <text:p text:style-name="Standard">"treatises"<text:tab/>1</text:p>
      <text:p text:style-name="Standard">"treatment"<text:tab/>2</text:p>
      <text:p text:style-name="Standard">"trepoff"<text:tab/>1</text:p>
      <text:p text:style-name="Standard">"trespasser"<text:tab/>1</text:p>
      <text:p text:style-name="Standard">"triangular"<text:tab/>1</text:p>
      <text:p text:style-name="Standard">"tricky"<text:tab/>1</text:p>
      <text:p text:style-name="Standard">"trifling"<text:tab/>4</text:p>
      <text:p text:style-name="Standard">"trincomalee"<text:tab/>1</text:p>
      <text:p text:style-name="Standard">"trivial"<text:tab/>9</text:p>
      <text:p text:style-name="Standard">"trove"<text:tab/>1</text:p>
      <text:p text:style-name="Standard">"try"<text:tab/>8</text:p>
      <text:p text:style-name="Standard">"tug"<text:tab/>1</text:p>
      <text:p text:style-name="Standard">"tumbled"<text:tab/>1</text:p>
      <text:p text:style-name="Standard">"tunnel"<text:tab/>2</text:p>
      <text:p text:style-name="Standard">"turner"<text:tab/>22</text:p>
      <text:p text:style-name="Standard">"twentieth"<text:tab/>2</text:p>
      <text:p text:style-name="Standard">"twice"<text:tab/>16</text:p>
      <text:p text:style-name="Standard">"twins"<text:tab/>2</text:p>
      <text:p text:style-name="Standard">"twisted"<text:tab/>10</text:p>
      <text:p text:style-name="Standard">"twitter"<text:tab/>1</text:p>
      <text:p text:style-name="Standard">"two"<text:tab/>148</text:p>
      <text:p text:style-name="Standard">"twopence"<text:tab/>2</text:p>
      <text:p text:style-name="Standard">"tying"<text:tab/>1</text:p>
      <text:p text:style-name="Standard">"types"<text:tab/>1</text:p>
      <text:p text:style-name="Standard">"typewritten"<text:tab/>6</text:p>
      <text:p text:style-name="Standard">"ulsters"<text:tab/>1</text:p>
      <text:p text:style-name="Standard">"unburned"<text:tab/>1</text:p>
      <text:p text:style-name="Standard">"unbuttoned"<text:tab/>1</text:p>
      <text:p text:style-name="Standard">"uncle"<text:tab/>19</text:p>
      <text:p text:style-name="Standard">"uncongenial"<text:tab/>1</text:p>
      <text:p text:style-name="Standard">"uncouth"<text:tab/>1</text:p>
      <text:p text:style-name="Standard">"underground"<text:tab/>2</text:p>
      <text:p text:style-name="Standard">"undue"<text:tab/>1</text:p>
      <text:p text:style-name="Standard">"uneasiness"<text:tab/>2</text:p>
      <text:p text:style-name="Standard">"unfeigned"<text:tab/>1</text:p>
      <text:p text:style-name="Standard">"unfettered"<text:tab/>1</text:p>
      <text:p text:style-name="Standard">"unimportant"<text:tab/>1</text:p>
      <text:p text:style-name="Standard">"unknown"<text:tab/>5</text:p>
      <text:p text:style-name="Standard">"unlink"<text:tab/>1</text:p>
      <text:p text:style-name="Standard">"unnecessary"<text:tab/>4</text:p>
      <text:p text:style-name="Standard">"unofficial"<text:tab/>1</text:p>
      <text:p text:style-name="Standard">"unpack"<text:tab/>1</text:p>
      <text:p text:style-name="Standard">"unpleasant"<text:tab/>6</text:p>
      <text:p text:style-name="Standard">"unwise"<text:tab/>1</text:p>
      <text:p text:style-name="Standard">"unwound"<text:tab/>1</text:p>
      <text:p text:style-name="Standard">"upstairs"<text:tab/>11</text:p>
      <text:p text:style-name="Standard">"urged"<text:tab/>2</text:p>
      <text:p text:style-name="Standard">"urging"<text:tab/>1</text:p>
      <text:p text:style-name="Standard"><text:soft-page-break/>"using"<text:tab/>10</text:p>
      <text:p text:style-name="Standard">"uttered"<text:tab/>3</text:p>
      <text:p text:style-name="Standard">"uttering"<text:tab/>1</text:p>
      <text:p text:style-name="Standard">"vacancies"<text:tab/>2</text:p>
      <text:p text:style-name="Standard">"vacant"<text:tab/>1</text:p>
      <text:p text:style-name="Standard">"vagabonds"<text:tab/>1</text:p>
      <text:p text:style-name="Standard">"valet"<text:tab/>1</text:p>
      <text:p text:style-name="Standard">"vanished"<text:tab/>10</text:p>
      <text:p text:style-name="Standard">"vanishes"<text:tab/>1</text:p>
      <text:p text:style-name="Standard">"vehicle"<text:tab/>1</text:p>
      <text:p text:style-name="Standard">"velvet"<text:tab/>2</text:p>
      <text:p text:style-name="Standard">"ventilate"<text:tab/>1</text:p>
      <text:p text:style-name="Standard">"vestas"<text:tab/>1</text:p>
      <text:p text:style-name="Standard">"victim"<text:tab/>5</text:p>
      <text:p text:style-name="Standard">"victory"<text:tab/>1</text:p>
      <text:p text:style-name="Standard">"villains"<text:tab/>1</text:p>
      <text:p text:style-name="Standard">"vincent"<text:tab/>5</text:p>
      <text:p text:style-name="Standard">"violent"<text:tab/>7</text:p>
      <text:p text:style-name="Standard">"violin"<text:tab/>4</text:p>
      <text:p text:style-name="Standard">"visiting"<text:tab/>1</text:p>
      <text:p text:style-name="Standard">"vitriol"<text:tab/>1</text:p>
      <text:p text:style-name="Standard">"vote"<text:tab/>1</text:p>
      <text:p text:style-name="Standard">"voters"<text:tab/>1</text:p>
      <text:p text:style-name="Standard">"wadding"<text:tab/>1</text:p>
      <text:p text:style-name="Standard">"wages"<text:tab/>3</text:p>
      <text:p text:style-name="Standard">"wagon"<text:tab/>1</text:p>
      <text:p text:style-name="Standard">"wagons"<text:tab/>1</text:p>
      <text:p text:style-name="Standard">"walk"<text:tab/>15</text:p>
      <text:p text:style-name="Standard">"walking"<text:tab/>14</text:p>
      <text:p text:style-name="Standard">"wallenstein"<text:tab/>1</text:p>
      <text:p text:style-name="Standard">"wallowed"<text:tab/>1</text:p>
      <text:p text:style-name="Standard">"warmed"<text:tab/>1</text:p>
      <text:p text:style-name="Standard">"warren"<text:tab/>1</text:p>
      <text:p text:style-name="Standard">"was"<text:tab/>1412</text:p>
      <text:p text:style-name="Standard">"wasn"<text:tab/>3</text:p>
      <text:p text:style-name="Standard">"watch"<text:tab/>10</text:p>
      <text:p text:style-name="Standard">"waterloo"<text:tab/>8</text:p>
      <text:p text:style-name="Standard">"waterproof"<text:tab/>2</text:p>
      <text:p text:style-name="Standard">"waved"<text:tab/>4</text:p>
      <text:p text:style-name="Standard">"waves"<text:tab/>1</text:p>
      <text:p text:style-name="Standard">"wax"<text:tab/>2</text:p>
      <text:p text:style-name="Standard">"weaken"<text:tab/>1</text:p>
      <text:p text:style-name="Standard">"weakening"<text:tab/>1</text:p>
      <text:p text:style-name="Standard">"wealth"<text:tab/>3</text:p>
      <text:p text:style-name="Standard">"weapon"<text:tab/>8</text:p>
      <text:p text:style-name="Standard">"wear"<text:tab/>9</text:p>
      <text:p text:style-name="Standard">"weather"<text:tab/>6</text:p>
      <text:p text:style-name="Standard">"weaver"<text:tab/>1</text:p>
      <text:p text:style-name="Standard">"wee"<text:tab/>1</text:p>
      <text:p text:style-name="Standard">"weed"<text:tab/>1</text:p>
      <text:p text:style-name="Standard">"well"<text:tab/>201</text:p>
      <text:p text:style-name="Standard">"went"<text:tab/>68</text:p>
      <text:p text:style-name="Standard"><text:soft-page-break/>"west"<text:tab/>13</text:p>
      <text:p text:style-name="Standard">"westaway"<text:tab/>2</text:p>
      <text:p text:style-name="Standard">"wet"<text:tab/>4</text:p>
      <text:p text:style-name="Standard">"wharves"<text:tab/>2</text:p>
      <text:p text:style-name="Standard">"what"<text:tab/>391</text:p>
      <text:p text:style-name="Standard">"wheeler"<text:tab/>4</text:p>
      <text:p text:style-name="Standard">"whishing"<text:tab/>1</text:p>
      <text:p text:style-name="Standard">"whiskers"<text:tab/>7</text:p>
      <text:p text:style-name="Standard">"whistle"<text:tab/>10</text:p>
      <text:p text:style-name="Standard">"white"<text:tab/>29</text:p>
      <text:p text:style-name="Standard">"whiten"<text:tab/>1</text:p>
      <text:p text:style-name="Standard">"whither"<text:tab/>1</text:p>
      <text:p text:style-name="Standard">"whoa"<text:tab/>2</text:p>
      <text:p text:style-name="Standard">"whoever"<text:tab/>3</text:p>
      <text:p text:style-name="Standard">"whose"<text:tab/>23</text:p>
      <text:p text:style-name="Standard">"whoso"<text:tab/>1</text:p>
      <text:p text:style-name="Standard">"wickedness"<text:tab/>2</text:p>
      <text:p text:style-name="Standard">"wicker"<text:tab/>1</text:p>
      <text:p text:style-name="Standard">"willing"<text:tab/>5</text:p>
      <text:p text:style-name="Standard">"wines"<text:tab/>1</text:p>
      <text:p text:style-name="Standard">"wink"<text:tab/>2</text:p>
      <text:p text:style-name="Standard">"winter"<text:tab/>1</text:p>
      <text:p text:style-name="Standard">"wintry"<text:tab/>1</text:p>
      <text:p text:style-name="Standard">"wisp"<text:tab/>1</text:p>
      <text:p text:style-name="Standard">"without"<text:tab/>81</text:p>
      <text:p text:style-name="Standard">"witnesses"<text:tab/>1</text:p>
      <text:p text:style-name="Standard">"women"<text:tab/>8</text:p>
      <text:p text:style-name="Standard">"wonder"<text:tab/>12</text:p>
      <text:p text:style-name="Standard">"wondering"<text:tab/>5</text:p>
      <text:p text:style-name="Standard">"wont"<text:tab/>2</text:p>
      <text:p text:style-name="Standard">"wood"<text:tab/>13</text:p>
      <text:p text:style-name="Standard">"work"<text:tab/>92</text:p>
      <text:p text:style-name="Standard">"worse"<text:tab/>5</text:p>
      <text:p text:style-name="Standard">"worst"<text:tab/>3</text:p>
      <text:p text:style-name="Standard">"worthy"<text:tab/>2</text:p>
      <text:p text:style-name="Standard">"would"<text:tab/>327</text:p>
      <text:p text:style-name="Standard">"wouldn"<text:tab/>7</text:p>
      <text:p text:style-name="Standard">"wrapped"<text:tab/>4</text:p>
      <text:p text:style-name="Standard">"wreck"<text:tab/>2</text:p>
      <text:p text:style-name="Standard">"wrinkled"<text:tab/>4</text:p>
      <text:p text:style-name="Standard">"wrinkles"<text:tab/>2</text:p>
      <text:p text:style-name="Standard">"write"<text:tab/>9</text:p>
      <text:p text:style-name="Standard">"writes"<text:tab/>1</text:p>
      <text:p text:style-name="Standard">"wrongfully"<text:tab/>2</text:p>
      <text:p text:style-name="Standard">"yellow"<text:tab/>15</text:p>
      <text:p text:style-name="Standard">"younger"<text:tab/>3</text:p>
      <text:p text:style-name="Standard">"10"<text:tab/>1</text:p>
      <text:p text:style-name="Standard">"10th"<text:tab/>1</text:p>
      <text:p text:style-name="Standard">"120"<text:tab/>2</text:p>
      <text:p text:style-name="Standard">"15"<text:tab/>4</text:p>
      <text:p text:style-name="Standard">"1883"<text:tab/>2</text:p>
      <text:p text:style-name="Standard">"1888"<text:tab/>1</text:p>
      <text:p text:style-name="Standard"><text:soft-page-break/>"221b"<text:tab/>1</text:p>
      <text:p text:style-name="Standard">"29"<text:tab/>1</text:p>
      <text:p text:style-name="Standard">"4"<text:tab/>11</text:p>
      <text:p text:style-name="Standard">"4\u00bd"<text:tab/>1</text:p>
      <text:p text:style-name="Standard">"4_d_"<text:tab/>1</text:p>
      <text:p text:style-name="Standard">"4th"<text:tab/>2</text:p>
      <text:p text:style-name="Standard">"60"<text:tab/>3</text:p>
      <text:p text:style-name="Standard">"83"<text:tab/>2</text:p>
      <text:p text:style-name="Standard">"88"<text:tab/>1</text:p>
      <text:p text:style-name="Standard">"9"<text:tab/>4</text:p>
      <text:p text:style-name="Standard">"9th"<text:tab/>2</text:p>
      <text:p text:style-name="Standard">"_can_"<text:tab/>1</text:p>
      <text:p text:style-name="Standard">"_causes"<text:tab/>1</text:p>
      <text:p text:style-name="Standard">"_encyclop\u00e6dia_"<text:tab/>2</text:p>
      <text:p text:style-name="Standard">"_m\u00e9tier_"<text:tab/>1</text:p>
      <text:p text:style-name="Standard">"_omne"<text:tab/>1</text:p>
      <text:p text:style-name="Standard">"_the_"<text:tab/>3</text:p>
      <text:p text:style-name="Standard">"a"<text:tab/>2700</text:p>
      <text:p text:style-name="Standard">"abide"<text:tab/>1</text:p>
      <text:p text:style-name="Standard">"abnormally"<text:tab/>1</text:p>
      <text:p text:style-name="Standard">"abrupt"<text:tab/>1</text:p>
      <text:p text:style-name="Standard">"abruptly"<text:tab/>2</text:p>
      <text:p text:style-name="Standard">"absolute"<text:tab/>15</text:p>
      <text:p text:style-name="Standard">"absolved"<text:tab/>1</text:p>
      <text:p text:style-name="Standard">"absorbing"<text:tab/>1</text:p>
      <text:p text:style-name="Standard">"abstracted"<text:tab/>4</text:p>
      <text:p text:style-name="Standard">"accept"<text:tab/>5</text:p>
      <text:p text:style-name="Standard">"accomplish"<text:tab/>1</text:p>
      <text:p text:style-name="Standard">"accomplishment"<text:tab/>1</text:p>
      <text:p text:style-name="Standard">"accordance"<text:tab/>2</text:p>
      <text:p text:style-name="Standard">"accounts"<text:tab/>3</text:p>
      <text:p text:style-name="Standard">"accumulation"<text:tab/>1</text:p>
      <text:p text:style-name="Standard">"accuser"<text:tab/>1</text:p>
      <text:p text:style-name="Standard">"achieved"<text:tab/>1</text:p>
      <text:p text:style-name="Standard">"acres"<text:tab/>2</text:p>
      <text:p text:style-name="Standard">"act"<text:tab/>6</text:p>
      <text:p text:style-name="Standard">"actress"<text:tab/>1</text:p>
      <text:p text:style-name="Standard">"acts"<text:tab/>1</text:p>
      <text:p text:style-name="Standard">"actual"<text:tab/>2</text:p>
      <text:p text:style-name="Standard">"add"<text:tab/>3</text:p>
      <text:p text:style-name="Standard">"addicted"<text:tab/>1</text:p>
      <text:p text:style-name="Standard">"additional"<text:tab/>3</text:p>
      <text:p text:style-name="Standard">"address"<text:tab/>26</text:p>
      <text:p text:style-name="Standard">"adds"<text:tab/>1</text:p>
      <text:p text:style-name="Standard">"adhesive"<text:tab/>1</text:p>
      <text:p text:style-name="Standard">"adjective"<text:tab/>1</text:p>
      <text:p text:style-name="Standard">"admirers"<text:tab/>1</text:p>
      <text:p text:style-name="Standard">"adopted"<text:tab/>2</text:p>
      <text:p text:style-name="Standard">"advance"<text:tab/>6</text:p>
      <text:p text:style-name="Standard">"advancing"<text:tab/>1</text:p>
      <text:p text:style-name="Standard">"advantage"<text:tab/>6</text:p>
      <text:p text:style-name="Standard">"adventures"<text:tab/>10</text:p>
      <text:p text:style-name="Standard"><text:soft-page-break/>"advertised"<text:tab/>3</text:p>
      <text:p text:style-name="Standard">"advertising"<text:tab/>2</text:p>
      <text:p text:style-name="Standard">"advocate"<text:tab/>1</text:p>
      <text:p text:style-name="Standard">"afternoon"<text:tab/>17</text:p>
      <text:p text:style-name="Standard">"agree"<text:tab/>11</text:p>
      <text:p text:style-name="Standard">"aid"<text:tab/>7</text:p>
      <text:p text:style-name="Standard">"aisle"<text:tab/>1</text:p>
      <text:p text:style-name="Standard">"alas"<text:tab/>3</text:p>
      <text:p text:style-name="Standard">"albert"<text:tab/>3</text:p>
      <text:p text:style-name="Standard">"aldershot"<text:tab/>1</text:p>
      <text:p text:style-name="Standard">"alert"<text:tab/>1</text:p>
      <text:p text:style-name="Standard">"allied"<text:tab/>1</text:p>
      <text:p text:style-name="Standard">"allowed"<text:tab/>9</text:p>
      <text:p text:style-name="Standard">"allowing"<text:tab/>1</text:p>
      <text:p text:style-name="Standard">"allusion"<text:tab/>4</text:p>
      <text:p text:style-name="Standard">"aloysius"<text:tab/>5</text:p>
      <text:p text:style-name="Standard">"alter"<text:tab/>1</text:p>
      <text:p text:style-name="Standard">"alteration"<text:tab/>1</text:p>
      <text:p text:style-name="Standard">"alterations"<text:tab/>1</text:p>
      <text:p text:style-name="Standard">"alternation"<text:tab/>1</text:p>
      <text:p text:style-name="Standard">"although"<text:tab/>10</text:p>
      <text:p text:style-name="Standard">"amazement"<text:tab/>1</text:p>
      <text:p text:style-name="Standard">"amiss"<text:tab/>2</text:p>
      <text:p text:style-name="Standard">"amplifying"<text:tab/>1</text:p>
      <text:p text:style-name="Standard">"amused"<text:tab/>2</text:p>
      <text:p text:style-name="Standard">"an"<text:tab/>338</text:p>
      <text:p text:style-name="Standard">"analytical"<text:tab/>2</text:p>
      <text:p text:style-name="Standard">"and"<text:tab/>3085</text:p>
      <text:p text:style-name="Standard">"anderson_"<text:tab/>1</text:p>
      <text:p text:style-name="Standard">"announcement"<text:tab/>3</text:p>
      <text:p text:style-name="Standard">"annual"<text:tab/>1</text:p>
      <text:p text:style-name="Standard">"antecedents"<text:tab/>1</text:p>
      <text:p text:style-name="Standard">"apart"<text:tab/>2</text:p>
      <text:p text:style-name="Standard">"apparition"<text:tab/>1</text:p>
      <text:p text:style-name="Standard">"appeals"<text:tab/>1</text:p>
      <text:p text:style-name="Standard">"applicant"<text:tab/>1</text:p>
      <text:p text:style-name="Standard">"approached"<text:tab/>7</text:p>
      <text:p text:style-name="Standard">"approaching"<text:tab/>4</text:p>
      <text:p text:style-name="Standard">"approvingly"<text:tab/>1</text:p>
      <text:p text:style-name="Standard">"april"<text:tab/>2</text:p>
      <text:p text:style-name="Standard">"archery"<text:tab/>1</text:p>
      <text:p text:style-name="Standard">"architecture"<text:tab/>1</text:p>
      <text:p text:style-name="Standard">"are"<text:tab/>358</text:p>
      <text:p text:style-name="Standard">"aright"<text:tab/>1</text:p>
      <text:p text:style-name="Standard">"aristocratic"<text:tab/>3</text:p>
      <text:p text:style-name="Standard">"armed"<text:tab/>2</text:p>
      <text:p text:style-name="Standard">"armitage"<text:tab/>3</text:p>
      <text:p text:style-name="Standard">"around"<text:tab/>3</text:p>
      <text:p text:style-name="Standard">"aroused"<text:tab/>3</text:p>
      <text:p text:style-name="Standard">"arrested"<text:tab/>9</text:p>
      <text:p text:style-name="Standard">"arrive"<text:tab/>2</text:p>
      <text:p text:style-name="Standard">"art"<text:tab/>5</text:p>
      <text:p text:style-name="Standard"><text:soft-page-break/>"article"<text:tab/>4</text:p>
      <text:p text:style-name="Standard">"as"<text:tab/>862</text:p>
      <text:p text:style-name="Standard">"ascii"<text:tab/>2</text:p>
      <text:p text:style-name="Standard">"asleep"<text:tab/>5</text:p>
      <text:p text:style-name="Standard">"assaulted"<text:tab/>1</text:p>
      <text:p text:style-name="Standard">"assume"<text:tab/>2</text:p>
      <text:p text:style-name="Standard">"assure"<text:tab/>7</text:p>
      <text:p text:style-name="Standard">"assuredly"<text:tab/>1</text:p>
      <text:p text:style-name="Standard">"attainments"<text:tab/>1</text:p>
      <text:p text:style-name="Standard">"attended"<text:tab/>1</text:p>
      <text:p text:style-name="Standard">"attention"<text:tab/>24</text:p>
      <text:p text:style-name="Standard">"attentions"<text:tab/>3</text:p>
      <text:p text:style-name="Standard">"australian"<text:tab/>3</text:p>
      <text:p text:style-name="Standard">"australians"<text:tab/>1</text:p>
      <text:p text:style-name="Standard">"author"<text:tab/>1</text:p>
      <text:p text:style-name="Standard">"authorities"<text:tab/>3</text:p>
      <text:p text:style-name="Standard">"authority"<text:tab/>1</text:p>
      <text:p text:style-name="Standard">"avenue"<text:tab/>6</text:p>
      <text:p text:style-name="Standard">"average"<text:tab/>3</text:p>
      <text:p text:style-name="Standard">"aversion"<text:tab/>2</text:p>
      <text:p text:style-name="Standard">"avert"<text:tab/>3</text:p>
      <text:p text:style-name="Standard">"avoid"<text:tab/>3</text:p>
      <text:p text:style-name="Standard">"awake"<text:tab/>4</text:p>
      <text:p text:style-name="Standard">"azure"<text:tab/>1</text:p>
      <text:p text:style-name="Standard">"bachelor"<text:tab/>8</text:p>
      <text:p text:style-name="Standard">"baffled"<text:tab/>3</text:p>
      <text:p text:style-name="Standard">"baits"<text:tab/>1</text:p>
      <text:p text:style-name="Standard">"balls"<text:tab/>1</text:p>
      <text:p text:style-name="Standard">"bandy"<text:tab/>1</text:p>
      <text:p text:style-name="Standard">"banged"<text:tab/>1</text:p>
      <text:p text:style-name="Standard">"bank"<text:tab/>14</text:p>
      <text:p text:style-name="Standard">"barred"<text:tab/>7</text:p>
      <text:p text:style-name="Standard">"barricade"<text:tab/>1</text:p>
      <text:p text:style-name="Standard">"based"<text:tab/>2</text:p>
      <text:p text:style-name="Standard">"basket"<text:tab/>3</text:p>
      <text:p text:style-name="Standard">"battered"<text:tab/>3</text:p>
      <text:p text:style-name="Standard">"baying"<text:tab/>1</text:p>
      <text:p text:style-name="Standard">"beads"<text:tab/>1</text:p>
      <text:p text:style-name="Standard">"bearded"<text:tab/>1</text:p>
      <text:p text:style-name="Standard">"beat"<text:tab/>5</text:p>
      <text:p text:style-name="Standard">"beauties"<text:tab/>1</text:p>
      <text:p text:style-name="Standard">"beautiful"<text:tab/>11</text:p>
      <text:p text:style-name="Standard">"beckoning"<text:tab/>2</text:p>
      <text:p text:style-name="Standard">"become"<text:tab/>10</text:p>
      <text:p text:style-name="Standard">"beef"<text:tab/>3</text:p>
      <text:p text:style-name="Standard">"befall"<text:tab/>2</text:p>
      <text:p text:style-name="Standard">"beg"<text:tab/>12</text:p>
      <text:p text:style-name="Standard">"believed"<text:tab/>3</text:p>
      <text:p text:style-name="Standard">"believing"<text:tab/>1</text:p>
      <text:p text:style-name="Standard">"belonged"<text:tab/>2</text:p>
      <text:p text:style-name="Standard">"benefactor"<text:tab/>3</text:p>
      <text:p text:style-name="Standard">"bigger"<text:tab/>1</text:p>
      <text:p text:style-name="Standard"><text:soft-page-break/>"bile"<text:tab/>1</text:p>
      <text:p text:style-name="Standard">"bird"<text:tab/>24</text:p>
      <text:p text:style-name="Standard">"blackguard"<text:tab/>1</text:p>
      <text:p text:style-name="Standard">"blanche_"<text:tab/>2</text:p>
      <text:p text:style-name="Standard">"blanched"<text:tab/>1</text:p>
      <text:p text:style-name="Standard">"blasted"<text:tab/>1</text:p>
      <text:p text:style-name="Standard">"blaze"<text:tab/>2</text:p>
      <text:p text:style-name="Standard">"bleak"<text:tab/>1</text:p>
      <text:p text:style-name="Standard">"bled"<text:tab/>1</text:p>
      <text:p text:style-name="Standard">"blind"<text:tab/>4</text:p>
      <text:p text:style-name="Standard">"bloc_"<text:tab/>1</text:p>
      <text:p text:style-name="Standard">"bloodless"<text:tab/>2</text:p>
      <text:p text:style-name="Standard">"bloody"<text:tab/>1</text:p>
      <text:p text:style-name="Standard">"blotted"<text:tab/>1</text:p>
      <text:p text:style-name="Standard">"blown"<text:tab/>1</text:p>
      <text:p text:style-name="Standard">"blows"<text:tab/>3</text:p>
      <text:p text:style-name="Standard">"blur"<text:tab/>1</text:p>
      <text:p text:style-name="Standard">"boat"<text:tab/>4</text:p>
      <text:p text:style-name="Standard">"bob"<text:tab/>1</text:p>
      <text:p text:style-name="Standard">"bold"<text:tab/>1</text:p>
      <text:p text:style-name="Standard">"bolted"<text:tab/>1</text:p>
      <text:p text:style-name="Standard">"book"<text:tab/>10</text:p>
      <text:p text:style-name="Standard">"boone"<text:tab/>8</text:p>
      <text:p text:style-name="Standard">"boots"<text:tab/>17</text:p>
      <text:p text:style-name="Standard">"bought"<text:tab/>6</text:p>
      <text:p text:style-name="Standard">"bound"<text:tab/>9</text:p>
      <text:p text:style-name="Standard">"boundary"<text:tab/>1</text:p>
      <text:p text:style-name="Standard">"bowls"<text:tab/>1</text:p>
      <text:p text:style-name="Standard">"boyish"<text:tab/>1</text:p>
      <text:p text:style-name="Standard">"braced"<text:tab/>2</text:p>
      <text:p text:style-name="Standard">"brains"<text:tab/>3</text:p>
      <text:p text:style-name="Standard">"branches"<text:tab/>3</text:p>
      <text:p text:style-name="Standard">"breaches"<text:tab/>1</text:p>
      <text:p text:style-name="Standard">"breakfasts"<text:tab/>1</text:p>
      <text:p text:style-name="Standard">"brickish"<text:tab/>1</text:p>
      <text:p text:style-name="Standard">"briefly"<text:tab/>2</text:p>
      <text:p text:style-name="Standard">"brims"<text:tab/>1</text:p>
      <text:p text:style-name="Standard">"briony"<text:tab/>11</text:p>
      <text:p text:style-name="Standard">"brixton"<text:tab/>6</text:p>
      <text:p text:style-name="Standard">"broke"<text:tab/>14</text:p>
      <text:p text:style-name="Standard">"brow"<text:tab/>6</text:p>
      <text:p text:style-name="Standard">"brownish"<text:tab/>1</text:p>
      <text:p text:style-name="Standard">"brushed"<text:tab/>3</text:p>
      <text:p text:style-name="Standard">"brute"<text:tab/>3</text:p>
      <text:p text:style-name="Standard">"bulky"<text:tab/>4</text:p>
      <text:p text:style-name="Standard">"bullion"<text:tab/>2</text:p>
      <text:p text:style-name="Standard">"bundle"<text:tab/>5</text:p>
      <text:p text:style-name="Standard">"bureau"<text:tab/>9</text:p>
      <text:p text:style-name="Standard">"burglars"<text:tab/>1</text:p>
      <text:p text:style-name="Standard">"burning"<text:tab/>5</text:p>
      <text:p text:style-name="Standard">"business"<text:tab/>74</text:p>
      <text:p text:style-name="Standard">"busybody"<text:tab/>1</text:p>
      <text:p text:style-name="Standard"><text:soft-page-break/>"butler"<text:tab/>2</text:p>
      <text:p text:style-name="Standard">"butt"<text:tab/>2</text:p>
      <text:p text:style-name="Standard">"buttoned"<text:tab/>5</text:p>
      <text:p text:style-name="Standard">"buying"<text:tab/>1</text:p>
      <text:p text:style-name="Standard">"buzzing"<text:tab/>1</text:p>
      <text:p text:style-name="Standard">"cadaverous"<text:tab/>1</text:p>
      <text:p text:style-name="Standard">"calculate"<text:tab/>1</text:p>
      <text:p text:style-name="Standard">"call"<text:tab/>43</text:p>
      <text:p text:style-name="Standard">"calmly"<text:tab/>3</text:p>
      <text:p text:style-name="Standard">"camera"<text:tab/>1</text:p>
      <text:p text:style-name="Standard">"camp"<text:tab/>5</text:p>
      <text:p text:style-name="Standard">"cane"<text:tab/>3</text:p>
      <text:p text:style-name="Standard">"cannon"<text:tab/>1</text:p>
      <text:p text:style-name="Standard">"capable"<text:tab/>5</text:p>
      <text:p text:style-name="Standard">"capacity"<text:tab/>2</text:p>
      <text:p text:style-name="Standard">"captured"<text:tab/>1</text:p>
      <text:p text:style-name="Standard">"caraffe"<text:tab/>1</text:p>
      <text:p text:style-name="Standard">"cared"<text:tab/>3</text:p>
      <text:p text:style-name="Standard">"cares"<text:tab/>1</text:p>
      <text:p text:style-name="Standard">"carts"<text:tab/>1</text:p>
      <text:p text:style-name="Standard">"case"<text:tab/>117</text:p>
      <text:p text:style-name="Standard">"cast"<text:tab/>5</text:p>
      <text:p text:style-name="Standard">"cat"<text:tab/>3</text:p>
      <text:p text:style-name="Standard">"catastrophe"<text:tab/>2</text:p>
      <text:p text:style-name="Standard">"cellar"<text:tab/>15</text:p>
      <text:p text:style-name="Standard">"cells"<text:tab/>2</text:p>
      <text:p text:style-name="Standard">"central"<text:tab/>4</text:p>
      <text:p text:style-name="Standard">"chairman"<text:tab/>2</text:p>
      <text:p text:style-name="Standard">"chap"<text:tab/>2</text:p>
      <text:p text:style-name="Standard">"chapter"<text:tab/>1</text:p>
      <text:p text:style-name="Standard">"charged"<text:tab/>3</text:p>
      <text:p text:style-name="Standard">"charges"<text:tab/>1</text:p>
      <text:p text:style-name="Standard">"charitable"<text:tab/>1</text:p>
      <text:p text:style-name="Standard">"charles"<text:tab/>1</text:p>
      <text:p text:style-name="Standard">"chase"<text:tab/>5</text:p>
      <text:p text:style-name="Standard">"chasing"<text:tab/>1</text:p>
      <text:p text:style-name="Standard">"chatted"<text:tab/>1</text:p>
      <text:p text:style-name="Standard">"chatting"<text:tab/>1</text:p>
      <text:p text:style-name="Standard">"cheeks"<text:tab/>10</text:p>
      <text:p text:style-name="Standard">"cheerful"<text:tab/>2</text:p>
      <text:p text:style-name="Standard">"chemistry"<text:tab/>1</text:p>
      <text:p text:style-name="Standard">"chewing"<text:tab/>1</text:p>
      <text:p text:style-name="Standard">"chief"<text:tab/>2</text:p>
      <text:p text:style-name="Standard">"child"<text:tab/>21</text:p>
      <text:p text:style-name="Standard">"chisel"<text:tab/>1</text:p>
      <text:p text:style-name="Standard">"choked"<text:tab/>4</text:p>
      <text:p text:style-name="Standard">"choosing"<text:tab/>1</text:p>
      <text:p text:style-name="Standard">"christmas"<text:tab/>10</text:p>
      <text:p text:style-name="Standard">"chubb"<text:tab/>1</text:p>
      <text:p text:style-name="Standard">"chuckling"<text:tab/>1</text:p>
      <text:p text:style-name="Standard">"church"<text:tab/>14</text:p>
      <text:p text:style-name="Standard">"circles"<text:tab/>2</text:p>
      <text:p text:style-name="Standard"><text:soft-page-break/>"citizens"<text:tab/>2</text:p>
      <text:p text:style-name="Standard">"clank"<text:tab/>1</text:p>
      <text:p text:style-name="Standard">"clapped"<text:tab/>4</text:p>
      <text:p text:style-name="Standard">"claspings"<text:tab/>1</text:p>
      <text:p text:style-name="Standard">"cleanly"<text:tab/>1</text:p>
      <text:p text:style-name="Standard">"clearer"<text:tab/>3</text:p>
      <text:p text:style-name="Standard">"clergyman"<text:tab/>7</text:p>
      <text:p text:style-name="Standard">"cleverness"<text:tab/>1</text:p>
      <text:p text:style-name="Standard">"clients"<text:tab/>3</text:p>
      <text:p text:style-name="Standard">"clothes"<text:tab/>22</text:p>
      <text:p text:style-name="Standard">"cloudless"<text:tab/>2</text:p>
      <text:p text:style-name="Standard">"club"<text:tab/>8</text:p>
      <text:p text:style-name="Standard">"coarse"<text:tab/>3</text:p>
      <text:p text:style-name="Standard">"coburg"<text:tab/>9</text:p>
      <text:p text:style-name="Standard">"cobwebby"<text:tab/>1</text:p>
      <text:p text:style-name="Standard">"cocaine"<text:tab/>3</text:p>
      <text:p text:style-name="Standard">"cocked"<text:tab/>5</text:p>
      <text:p text:style-name="Standard">"cocksure"<text:tab/>2</text:p>
      <text:p text:style-name="Standard">"codes"<text:tab/>1</text:p>
      <text:p text:style-name="Standard">"coincidence"<text:tab/>1</text:p>
      <text:p text:style-name="Standard">"coldly"<text:tab/>3</text:p>
      <text:p text:style-name="Standard">"collapsed"<text:tab/>2</text:p>
      <text:p text:style-name="Standard">"collar"<text:tab/>7</text:p>
      <text:p text:style-name="Standard">"collection"<text:tab/>5</text:p>
      <text:p text:style-name="Standard">"coming"<text:tab/>28</text:p>
      <text:p text:style-name="Standard">"command"<text:tab/>4</text:p>
      <text:p text:style-name="Standard">"commander"<text:tab/>1</text:p>
      <text:p text:style-name="Standard">"commands"<text:tab/>2</text:p>
      <text:p text:style-name="Standard">"comment"<text:tab/>1</text:p>
      <text:p text:style-name="Standard">"commenting"<text:tab/>1</text:p>
      <text:p text:style-name="Standard">"commission"<text:tab/>6</text:p>
      <text:p text:style-name="Standard">"companions"<text:tab/>4</text:p>
      <text:p text:style-name="Standard">"complex"<text:tab/>2</text:p>
      <text:p text:style-name="Standard">"complimented"<text:tab/>1</text:p>
      <text:p text:style-name="Standard">"comprehensive"<text:tab/>1</text:p>
      <text:p text:style-name="Standard">"conceal"<text:tab/>5</text:p>
      <text:p text:style-name="Standard">"concentrate"<text:tab/>1</text:p>
      <text:p text:style-name="Standard">"concentrated"<text:tab/>1</text:p>
      <text:p text:style-name="Standard">"concentration"<text:tab/>1</text:p>
      <text:p text:style-name="Standard">"concert"<text:tab/>1</text:p>
      <text:p text:style-name="Standard">"concerts"<text:tab/>1</text:p>
      <text:p text:style-name="Standard">"concise"<text:tab/>1</text:p>
      <text:p text:style-name="Standard">"conducting"<text:tab/>1</text:p>
      <text:p text:style-name="Standard">"confectioner"<text:tab/>1</text:p>
      <text:p text:style-name="Standard">"confederates"<text:tab/>1</text:p>
      <text:p text:style-name="Standard">"confidant"<text:tab/>2</text:p>
      <text:p text:style-name="Standard">"confidential"<text:tab/>2</text:p>
      <text:p text:style-name="Standard">"confirm"<text:tab/>3</text:p>
      <text:p text:style-name="Standard">"confound"<text:tab/>1</text:p>
      <text:p text:style-name="Standard">"confused"<text:tab/>2</text:p>
      <text:p text:style-name="Standard">"congratulated"<text:tab/>1</text:p>
      <text:p text:style-name="Standard">"conjunction"<text:tab/>1</text:p>
      <text:p text:style-name="Standard"><text:soft-page-break/>"connected"<text:tab/>7</text:p>
      <text:p text:style-name="Standard">"conscience"<text:tab/>2</text:p>
      <text:p text:style-name="Standard">"consented"<text:tab/>1</text:p>
      <text:p text:style-name="Standard">"consequence"<text:tab/>1</text:p>
      <text:p text:style-name="Standard">"consider"<text:tab/>7</text:p>
      <text:p text:style-name="Standard">"considerable"<text:tab/>23</text:p>
      <text:p text:style-name="Standard">"considerably"<text:tab/>7</text:p>
      <text:p text:style-name="Standard">"considered"<text:tab/>2</text:p>
      <text:p text:style-name="Standard">"consoled"<text:tab/>1</text:p>
      <text:p text:style-name="Standard">"constitution"<text:tab/>1</text:p>
      <text:p text:style-name="Standard">"containing"<text:tab/>2</text:p>
      <text:p text:style-name="Standard">"continent"<text:tab/>1</text:p>
      <text:p text:style-name="Standard">"continental"<text:tab/>1</text:p>
      <text:p text:style-name="Standard">"contraction"<text:tab/>3</text:p>
      <text:p text:style-name="Standard">"contributed"<text:tab/>1</text:p>
      <text:p text:style-name="Standard">"contributions"<text:tab/>2</text:p>
      <text:p text:style-name="Standard">"contrition"<text:tab/>1</text:p>
      <text:p text:style-name="Standard">"conveniently"<text:tab/>1</text:p>
      <text:p text:style-name="Standard">"convincing"<text:tab/>3</text:p>
      <text:p text:style-name="Standard">"copier"<text:tab/>1</text:p>
      <text:p text:style-name="Standard">"cordially"<text:tab/>1</text:p>
      <text:p text:style-name="Standard">"cornwall"<text:tab/>1</text:p>
      <text:p text:style-name="Standard">"coroner"<text:tab/>18</text:p>
      <text:p text:style-name="Standard">"corresponded"<text:tab/>1</text:p>
      <text:p text:style-name="Standard">"correspondence"<text:tab/>2</text:p>
      <text:p text:style-name="Standard">"cosmopolitan"<text:tab/>3</text:p>
      <text:p text:style-name="Standard">"costs"<text:tab/>2</text:p>
      <text:p text:style-name="Standard">"countess"<text:tab/>8</text:p>
      <text:p text:style-name="Standard">"counties"<text:tab/>2</text:p>
      <text:p text:style-name="Standard">"countryman"<text:tab/>1</text:p>
      <text:p text:style-name="Standard">"course"<text:tab/>60</text:p>
      <text:p text:style-name="Standard">"courtesy"<text:tab/>2</text:p>
      <text:p text:style-name="Standard">"cousin"<text:tab/>3</text:p>
      <text:p text:style-name="Standard">"crack"<text:tab/>3</text:p>
      <text:p text:style-name="Standard">"crackling"<text:tab/>3</text:p>
      <text:p text:style-name="Standard">"craggy"<text:tab/>1</text:p>
      <text:p text:style-name="Standard">"crane"<text:tab/>1</text:p>
      <text:p text:style-name="Standard">"crates"<text:tab/>1</text:p>
      <text:p text:style-name="Standard">"crawled"<text:tab/>1</text:p>
      <text:p text:style-name="Standard">"created"<text:tab/>3</text:p>
      <text:p text:style-name="Standard">"creating"<text:tab/>4</text:p>
      <text:p text:style-name="Standard">"creditor"<text:tab/>1</text:p>
      <text:p text:style-name="Standard">"creeping"<text:tab/>1</text:p>
      <text:p text:style-name="Standard">"cringe"<text:tab/>1</text:p>
      <text:p text:style-name="Standard">"crippled"<text:tab/>1</text:p>
      <text:p text:style-name="Standard">"crowder"<text:tab/>3</text:p>
      <text:p text:style-name="Standard">"crude"<text:tab/>1</text:p>
      <text:p text:style-name="Standard">"cruelly"<text:tab/>3</text:p>
      <text:p text:style-name="Standard">"crust"<text:tab/>1</text:p>
      <text:p text:style-name="Standard">"crying"<text:tab/>1</text:p>
      <text:p text:style-name="Standard">"culprit"<text:tab/>2</text:p>
      <text:p text:style-name="Standard">"cured"<text:tab/>1</text:p>
      <text:p text:style-name="Standard"><text:soft-page-break/>"curiosity"<text:tab/>9</text:p>
      <text:p text:style-name="Standard">"curling"<text:tab/>3</text:p>
      <text:p text:style-name="Standard">"current"<text:tab/>2</text:p>
      <text:p text:style-name="Standard">"currently"<text:tab/>1</text:p>
      <text:p text:style-name="Standard">"curse"<text:tab/>1</text:p>
      <text:p text:style-name="Standard">"curving"<text:tab/>1</text:p>
      <text:p text:style-name="Standard">"cushion"<text:tab/>1</text:p>
      <text:p text:style-name="Standard">"custom"<text:tab/>5</text:p>
      <text:p text:style-name="Standard">"customary"<text:tab/>1</text:p>
      <text:p text:style-name="Standard">"customer"<text:tab/>1</text:p>
      <text:p text:style-name="Standard">"cut"<text:tab/>30</text:p>
      <text:p text:style-name="Standard">"cuts"<text:tab/>2</text:p>
      <text:p text:style-name="Standard">"dad"<text:tab/>6</text:p>
      <text:p text:style-name="Standard">"daily"<text:tab/>3</text:p>
      <text:p text:style-name="Standard">"damage"<text:tab/>2</text:p>
      <text:p text:style-name="Standard">"dangerously"<text:tab/>1</text:p>
      <text:p text:style-name="Standard">"dare"<text:tab/>3</text:p>
      <text:p text:style-name="Standard">"darkened"<text:tab/>1</text:p>
      <text:p text:style-name="Standard">"darlington"<text:tab/>1</text:p>
      <text:p text:style-name="Standard">"dashed"<text:tab/>8</text:p>
      <text:p text:style-name="Standard">"daylight"<text:tab/>2</text:p>
      <text:p text:style-name="Standard">"deadly"<text:tab/>9</text:p>
      <text:p text:style-name="Standard">"dealing"<text:tab/>1</text:p>
      <text:p text:style-name="Standard">"dear"<text:tab/>56</text:p>
      <text:p text:style-name="Standard">"dearest"<text:tab/>3</text:p>
      <text:p text:style-name="Standard">"deceived"<text:tab/>2</text:p>
      <text:p text:style-name="Standard">"deception"<text:tab/>1</text:p>
      <text:p text:style-name="Standard">"declared"<text:tab/>3</text:p>
      <text:p text:style-name="Standard">"decline"<text:tab/>3</text:p>
      <text:p text:style-name="Standard">"deductive"<text:tab/>1</text:p>
      <text:p text:style-name="Standard">"deed"<text:tab/>5</text:p>
      <text:p text:style-name="Standard">"defeated"<text:tab/>1</text:p>
      <text:p text:style-name="Standard">"defects"<text:tab/>2</text:p>
      <text:p text:style-name="Standard">"defence"<text:tab/>1</text:p>
      <text:p text:style-name="Standard">"deference"<text:tab/>2</text:p>
      <text:p text:style-name="Standard">"defined"<text:tab/>2</text:p>
      <text:p text:style-name="Standard">"dejected"<text:tab/>1</text:p>
      <text:p text:style-name="Standard">"delicately"<text:tab/>1</text:p>
      <text:p text:style-name="Standard">"delighted"<text:tab/>4</text:p>
      <text:p text:style-name="Standard">"delirious"<text:tab/>2</text:p>
      <text:p text:style-name="Standard">"delirium"<text:tab/>2</text:p>
      <text:p text:style-name="Standard">"delusion"<text:tab/>1</text:p>
      <text:p text:style-name="Standard">"demand"<text:tab/>2</text:p>
      <text:p text:style-name="Standard">"demon"<text:tab/>1</text:p>
      <text:p text:style-name="Standard">"denied"<text:tab/>3</text:p>
      <text:p text:style-name="Standard">"deny"<text:tab/>1</text:p>
      <text:p text:style-name="Standard">"depended"<text:tab/>1</text:p>
      <text:p text:style-name="Standard">"depends"<text:tab/>3</text:p>
      <text:p text:style-name="Standard">"depressing"<text:tab/>1</text:p>
      <text:p text:style-name="Standard">"derbies"<text:tab/>1</text:p>
      <text:p text:style-name="Standard">"derived"<text:tab/>3</text:p>
      <text:p text:style-name="Standard">"derives"<text:tab/>1</text:p>
      <text:p text:style-name="Standard"><text:soft-page-break/>"descended"<text:tab/>2</text:p>
      <text:p text:style-name="Standard">"describe"<text:tab/>5</text:p>
      <text:p text:style-name="Standard">"deserted"<text:tab/>6</text:p>
      <text:p text:style-name="Standard">"deserting"<text:tab/>1</text:p>
      <text:p text:style-name="Standard">"desirous"<text:tab/>1</text:p>
      <text:p text:style-name="Standard">"despair"<text:tab/>7</text:p>
      <text:p text:style-name="Standard">"desperate"<text:tab/>3</text:p>
      <text:p text:style-name="Standard">"destined"<text:tab/>1</text:p>
      <text:p text:style-name="Standard">"desultory"<text:tab/>1</text:p>
      <text:p text:style-name="Standard">"detach"<text:tab/>1</text:p>
      <text:p text:style-name="Standard">"detail"<text:tab/>5</text:p>
      <text:p text:style-name="Standard">"determined"<text:tab/>16</text:p>
      <text:p text:style-name="Standard">"detracted"<text:tab/>1</text:p>
      <text:p text:style-name="Standard">"devils"<text:tab/>1</text:p>
      <text:p text:style-name="Standard">"devote"<text:tab/>2</text:p>
      <text:p text:style-name="Standard">"devotedly"<text:tab/>2</text:p>
      <text:p text:style-name="Standard">"diadem"<text:tab/>1</text:p>
      <text:p text:style-name="Standard">"different"<text:tab/>14</text:p>
      <text:p text:style-name="Standard">"differently"<text:tab/>1</text:p>
      <text:p text:style-name="Standard">"difficulties"<text:tab/>3</text:p>
      <text:p text:style-name="Standard">"diggings"<text:tab/>2</text:p>
      <text:p text:style-name="Standard">"dignity"<text:tab/>4</text:p>
      <text:p text:style-name="Standard">"dilate"<text:tab/>1</text:p>
      <text:p text:style-name="Standard">"directed"<text:tab/>4</text:p>
      <text:p text:style-name="Standard">"directions"<text:tab/>2</text:p>
      <text:p text:style-name="Standard">"directors"<text:tab/>3</text:p>
      <text:p text:style-name="Standard">"dirty"<text:tab/>7</text:p>
      <text:p text:style-name="Standard">"disclaimers"<text:tab/>1</text:p>
      <text:p text:style-name="Standard">"disconnected"<text:tab/>1</text:p>
      <text:p text:style-name="Standard">"discovered"<text:tab/>9</text:p>
      <text:p text:style-name="Standard">"discreet"<text:tab/>2</text:p>
      <text:p text:style-name="Standard">"disfigured"<text:tab/>1</text:p>
      <text:p text:style-name="Standard">"disgrace"<text:tab/>2</text:p>
      <text:p text:style-name="Standard">"disgraceful"<text:tab/>2</text:p>
      <text:p text:style-name="Standard">"dishonourable"<text:tab/>1</text:p>
      <text:p text:style-name="Standard">"dishonoured"<text:tab/>3</text:p>
      <text:p text:style-name="Standard">"disk"<text:tab/>1</text:p>
      <text:p text:style-name="Standard">"dismay"<text:tab/>1</text:p>
      <text:p text:style-name="Standard">"displayed"<text:tab/>3</text:p>
      <text:p text:style-name="Standard">"disposition"<text:tab/>6</text:p>
      <text:p text:style-name="Standard">"disregard"<text:tab/>1</text:p>
      <text:p text:style-name="Standard">"distinctive"<text:tab/>1</text:p>
      <text:p text:style-name="Standard">"distinguish"<text:tab/>4</text:p>
      <text:p text:style-name="Standard">"distracting"<text:tab/>1</text:p>
      <text:p text:style-name="Standard">"distribution"<text:tab/>6</text:p>
      <text:p text:style-name="Standard">"disturb"<text:tab/>4</text:p>
      <text:p text:style-name="Standard">"dock"<text:tab/>3</text:p>
      <text:p text:style-name="Standard">"dockyard"<text:tab/>1</text:p>
      <text:p text:style-name="Standard">"doctors"<text:tab/>4</text:p>
      <text:p text:style-name="Standard">"doddering"<text:tab/>1</text:p>
      <text:p text:style-name="Standard">"does"<text:tab/>41</text:p>
      <text:p text:style-name="Standard">"domain"<text:tab/>2</text:p>
      <text:p text:style-name="Standard"><text:soft-page-break/>"donations"<text:tab/>15</text:p>
      <text:p text:style-name="Standard">"done"<text:tab/>67</text:p>
      <text:p text:style-name="Standard">"doors"<text:tab/>7</text:p>
      <text:p text:style-name="Standard">"doubting"<text:tab/>1</text:p>
      <text:p text:style-name="Standard">"doubts"<text:tab/>5</text:p>
      <text:p text:style-name="Standard">"downloading"<text:tab/>1</text:p>
      <text:p text:style-name="Standard">"doyle"<text:tab/>3</text:p>
      <text:p text:style-name="Standard">"dragging"<text:tab/>1</text:p>
      <text:p text:style-name="Standard">"drawled"<text:tab/>1</text:p>
      <text:p text:style-name="Standard">"dream"<text:tab/>6</text:p>
      <text:p text:style-name="Standard">"dreamy"<text:tab/>1</text:p>
      <text:p text:style-name="Standard">"dreary"<text:tab/>1</text:p>
      <text:p text:style-name="Standard">"drink"<text:tab/>6</text:p>
      <text:p text:style-name="Standard">"driver"<text:tab/>5</text:p>
      <text:p text:style-name="Standard">"drop"<text:tab/>8</text:p>
      <text:p text:style-name="Standard">"dual"<text:tab/>1</text:p>
      <text:p text:style-name="Standard">"dummy"<text:tab/>3</text:p>
      <text:p text:style-name="Standard">"dun"<text:tab/>1</text:p>
      <text:p text:style-name="Standard">"dwell"<text:tab/>2</text:p>
      <text:p text:style-name="Standard">"eager"<text:tab/>6</text:p>
      <text:p text:style-name="Standard">"eagerness"<text:tab/>2</text:p>
      <text:p text:style-name="Standard">"ear"<text:tab/>9</text:p>
      <text:p text:style-name="Standard">"early"<text:tab/>14</text:p>
      <text:p text:style-name="Standard">"earn"<text:tab/>7</text:p>
      <text:p text:style-name="Standard">"ears"<text:tab/>10</text:p>
      <text:p text:style-name="Standard">"easily"<text:tab/>11</text:p>
      <text:p text:style-name="Standard">"eddy"<text:tab/>1</text:p>
      <text:p text:style-name="Standard">"edition"<text:tab/>1</text:p>
      <text:p text:style-name="Standard">"editor"<text:tab/>1</text:p>
      <text:p text:style-name="Standard">"egg"<text:tab/>4</text:p>
      <text:p text:style-name="Standard">"eggs"<text:tab/>1</text:p>
      <text:p text:style-name="Standard">"ejected"<text:tab/>1</text:p>
      <text:p text:style-name="Standard">"elbows"<text:tab/>2</text:p>
      <text:p text:style-name="Standard">"elements"<text:tab/>1</text:p>
      <text:p text:style-name="Standard">"elias"<text:tab/>3</text:p>
      <text:p text:style-name="Standard">"empire"<text:tab/>1</text:p>
      <text:p text:style-name="Standard">"employ"<text:tab/>2</text:p>
      <text:p text:style-name="Standard">"employ\u00e9"<text:tab/>1</text:p>
      <text:p text:style-name="Standard">"employees"<text:tab/>1</text:p>
      <text:p text:style-name="Standard">"employs"<text:tab/>1</text:p>
      <text:p text:style-name="Standard">"enable"<text:tab/>2</text:p>
      <text:p text:style-name="Standard">"enabled"<text:tab/>1</text:p>
      <text:p text:style-name="Standard">"enables"<text:tab/>1</text:p>
      <text:p text:style-name="Standard">"endeavoured"<text:tab/>9</text:p>
      <text:p text:style-name="Standard">"endless"<text:tab/>2</text:p>
      <text:p text:style-name="Standard">"energy"<text:tab/>7</text:p>
      <text:p text:style-name="Standard">"engage"<text:tab/>1</text:p>
      <text:p text:style-name="Standard">"engaged"<text:tab/>15</text:p>
      <text:p text:style-name="Standard">"engagement"<text:tab/>4</text:p>
      <text:p text:style-name="Standard">"engaging"<text:tab/>2</text:p>
      <text:p text:style-name="Standard">"engine"<text:tab/>2</text:p>
      <text:p text:style-name="Standard">"engines"<text:tab/>1</text:p>
      <text:p text:style-name="Standard"><text:soft-page-break/>"englishman"<text:tab/>3</text:p>
      <text:p text:style-name="Standard">"enjoyed"<text:tab/>1</text:p>
      <text:p text:style-name="Standard">"entangled"<text:tab/>2</text:p>
      <text:p text:style-name="Standard">"entertaining"<text:tab/>2</text:p>
      <text:p text:style-name="Standard">"entitles"<text:tab/>1</text:p>
      <text:p text:style-name="Standard">"entreaties"<text:tab/>2</text:p>
      <text:p text:style-name="Standard">"enwrapped"<text:tab/>1</text:p>
      <text:p text:style-name="Standard">"episode"<text:tab/>1</text:p>
      <text:p text:style-name="Standard">"episodes"<text:tab/>1</text:p>
      <text:p text:style-name="Standard">"equal"<text:tab/>3</text:p>
      <text:p text:style-name="Standard">"erect"<text:tab/>2</text:p>
      <text:p text:style-name="Standard">"escape"<text:tab/>6</text:p>
      <text:p text:style-name="Standard">"est"<text:tab/>2</text:p>
      <text:p text:style-name="Standard">"establish"<text:tab/>2</text:p>
      <text:p text:style-name="Standard">"estates"<text:tab/>1</text:p>
      <text:p text:style-name="Standard">"evenings"<text:tab/>2</text:p>
      <text:p text:style-name="Standard">"event"<text:tab/>4</text:p>
      <text:p text:style-name="Standard">"everyday"<text:tab/>1</text:p>
      <text:p text:style-name="Standard">"everywhere"<text:tab/>1</text:p>
      <text:p text:style-name="Standard">"evil"<text:tab/>11</text:p>
      <text:p text:style-name="Standard">"exactly"<text:tab/>8</text:p>
      <text:p text:style-name="Standard">"examination"<text:tab/>11</text:p>
      <text:p text:style-name="Standard">"examining"<text:tab/>6</text:p>
      <text:p text:style-name="Standard">"exceedingly"<text:tab/>11</text:p>
      <text:p text:style-name="Standard">"exceptional"<text:tab/>4</text:p>
      <text:p text:style-name="Standard">"exchange"<text:tab/>2</text:p>
      <text:p text:style-name="Standard">"excited"<text:tab/>4</text:p>
      <text:p text:style-name="Standard">"exclaimed"<text:tab/>3</text:p>
      <text:p text:style-name="Standard">"excursion"<text:tab/>1</text:p>
      <text:p text:style-name="Standard">"exhilarating"<text:tab/>1</text:p>
      <text:p text:style-name="Standard">"exit"<text:tab/>1</text:p>
      <text:p text:style-name="Standard">"expecting"<text:tab/>1</text:p>
      <text:p text:style-name="Standard">"explains"<text:tab/>1</text:p>
      <text:p text:style-name="Standard">"explore"<text:tab/>1</text:p>
      <text:p text:style-name="Standard">"expressly"<text:tab/>1</text:p>
      <text:p text:style-name="Standard">"extraordinary"<text:tab/>19</text:p>
      <text:p text:style-name="Standard">"extreme"<text:tab/>9</text:p>
      <text:p text:style-name="Standard">"extremity"<text:tab/>1</text:p>
      <text:p text:style-name="Standard">"f"<text:tab/>12</text:p>
      <text:p text:style-name="Standard">"fabrication"<text:tab/>1</text:p>
      <text:p text:style-name="Standard">"facilitate"<text:tab/>1</text:p>
      <text:p text:style-name="Standard">"fail"<text:tab/>6</text:p>
      <text:p text:style-name="Standard">"fainted"<text:tab/>6</text:p>
      <text:p text:style-name="Standard">"fairbank"<text:tab/>2</text:p>
      <text:p text:style-name="Standard">"farm"<text:tab/>8</text:p>
      <text:p text:style-name="Standard">"farmhouse"<text:tab/>1</text:p>
      <text:p text:style-name="Standard">"farrington"<text:tab/>1</text:p>
      <text:p text:style-name="Standard">"fascinating"<text:tab/>3</text:p>
      <text:p text:style-name="Standard">"faster"<text:tab/>2</text:p>
      <text:p text:style-name="Standard">"fathomed"<text:tab/>1</text:p>
      <text:p text:style-name="Standard">"faults"<text:tab/>2</text:p>
      <text:p text:style-name="Standard">"feared"<text:tab/>7</text:p>
      <text:p text:style-name="Standard"><text:soft-page-break/>"feel"<text:tab/>17</text:p>
      <text:p text:style-name="Standard">"feelings"<text:tab/>1</text:p>
      <text:p text:style-name="Standard">"feigned"<text:tab/>1</text:p>
      <text:p text:style-name="Standard">"felt"<text:tab/>33</text:p>
      <text:p text:style-name="Standard">"ferocious"<text:tab/>1</text:p>
      <text:p text:style-name="Standard">"fever"<text:tab/>1</text:p>
      <text:p text:style-name="Standard">"few"<text:tab/>77</text:p>
      <text:p text:style-name="Standard">"fidelity"<text:tab/>1</text:p>
      <text:p text:style-name="Standard">"fidgeted"<text:tab/>1</text:p>
      <text:p text:style-name="Standard">"field"<text:tab/>9</text:p>
      <text:p text:style-name="Standard">"fifty"<text:tab/>12</text:p>
      <text:p text:style-name="Standard">"filed"<text:tab/>1</text:p>
      <text:p text:style-name="Standard">"files"<text:tab/>2</text:p>
      <text:p text:style-name="Standard">"filial"<text:tab/>1</text:p>
      <text:p text:style-name="Standard">"financial"<text:tab/>1</text:p>
      <text:p text:style-name="Standard">"financier"<text:tab/>2</text:p>
      <text:p text:style-name="Standard">"find"<text:tab/>80</text:p>
      <text:p text:style-name="Standard">"finding"<text:tab/>9</text:p>
      <text:p text:style-name="Standard">"finger"<text:tab/>19</text:p>
      <text:p text:style-name="Standard">"fingers"<text:tab/>11</text:p>
      <text:p text:style-name="Standard">"fire"<text:tab/>45</text:p>
      <text:p text:style-name="Standard">"firmness"<text:tab/>1</text:p>
      <text:p text:style-name="Standard">"fitted"<text:tab/>5</text:p>
      <text:p text:style-name="Standard">"fix"<text:tab/>2</text:p>
      <text:p text:style-name="Standard">"flash"<text:tab/>2</text:p>
      <text:p text:style-name="Standard">"flashing"<text:tab/>1</text:p>
      <text:p text:style-name="Standard">"flies"<text:tab/>1</text:p>
      <text:p text:style-name="Standard">"flirting"<text:tab/>1</text:p>
      <text:p text:style-name="Standard">"floating"<text:tab/>2</text:p>
      <text:p text:style-name="Standard">"floor"<text:tab/>29</text:p>
      <text:p text:style-name="Standard">"florid"<text:tab/>1</text:p>
      <text:p text:style-name="Standard">"flush"<text:tab/>4</text:p>
      <text:p text:style-name="Standard">"fluttered"<text:tab/>2</text:p>
      <text:p text:style-name="Standard">"folding"<text:tab/>1</text:p>
      <text:p text:style-name="Standard">"follows"<text:tab/>2</text:p>
      <text:p text:style-name="Standard">"fool"<text:tab/>3</text:p>
      <text:p text:style-name="Standard">"footfalls"<text:tab/>2</text:p>
      <text:p text:style-name="Standard">"for"<text:tab/>752</text:p>
      <text:p text:style-name="Standard">"forbid"<text:tab/>1</text:p>
      <text:p text:style-name="Standard">"forceps"<text:tab/>1</text:p>
      <text:p text:style-name="Standard">"foreigner"<text:tab/>1</text:p>
      <text:p text:style-name="Standard">"foreman"<text:tab/>2</text:p>
      <text:p text:style-name="Standard">"foremost"<text:tab/>1</text:p>
      <text:p text:style-name="Standard">"foresaw"<text:tab/>2</text:p>
      <text:p text:style-name="Standard">"foresight"<text:tab/>6</text:p>
      <text:p text:style-name="Standard">"forestalling"<text:tab/>1</text:p>
      <text:p text:style-name="Standard">"forger"<text:tab/>1</text:p>
      <text:p text:style-name="Standard">"forgive"<text:tab/>3</text:p>
      <text:p text:style-name="Standard">"forgiven"<text:tab/>1</text:p>
      <text:p text:style-name="Standard">"forgo"<text:tab/>1</text:p>
      <text:p text:style-name="Standard">"forgotten"<text:tab/>4</text:p>
      <text:p text:style-name="Standard">"formats"<text:tab/>1</text:p>
      <text:p text:style-name="Standard"><text:soft-page-break/>"forming"<text:tab/>4</text:p>
      <text:p text:style-name="Standard">"fortunate"<text:tab/>8</text:p>
      <text:p text:style-name="Standard">"foundation"<text:tab/>22</text:p>
      <text:p text:style-name="Standard">"fowler"<text:tab/>5</text:p>
      <text:p text:style-name="Standard">"franchise"<text:tab/>1</text:p>
      <text:p text:style-name="Standard">"francis"<text:tab/>3</text:p>
      <text:p text:style-name="Standard">"francisco"<text:tab/>2</text:p>
      <text:p text:style-name="Standard">"frayed"<text:tab/>1</text:p>
      <text:p text:style-name="Standard">"freak"<text:tab/>1</text:p>
      <text:p text:style-name="Standard">"freebody"<text:tab/>1</text:p>
      <text:p text:style-name="Standard">"french"<text:tab/>5</text:p>
      <text:p text:style-name="Standard">"frenzy"<text:tab/>2</text:p>
      <text:p text:style-name="Standard">"fresh"<text:tab/>20</text:p>
      <text:p text:style-name="Standard">"friends"<text:tab/>14</text:p>
      <text:p text:style-name="Standard">"fringe"<text:tab/>4</text:p>
      <text:p text:style-name="Standard">"fro"<text:tab/>3</text:p>
      <text:p text:style-name="Standard">"fuller"<text:tab/>7</text:p>
      <text:p text:style-name="Standard">"fully"<text:tab/>4</text:p>
      <text:p text:style-name="Standard">"fumbled"<text:tab/>1</text:p>
      <text:p text:style-name="Standard">"gainer"<text:tab/>1</text:p>
      <text:p text:style-name="Standard">"galvanised"<text:tab/>1</text:p>
      <text:p text:style-name="Standard">"gambler"<text:tab/>2</text:p>
      <text:p text:style-name="Standard">"gap"<text:tab/>1</text:p>
      <text:p text:style-name="Standard">"gaping"<text:tab/>2</text:p>
      <text:p text:style-name="Standard">"garden"<text:tab/>18</text:p>
      <text:p text:style-name="Standard">"garment"<text:tab/>1</text:p>
      <text:p text:style-name="Standard">"gaslight"<text:tab/>1</text:p>
      <text:p text:style-name="Standard">"gasogene"<text:tab/>1</text:p>
      <text:p text:style-name="Standard">"gate"<text:tab/>7</text:p>
      <text:p text:style-name="Standard">"gather"<text:tab/>7</text:p>
      <text:p text:style-name="Standard">"gathered"<text:tab/>3</text:p>
      <text:p text:style-name="Standard">"gathering"<text:tab/>2</text:p>
      <text:p text:style-name="Standard">"gazing"<text:tab/>6</text:p>
      <text:p text:style-name="Standard">"geese"<text:tab/>17</text:p>
      <text:p text:style-name="Standard">"generally"<text:tab/>5</text:p>
      <text:p text:style-name="Standard">"ghastly"<text:tab/>2</text:p>
      <text:p text:style-name="Standard">"giant"<text:tab/>2</text:p>
      <text:p text:style-name="Standard">"gibe"<text:tab/>1</text:p>
      <text:p text:style-name="Standard">"gilt"<text:tab/>1</text:p>
      <text:p text:style-name="Standard">"gipsy"<text:tab/>1</text:p>
      <text:p text:style-name="Standard">"give"<text:tab/>64</text:p>
      <text:p text:style-name="Standard">"glancing"<text:tab/>23</text:p>
      <text:p text:style-name="Standard">"gleaming"<text:tab/>1</text:p>
      <text:p text:style-name="Standard">"glove"<text:tab/>4</text:p>
      <text:p text:style-name="Standard">"gold"<text:tab/>18</text:p>
      <text:p text:style-name="Standard">"gong"<text:tab/>1</text:p>
      <text:p text:style-name="Standard">"goose"<text:tab/>27</text:p>
      <text:p text:style-name="Standard">"gospel"<text:tab/>1</text:p>
      <text:p text:style-name="Standard">"gossiping"<text:tab/>1</text:p>
      <text:p text:style-name="Standard">"graceful"<text:tab/>1</text:p>
      <text:p text:style-name="Standard">"gracious"<text:tab/>2</text:p>
      <text:p text:style-name="Standard">"granted"<text:tab/>2</text:p>
      <text:p text:style-name="Standard"><text:soft-page-break/>"grasp"<text:tab/>6</text:p>
      <text:p text:style-name="Standard">"grate"<text:tab/>2</text:p>
      <text:p text:style-name="Standard">"great"<text:tab/>60</text:p>
      <text:p text:style-name="Standard">"greater"<text:tab/>6</text:p>
      <text:p text:style-name="Standard">"greengrocer"<text:tab/>1</text:p>
      <text:p text:style-name="Standard">"grew"<text:tab/>12</text:p>
      <text:p text:style-name="Standard">"grimly"<text:tab/>1</text:p>
      <text:p text:style-name="Standard">"grin"<text:tab/>2</text:p>
      <text:p text:style-name="Standard">"grinning"<text:tab/>2</text:p>
      <text:p text:style-name="Standard">"gritty"<text:tab/>1</text:p>
      <text:p text:style-name="Standard">"grizzled"<text:tab/>6</text:p>
      <text:p text:style-name="Standard">"groaned"<text:tab/>3</text:p>
      <text:p text:style-name="Standard">"ground"<text:tab/>23</text:p>
      <text:p text:style-name="Standard">"grow"<text:tab/>2</text:p>
      <text:p text:style-name="Standard">"guard"<text:tab/>6</text:p>
      <text:p text:style-name="Standard">"guess"<text:tab/>5</text:p>
      <text:p text:style-name="Standard">"guidance"<text:tab/>1</text:p>
      <text:p text:style-name="Standard">"guide"<text:tab/>4</text:p>
      <text:p text:style-name="Standard">"guilty"<text:tab/>3</text:p>
      <text:p text:style-name="Standard">"gushes"<text:tab/>1</text:p>
      <text:p text:style-name="Standard">"hacked"<text:tab/>1</text:p>
      <text:p text:style-name="Standard">"hall"<text:tab/>19</text:p>
      <text:p text:style-name="Standard">"handing"<text:tab/>1</text:p>
      <text:p text:style-name="Standard">"hands"<text:tab/>73</text:p>
      <text:p text:style-name="Standard">"happily"<text:tab/>2</text:p>
      <text:p text:style-name="Standard">"happy"<text:tab/>18</text:p>
      <text:p text:style-name="Standard">"hardy"<text:tab/>2</text:p>
      <text:p text:style-name="Standard">"hat"<text:tab/>50</text:p>
      <text:p text:style-name="Standard">"hatherley"<text:tab/>18</text:p>
      <text:p text:style-name="Standard">"hats"<text:tab/>1</text:p>
      <text:p text:style-name="Standard">"hauling"<text:tab/>1</text:p>
      <text:p text:style-name="Standard">"hawk"<text:tab/>1</text:p>
      <text:p text:style-name="Standard">"hay"<text:tab/>1</text:p>
      <text:p text:style-name="Standard">"head"<text:tab/>68</text:p>
      <text:p text:style-name="Standard">"headed"<text:tab/>24</text:p>
      <text:p text:style-name="Standard">"heard"<text:tab/>113</text:p>
      <text:p text:style-name="Standard">"hears"<text:tab/>2</text:p>
      <text:p text:style-name="Standard">"heartless"<text:tab/>1</text:p>
      <text:p text:style-name="Standard">"hearty"<text:tab/>5</text:p>
      <text:p text:style-name="Standard">"heather"<text:tab/>1</text:p>
      <text:p text:style-name="Standard">"heavy"<text:tab/>30</text:p>
      <text:p text:style-name="Standard">"height"<text:tab/>5</text:p>
      <text:p text:style-name="Standard">"hereditary"<text:tab/>4</text:p>
      <text:p text:style-name="Standard">"hereford"<text:tab/>2</text:p>
      <text:p text:style-name="Standard">"herself"<text:tab/>10</text:p>
      <text:p text:style-name="Standard">"hesitate"<text:tab/>1</text:p>
      <text:p text:style-name="Standard">"hideous"<text:tab/>4</text:p>
      <text:p text:style-name="Standard">"highest"<text:tab/>7</text:p>
      <text:p text:style-name="Standard">"highroad"<text:tab/>4</text:p>
      <text:p text:style-name="Standard">"highway"<text:tab/>2</text:p>
      <text:p text:style-name="Standard">"hinges"<text:tab/>2</text:p>
      <text:p text:style-name="Standard">"hinting"<text:tab/>1</text:p>
      <text:p text:style-name="Standard"><text:soft-page-break/>"hitherto"<text:tab/>1</text:p>
      <text:p text:style-name="Standard">"hoard"<text:tab/>1</text:p>
      <text:p text:style-name="Standard">"hoax"<text:tab/>1</text:p>
      <text:p text:style-name="Standard">"holder"<text:tab/>27</text:p>
      <text:p text:style-name="Standard">"holmes"<text:tab/>466</text:p>
      <text:p text:style-name="Standard">"honoria"<text:tab/>1</text:p>
      <text:p text:style-name="Standard">"honourable"<text:tab/>1</text:p>
      <text:p text:style-name="Standard">"horrid"<text:tab/>3</text:p>
      <text:p text:style-name="Standard">"horror"<text:tab/>12</text:p>
      <text:p text:style-name="Standard">"hospitality"<text:tab/>1</text:p>
      <text:p text:style-name="Standard">"hours"<text:tab/>20</text:p>
      <text:p text:style-name="Standard">"houses"<text:tab/>13</text:p>
      <text:p text:style-name="Standard">"howl"<text:tab/>1</text:p>
      <text:p text:style-name="Standard">"hugged"<text:tab/>1</text:p>
      <text:p text:style-name="Standard">"hunt"<text:tab/>2</text:p>
      <text:p text:style-name="Standard">"hunted"<text:tab/>1</text:p>
      <text:p text:style-name="Standard">"hurts"<text:tab/>2</text:p>
      <text:p text:style-name="Standard">"hushing"<text:tab/>1</text:p>
      <text:p text:style-name="Standard">"ideal"<text:tab/>2</text:p>
      <text:p text:style-name="Standard">"if"<text:tab/>282</text:p>
      <text:p text:style-name="Standard">"illegal"<text:tab/>1</text:p>
      <text:p text:style-name="Standard">"illustrious"<text:tab/>1</text:p>
      <text:p text:style-name="Standard">"imagine"<text:tab/>29</text:p>
      <text:p text:style-name="Standard">"imbedded"<text:tab/>1</text:p>
      <text:p text:style-name="Standard">"implicit"<text:tab/>1</text:p>
      <text:p text:style-name="Standard">"imposed"<text:tab/>1</text:p>
      <text:p text:style-name="Standard">"impossibility"<text:tab/>1</text:p>
      <text:p text:style-name="Standard">"imprudently"<text:tab/>1</text:p>
      <text:p text:style-name="Standard">"inaccurate"<text:tab/>1</text:p>
      <text:p text:style-name="Standard">"inarticulate"<text:tab/>1</text:p>
      <text:p text:style-name="Standard">"incalculable"<text:tab/>1</text:p>
      <text:p text:style-name="Standard">"incisive"<text:tab/>3</text:p>
      <text:p text:style-name="Standard">"inclined"<text:tab/>6</text:p>
      <text:p text:style-name="Standard">"inconsequential"<text:tab/>1</text:p>
      <text:p text:style-name="Standard">"incorrigible"<text:tab/>1</text:p>
      <text:p text:style-name="Standard">"increased"<text:tab/>4</text:p>
      <text:p text:style-name="Standard">"incredible"<text:tab/>1</text:p>
      <text:p text:style-name="Standard">"indemnify"<text:tab/>1</text:p>
      <text:p text:style-name="Standard">"index"<text:tab/>2</text:p>
      <text:p text:style-name="Standard">"indicate"<text:tab/>3</text:p>
      <text:p text:style-name="Standard">"indications"<text:tab/>2</text:p>
      <text:p text:style-name="Standard">"indifferent"<text:tab/>1</text:p>
      <text:p text:style-name="Standard">"indiscretion"<text:tab/>1</text:p>
      <text:p text:style-name="Standard">"indisposition"<text:tab/>1</text:p>
      <text:p text:style-name="Standard">"infirmity"<text:tab/>1</text:p>
      <text:p text:style-name="Standard">"information"<text:tab/>16</text:p>
      <text:p text:style-name="Standard">"inimitably"<text:tab/>1</text:p>
      <text:p text:style-name="Standard">"injured"<text:tab/>7</text:p>
      <text:p text:style-name="Standard">"injury"<text:tab/>3</text:p>
      <text:p text:style-name="Standard">"ink"<text:tab/>9</text:p>
      <text:p text:style-name="Standard">"inquiring"<text:tab/>1</text:p>
      <text:p text:style-name="Standard">"insane"<text:tab/>1</text:p>
      <text:p text:style-name="Standard"><text:soft-page-break/>"insight"<text:tab/>3</text:p>
      <text:p text:style-name="Standard">"inspect"<text:tab/>1</text:p>
      <text:p text:style-name="Standard">"inspiring"<text:tab/>1</text:p>
      <text:p text:style-name="Standard">"insufficient"<text:tab/>2</text:p>
      <text:p text:style-name="Standard">"intense"<text:tab/>2</text:p>
      <text:p text:style-name="Standard">"interesting"<text:tab/>21</text:p>
      <text:p text:style-name="Standard">"interests"<text:tab/>4</text:p>
      <text:p text:style-name="Standard">"intimate"<text:tab/>5</text:p>
      <text:p text:style-name="Standard">"into"<text:tab/>275</text:p>
      <text:p text:style-name="Standard">"introspect"<text:tab/>1</text:p>
      <text:p text:style-name="Standard">"invaluable"<text:tab/>3</text:p>
      <text:p text:style-name="Standard">"invention"<text:tab/>1</text:p>
      <text:p text:style-name="Standard">"investigated"<text:tab/>1</text:p>
      <text:p text:style-name="Standard">"investment"<text:tab/>1</text:p>
      <text:p text:style-name="Standard">"irene"<text:tab/>17</text:p>
      <text:p text:style-name="Standard">"isa"<text:tab/>4</text:p>
      <text:p text:style-name="Standard">"isolation"<text:tab/>1</text:p>
      <text:p text:style-name="Standard">"issues"<text:tab/>2</text:p>
      <text:p text:style-name="Standard">"items"<text:tab/>1</text:p>
      <text:p text:style-name="Standard">"jaw"<text:tab/>2</text:p>
      <text:p text:style-name="Standard">"jealously"<text:tab/>1</text:p>
      <text:p text:style-name="Standard">"jealousy"<text:tab/>2</text:p>
      <text:p text:style-name="Standard">"jephro"<text:tab/>2</text:p>
      <text:p text:style-name="Standard">"jeremiah"<text:tab/>1</text:p>
      <text:p text:style-name="Standard">"jersey"<text:tab/>1</text:p>
      <text:p text:style-name="Standard">"jeweller"<text:tab/>1</text:p>
      <text:p text:style-name="Standard">"join"<text:tab/>3</text:p>
      <text:p text:style-name="Standard">"jostling"<text:tab/>1</text:p>
      <text:p text:style-name="Standard">"jutted"<text:tab/>1</text:p>
      <text:p text:style-name="Standard">"k"<text:tab/>21</text:p>
      <text:p text:style-name="Standard">"keeper"<text:tab/>11</text:p>
      <text:p text:style-name="Standard">"keeping"<text:tab/>6</text:p>
      <text:p text:style-name="Standard">"keeps"<text:tab/>3</text:p>
      <text:p text:style-name="Standard">"kensington"<text:tab/>1</text:p>
      <text:p text:style-name="Standard">"kind"<text:tab/>22</text:p>
      <text:p text:style-name="Standard">"kindly"<text:tab/>16</text:p>
      <text:p text:style-name="Standard">"kindness"<text:tab/>5</text:p>
      <text:p text:style-name="Standard">"kingdom"<text:tab/>2</text:p>
      <text:p text:style-name="Standard">"klan"<text:tab/>2</text:p>
      <text:p text:style-name="Standard">"klux"<text:tab/>2</text:p>
      <text:p text:style-name="Standard">"knew"<text:tab/>57</text:p>
      <text:p text:style-name="Standard">"know"<text:tab/>171</text:p>
      <text:p text:style-name="Standard">"kramm"<text:tab/>2</text:p>
      <text:p text:style-name="Standard">"laden"<text:tab/>1</text:p>
      <text:p text:style-name="Standard">"ladies"<text:tab/>9</text:p>
      <text:p text:style-name="Standard">"lamps"<text:tab/>2</text:p>
      <text:p text:style-name="Standard">"landed"<text:tab/>1</text:p>
      <text:p text:style-name="Standard">"lanes"<text:tab/>1</text:p>
      <text:p text:style-name="Standard">"lank"<text:tab/>1</text:p>
      <text:p text:style-name="Standard">"lap"<text:tab/>5</text:p>
      <text:p text:style-name="Standard">"late"<text:tab/>28</text:p>
      <text:p text:style-name="Standard">"lately"<text:tab/>7</text:p>
      <text:p text:style-name="Standard"><text:soft-page-break/>"later"<text:tab/>15</text:p>
      <text:p text:style-name="Standard">"layers"<text:tab/>1</text:p>
      <text:p text:style-name="Standard">"lazily"<text:tab/>2</text:p>
      <text:p text:style-name="Standard">"leader"<text:tab/>1</text:p>
      <text:p text:style-name="Standard">"leads"<text:tab/>3</text:p>
      <text:p text:style-name="Standard">"learning"<text:tab/>1</text:p>
      <text:p text:style-name="Standard">"lectures"<text:tab/>1</text:p>
      <text:p text:style-name="Standard">"left"<text:tab/>92</text:p>
      <text:p text:style-name="Standard">"leg"<text:tab/>7</text:p>
      <text:p text:style-name="Standard">"legged"<text:tab/>4</text:p>
      <text:p text:style-name="Standard">"legs"<text:tab/>7</text:p>
      <text:p text:style-name="Standard">"lengthy"<text:tab/>1</text:p>
      <text:p text:style-name="Standard">"lestrade"<text:tab/>38</text:p>
      <text:p text:style-name="Standard">"letter"<text:tab/>30</text:p>
      <text:p text:style-name="Standard">"level"<text:tab/>4</text:p>
      <text:p text:style-name="Standard">"liberties"<text:tab/>1</text:p>
      <text:p text:style-name="Standard">"licensed"<text:tab/>1</text:p>
      <text:p text:style-name="Standard">"light"<text:tab/>75</text:p>
      <text:p text:style-name="Standard">"lightened"<text:tab/>1</text:p>
      <text:p text:style-name="Standard">"lighter"<text:tab/>1</text:p>
      <text:p text:style-name="Standard">"lights"<text:tab/>3</text:p>
      <text:p text:style-name="Standard">"liked"<text:tab/>2</text:p>
      <text:p text:style-name="Standard">"lining"<text:tab/>4</text:p>
      <text:p text:style-name="Standard">"linked"<text:tab/>2</text:p>
      <text:p text:style-name="Standard">"linoleum"<text:tab/>1</text:p>
      <text:p text:style-name="Standard">"live"<text:tab/>15</text:p>
      <text:p text:style-name="Standard">"liver"<text:tab/>1</text:p>
      <text:p text:style-name="Standard">"livid"<text:tab/>1</text:p>
      <text:p text:style-name="Standard">"loans"<text:tab/>1</text:p>
      <text:p text:style-name="Standard">"locality"<text:tab/>1</text:p>
      <text:p text:style-name="Standard">"locked"<text:tab/>18</text:p>
      <text:p text:style-name="Standard">"lodging"<text:tab/>1</text:p>
      <text:p text:style-name="Standard">"lodgings"<text:tab/>8</text:p>
      <text:p text:style-name="Standard">"logic"<text:tab/>2</text:p>
      <text:p text:style-name="Standard">"long"<text:tab/>88</text:p>
      <text:p text:style-name="Standard">"look"<text:tab/>73</text:p>
      <text:p text:style-name="Standard">"looking"<text:tab/>54</text:p>
      <text:p text:style-name="Standard">"loop"<text:tab/>3</text:p>
      <text:p text:style-name="Standard">"loose"<text:tab/>7</text:p>
      <text:p text:style-name="Standard">"loosed"<text:tab/>1</text:p>
      <text:p text:style-name="Standard">"lothman"<text:tab/>1</text:p>
      <text:p text:style-name="Standard">"louder"<text:tab/>3</text:p>
      <text:p text:style-name="Standard">"lounged"<text:tab/>3</text:p>
      <text:p text:style-name="Standard">"loungers"<text:tab/>2</text:p>
      <text:p text:style-name="Standard">"lucrative"<text:tab/>1</text:p>
      <text:p text:style-name="Standard">"lustre"<text:tab/>1</text:p>
      <text:p text:style-name="Standard">"maddening"<text:tab/>2</text:p>
      <text:p text:style-name="Standard">"made"<text:tab/>109</text:p>
      <text:p text:style-name="Standard">"magician"<text:tab/>1</text:p>
      <text:p text:style-name="Standard">"magnificent"<text:tab/>2</text:p>
      <text:p text:style-name="Standard">"maids"<text:tab/>3</text:p>
      <text:p text:style-name="Standard">"makings"<text:tab/>1</text:p>
      <text:p text:style-name="Standard"><text:soft-page-break/>"malignant"<text:tab/>1</text:p>
      <text:p text:style-name="Standard">"manager"<text:tab/>8</text:p>
      <text:p text:style-name="Standard">"manners"<text:tab/>2</text:p>
      <text:p text:style-name="Standard">"manor"<text:tab/>3</text:p>
      <text:p text:style-name="Standard">"many"<text:tab/>44</text:p>
      <text:p text:style-name="Standard">"marines"<text:tab/>1</text:p>
      <text:p text:style-name="Standard">"mark"<text:tab/>10</text:p>
      <text:p text:style-name="Standard">"market"<text:tab/>9</text:p>
      <text:p text:style-name="Standard">"martyrdom"<text:tab/>1</text:p>
      <text:p text:style-name="Standard">"masculine"<text:tab/>1</text:p>
      <text:p text:style-name="Standard">"masked"<text:tab/>1</text:p>
      <text:p text:style-name="Standard">"mastiff"<text:tab/>2</text:p>
      <text:p text:style-name="Standard">"mat"<text:tab/>2</text:p>
      <text:p text:style-name="Standard">"matches"<text:tab/>4</text:p>
      <text:p text:style-name="Standard">"mature"<text:tab/>1</text:p>
      <text:p text:style-name="Standard">"maximum"<text:tab/>1</text:p>
      <text:p text:style-name="Standard">"may"<text:tab/>213</text:p>
      <text:p text:style-name="Standard">"maybe"<text:tab/>2</text:p>
      <text:p text:style-name="Standard">"mccarthy"<text:tab/>37</text:p>
      <text:p text:style-name="Standard">"mcfarlane"<text:tab/>1</text:p>
      <text:p text:style-name="Standard">"mean"<text:tab/>20</text:p>
      <text:p text:style-name="Standard">"measure"<text:tab/>1</text:p>
      <text:p text:style-name="Standard">"measured"<text:tab/>3</text:p>
      <text:p text:style-name="Standard">"measures"<text:tab/>2</text:p>
      <text:p text:style-name="Standard">"meddle"<text:tab/>1</text:p>
      <text:p text:style-name="Standard">"medical"<text:tab/>9</text:p>
      <text:p text:style-name="Standard">"meet"<text:tab/>18</text:p>
      <text:p text:style-name="Standard">"meetings"<text:tab/>2</text:p>
      <text:p text:style-name="Standard">"memoir"<text:tab/>1</text:p>
      <text:p text:style-name="Standard">"menaced"<text:tab/>1</text:p>
      <text:p text:style-name="Standard">"mention"<text:tab/>2</text:p>
      <text:p text:style-name="Standard">"merchant"<text:tab/>1</text:p>
      <text:p text:style-name="Standard">"merchantability"<text:tab/>1</text:p>
      <text:p text:style-name="Standard">"mercifully"<text:tab/>1</text:p>
      <text:p text:style-name="Standard">"meredith"<text:tab/>1</text:p>
      <text:p text:style-name="Standard">"merely"<text:tab/>10</text:p>
      <text:p text:style-name="Standard">"metal"<text:tab/>10</text:p>
      <text:p text:style-name="Standard">"metallic"<text:tab/>5</text:p>
      <text:p text:style-name="Standard">"metropolitan"<text:tab/>1</text:p>
      <text:p text:style-name="Standard">"middlesex"<text:tab/>1</text:p>
      <text:p text:style-name="Standard">"millionaire"<text:tab/>2</text:p>
      <text:p text:style-name="Standard">"miners"<text:tab/>2</text:p>
      <text:p text:style-name="Standard">"miniature"<text:tab/>1</text:p>
      <text:p text:style-name="Standard">"minister"<text:tab/>1</text:p>
      <text:p text:style-name="Standard">"mission"<text:tab/>7</text:p>
      <text:p text:style-name="Standard">"mississippi"<text:tab/>1</text:p>
      <text:p text:style-name="Standard">"mistake"<text:tab/>5</text:p>
      <text:p text:style-name="Standard">"moist"<text:tab/>3</text:p>
      <text:p text:style-name="Standard">"moistened"<text:tab/>1</text:p>
      <text:p text:style-name="Standard">"momentary"<text:tab/>2</text:p>
      <text:p text:style-name="Standard">"monarch"<text:tab/>1</text:p>
      <text:p text:style-name="Standard">"monotonous"<text:tab/>3</text:p>
      <text:p text:style-name="Standard"><text:soft-page-break/>"moods"<text:tab/>1</text:p>
      <text:p text:style-name="Standard">"moran"<text:tab/>13</text:p>
      <text:p text:style-name="Standard">"morcar"<text:tab/>4</text:p>
      <text:p text:style-name="Standard">"mornings"<text:tab/>1</text:p>
      <text:p text:style-name="Standard">"morocco"<text:tab/>2</text:p>
      <text:p text:style-name="Standard">"moustached"<text:tab/>1</text:p>
      <text:p text:style-name="Standard">"movement"<text:tab/>3</text:p>
      <text:p text:style-name="Standard">"mumbling"<text:tab/>2</text:p>
      <text:p text:style-name="Standard">"munich"<text:tab/>1</text:p>
      <text:p text:style-name="Standard">"munro"<text:tab/>2</text:p>
      <text:p text:style-name="Standard">"murderer"<text:tab/>5</text:p>
      <text:p text:style-name="Standard">"murders"<text:tab/>1</text:p>
      <text:p text:style-name="Standard">"must"<text:tab/>171</text:p>
      <text:p text:style-name="Standard">"muzzle"<text:tab/>2</text:p>
      <text:p text:style-name="Standard">"name"<text:tab/>63</text:p>
      <text:p text:style-name="Standard">"narratives"<text:tab/>2</text:p>
      <text:p text:style-name="Standard">"nation"<text:tab/>1</text:p>
      <text:p text:style-name="Standard">"natured"<text:tab/>2</text:p>
      <text:p text:style-name="Standard">"nautical"<text:tab/>1</text:p>
      <text:p text:style-name="Standard">"near"<text:tab/>31</text:p>
      <text:p text:style-name="Standard">"neck"<text:tab/>9</text:p>
      <text:p text:style-name="Standard">"need"<text:tab/>22</text:p>
      <text:p text:style-name="Standard">"neighbour"<text:tab/>1</text:p>
      <text:p text:style-name="Standard">"neighbourhood"<text:tab/>11</text:p>
      <text:p text:style-name="Standard">"nerves"<text:tab/>6</text:p>
      <text:p text:style-name="Standard">"nest"<text:tab/>1</text:p>
      <text:p text:style-name="Standard">"net"<text:tab/>1</text:p>
      <text:p text:style-name="Standard">"network"<text:tab/>1</text:p>
      <text:p text:style-name="Standard">"neutral"<text:tab/>3</text:p>
      <text:p text:style-name="Standard">"next"<text:tab/>24</text:p>
      <text:p text:style-name="Standard">"nicely"<text:tab/>6</text:p>
      <text:p text:style-name="Standard">"niece"<text:tab/>6</text:p>
      <text:p text:style-name="Standard">"nigh"<text:tab/>1</text:p>
      <text:p text:style-name="Standard">"nip"<text:tab/>1</text:p>
      <text:p text:style-name="Standard">"nipper"<text:tab/>1</text:p>
      <text:p text:style-name="Standard">"nitrate"<text:tab/>1</text:p>
      <text:p text:style-name="Standard">"nominal"<text:tab/>3</text:p>
      <text:p text:style-name="Standard">"nonconformist"<text:tab/>1</text:p>
      <text:p text:style-name="Standard">"none"<text:tab/>34</text:p>
      <text:p text:style-name="Standard">"normal"<text:tab/>1</text:p>
      <text:p text:style-name="Standard">"nose"<text:tab/>8</text:p>
      <text:p text:style-name="Standard">"not"<text:tab/>664</text:p>
      <text:p text:style-name="Standard">"notepaper"<text:tab/>1</text:p>
      <text:p text:style-name="Standard">"number"<text:tab/>15</text:p>
      <text:p text:style-name="Standard">"numbers"<text:tab/>2</text:p>
      <text:p text:style-name="Standard">"nurtured"<text:tab/>1</text:p>
      <text:p text:style-name="Standard">"nutshell"<text:tab/>1</text:p>
      <text:p text:style-name="Standard">"obese"<text:tab/>1</text:p>
      <text:p text:style-name="Standard">"objection"<text:tab/>3</text:p>
      <text:p text:style-name="Standard">"obsolete"<text:tab/>1</text:p>
      <text:p text:style-name="Standard">"obtaining"<text:tab/>3</text:p>
      <text:p text:style-name="Standard">"occasional"<text:tab/>4</text:p>
      <text:p text:style-name="Standard"><text:soft-page-break/>"occupation"<text:tab/>4</text:p>
      <text:p text:style-name="Standard">"occupied"<text:tab/>1</text:p>
      <text:p text:style-name="Standard">"occupy"<text:tab/>1</text:p>
      <text:p text:style-name="Standard">"occurrence"<text:tab/>1</text:p>
      <text:p text:style-name="Standard">"officers"<text:tab/>1</text:p>
      <text:p text:style-name="Standard">"official"<text:tab/>15</text:p>
      <text:p text:style-name="Standard">"officials"<text:tab/>1</text:p>
      <text:p text:style-name="Standard">"one"<text:tab/>378</text:p>
      <text:p text:style-name="Standard">"ones"<text:tab/>9</text:p>
      <text:p text:style-name="Standard">"opening"<text:tab/>11</text:p>
      <text:p text:style-name="Standard">"openness"<text:tab/>1</text:p>
      <text:p text:style-name="Standard">"operatic"<text:tab/>1</text:p>
      <text:p text:style-name="Standard">"opportunity"<text:tab/>3</text:p>
      <text:p text:style-name="Standard">"opposed"<text:tab/>1</text:p>
      <text:p text:style-name="Standard">"opposition"<text:tab/>1</text:p>
      <text:p text:style-name="Standard">"originality"<text:tab/>1</text:p>
      <text:p text:style-name="Standard">"ostensibly"<text:tab/>1</text:p>
      <text:p text:style-name="Standard">"ostlers"<text:tab/>2</text:p>
      <text:p text:style-name="Standard">"other"<text:tab/>164</text:p>
      <text:p text:style-name="Standard">"otherwise"<text:tab/>5</text:p>
      <text:p text:style-name="Standard">"ought"<text:tab/>6</text:p>
      <text:p text:style-name="Standard">"our"<text:tab/>211</text:p>
      <text:p text:style-name="Standard">"ours"<text:tab/>1</text:p>
      <text:p text:style-name="Standard">"outbreaks"<text:tab/>1</text:p>
      <text:p text:style-name="Standard">"outline"<text:tab/>1</text:p>
      <text:p text:style-name="Standard">"outlined"<text:tab/>2</text:p>
      <text:p text:style-name="Standard">"outstanding"<text:tab/>2</text:p>
      <text:p text:style-name="Standard">"overhead"<text:tab/>1</text:p>
      <text:p text:style-name="Standard">"overhearing"<text:tab/>1</text:p>
      <text:p text:style-name="Standard">"overlook"<text:tab/>1</text:p>
      <text:p text:style-name="Standard">"overseen"<text:tab/>1</text:p>
      <text:p text:style-name="Standard">"p"<text:tab/>2</text:p>
      <text:p text:style-name="Standard">"packet"<text:tab/>2</text:p>
      <text:p text:style-name="Standard">"padlocked"<text:tab/>1</text:p>
      <text:p text:style-name="Standard">"pal"<text:tab/>3</text:p>
      <text:p text:style-name="Standard">"paleness"<text:tab/>1</text:p>
      <text:p text:style-name="Standard">"pallet"<text:tab/>1</text:p>
      <text:p text:style-name="Standard">"pals"<text:tab/>1</text:p>
      <text:p text:style-name="Standard">"panelled"<text:tab/>1</text:p>
      <text:p text:style-name="Standard">"paper"<text:tab/>45</text:p>
      <text:p text:style-name="Standard">"parallel"<text:tab/>3</text:p>
      <text:p text:style-name="Standard">"paramore"<text:tab/>2</text:p>
      <text:p text:style-name="Standard">"parents"<text:tab/>3</text:p>
      <text:p text:style-name="Standard">"parish"<text:tab/>2</text:p>
      <text:p text:style-name="Standard">"parlance"<text:tab/>1</text:p>
      <text:p text:style-name="Standard">"parr"<text:tab/>2</text:p>
      <text:p text:style-name="Standard">"parties"<text:tab/>1</text:p>
      <text:p text:style-name="Standard">"passage"<text:tab/>23</text:p>
      <text:p text:style-name="Standard">"passion"<text:tab/>8</text:p>
      <text:p text:style-name="Standard">"pasty"<text:tab/>1</text:p>
      <text:p text:style-name="Standard">"patent"<text:tab/>2</text:p>
      <text:p text:style-name="Standard">"patersons"<text:tab/>1</text:p>
      <text:p text:style-name="Standard"><text:soft-page-break/>"patted"<text:tab/>2</text:p>
      <text:p text:style-name="Standard">"paused"<text:tab/>3</text:p>
      <text:p text:style-name="Standard">"peculiar"<text:tab/>20</text:p>
      <text:p text:style-name="Standard">"pedestrians"<text:tab/>1</text:p>
      <text:p text:style-name="Standard">"peeped"<text:tab/>5</text:p>
      <text:p text:style-name="Standard">"peering"<text:tab/>4</text:p>
      <text:p text:style-name="Standard">"pending"<text:tab/>1</text:p>
      <text:p text:style-name="Standard">"pennsylvania"<text:tab/>1</text:p>
      <text:p text:style-name="Standard">"per"<text:tab/>1</text:p>
      <text:p text:style-name="Standard">"perceive"<text:tab/>4</text:p>
      <text:p text:style-name="Standard">"perched"<text:tab/>2</text:p>
      <text:p text:style-name="Standard">"perfection"<text:tab/>1</text:p>
      <text:p text:style-name="Standard">"performing"<text:tab/>3</text:p>
      <text:p text:style-name="Standard">"permission"<text:tab/>11</text:p>
      <text:p text:style-name="Standard">"permit"<text:tab/>1</text:p>
      <text:p text:style-name="Standard">"permitted"<text:tab/>2</text:p>
      <text:p text:style-name="Standard">"perpetrated"<text:tab/>1</text:p>
      <text:p text:style-name="Standard">"perpetrators"<text:tab/>1</text:p>
      <text:p text:style-name="Standard">"persecution"<text:tab/>1</text:p>
      <text:p text:style-name="Standard">"persistently"<text:tab/>1</text:p>
      <text:p text:style-name="Standard">"perturbed"<text:tab/>2</text:p>
      <text:p text:style-name="Standard">"pestering"<text:tab/>1</text:p>
      <text:p text:style-name="Standard">"petty"<text:tab/>2</text:p>
      <text:p text:style-name="Standard">"petulance"<text:tab/>1</text:p>
      <text:p text:style-name="Standard">"pew"<text:tab/>7</text:p>
      <text:p text:style-name="Standard">"philanthropist"<text:tab/>1</text:p>
      <text:p text:style-name="Standard">"picture"<text:tab/>3</text:p>
      <text:p text:style-name="Standard">"pierce"<text:tab/>1</text:p>
      <text:p text:style-name="Standard">"pikestaff"<text:tab/>1</text:p>
      <text:p text:style-name="Standard">"piled"<text:tab/>1</text:p>
      <text:p text:style-name="Standard">"pin"<text:tab/>1</text:p>
      <text:p text:style-name="Standard">"piping"<text:tab/>1</text:p>
      <text:p text:style-name="Standard">"pistol"<text:tab/>9</text:p>
      <text:p text:style-name="Standard">"pitch"<text:tab/>5</text:p>
      <text:p text:style-name="Standard">"piteous"<text:tab/>2</text:p>
      <text:p text:style-name="Standard">"pitiable"<text:tab/>4</text:p>
      <text:p text:style-name="Standard">"placed"<text:tab/>19</text:p>
      <text:p text:style-name="Standard">"places"<text:tab/>7</text:p>
      <text:p text:style-name="Standard">"plan"<text:tab/>3</text:p>
      <text:p text:style-name="Standard">"planked"<text:tab/>1</text:p>
      <text:p text:style-name="Standard">"planning"<text:tab/>2</text:p>
      <text:p text:style-name="Standard">"pledged"<text:tab/>2</text:p>
      <text:p text:style-name="Standard">"plied"<text:tab/>1</text:p>
      <text:p text:style-name="Standard">"plot"<text:tab/>3</text:p>
      <text:p text:style-name="Standard">"plush"<text:tab/>3</text:p>
      <text:p text:style-name="Standard">"politics"<text:tab/>2</text:p>
      <text:p text:style-name="Standard">"pondered"<text:tab/>1</text:p>
      <text:p text:style-name="Standard">"pool"<text:tab/>19</text:p>
      <text:p text:style-name="Standard">"portly"<text:tab/>2</text:p>
      <text:p text:style-name="Standard">"position"<text:tab/>22</text:p>
      <text:p text:style-name="Standard">"possessed"<text:tab/>3</text:p>
      <text:p text:style-name="Standard">"possession"<text:tab/>8</text:p>
      <text:p text:style-name="Standard"><text:soft-page-break/>"possible"<text:tab/>50</text:p>
      <text:p text:style-name="Standard">"possibly"<text:tab/>12</text:p>
      <text:p text:style-name="Standard">"powers"<text:tab/>6</text:p>
      <text:p text:style-name="Standard">"practical"<text:tab/>6</text:p>
      <text:p text:style-name="Standard">"practice"<text:tab/>12</text:p>
      <text:p text:style-name="Standard">"pre"<text:tab/>1</text:p>
      <text:p text:style-name="Standard">"preach"<text:tab/>1</text:p>
      <text:p text:style-name="Standard">"precaution"<text:tab/>5</text:p>
      <text:p text:style-name="Standard">"preceding"<text:tab/>2</text:p>
      <text:p text:style-name="Standard">"precious"<text:tab/>12</text:p>
      <text:p text:style-name="Standard">"preliminary"<text:tab/>2</text:p>
      <text:p text:style-name="Standard">"preoccupied"<text:tab/>1</text:p>
      <text:p text:style-name="Standard">"prepare"<text:tab/>3</text:p>
      <text:p text:style-name="Standard">"preparing"<text:tab/>1</text:p>
      <text:p text:style-name="Standard">"presents"<text:tab/>2</text:p>
      <text:p text:style-name="Standard">"preserved"<text:tab/>1</text:p>
      <text:p text:style-name="Standard">"preserves"<text:tab/>1</text:p>
      <text:p text:style-name="Standard">"preserving"<text:tab/>1</text:p>
      <text:p text:style-name="Standard">"pressure"<text:tab/>3</text:p>
      <text:p text:style-name="Standard">"presuming"<text:tab/>1</text:p>
      <text:p text:style-name="Standard">"pretence"<text:tab/>1</text:p>
      <text:p text:style-name="Standard">"pretends"<text:tab/>1</text:p>
      <text:p text:style-name="Standard">"price"<text:tab/>5</text:p>
      <text:p text:style-name="Standard">"prime"<text:tab/>1</text:p>
      <text:p text:style-name="Standard">"prints"<text:tab/>1</text:p>
      <text:p text:style-name="Standard">"prior"<text:tab/>1</text:p>
      <text:p text:style-name="Standard">"prison"<text:tab/>5</text:p>
      <text:p text:style-name="Standard">"privacy"<text:tab/>1</text:p>
      <text:p text:style-name="Standard">"pro"<text:tab/>1</text:p>
      <text:p text:style-name="Standard">"proceeded"<text:tab/>2</text:p>
      <text:p text:style-name="Standard">"proceedings"<text:tab/>3</text:p>
      <text:p text:style-name="Standard">"professor"<text:tab/>1</text:p>
      <text:p text:style-name="Standard">"profited"<text:tab/>1</text:p>
      <text:p text:style-name="Standard">"programme"<text:tab/>1</text:p>
      <text:p text:style-name="Standard">"prohibition"<text:tab/>1</text:p>
      <text:p text:style-name="Standard">"promotion"<text:tab/>1</text:p>
      <text:p text:style-name="Standard">"property"<text:tab/>8</text:p>
      <text:p text:style-name="Standard">"propose"<text:tab/>2</text:p>
      <text:p text:style-name="Standard">"proposed"<text:tab/>1</text:p>
      <text:p text:style-name="Standard">"proposition"<text:tab/>1</text:p>
      <text:p text:style-name="Standard">"prosecuted"<text:tab/>1</text:p>
      <text:p text:style-name="Standard">"prosperity"<text:tab/>1</text:p>
      <text:p text:style-name="Standard">"protected"<text:tab/>5</text:p>
      <text:p text:style-name="Standard">"protection"<text:tab/>1</text:p>
      <text:p text:style-name="Standard">"prove"<text:tab/>9</text:p>
      <text:p text:style-name="Standard">"provide"<text:tab/>8</text:p>
      <text:p text:style-name="Standard">"provided"<text:tab/>8</text:p>
      <text:p text:style-name="Standard">"providing"<text:tab/>5</text:p>
      <text:p text:style-name="Standard">"provincial"<text:tab/>1</text:p>
      <text:p text:style-name="Standard">"prussian"<text:tab/>1</text:p>
      <text:p text:style-name="Standard">"publicity"<text:tab/>2</text:p>
      <text:p text:style-name="Standard">"punctures"<text:tab/>1</text:p>
      <text:p text:style-name="Standard"><text:soft-page-break/>"purpose"<text:tab/>13</text:p>
      <text:p text:style-name="Standard">"puzzle"<text:tab/>2</text:p>
      <text:p text:style-name="Standard">"puzzled"<text:tab/>5</text:p>
      <text:p text:style-name="Standard">"quarrelling"<text:tab/>2</text:p>
      <text:p text:style-name="Standard">"quartering"<text:tab/>1</text:p>
      <text:p text:style-name="Standard">"queer"<text:tab/>1</text:p>
      <text:p text:style-name="Standard">"questionable"<text:tab/>2</text:p>
      <text:p text:style-name="Standard">"quick"<text:tab/>25</text:p>
      <text:p text:style-name="Standard">"quill"<text:tab/>2</text:p>
      <text:p text:style-name="Standard">"quitted"<text:tab/>1</text:p>
      <text:p text:style-name="Standard">"rabbits"<text:tab/>1</text:p>
      <text:p text:style-name="Standard">"rack"<text:tab/>4</text:p>
      <text:p text:style-name="Standard">"railed"<text:tab/>1</text:p>
      <text:p text:style-name="Standard">"rambling"<text:tab/>1</text:p>
      <text:p text:style-name="Standard">"rat"<text:tab/>8</text:p>
      <text:p text:style-name="Standard">"ray"<text:tab/>1</text:p>
      <text:p text:style-name="Standard">"reached"<text:tab/>19</text:p>
      <text:p text:style-name="Standard">"reaches"<text:tab/>2</text:p>
      <text:p text:style-name="Standard">"read"<text:tab/>39</text:p>
      <text:p text:style-name="Standard">"readily"<text:tab/>6</text:p>
      <text:p text:style-name="Standard">"realise"<text:tab/>3</text:p>
      <text:p text:style-name="Standard">"reaped"<text:tab/>1</text:p>
      <text:p text:style-name="Standard">"rearranging"<text:tab/>2</text:p>
      <text:p text:style-name="Standard">"receded"<text:tab/>1</text:p>
      <text:p text:style-name="Standard">"recently"<text:tab/>3</text:p>
      <text:p text:style-name="Standard">"recess"<text:tab/>1</text:p>
      <text:p text:style-name="Standard">"reckless"<text:tab/>2</text:p>
      <text:p text:style-name="Standard">"reconstruction"<text:tab/>1</text:p>
      <text:p text:style-name="Standard">"recorded"<text:tab/>2</text:p>
      <text:p text:style-name="Standard">"redder"<text:tab/>1</text:p>
      <text:p text:style-name="Standard">"redistributing"<text:tab/>2</text:p>
      <text:p text:style-name="Standard">"reeds"<text:tab/>3</text:p>
      <text:p text:style-name="Standard">"refuse"<text:tab/>6</text:p>
      <text:p text:style-name="Standard">"regain"<text:tab/>1</text:p>
      <text:p text:style-name="Standard">"regent"<text:tab/>2</text:p>
      <text:p text:style-name="Standard">"reigning"<text:tab/>3</text:p>
      <text:p text:style-name="Standard">"relapsing"<text:tab/>1</text:p>
      <text:p text:style-name="Standard">"relation"<text:tab/>3</text:p>
      <text:p text:style-name="Standard">"relatives"<text:tab/>3</text:p>
      <text:p text:style-name="Standard">"released"<text:tab/>1</text:p>
      <text:p text:style-name="Standard">"remained"<text:tab/>18</text:p>
      <text:p text:style-name="Standard">"remaining"<text:tab/>3</text:p>
      <text:p text:style-name="Standard">"remanded"<text:tab/>1</text:p>
      <text:p text:style-name="Standard">"remember"<text:tab/>27</text:p>
      <text:p text:style-name="Standard">"removed"<text:tab/>7</text:p>
      <text:p text:style-name="Standard">"reopened"<text:tab/>1</text:p>
      <text:p text:style-name="Standard">"reopening"<text:tab/>1</text:p>
      <text:p text:style-name="Standard">"repeatedly"<text:tab/>1</text:p>
      <text:p text:style-name="Standard">"repelled"<text:tab/>1</text:p>
      <text:p text:style-name="Standard">"repented"<text:tab/>1</text:p>
      <text:p text:style-name="Standard">"reply"<text:tab/>6</text:p>
      <text:p text:style-name="Standard">"reporting"<text:tab/>1</text:p>
      <text:p text:style-name="Standard"><text:soft-page-break/>"represent"<text:tab/>2</text:p>
      <text:p text:style-name="Standard">"reproachfully"<text:tab/>1</text:p>
      <text:p text:style-name="Standard">"republican"<text:tab/>2</text:p>
      <text:p text:style-name="Standard">"resembling"<text:tab/>1</text:p>
      <text:p text:style-name="Standard">"reserve"<text:tab/>3</text:p>
      <text:p text:style-name="Standard">"resolution"<text:tab/>3</text:p>
      <text:p text:style-name="Standard">"resolutions"<text:tab/>1</text:p>
      <text:p text:style-name="Standard">"resting"<text:tab/>1</text:p>
      <text:p text:style-name="Standard">"rests"<text:tab/>1</text:p>
      <text:p text:style-name="Standard">"retreat"<text:tab/>1</text:p>
      <text:p text:style-name="Standard">"revellers"<text:tab/>1</text:p>
      <text:p text:style-name="Standard">"reverie"<text:tab/>1</text:p>
      <text:p text:style-name="Standard">"reverse"<text:tab/>1</text:p>
      <text:p text:style-name="Standard">"reward"<text:tab/>9</text:p>
      <text:p text:style-name="Standard">"rich"<text:tab/>11</text:p>
      <text:p text:style-name="Standard">"richness"<text:tab/>1</text:p>
      <text:p text:style-name="Standard">"rifled"<text:tab/>2</text:p>
      <text:p text:style-name="Standard">"rift"<text:tab/>1</text:p>
      <text:p text:style-name="Standard">"ring"<text:tab/>17</text:p>
      <text:p text:style-name="Standard">"risks"<text:tab/>1</text:p>
      <text:p text:style-name="Standard">"road"<text:tab/>32</text:p>
      <text:p text:style-name="Standard">"roasting"<text:tab/>1</text:p>
      <text:p text:style-name="Standard">"robberies"<text:tab/>2</text:p>
      <text:p text:style-name="Standard">"robinson"<text:tab/>1</text:p>
      <text:p text:style-name="Standard">"rogue"<text:tab/>2</text:p>
      <text:p text:style-name="Standard">"royal"<text:tab/>4</text:p>
      <text:p text:style-name="Standard">"rucastles"<text:tab/>4</text:p>
      <text:p text:style-name="Standard">"rude"<text:tab/>2</text:p>
      <text:p text:style-name="Standard">"ruefully"<text:tab/>3</text:p>
      <text:p text:style-name="Standard">"ruffian"<text:tab/>1</text:p>
      <text:p text:style-name="Standard">"rumours"<text:tab/>3</text:p>
      <text:p text:style-name="Standard">"ruse"<text:tab/>1</text:p>
      <text:p text:style-name="Standard">"sad"<text:tab/>6</text:p>
      <text:p text:style-name="Standard">"sadly"<text:tab/>1</text:p>
      <text:p text:style-name="Standard">"said"<text:tab/>486</text:p>
      <text:p text:style-name="Standard">"sailor"<text:tab/>1</text:p>
      <text:p text:style-name="Standard">"same"<text:tab/>57</text:p>
      <text:p text:style-name="Standard">"san"<text:tab/>2</text:p>
      <text:p text:style-name="Standard">"sand"<text:tab/>1</text:p>
      <text:p text:style-name="Standard">"sandwiched"<text:tab/>2</text:p>
      <text:p text:style-name="Standard">"sardonic"<text:tab/>1</text:p>
      <text:p text:style-name="Standard">"satisfaction"<text:tab/>5</text:p>
      <text:p text:style-name="Standard">"satisfactory"<text:tab/>1</text:p>
      <text:p text:style-name="Standard">"saved"<text:tab/>9</text:p>
      <text:p text:style-name="Standard">"saviour"<text:tab/>2</text:p>
      <text:p text:style-name="Standard">"scala"<text:tab/>1</text:p>
      <text:p text:style-name="Standard">"scales"<text:tab/>1</text:p>
      <text:p text:style-name="Standard">"scene"<text:tab/>14</text:p>
      <text:p text:style-name="Standard">"scent"<text:tab/>6</text:p>
      <text:p text:style-name="Standard">"sceptic"<text:tab/>1</text:p>
      <text:p text:style-name="Standard">"scintillating"<text:tab/>1</text:p>
      <text:p text:style-name="Standard">"scored"<text:tab/>2</text:p>
      <text:p text:style-name="Standard"><text:soft-page-break/>"scores"<text:tab/>1</text:p>
      <text:p text:style-name="Standard">"scotland"<text:tab/>11</text:p>
      <text:p text:style-name="Standard">"scream"<text:tab/>5</text:p>
      <text:p text:style-name="Standard">"screaming"<text:tab/>2</text:p>
      <text:p text:style-name="Standard">"screams"<text:tab/>1</text:p>
      <text:p text:style-name="Standard">"screen"<text:tab/>1</text:p>
      <text:p text:style-name="Standard">"screening"<text:tab/>2</text:p>
      <text:p text:style-name="Standard">"scummed"<text:tab/>1</text:p>
      <text:p text:style-name="Standard">"search"<text:tab/>12</text:p>
      <text:p text:style-name="Standard">"seated"<text:tab/>6</text:p>
      <text:p text:style-name="Standard">"secluded"<text:tab/>1</text:p>
      <text:p text:style-name="Standard">"secrecy"<text:tab/>7</text:p>
      <text:p text:style-name="Standard">"secreting"<text:tab/>1</text:p>
      <text:p text:style-name="Standard">"see"<text:tab/>232</text:p>
      <text:p text:style-name="Standard">"seeing"<text:tab/>22</text:p>
      <text:p text:style-name="Standard">"seems"<text:tab/>28</text:p>
      <text:p text:style-name="Standard">"seen"<text:tab/>72</text:p>
      <text:p text:style-name="Standard">"sees"<text:tab/>2</text:p>
      <text:p text:style-name="Standard">"select"<text:tab/>3</text:p>
      <text:p text:style-name="Standard">"selfish"<text:tab/>1</text:p>
      <text:p text:style-name="Standard">"selfishness"<text:tab/>1</text:p>
      <text:p text:style-name="Standard">"sell"<text:tab/>5</text:p>
      <text:p text:style-name="Standard">"semicircle"<text:tab/>1</text:p>
      <text:p text:style-name="Standard">"sends"<text:tab/>1</text:p>
      <text:p text:style-name="Standard">"senility"<text:tab/>1</text:p>
      <text:p text:style-name="Standard">"sensation"<text:tab/>1</text:p>
      <text:p text:style-name="Standard">"sent"<text:tab/>21</text:p>
      <text:p text:style-name="Standard">"sentinel"<text:tab/>1</text:p>
      <text:p text:style-name="Standard">"sequel"<text:tab/>1</text:p>
      <text:p text:style-name="Standard">"set"<text:tab/>52</text:p>
      <text:p text:style-name="Standard">"settee"<text:tab/>1</text:p>
      <text:p text:style-name="Standard">"severe"<text:tab/>3</text:p>
      <text:p text:style-name="Standard">"severed"<text:tab/>1</text:p>
      <text:p text:style-name="Standard">"shamefully"<text:tab/>2</text:p>
      <text:p text:style-name="Standard">"share"<text:tab/>6</text:p>
      <text:p text:style-name="Standard">"sharing"<text:tab/>3</text:p>
      <text:p text:style-name="Standard">"shaven"<text:tab/>3</text:p>
      <text:p text:style-name="Standard">"ships"<text:tab/>1</text:p>
      <text:p text:style-name="Standard">"shock"<text:tab/>6</text:p>
      <text:p text:style-name="Standard">"shoes"<text:tab/>6</text:p>
      <text:p text:style-name="Standard">"sholto"<text:tab/>1</text:p>
      <text:p text:style-name="Standard">"shone"<text:tab/>6</text:p>
      <text:p text:style-name="Standard">"shop"<text:tab/>5</text:p>
      <text:p text:style-name="Standard">"shots"<text:tab/>1</text:p>
      <text:p text:style-name="Standard">"should"<text:tab/>211</text:p>
      <text:p text:style-name="Standard">"shoulders"<text:tab/>16</text:p>
      <text:p text:style-name="Standard">"shoving"<text:tab/>1</text:p>
      <text:p text:style-name="Standard">"showed"<text:tab/>20</text:p>
      <text:p text:style-name="Standard">"shudder"<text:tab/>1</text:p>
      <text:p text:style-name="Standard">"shuffled"<text:tab/>1</text:p>
      <text:p text:style-name="Standard">"shut"<text:tab/>6</text:p>
      <text:p text:style-name="Standard">"sided"<text:tab/>2</text:p>
      <text:p text:style-name="Standard"><text:soft-page-break/>"sides"<text:tab/>3</text:p>
      <text:p text:style-name="Standard">"sigh"<text:tab/>1</text:p>
      <text:p text:style-name="Standard">"signet"<text:tab/>1</text:p>
      <text:p text:style-name="Standard">"silent"<text:tab/>19</text:p>
      <text:p text:style-name="Standard">"simple"<text:tab/>19</text:p>
      <text:p text:style-name="Standard">"simply"<text:tab/>3</text:p>
      <text:p text:style-name="Standard">"singular"<text:tab/>33</text:p>
      <text:p text:style-name="Standard">"sink"<text:tab/>2</text:p>
      <text:p text:style-name="Standard">"site"<text:tab/>1</text:p>
      <text:p text:style-name="Standard">"skin"<text:tab/>3</text:p>
      <text:p text:style-name="Standard">"skylight"<text:tab/>4</text:p>
      <text:p text:style-name="Standard">"slammed"<text:tab/>3</text:p>
      <text:p text:style-name="Standard">"slavey"<text:tab/>1</text:p>
      <text:p text:style-name="Standard">"sleeves"<text:tab/>5</text:p>
      <text:p text:style-name="Standard">"slighted"<text:tab/>1</text:p>
      <text:p text:style-name="Standard">"slim"<text:tab/>2</text:p>
      <text:p text:style-name="Standard">"slippers"<text:tab/>3</text:p>
      <text:p text:style-name="Standard">"sloping"<text:tab/>1</text:p>
      <text:p text:style-name="Standard">"sluggishly"<text:tab/>1</text:p>
      <text:p text:style-name="Standard">"slurred"<text:tab/>1</text:p>
      <text:p text:style-name="Standard">"smaller"<text:tab/>2</text:p>
      <text:p text:style-name="Standard">"smart"<text:tab/>2</text:p>
      <text:p text:style-name="Standard">"smear"<text:tab/>1</text:p>
      <text:p text:style-name="Standard">"smell"<text:tab/>8</text:p>
      <text:p text:style-name="Standard">"smoothing"<text:tab/>1</text:p>
      <text:p text:style-name="Standard">"smudge"<text:tab/>1</text:p>
      <text:p text:style-name="Standard">"snapped"<text:tab/>2</text:p>
      <text:p text:style-name="Standard">"sneer"<text:tab/>5</text:p>
      <text:p text:style-name="Standard">"snuff"<text:tab/>4</text:p>
      <text:p text:style-name="Standard">"snuffbox"<text:tab/>1</text:p>
      <text:p text:style-name="Standard">"social"<text:tab/>3</text:p>
      <text:p text:style-name="Standard">"softened"<text:tab/>1</text:p>
      <text:p text:style-name="Standard">"soie"<text:tab/>1</text:p>
      <text:p text:style-name="Standard">"solicitation"<text:tab/>1</text:p>
      <text:p text:style-name="Standard">"something"<text:tab/>65</text:p>
      <text:p text:style-name="Standard">"somewhat"<text:tab/>8</text:p>
      <text:p text:style-name="Standard">"soon"<text:tab/>39</text:p>
      <text:p text:style-name="Standard">"soothing"<text:tab/>4</text:p>
      <text:p text:style-name="Standard">"soothingly"<text:tab/>1</text:p>
      <text:p text:style-name="Standard">"sorely"<text:tab/>1</text:p>
      <text:p text:style-name="Standard">"sots"<text:tab/>1</text:p>
      <text:p text:style-name="Standard">"souls"<text:tab/>1</text:p>
      <text:p text:style-name="Standard">"sour"<text:tab/>1</text:p>
      <text:p text:style-name="Standard">"southampton"<text:tab/>3</text:p>
      <text:p text:style-name="Standard">"specialist"<text:tab/>1</text:p>
      <text:p text:style-name="Standard">"specimen"<text:tab/>2</text:p>
      <text:p text:style-name="Standard">"spectacles"<text:tab/>1</text:p>
      <text:p text:style-name="Standard">"speeding"<text:tab/>1</text:p>
      <text:p text:style-name="Standard">"speedy"<text:tab/>1</text:p>
      <text:p text:style-name="Standard">"spinster"<text:tab/>1</text:p>
      <text:p text:style-name="Standard">"splendid"<text:tab/>1</text:p>
      <text:p text:style-name="Standard">"spoke"<text:tab/>27</text:p>
      <text:p text:style-name="Standard"><text:soft-page-break/>"spouting"<text:tab/>1</text:p>
      <text:p text:style-name="Standard">"spreading"<text:tab/>1</text:p>
      <text:p text:style-name="Standard">"squalid"<text:tab/>1</text:p>
      <text:p text:style-name="Standard">"squire"<text:tab/>1</text:p>
      <text:p text:style-name="Standard">"stable"<text:tab/>9</text:p>
      <text:p text:style-name="Standard">"stagnant"<text:tab/>1</text:p>
      <text:p text:style-name="Standard">"stake"<text:tab/>3</text:p>
      <text:p text:style-name="Standard">"standi_"<text:tab/>1</text:p>
      <text:p text:style-name="Standard">"standpoint"<text:tab/>1</text:p>
      <text:p text:style-name="Standard">"star"<text:tab/>2</text:p>
      <text:p text:style-name="Standard">"startled"<text:tab/>8</text:p>
      <text:p text:style-name="Standard">"stated"<text:tab/>4</text:p>
      <text:p text:style-name="Standard">"states"<text:tab/>26</text:p>
      <text:p text:style-name="Standard">"steadings"<text:tab/>1</text:p>
      <text:p text:style-name="Standard">"steady"<text:tab/>1</text:p>
      <text:p text:style-name="Standard">"steamboats"<text:tab/>1</text:p>
      <text:p text:style-name="Standard">"steamer"<text:tab/>1</text:p>
      <text:p text:style-name="Standard">"steel"<text:tab/>4</text:p>
      <text:p text:style-name="Standard">"stern"<text:tab/>1</text:p>
      <text:p text:style-name="Standard">"stethoscope"<text:tab/>1</text:p>
      <text:p text:style-name="Standard">"stimulant"<text:tab/>1</text:p>
      <text:p text:style-name="Standard">"stole"<text:tab/>2</text:p>
      <text:p text:style-name="Standard">"stool"<text:tab/>1</text:p>
      <text:p text:style-name="Standard">"stooped"<text:tab/>2</text:p>
      <text:p text:style-name="Standard">"straight"<text:tab/>8</text:p>
      <text:p text:style-name="Standard">"straightened"<text:tab/>2</text:p>
      <text:p text:style-name="Standard">"strange"<text:tab/>46</text:p>
      <text:p text:style-name="Standard">"stranger"<text:tab/>6</text:p>
      <text:p text:style-name="Standard">"straw"<text:tab/>2</text:p>
      <text:p text:style-name="Standard">"streatham"<text:tab/>4</text:p>
      <text:p text:style-name="Standard">"strict"<text:tab/>3</text:p>
      <text:p text:style-name="Standard">"striking"<text:tab/>5</text:p>
      <text:p text:style-name="Standard">"stripped"<text:tab/>1</text:p>
      <text:p text:style-name="Standard">"strolled"<text:tab/>3</text:p>
      <text:p text:style-name="Standard">"strongest"<text:tab/>3</text:p>
      <text:p text:style-name="Standard">"strongly"<text:tab/>5</text:p>
      <text:p text:style-name="Standard">"struggled"<text:tab/>3</text:p>
      <text:p text:style-name="Standard">"stupid"<text:tab/>1</text:p>
      <text:p text:style-name="Standard">"style"<text:tab/>3</text:p>
      <text:p text:style-name="Standard">"submit"<text:tab/>3</text:p>
      <text:p text:style-name="Standard">"subsided"<text:tab/>1</text:p>
      <text:p text:style-name="Standard">"subtle"<text:tab/>5</text:p>
      <text:p text:style-name="Standard">"suburban"<text:tab/>3</text:p>
      <text:p text:style-name="Standard">"success"<text:tab/>10</text:p>
      <text:p text:style-name="Standard">"successfully"<text:tab/>1</text:p>
      <text:p text:style-name="Standard">"successive"<text:tab/>3</text:p>
      <text:p text:style-name="Standard">"sullenly"<text:tab/>1</text:p>
      <text:p text:style-name="Standard">"summarise"<text:tab/>1</text:p>
      <text:p text:style-name="Standard">"summer"<text:tab/>3</text:p>
      <text:p text:style-name="Standard">"summons"<text:tab/>2</text:p>
      <text:p text:style-name="Standard">"summonses"<text:tab/>1</text:p>
      <text:p text:style-name="Standard">"sun"<text:tab/>7</text:p>
      <text:p text:style-name="Standard"><text:soft-page-break/>"sunday"<text:tab/>1</text:p>
      <text:p text:style-name="Standard">"supplementing"<text:tab/>1</text:p>
      <text:p text:style-name="Standard">"supplier"<text:tab/>1</text:p>
      <text:p text:style-name="Standard">"supply"<text:tab/>5</text:p>
      <text:p text:style-name="Standard">"supporters"<text:tab/>1</text:p>
      <text:p text:style-name="Standard">"suppressing"<text:tab/>1</text:p>
      <text:p text:style-name="Standard">"sure"<text:tab/>43</text:p>
      <text:p text:style-name="Standard">"surgeon"<text:tab/>4</text:p>
      <text:p text:style-name="Standard">"surmise"<text:tab/>2</text:p>
      <text:p text:style-name="Standard">"suspected"<text:tab/>3</text:p>
      <text:p text:style-name="Standard">"suspecting"<text:tab/>2</text:p>
      <text:p text:style-name="Standard">"suspended"<text:tab/>1</text:p>
      <text:p text:style-name="Standard">"suspicious"<text:tab/>5</text:p>
      <text:p text:style-name="Standard">"swain"<text:tab/>2</text:p>
      <text:p text:style-name="Standard">"swear"<text:tab/>6</text:p>
      <text:p text:style-name="Standard">"swimming"<text:tab/>1</text:p>
      <text:p text:style-name="Standard">"swinging"<text:tab/>6</text:p>
      <text:p text:style-name="Standard">"tackle"<text:tab/>2</text:p>
      <text:p text:style-name="Standard">"tails"<text:tab/>1</text:p>
      <text:p text:style-name="Standard">"taken"<text:tab/>28</text:p>
      <text:p text:style-name="Standard">"takes"<text:tab/>6</text:p>
      <text:p text:style-name="Standard">"taking"<text:tab/>16</text:p>
      <text:p text:style-name="Standard">"takings"<text:tab/>3</text:p>
      <text:p text:style-name="Standard">"tale"<text:tab/>4</text:p>
      <text:p text:style-name="Standard">"talent"<text:tab/>1</text:p>
      <text:p text:style-name="Standard">"talker"<text:tab/>1</text:p>
      <text:p text:style-name="Standard">"talking"<text:tab/>9</text:p>
      <text:p text:style-name="Standard">"tapped"<text:tab/>3</text:p>
      <text:p text:style-name="Standard">"telegram"<text:tab/>5</text:p>
      <text:p text:style-name="Standard">"teller"<text:tab/>1</text:p>
      <text:p text:style-name="Standard">"temper"<text:tab/>5</text:p>
      <text:p text:style-name="Standard">"tempered"<text:tab/>1</text:p>
      <text:p text:style-name="Standard">"ten"<text:tab/>30</text:p>
      <text:p text:style-name="Standard">"tend"<text:tab/>2</text:p>
      <text:p text:style-name="Standard">"tended"<text:tab/>1</text:p>
      <text:p text:style-name="Standard">"tennessee"<text:tab/>1</text:p>
      <text:p text:style-name="Standard">"than"<text:tab/>161</text:p>
      <text:p text:style-name="Standard">"theories"<text:tab/>7</text:p>
      <text:p text:style-name="Standard">"theorise"<text:tab/>1</text:p>
      <text:p text:style-name="Standard">"there"<text:tab/>517</text:p>
      <text:p text:style-name="Standard">"they"<text:tab/>201</text:p>
      <text:p text:style-name="Standard">"thick"<text:tab/>14</text:p>
      <text:p text:style-name="Standard">"things"<text:tab/>29</text:p>
      <text:p text:style-name="Standard">"thinker"<text:tab/>2</text:p>
      <text:p text:style-name="Standard">"thinking"<text:tab/>7</text:p>
      <text:p text:style-name="Standard">"thoroughfare"<text:tab/>2</text:p>
      <text:p text:style-name="Standard">"thoughtful"<text:tab/>2</text:p>
      <text:p text:style-name="Standard">"threat"<text:tab/>1</text:p>
      <text:p text:style-name="Standard">"three"<text:tab/>71</text:p>
      <text:p text:style-name="Standard">"throat"<text:tab/>6</text:p>
      <text:p text:style-name="Standard">"throbbed"<text:tab/>1</text:p>
      <text:p text:style-name="Standard">"throbbing"<text:tab/>1</text:p>
      <text:p text:style-name="Standard"><text:soft-page-break/>"throwing"<text:tab/>13</text:p>
      <text:p text:style-name="Standard">"thrusting"<text:tab/>2</text:p>
      <text:p text:style-name="Standard">"thud"<text:tab/>1</text:p>
      <text:p text:style-name="Standard">"thudding"<text:tab/>1</text:p>
      <text:p text:style-name="Standard">"thus"<text:tab/>5</text:p>
      <text:p text:style-name="Standard">"ticking"<text:tab/>1</text:p>
      <text:p text:style-name="Standard">"tide"<text:tab/>9</text:p>
      <text:p text:style-name="Standard">"tidy"<text:tab/>1</text:p>
      <text:p text:style-name="Standard">"tie"<text:tab/>5</text:p>
      <text:p text:style-name="Standard">"tied"<text:tab/>5</text:p>
      <text:p text:style-name="Standard">"till"<text:tab/>2</text:p>
      <text:p text:style-name="Standard">"times"<text:tab/>16</text:p>
      <text:p text:style-name="Standard">"tinker"<text:tab/>1</text:p>
      <text:p text:style-name="Standard">"tint"<text:tab/>5</text:p>
      <text:p text:style-name="Standard">"tinted"<text:tab/>8</text:p>
      <text:p text:style-name="Standard">"tiny"<text:tab/>2</text:p>
      <text:p text:style-name="Standard">"tired"<text:tab/>2</text:p>
      <text:p text:style-name="Standard">"title"<text:tab/>3</text:p>
      <text:p text:style-name="Standard">"to"<text:tab/>2826</text:p>
      <text:p text:style-name="Standard">"tobacco"<text:tab/>8</text:p>
      <text:p text:style-name="Standard">"toller"<text:tab/>15</text:p>
      <text:p text:style-name="Standard">"tongue"<text:tab/>4</text:p>
      <text:p text:style-name="Standard">"tons"<text:tab/>1</text:p>
      <text:p text:style-name="Standard">"tools"<text:tab/>1</text:p>
      <text:p text:style-name="Standard">"tore"<text:tab/>5</text:p>
      <text:p text:style-name="Standard">"tossed"<text:tab/>5</text:p>
      <text:p text:style-name="Standard">"touching"<text:tab/>1</text:p>
      <text:p text:style-name="Standard">"tower"<text:tab/>1</text:p>
      <text:p text:style-name="Standard">"towns"<text:tab/>1</text:p>
      <text:p text:style-name="Standard">"tracks"<text:tab/>5</text:p>
      <text:p text:style-name="Standard">"traditions"<text:tab/>1</text:p>
      <text:p text:style-name="Standard">"training"<text:tab/>3</text:p>
      <text:p text:style-name="Standard">"tramped"<text:tab/>1</text:p>
      <text:p text:style-name="Standard">"transcription"<text:tab/>1</text:p>
      <text:p text:style-name="Standard">"transform"<text:tab/>1</text:p>
      <text:p text:style-name="Standard">"transparent"<text:tab/>2</text:p>
      <text:p text:style-name="Standard">"traveller"<text:tab/>2</text:p>
      <text:p text:style-name="Standard">"travels"<text:tab/>1</text:p>
      <text:p text:style-name="Standard">"treble"<text:tab/>2</text:p>
      <text:p text:style-name="Standard">"tree"<text:tab/>6</text:p>
      <text:p text:style-name="Standard">"trick"<text:tab/>5</text:p>
      <text:p text:style-name="Standard">"tried"<text:tab/>13</text:p>
      <text:p text:style-name="Standard">"trimly"<text:tab/>1</text:p>
      <text:p text:style-name="Standard">"trimmed"<text:tab/>2</text:p>
      <text:p text:style-name="Standard">"trip"<text:tab/>1</text:p>
      <text:p text:style-name="Standard">"triumphant"<text:tab/>1</text:p>
      <text:p text:style-name="Standard">"trophy"<text:tab/>1</text:p>
      <text:p text:style-name="Standard">"tropics"<text:tab/>1</text:p>
      <text:p text:style-name="Standard">"trousers"<text:tab/>7</text:p>
      <text:p text:style-name="Standard">"truly"<text:tab/>3</text:p>
      <text:p text:style-name="Standard">"tube"<text:tab/>1</text:p>
      <text:p text:style-name="Standard">"turn"<text:tab/>30</text:p>
      <text:p text:style-name="Standard"><text:soft-page-break/>"turned"<text:tab/>51</text:p>
      <text:p text:style-name="Standard">"turning"<text:tab/>16</text:p>
      <text:p text:style-name="Standard">"twelve"<text:tab/>9</text:p>
      <text:p text:style-name="Standard">"twenty"<text:tab/>24</text:p>
      <text:p text:style-name="Standard">"twilight"<text:tab/>1</text:p>
      <text:p text:style-name="Standard">"twinkled"<text:tab/>4</text:p>
      <text:p text:style-name="Standard">"twist"<text:tab/>4</text:p>
      <text:p text:style-name="Standard">"typewrite"<text:tab/>1</text:p>
      <text:p text:style-name="Standard">"typewriter"<text:tab/>3</text:p>
      <text:p text:style-name="Standard">"typewriting"<text:tab/>4</text:p>
      <text:p text:style-name="Standard">"u"<text:tab/>9</text:p>
      <text:p text:style-name="Standard">"ultimate"<text:tab/>1</text:p>
      <text:p text:style-name="Standard">"umbrella"<text:tab/>2</text:p>
      <text:p text:style-name="Standard">"un"<text:tab/>1</text:p>
      <text:p text:style-name="Standard">"unapproachable"<text:tab/>1</text:p>
      <text:p text:style-name="Standard">"unbreakable"<text:tab/>1</text:p>
      <text:p text:style-name="Standard">"uncarpeted"<text:tab/>1</text:p>
      <text:p text:style-name="Standard">"uncommon"<text:tab/>1</text:p>
      <text:p text:style-name="Standard">"understanding"<text:tab/>2</text:p>
      <text:p text:style-name="Standard">"unfortunate"<text:tab/>10</text:p>
      <text:p text:style-name="Standard">"unfortunately"<text:tab/>3</text:p>
      <text:p text:style-name="Standard">"unique"<text:tab/>5</text:p>
      <text:p text:style-name="Standard">"unlike"<text:tab/>3</text:p>
      <text:p text:style-name="Standard">"unlocked"<text:tab/>5</text:p>
      <text:p text:style-name="Standard">"unprotected"<text:tab/>1</text:p>
      <text:p text:style-name="Standard">"unravel"<text:tab/>1</text:p>
      <text:p text:style-name="Standard">"unravelled"<text:tab/>1</text:p>
      <text:p text:style-name="Standard">"unrepaired"<text:tab/>1</text:p>
      <text:p text:style-name="Standard">"untamed"<text:tab/>1</text:p>
      <text:p text:style-name="Standard">"unthinkable"<text:tab/>1</text:p>
      <text:p text:style-name="Standard">"until"<text:tab/>75</text:p>
      <text:p text:style-name="Standard">"untimely"<text:tab/>1</text:p>
      <text:p text:style-name="Standard">"upbraided"<text:tab/>1</text:p>
      <text:p text:style-name="Standard">"upper"<text:tab/>10</text:p>
      <text:p text:style-name="Standard">"upset"<text:tab/>1</text:p>
      <text:p text:style-name="Standard">"us"<text:tab/>184</text:p>
      <text:p text:style-name="Standard">"user"<text:tab/>3</text:p>
      <text:p text:style-name="Standard">"ushering"<text:tab/>1</text:p>
      <text:p text:style-name="Standard">"vacancy"<text:tab/>7</text:p>
      <text:p text:style-name="Standard">"vacantly"<text:tab/>1</text:p>
      <text:p text:style-name="Standard">"vague"<text:tab/>10</text:p>
      <text:p text:style-name="Standard">"valley"<text:tab/>7</text:p>
      <text:p text:style-name="Standard">"value"<text:tab/>11</text:p>
      <text:p text:style-name="Standard">"varieties"<text:tab/>1</text:p>
      <text:p text:style-name="Standard">"vault"<text:tab/>3</text:p>
      <text:p text:style-name="Standard">"vehemence"<text:tab/>1</text:p>
      <text:p text:style-name="Standard">"veil"<text:tab/>8</text:p>
      <text:p text:style-name="Standard">"veiled"<text:tab/>2</text:p>
      <text:p text:style-name="Standard">"venture"<text:tab/>2</text:p>
      <text:p text:style-name="Standard">"verbs"<text:tab/>1</text:p>
      <text:p text:style-name="Standard">"vessel"<text:tab/>3</text:p>
      <text:p text:style-name="Standard">"victor"<text:tab/>1</text:p>
      <text:p text:style-name="Standard"><text:soft-page-break/>"victoria"<text:tab/>5</text:p>
      <text:p text:style-name="Standard">"vile"<text:tab/>4</text:p>
      <text:p text:style-name="Standard">"vilest"<text:tab/>3</text:p>
      <text:p text:style-name="Standard">"villa"<text:tab/>3</text:p>
      <text:p text:style-name="Standard">"village"<text:tab/>7</text:p>
      <text:p text:style-name="Standard">"villainy"<text:tab/>1</text:p>
      <text:p text:style-name="Standard">"vivid"<text:tab/>1</text:p>
      <text:p text:style-name="Standard">"volumes"<text:tab/>1</text:p>
      <text:p text:style-name="Standard">"volunteer"<text:tab/>2</text:p>
      <text:p text:style-name="Standard">"vouching"<text:tab/>1</text:p>
      <text:p text:style-name="Standard">"waistcoat"<text:tab/>7</text:p>
      <text:p text:style-name="Standard">"wait"<text:tab/>19</text:p>
      <text:p text:style-name="Standard">"waiting"<text:tab/>34</text:p>
      <text:p text:style-name="Standard">"walks"<text:tab/>5</text:p>
      <text:p text:style-name="Standard">"wall"<text:tab/>14</text:p>
      <text:p text:style-name="Standard">"walsingham"<text:tab/>1</text:p>
      <text:p text:style-name="Standard">"wander"<text:tab/>4</text:p>
      <text:p text:style-name="Standard">"wandered"<text:tab/>4</text:p>
      <text:p text:style-name="Standard">"wandering"<text:tab/>3</text:p>
      <text:p text:style-name="Standard">"want"<text:tab/>28</text:p>
      <text:p text:style-name="Standard">"wanting"<text:tab/>3</text:p>
      <text:p text:style-name="Standard">"warned"<text:tab/>1</text:p>
      <text:p text:style-name="Standard">"warnings"<text:tab/>3</text:p>
      <text:p text:style-name="Standard">"warranties"<text:tab/>3</text:p>
      <text:p text:style-name="Standard">"warranty"<text:tab/>2</text:p>
      <text:p text:style-name="Standard">"warsaw"<text:tab/>2</text:p>
      <text:p text:style-name="Standard">"watching"<text:tab/>5</text:p>
      <text:p text:style-name="Standard">"way"<text:tab/>118</text:p>
      <text:p text:style-name="Standard">"ways"<text:tab/>12</text:p>
      <text:p text:style-name="Standard">"weakness"<text:tab/>1</text:p>
      <text:p text:style-name="Standard">"wearer"<text:tab/>1</text:p>
      <text:p text:style-name="Standard">"wears"<text:tab/>1</text:p>
      <text:p text:style-name="Standard">"weave"<text:tab/>1</text:p>
      <text:p text:style-name="Standard">"wedding"<text:tab/>22</text:p>
      <text:p text:style-name="Standard">"weighted"<text:tab/>2</text:p>
      <text:p text:style-name="Standard">"wellington"<text:tab/>1</text:p>
      <text:p text:style-name="Standard">"westbury"<text:tab/>1</text:p>
      <text:p text:style-name="Standard">"western"<text:tab/>1</text:p>
      <text:p text:style-name="Standard">"westward"<text:tab/>1</text:p>
      <text:p text:style-name="Standard">"wharf"<text:tab/>3</text:p>
      <text:p text:style-name="Standard">"wheeled"<text:tab/>1</text:p>
      <text:p text:style-name="Standard">"whether"<text:tab/>43</text:p>
      <text:p text:style-name="Standard">"which"<text:tab/>778</text:p>
      <text:p text:style-name="Standard">"whim"<text:tab/>2</text:p>
      <text:p text:style-name="Standard">"whisky"<text:tab/>2</text:p>
      <text:p text:style-name="Standard">"wicked"<text:tab/>3</text:p>
      <text:p text:style-name="Standard">"widest"<text:tab/>2</text:p>
      <text:p text:style-name="Standard">"widower"<text:tab/>3</text:p>
      <text:p text:style-name="Standard">"wife"<text:tab/>60</text:p>
      <text:p text:style-name="Standard">"wig"<text:tab/>1</text:p>
      <text:p text:style-name="Standard">"wigs"<text:tab/>1</text:p>
      <text:p text:style-name="Standard">"wild"<text:tab/>10</text:p>
      <text:p text:style-name="Standard"><text:soft-page-break/>"wilderness"<text:tab/>1</text:p>
      <text:p text:style-name="Standard">"wilhelm"<text:tab/>1</text:p>
      <text:p text:style-name="Standard">"winchester"<text:tab/>10</text:p>
      <text:p text:style-name="Standard">"windows"<text:tab/>25</text:p>
      <text:p text:style-name="Standard">"wing"<text:tab/>7</text:p>
      <text:p text:style-name="Standard">"winking"<text:tab/>1</text:p>
      <text:p text:style-name="Standard">"withdrawn"<text:tab/>1</text:p>
      <text:p text:style-name="Standard">"woman"<text:tab/>71</text:p>
      <text:p text:style-name="Standard">"womanhood"<text:tab/>1</text:p>
      <text:p text:style-name="Standard">"woodcock"<text:tab/>2</text:p>
      <text:p text:style-name="Standard">"woods"<text:tab/>7</text:p>
      <text:p text:style-name="Standard">"worker"<text:tab/>1</text:p>
      <text:p text:style-name="Standard">"works"<text:tab/>32</text:p>
      <text:p text:style-name="Standard">"worthless"<text:tab/>1</text:p>
      <text:p text:style-name="Standard">"wounded"<text:tab/>1</text:p>
      <text:p text:style-name="Standard">"wrack"<text:tab/>1</text:p>
      <text:p text:style-name="Standard">"wreath"<text:tab/>1</text:p>
      <text:p text:style-name="Standard">"wreaths"<text:tab/>2</text:p>
      <text:p text:style-name="Standard">"wretched"<text:tab/>2</text:p>
      <text:p text:style-name="Standard">"written"<text:tab/>23</text:p>
      <text:p text:style-name="Standard">"wrote"<text:tab/>14</text:p>
      <text:p text:style-name="Standard">"www"<text:tab/>9</text:p>
      <text:p text:style-name="Standard">"yard"<text:tab/>16</text:p>
      <text:p text:style-name="Standard">"yawn"<text:tab/>2</text:p>
      <text:p text:style-name="Standard">"yelled"<text:tab/>3</text:p>
      <text:p text:style-name="Standard">"yes"<text:tab/>125</text:p>
      <text:p text:style-name="Standard">"zealand"<text:tab/>1</text:p>
      <text:p text:style-name="Standard">"1000"<text:tab/>8</text:p>
      <text:p text:style-name="Standard">"11"<text:tab/>4</text:p>
      <text:p text:style-name="Standard">"117"<text:tab/>2</text:p>
      <text:p text:style-name="Standard">"12_s_"<text:tab/>1</text:p>
      <text:p text:style-name="Standard">"1500"<text:tab/>1</text:p>
      <text:p text:style-name="Standard">"1870"<text:tab/>1</text:p>
      <text:p text:style-name="Standard">"1884"<text:tab/>1</text:p>
      <text:p text:style-name="Standard">"20"<text:tab/>2</text:p>
      <text:p text:style-name="Standard">"220"<text:tab/>1</text:p>
      <text:p text:style-name="Standard">"25"<text:tab/>1</text:p>
      <text:p text:style-name="Standard">"26_s_"<text:tab/>1</text:p>
      <text:p text:style-name="Standard">"270"<text:tab/>1</text:p>
      <text:p text:style-name="Standard">"4700"<text:tab/>1</text:p>
      <text:p text:style-name="Standard">"5"<text:tab/>6</text:p>
      <text:p text:style-name="Standard">"6221541"<text:tab/>1</text:p>
      <text:p text:style-name="Standard">"801"<text:tab/>1</text:p>
      <text:p text:style-name="Standard">"84"<text:tab/>2</text:p>
      <text:p text:style-name="Standard">"89"<text:tab/>2</text:p>
      <text:p text:style-name="Standard">"\u0153uvre"<text:tab/>1</text:p>
      <text:p text:style-name="Standard">"_affaire"<text:tab/>1</text:p>
      <text:p text:style-name="Standard">"_carte"<text:tab/>2</text:p>
      <text:p text:style-name="Standard">"_globe_"<text:tab/>1</text:p>
      <text:p text:style-name="Standard">"_l"<text:tab/>1</text:p>
      <text:p text:style-name="Standard">"_n\u00e9e_"<text:tab/>1</text:p>
      <text:p text:style-name="Standard">"_our_"<text:tab/>1</text:p>
      <text:p text:style-name="Standard"><text:soft-page-break/>"_star_"<text:tab/>1</text:p>
      <text:p text:style-name="Standard">"abandons"<text:tab/>1</text:p>
      <text:p text:style-name="Standard">"abbots"<text:tab/>1</text:p>
      <text:p text:style-name="Standard">"abode"<text:tab/>1</text:p>
      <text:p text:style-name="Standard">"abomination"<text:tab/>1</text:p>
      <text:p text:style-name="Standard">"accepted"<text:tab/>4</text:p>
      <text:p text:style-name="Standard">"accidental"<text:tab/>1</text:p>
      <text:p text:style-name="Standard">"accompanied"<text:tab/>1</text:p>
      <text:p text:style-name="Standard">"accomplice"<text:tab/>2</text:p>
      <text:p text:style-name="Standard">"according"<text:tab/>2</text:p>
      <text:p text:style-name="Standard">"accumulated"<text:tab/>1</text:p>
      <text:p text:style-name="Standard">"accurate"<text:tab/>1</text:p>
      <text:p text:style-name="Standard">"accurately"<text:tab/>1</text:p>
      <text:p text:style-name="Standard">"accused"<text:tab/>4</text:p>
      <text:p text:style-name="Standard">"acknowledge"<text:tab/>1</text:p>
      <text:p text:style-name="Standard">"acting"<text:tab/>4</text:p>
      <text:p text:style-name="Standard">"actions"<text:tab/>4</text:p>
      <text:p text:style-name="Standard">"actor"<text:tab/>2</text:p>
      <text:p text:style-name="Standard">"adapt"<text:tab/>1</text:p>
      <text:p text:style-name="Standard">"adapted"<text:tab/>1</text:p>
      <text:p text:style-name="Standard">"adder"<text:tab/>1</text:p>
      <text:p text:style-name="Standard">"adding"<text:tab/>1</text:p>
      <text:p text:style-name="Standard">"addition"<text:tab/>3</text:p>
      <text:p text:style-name="Standard">"additions"<text:tab/>1</text:p>
      <text:p text:style-name="Standard">"admirable"<text:tab/>3</text:p>
      <text:p text:style-name="Standard">"admirably"<text:tab/>4</text:p>
      <text:p text:style-name="Standard">"admiration"<text:tab/>2</text:p>
      <text:p text:style-name="Standard">"admit"<text:tab/>2</text:p>
      <text:p text:style-name="Standard">"ado"<text:tab/>1</text:p>
      <text:p text:style-name="Standard">"advice"<text:tab/>19</text:p>
      <text:p text:style-name="Standard">"affection"<text:tab/>2</text:p>
      <text:p text:style-name="Standard">"afforded"<text:tab/>1</text:p>
      <text:p text:style-name="Standard">"afraid"<text:tab/>21</text:p>
      <text:p text:style-name="Standard">"again"<text:tab/>69</text:p>
      <text:p text:style-name="Standard">"agent"<text:tab/>9</text:p>
      <text:p text:style-name="Standard">"agony"<text:tab/>3</text:p>
      <text:p text:style-name="Standard">"alias"<text:tab/>1</text:p>
      <text:p text:style-name="Standard">"all"<text:tab/>409</text:p>
      <text:p text:style-name="Standard">"alleys"<text:tab/>1</text:p>
      <text:p text:style-name="Standard">"allowance"<text:tab/>3</text:p>
      <text:p text:style-name="Standard">"alone"<text:tab/>27</text:p>
      <text:p text:style-name="Standard">"altar"<text:tab/>6</text:p>
      <text:p text:style-name="Standard">"amalgam"<text:tab/>1</text:p>
      <text:p text:style-name="Standard">"ambition"<text:tab/>1</text:p>
      <text:p text:style-name="Standard">"american"<text:tab/>10</text:p>
      <text:p text:style-name="Standard">"americans"<text:tab/>1</text:p>
      <text:p text:style-name="Standard">"amiable"<text:tab/>6</text:p>
      <text:p text:style-name="Standard">"amount"<text:tab/>6</text:p>
      <text:p text:style-name="Standard">"amoy"<text:tab/>1</text:p>
      <text:p text:style-name="Standard">"ample"<text:tab/>2</text:p>
      <text:p text:style-name="Standard">"amply"<text:tab/>1</text:p>
      <text:p text:style-name="Standard">"announce"<text:tab/>2</text:p>
      <text:p text:style-name="Standard"><text:soft-page-break/>"announced"<text:tab/>5</text:p>
      <text:p text:style-name="Standard">"annoyed"<text:tab/>2</text:p>
      <text:p text:style-name="Standard">"another"<text:tab/>42</text:p>
      <text:p text:style-name="Standard">"answering"<text:tab/>4</text:p>
      <text:p text:style-name="Standard">"antagonist"<text:tab/>1</text:p>
      <text:p text:style-name="Standard">"anteroom"<text:tab/>1</text:p>
      <text:p text:style-name="Standard">"any"<text:tab/>165</text:p>
      <text:p text:style-name="Standard">"anybody"<text:tab/>1</text:p>
      <text:p text:style-name="Standard">"anyone"<text:tab/>29</text:p>
      <text:p text:style-name="Standard">"apache"<text:tab/>1</text:p>
      <text:p text:style-name="Standard">"apartment"<text:tab/>4</text:p>
      <text:p text:style-name="Standard">"apiece"<text:tab/>4</text:p>
      <text:p text:style-name="Standard">"apologise"<text:tab/>1</text:p>
      <text:p text:style-name="Standard">"apology"<text:tab/>7</text:p>
      <text:p text:style-name="Standard">"apparelled"<text:tab/>1</text:p>
      <text:p text:style-name="Standard">"appears"<text:tab/>18</text:p>
      <text:p text:style-name="Standard">"approach"<text:tab/>5</text:p>
      <text:p text:style-name="Standard">"archie"<text:tab/>1</text:p>
      <text:p text:style-name="Standard">"architects"<text:tab/>1</text:p>
      <text:p text:style-name="Standard">"arduous"<text:tab/>1</text:p>
      <text:p text:style-name="Standard">"argue"<text:tab/>1</text:p>
      <text:p text:style-name="Standard">"argument"<text:tab/>2</text:p>
      <text:p text:style-name="Standard">"arise"<text:tab/>2</text:p>
      <text:p text:style-name="Standard">"arizona"<text:tab/>1</text:p>
      <text:p text:style-name="Standard">"arrange"<text:tab/>1</text:p>
      <text:p text:style-name="Standard">"arrows"<text:tab/>1</text:p>
      <text:p text:style-name="Standard">"artillery"<text:tab/>1</text:p>
      <text:p text:style-name="Standard">"artistic"<text:tab/>2</text:p>
      <text:p text:style-name="Standard">"ashen"<text:tab/>2</text:p>
      <text:p text:style-name="Standard">"ashes"<text:tab/>4</text:p>
      <text:p text:style-name="Standard">"aspect"<text:tab/>2</text:p>
      <text:p text:style-name="Standard">"aspired"<text:tab/>1</text:p>
      <text:p text:style-name="Standard">"assistance"<text:tab/>11</text:p>
      <text:p text:style-name="Standard">"assumed"<text:tab/>2</text:p>
      <text:p text:style-name="Standard">"assured"<text:tab/>5</text:p>
      <text:p text:style-name="Standard">"assures"<text:tab/>1</text:p>
      <text:p text:style-name="Standard">"astir"<text:tab/>1</text:p>
      <text:p text:style-name="Standard">"astrakhan"<text:tab/>1</text:p>
      <text:p text:style-name="Standard">"astuteness"<text:tab/>1</text:p>
      <text:p text:style-name="Standard">"at"<text:tab/>782</text:p>
      <text:p text:style-name="Standard">"atlantic"<text:tab/>2</text:p>
      <text:p text:style-name="Standard">"attained"<text:tab/>1</text:p>
      <text:p text:style-name="Standard">"attempted"<text:tab/>3</text:p>
      <text:p text:style-name="Standard">"attempts"<text:tab/>5</text:p>
      <text:p text:style-name="Standard">"attend"<text:tab/>3</text:p>
      <text:p text:style-name="Standard">"attendant"<text:tab/>3</text:p>
      <text:p text:style-name="Standard">"attica"<text:tab/>1</text:p>
      <text:p text:style-name="Standard">"attired"<text:tab/>1</text:p>
      <text:p text:style-name="Standard">"auckland"<text:tab/>1</text:p>
      <text:p text:style-name="Standard">"august"<text:tab/>1</text:p>
      <text:p text:style-name="Standard">"australia"<text:tab/>2</text:p>
      <text:p text:style-name="Standard">"autumnal"<text:tab/>2</text:p>
      <text:p text:style-name="Standard"><text:soft-page-break/>"averted"<text:tab/>1</text:p>
      <text:p text:style-name="Standard">"avoided"<text:tab/>2</text:p>
      <text:p text:style-name="Standard">"avoiding"<text:tab/>1</text:p>
      <text:p text:style-name="Standard">"axiom"<text:tab/>1</text:p>
      <text:p text:style-name="Standard">"ay"<text:tab/>2</text:p>
      <text:p text:style-name="Standard">"b"<text:tab/>8</text:p>
      <text:p text:style-name="Standard">"baboon"<text:tab/>4</text:p>
      <text:p text:style-name="Standard">"bag"<text:tab/>10</text:p>
      <text:p text:style-name="Standard">"baggy"<text:tab/>2</text:p>
      <text:p text:style-name="Standard">"bags"<text:tab/>1</text:p>
      <text:p text:style-name="Standard">"baker"<text:tab/>42</text:p>
      <text:p text:style-name="Standard">"balanced"<text:tab/>1</text:p>
      <text:p text:style-name="Standard">"bald"<text:tab/>2</text:p>
      <text:p text:style-name="Standard">"ballarat"<text:tab/>6</text:p>
      <text:p text:style-name="Standard">"bang"<text:tab/>2</text:p>
      <text:p text:style-name="Standard">"banks"<text:tab/>2</text:p>
      <text:p text:style-name="Standard">"bargain"<text:tab/>1</text:p>
      <text:p text:style-name="Standard">"barque"<text:tab/>3</text:p>
      <text:p text:style-name="Standard">"beast"<text:tab/>1</text:p>
      <text:p text:style-name="Standard">"beauty"<text:tab/>8</text:p>
      <text:p text:style-name="Standard">"became"<text:tab/>31</text:p>
      <text:p text:style-name="Standard">"becoming"<text:tab/>1</text:p>
      <text:p text:style-name="Standard">"bedded"<text:tab/>2</text:p>
      <text:p text:style-name="Standard">"bedrooms"<text:tab/>3</text:p>
      <text:p text:style-name="Standard">"beforehand"<text:tab/>1</text:p>
      <text:p text:style-name="Standard">"beggary"<text:tab/>1</text:p>
      <text:p text:style-name="Standard">"begin"<text:tab/>6</text:p>
      <text:p text:style-name="Standard">"beginnings"<text:tab/>1</text:p>
      <text:p text:style-name="Standard">"being"<text:tab/>45</text:p>
      <text:p text:style-name="Standard">"belief"<text:tab/>6</text:p>
      <text:p text:style-name="Standard">"below"<text:tab/>8</text:p>
      <text:p text:style-name="Standard">"belt"<text:tab/>2</text:p>
      <text:p text:style-name="Standard">"bequeathed"<text:tab/>1</text:p>
      <text:p text:style-name="Standard">"beryl"<text:tab/>4</text:p>
      <text:p text:style-name="Standard">"beside"<text:tab/>25</text:p>
      <text:p text:style-name="Standard">"besides"<text:tab/>13</text:p>
      <text:p text:style-name="Standard">"binary"<text:tab/>1</text:p>
      <text:p text:style-name="Standard">"bind"<text:tab/>1</text:p>
      <text:p text:style-name="Standard">"birds"<text:tab/>5</text:p>
      <text:p text:style-name="Standard">"bisulphate"<text:tab/>1</text:p>
      <text:p text:style-name="Standard">"bitter"<text:tab/>4</text:p>
      <text:p text:style-name="Standard">"blend"<text:tab/>1</text:p>
      <text:p text:style-name="Standard">"bless"<text:tab/>4</text:p>
      <text:p text:style-name="Standard">"blot"<text:tab/>1</text:p>
      <text:p text:style-name="Standard">"bluff"<text:tab/>1</text:p>
      <text:p text:style-name="Standard">"blurs"<text:tab/>1</text:p>
      <text:p text:style-name="Standard">"blush"<text:tab/>1</text:p>
      <text:p text:style-name="Standard">"bluster"<text:tab/>1</text:p>
      <text:p text:style-name="Standard">"boards"<text:tab/>4</text:p>
      <text:p text:style-name="Standard">"boasting"<text:tab/>1</text:p>
      <text:p text:style-name="Standard">"bodies"<text:tab/>3</text:p>
      <text:p text:style-name="Standard">"books"<text:tab/>10</text:p>
      <text:p text:style-name="Standard"><text:soft-page-break/>"boomed"<text:tab/>1</text:p>
      <text:p text:style-name="Standard">"born"<text:tab/>3</text:p>
      <text:p text:style-name="Standard">"bottle"<text:tab/>1</text:p>
      <text:p text:style-name="Standard">"bounded"<text:tab/>1</text:p>
      <text:p text:style-name="Standard">"bow"<text:tab/>6</text:p>
      <text:p text:style-name="Standard">"bradshaw"<text:tab/>2</text:p>
      <text:p text:style-name="Standard">"bramble"<text:tab/>1</text:p>
      <text:p text:style-name="Standard">"branded"<text:tab/>1</text:p>
      <text:p text:style-name="Standard">"brandy"<text:tab/>7</text:p>
      <text:p text:style-name="Standard">"brassy"<text:tab/>1</text:p>
      <text:p text:style-name="Standard">"braving"<text:tab/>1</text:p>
      <text:p text:style-name="Standard">"breadth"<text:tab/>1</text:p>
      <text:p text:style-name="Standard">"break"<text:tab/>13</text:p>
      <text:p text:style-name="Standard">"breaking"<text:tab/>8</text:p>
      <text:p text:style-name="Standard">"breath"<text:tab/>7</text:p>
      <text:p text:style-name="Standard">"bred"<text:tab/>3</text:p>
      <text:p text:style-name="Standard">"bright"<text:tab/>18</text:p>
      <text:p text:style-name="Standard">"bringing"<text:tab/>6</text:p>
      <text:p text:style-name="Standard">"brings"<text:tab/>2</text:p>
      <text:p text:style-name="Standard">"britain"<text:tab/>1</text:p>
      <text:p text:style-name="Standard">"broader"<text:tab/>1</text:p>
      <text:p text:style-name="Standard">"broadest"<text:tab/>1</text:p>
      <text:p text:style-name="Standard">"brown"<text:tab/>16</text:p>
      <text:p text:style-name="Standard">"brows"<text:tab/>3</text:p>
      <text:p text:style-name="Standard">"bruise"<text:tab/>1</text:p>
      <text:p text:style-name="Standard">"builder"<text:tab/>1</text:p>
      <text:p text:style-name="Standard">"buildings"<text:tab/>1</text:p>
      <text:p text:style-name="Standard">"bulge"<text:tab/>1</text:p>
      <text:p text:style-name="Standard">"burden"<text:tab/>1</text:p>
      <text:p text:style-name="Standard">"buried"<text:tab/>6</text:p>
      <text:p text:style-name="Standard">"burned"<text:tab/>5</text:p>
      <text:p text:style-name="Standard">"burnished"<text:tab/>1</text:p>
      <text:p text:style-name="Standard">"bushes"<text:tab/>5</text:p>
      <text:p text:style-name="Standard">"busier"<text:tab/>1</text:p>
      <text:p text:style-name="Standard">"businesslike"<text:tab/>1</text:p>
      <text:p text:style-name="Standard">"bustling"<text:tab/>1</text:p>
      <text:p text:style-name="Standard">"buttons"<text:tab/>3</text:p>
      <text:p text:style-name="Standard">"called"<text:tab/>26</text:p>
      <text:p text:style-name="Standard">"calls"<text:tab/>2</text:p>
      <text:p text:style-name="Standard">"calves"<text:tab/>1</text:p>
      <text:p text:style-name="Standard">"cannot"<text:tab/>55</text:p>
      <text:p text:style-name="Standard">"cap"<text:tab/>7</text:p>
      <text:p text:style-name="Standard">"caps"<text:tab/>2</text:p>
      <text:p text:style-name="Standard">"carbolised"<text:tab/>1</text:p>
      <text:p text:style-name="Standard">"careful"<text:tab/>8</text:p>
      <text:p text:style-name="Standard">"carelessly"<text:tab/>3</text:p>
      <text:p text:style-name="Standard">"caressing"<text:tab/>1</text:p>
      <text:p text:style-name="Standard">"carolinas"<text:tab/>1</text:p>
      <text:p text:style-name="Standard">"carpenter"<text:tab/>1</text:p>
      <text:p text:style-name="Standard">"carriage"<text:tab/>22</text:p>
      <text:p text:style-name="Standard">"cascade"<text:tab/>1</text:p>
      <text:p text:style-name="Standard">"cases"<text:tab/>24</text:p>
      <text:p text:style-name="Standard"><text:soft-page-break/>"catlike"<text:tab/>1</text:p>
      <text:p text:style-name="Standard">"ceased"<text:tab/>8</text:p>
      <text:p text:style-name="Standard">"ceases"<text:tab/>1</text:p>
      <text:p text:style-name="Standard">"ceiling"<text:tab/>10</text:p>
      <text:p text:style-name="Standard">"centred"<text:tab/>1</text:p>
      <text:p text:style-name="Standard">"certainty"<text:tab/>6</text:p>
      <text:p text:style-name="Standard">"certificates"<text:tab/>1</text:p>
      <text:p text:style-name="Standard">"chagrined"<text:tab/>1</text:p>
      <text:p text:style-name="Standard">"changed"<text:tab/>5</text:p>
      <text:p text:style-name="Standard">"changes"<text:tab/>1</text:p>
      <text:p text:style-name="Standard">"changing"<text:tab/>1</text:p>
      <text:p text:style-name="Standard">"charge"<text:tab/>19</text:p>
      <text:p text:style-name="Standard">"charming"<text:tab/>5</text:p>
      <text:p text:style-name="Standard">"charred"<text:tab/>1</text:p>
      <text:p text:style-name="Standard">"checkmate"<text:tab/>1</text:p>
      <text:p text:style-name="Standard">"cheetah"<text:tab/>6</text:p>
      <text:p text:style-name="Standard">"chemical"<text:tab/>4</text:p>
      <text:p text:style-name="Standard">"cherry"<text:tab/>1</text:p>
      <text:p text:style-name="Standard">"chin"<text:tab/>12</text:p>
      <text:p text:style-name="Standard">"chinchilla"<text:tab/>1</text:p>
      <text:p text:style-name="Standard">"christ"<text:tab/>1</text:p>
      <text:p text:style-name="Standard">"chronic"<text:tab/>1</text:p>
      <text:p text:style-name="Standard">"chronicle"<text:tab/>3</text:p>
      <text:p text:style-name="Standard">"chronicler"<text:tab/>1</text:p>
      <text:p text:style-name="Standard">"chucked"<text:tab/>1</text:p>
      <text:p text:style-name="Standard">"chuckled"<text:tab/>7</text:p>
      <text:p text:style-name="Standard">"cigars"<text:tab/>5</text:p>
      <text:p text:style-name="Standard">"circulation"<text:tab/>1</text:p>
      <text:p text:style-name="Standard">"clang"<text:tab/>4</text:p>
      <text:p text:style-name="Standard">"clanking"<text:tab/>1</text:p>
      <text:p text:style-name="Standard">"classes"<text:tab/>1</text:p>
      <text:p text:style-name="Standard">"cleared"<text:tab/>16</text:p>
      <text:p text:style-name="Standard">"climate"<text:tab/>1</text:p>
      <text:p text:style-name="Standard">"climbed"<text:tab/>1</text:p>
      <text:p text:style-name="Standard">"clinched"<text:tab/>1</text:p>
      <text:p text:style-name="Standard">"clinked"<text:tab/>1</text:p>
      <text:p text:style-name="Standard">"cloak"<text:tab/>8</text:p>
      <text:p text:style-name="Standard">"cluster"<text:tab/>1</text:p>
      <text:p text:style-name="Standard">"coachman"<text:tab/>3</text:p>
      <text:p text:style-name="Standard">"coarsely"<text:tab/>1</text:p>
      <text:p text:style-name="Standard">"coat"<text:tab/>29</text:p>
      <text:p text:style-name="Standard">"coil"<text:tab/>2</text:p>
      <text:p text:style-name="Standard">"coincidences"<text:tab/>1</text:p>
      <text:p text:style-name="Standard">"coincident"<text:tab/>1</text:p>
      <text:p text:style-name="Standard">"cold"<text:tab/>22</text:p>
      <text:p text:style-name="Standard">"colonel"<text:tab/>29</text:p>
      <text:p text:style-name="Standard">"combination"<text:tab/>1</text:p>
      <text:p text:style-name="Standard">"commissions"<text:tab/>1</text:p>
      <text:p text:style-name="Standard">"communication"<text:tab/>4</text:p>
      <text:p text:style-name="Standard">"commuting"<text:tab/>1</text:p>
      <text:p text:style-name="Standard">"complain"<text:tab/>2</text:p>
      <text:p text:style-name="Standard">"complaint"<text:tab/>2</text:p>
      <text:p text:style-name="Standard"><text:soft-page-break/>"completed"<text:tab/>4</text:p>
      <text:p text:style-name="Standard">"complicates"<text:tab/>1</text:p>
      <text:p text:style-name="Standard">"compliment"<text:tab/>2</text:p>
      <text:p text:style-name="Standard">"compositor"<text:tab/>1</text:p>
      <text:p text:style-name="Standard">"compress"<text:tab/>2</text:p>
      <text:p text:style-name="Standard">"compromise"<text:tab/>1</text:p>
      <text:p text:style-name="Standard">"comrade"<text:tab/>1</text:p>
      <text:p text:style-name="Standard">"conan"<text:tab/>3</text:p>
      <text:p text:style-name="Standard">"conceit"<text:tab/>1</text:p>
      <text:p text:style-name="Standard">"conclusion"<text:tab/>8</text:p>
      <text:p text:style-name="Standard">"condemned"<text:tab/>1</text:p>
      <text:p text:style-name="Standard">"confirmation"<text:tab/>1</text:p>
      <text:p text:style-name="Standard">"congenial"<text:tab/>1</text:p>
      <text:p text:style-name="Standard">"connivance"<text:tab/>1</text:p>
      <text:p text:style-name="Standard">"consequences"<text:tab/>1</text:p>
      <text:p text:style-name="Standard">"consequential"<text:tab/>2</text:p>
      <text:p text:style-name="Standard">"consult"<text:tab/>8</text:p>
      <text:p text:style-name="Standard">"consults"<text:tab/>1</text:p>
      <text:p text:style-name="Standard">"consuming"<text:tab/>1</text:p>
      <text:p text:style-name="Standard">"contained"<text:tab/>2</text:p>
      <text:p text:style-name="Standard">"contemplation"<text:tab/>2</text:p>
      <text:p text:style-name="Standard">"contemptuous"<text:tab/>1</text:p>
      <text:p text:style-name="Standard">"continued"<text:tab/>14</text:p>
      <text:p text:style-name="Standard">"continues"<text:tab/>1</text:p>
      <text:p text:style-name="Standard">"controlled"<text:tab/>2</text:p>
      <text:p text:style-name="Standard">"conveyed"<text:tab/>6</text:p>
      <text:p text:style-name="Standard">"cook"<text:tab/>1</text:p>
      <text:p text:style-name="Standard">"cooking"<text:tab/>1</text:p>
      <text:p text:style-name="Standard">"coolest"<text:tab/>1</text:p>
      <text:p text:style-name="Standard">"copied"<text:tab/>2</text:p>
      <text:p text:style-name="Standard">"copies"<text:tab/>7</text:p>
      <text:p text:style-name="Standard">"copy"<text:tab/>14</text:p>
      <text:p text:style-name="Standard">"copying"<text:tab/>6</text:p>
      <text:p text:style-name="Standard">"cotton"<text:tab/>1</text:p>
      <text:p text:style-name="Standard">"counsel"<text:tab/>1</text:p>
      <text:p text:style-name="Standard">"counterpaned"<text:tab/>1</text:p>
      <text:p text:style-name="Standard">"countries"<text:tab/>1</text:p>
      <text:p text:style-name="Standard">"counts"<text:tab/>1</text:p>
      <text:p text:style-name="Standard">"couple"<text:tab/>11</text:p>
      <text:p text:style-name="Standard">"court"<text:tab/>19</text:p>
      <text:p text:style-name="Standard">"coventry"<text:tab/>1</text:p>
      <text:p text:style-name="Standard">"crab"<text:tab/>1</text:p>
      <text:p text:style-name="Standard">"crate"<text:tab/>3</text:p>
      <text:p text:style-name="Standard">"crawl"<text:tab/>2</text:p>
      <text:p text:style-name="Standard">"creaking"<text:tab/>1</text:p>
      <text:p text:style-name="Standard">"creditable"<text:tab/>1</text:p>
      <text:p text:style-name="Standard">"crimes"<text:tab/>4</text:p>
      <text:p text:style-name="Standard">"criminal"<text:tab/>8</text:p>
      <text:p text:style-name="Standard">"crisis"<text:tab/>2</text:p>
      <text:p text:style-name="Standard">"crisply"<text:tab/>1</text:p>
      <text:p text:style-name="Standard">"crowded"<text:tab/>4</text:p>
      <text:p text:style-name="Standard">"crowns"<text:tab/>1</text:p>
      <text:p text:style-name="Standard"><text:soft-page-break/>"crucial"<text:tab/>1</text:p>
      <text:p text:style-name="Standard">"crushing"<text:tab/>1</text:p>
      <text:p text:style-name="Standard">"crystals"<text:tab/>1</text:p>
      <text:p text:style-name="Standard">"cup"<text:tab/>6</text:p>
      <text:p text:style-name="Standard">"curb"<text:tab/>1</text:p>
      <text:p text:style-name="Standard">"cuttings"<text:tab/>1</text:p>
      <text:p text:style-name="Standard">"damaged"<text:tab/>1</text:p>
      <text:p text:style-name="Standard">"damages"<text:tab/>4</text:p>
      <text:p text:style-name="Standard">"damp"<text:tab/>3</text:p>
      <text:p text:style-name="Standard">"dane"<text:tab/>1</text:p>
      <text:p text:style-name="Standard">"dared"<text:tab/>1</text:p>
      <text:p text:style-name="Standard">"dark"<text:tab/>40</text:p>
      <text:p text:style-name="Standard">"darker"<text:tab/>2</text:p>
      <text:p text:style-name="Standard">"darted"<text:tab/>1</text:p>
      <text:p text:style-name="Standard">"dawdling"<text:tab/>1</text:p>
      <text:p text:style-name="Standard">"day"<text:tab/>107</text:p>
      <text:p text:style-name="Standard">"days"<text:tab/>45</text:p>
      <text:p text:style-name="Standard">"dead"<text:tab/>19</text:p>
      <text:p text:style-name="Standard">"deaths"<text:tab/>2</text:p>
      <text:p text:style-name="Standard">"deceive"<text:tab/>1</text:p>
      <text:p text:style-name="Standard">"decision"<text:tab/>1</text:p>
      <text:p text:style-name="Standard">"deduce"<text:tab/>13</text:p>
      <text:p text:style-name="Standard">"deeds"<text:tab/>1</text:p>
      <text:p text:style-name="Standard">"deeply"<text:tab/>12</text:p>
      <text:p text:style-name="Standard">"degrees"<text:tab/>2</text:p>
      <text:p text:style-name="Standard">"delay"<text:tab/>4</text:p>
      <text:p text:style-name="Standard">"delicacy"<text:tab/>5</text:p>
      <text:p text:style-name="Standard">"dense"<text:tab/>4</text:p>
      <text:p text:style-name="Standard">"denying"<text:tab/>1</text:p>
      <text:p text:style-name="Standard">"departed"<text:tab/>2</text:p>
      <text:p text:style-name="Standard">"deposed"<text:tab/>1</text:p>
      <text:p text:style-name="Standard">"deposes"<text:tab/>1</text:p>
      <text:p text:style-name="Standard">"deposit"<text:tab/>4</text:p>
      <text:p text:style-name="Standard">"depressed"<text:tab/>1</text:p>
      <text:p text:style-name="Standard">"deprived"<text:tab/>2</text:p>
      <text:p text:style-name="Standard">"derivative"<text:tab/>3</text:p>
      <text:p text:style-name="Standard">"descending"<text:tab/>3</text:p>
      <text:p text:style-name="Standard">"described"<text:tab/>7</text:p>
      <text:p text:style-name="Standard">"describes"<text:tab/>1</text:p>
      <text:p text:style-name="Standard">"deserve"<text:tab/>1</text:p>
      <text:p text:style-name="Standard">"desk"<text:tab/>4</text:p>
      <text:p text:style-name="Standard">"despite"<text:tab/>1</text:p>
      <text:p text:style-name="Standard">"destroyed"<text:tab/>4</text:p>
      <text:p text:style-name="Standard">"destruction"<text:tab/>1</text:p>
      <text:p text:style-name="Standard">"detective"<text:tab/>7</text:p>
      <text:p text:style-name="Standard">"determine"<text:tab/>5</text:p>
      <text:p text:style-name="Standard">"developments"<text:tab/>1</text:p>
      <text:p text:style-name="Standard">"devil"<text:tab/>8</text:p>
      <text:p text:style-name="Standard">"devised"<text:tab/>2</text:p>
      <text:p text:style-name="Standard">"diary"<text:tab/>2</text:p>
      <text:p text:style-name="Standard">"dig"<text:tab/>1</text:p>
      <text:p text:style-name="Standard">"digs"<text:tab/>1</text:p>
      <text:p text:style-name="Standard"><text:soft-page-break/>"dining"<text:tab/>3</text:p>
      <text:p text:style-name="Standard">"direction"<text:tab/>19</text:p>
      <text:p text:style-name="Standard">"disagreements"<text:tab/>1</text:p>
      <text:p text:style-name="Standard">"disappearance"<text:tab/>10</text:p>
      <text:p text:style-name="Standard">"discuss"<text:tab/>5</text:p>
      <text:p text:style-name="Standard">"disgust"<text:tab/>2</text:p>
      <text:p text:style-name="Standard">"dislike"<text:tab/>2</text:p>
      <text:p text:style-name="Standard">"dismantled"<text:tab/>1</text:p>
      <text:p text:style-name="Standard">"dissatisfied"<text:tab/>3</text:p>
      <text:p text:style-name="Standard">"dissolute"<text:tab/>1</text:p>
      <text:p text:style-name="Standard">"dissolved"<text:tab/>1</text:p>
      <text:p text:style-name="Standard">"distinctly"<text:tab/>6</text:p>
      <text:p text:style-name="Standard">"distorted"<text:tab/>1</text:p>
      <text:p text:style-name="Standard">"distribute"<text:tab/>6</text:p>
      <text:p text:style-name="Standard">"district"<text:tab/>3</text:p>
      <text:p text:style-name="Standard">"docks"<text:tab/>1</text:p>
      <text:p text:style-name="Standard">"doesn"<text:tab/>1</text:p>
      <text:p text:style-name="Standard">"doran"<text:tab/>12</text:p>
      <text:p text:style-name="Standard">"dottles"<text:tab/>1</text:p>
      <text:p text:style-name="Standard">"doubt"<text:tab/>64</text:p>
      <text:p text:style-name="Standard">"drama"<text:tab/>1</text:p>
      <text:p text:style-name="Standard">"drawers"<text:tab/>3</text:p>
      <text:p text:style-name="Standard">"dread"<text:tab/>2</text:p>
      <text:p text:style-name="Standard">"drifted"<text:tab/>2</text:p>
      <text:p text:style-name="Standard">"driven"<text:tab/>8</text:p>
      <text:p text:style-name="Standard">"drives"<text:tab/>2</text:p>
      <text:p text:style-name="Standard">"droning"<text:tab/>1</text:p>
      <text:p text:style-name="Standard">"drops"<text:tab/>2</text:p>
      <text:p text:style-name="Standard">"duchess"<text:tab/>2</text:p>
      <text:p text:style-name="Standard">"due"<text:tab/>5</text:p>
      <text:p text:style-name="Standard">"dull"<text:tab/>7</text:p>
      <text:p text:style-name="Standard">"duncan"<text:tab/>7</text:p>
      <text:p text:style-name="Standard">"duplicate"<text:tab/>1</text:p>
      <text:p text:style-name="Standard">"dust"<text:tab/>5</text:p>
      <text:p text:style-name="Standard">"dwelling"<text:tab/>1</text:p>
      <text:p text:style-name="Standard">"earliest"<text:tab/>1</text:p>
      <text:p text:style-name="Standard">"earned"<text:tab/>1</text:p>
      <text:p text:style-name="Standard">"earnestly"<text:tab/>5</text:p>
      <text:p text:style-name="Standard">"earshot"<text:tab/>1</text:p>
      <text:p text:style-name="Standard">"earth"<text:tab/>20</text:p>
      <text:p text:style-name="Standard">"easier"<text:tab/>5</text:p>
      <text:p text:style-name="Standard">"eaves"<text:tab/>1</text:p>
      <text:p text:style-name="Standard">"ebooks"<text:tab/>7</text:p>
      <text:p text:style-name="Standard">"eclipsed"<text:tab/>1</text:p>
      <text:p text:style-name="Standard">"eclipses"<text:tab/>1</text:p>
      <text:p text:style-name="Standard">"educational"<text:tab/>1</text:p>
      <text:p text:style-name="Standard">"eerie"<text:tab/>1</text:p>
      <text:p text:style-name="Standard">"eglow"<text:tab/>1</text:p>
      <text:p text:style-name="Standard">"eighteen"<text:tab/>1</text:p>
      <text:p text:style-name="Standard">"eightpence"<text:tab/>1</text:p>
      <text:p text:style-name="Standard">"elbow"<text:tab/>3</text:p>
      <text:p text:style-name="Standard">"elbowed"<text:tab/>1</text:p>
      <text:p text:style-name="Standard"><text:soft-page-break/>"elderly"<text:tab/>4</text:p>
      <text:p text:style-name="Standard">"elemental"<text:tab/>1</text:p>
      <text:p text:style-name="Standard">"eliminated"<text:tab/>1</text:p>
      <text:p text:style-name="Standard">"emaciation"<text:tab/>1</text:p>
      <text:p text:style-name="Standard">"embellish"<text:tab/>2</text:p>
      <text:p text:style-name="Standard">"emotion"<text:tab/>5</text:p>
      <text:p text:style-name="Standard">"emotions"<text:tab/>1</text:p>
      <text:p text:style-name="Standard">"employing"<text:tab/>2</text:p>
      <text:p text:style-name="Standard">"employment"<text:tab/>1</text:p>
      <text:p text:style-name="Standard">"ended"<text:tab/>4</text:p>
      <text:p text:style-name="Standard">"enemy"<text:tab/>5</text:p>
      <text:p text:style-name="Standard">"english"<text:tab/>10</text:p>
      <text:p text:style-name="Standard">"enigmatical"<text:tab/>1</text:p>
      <text:p text:style-name="Standard">"enlarged"<text:tab/>1</text:p>
      <text:p text:style-name="Standard">"enough"<text:tab/>58</text:p>
      <text:p text:style-name="Standard">"entailed"<text:tab/>1</text:p>
      <text:p text:style-name="Standard">"enter"<text:tab/>5</text:p>
      <text:p text:style-name="Standard">"enterprise"<text:tab/>1</text:p>
      <text:p text:style-name="Standard">"enthusiasm"<text:tab/>3</text:p>
      <text:p text:style-name="Standard">"entrance"<text:tab/>2</text:p>
      <text:p text:style-name="Standard">"entry"<text:tab/>1</text:p>
      <text:p text:style-name="Standard">"equalled"<text:tab/>1</text:p>
      <text:p text:style-name="Standard">"equinoctial"<text:tab/>2</text:p>
      <text:p text:style-name="Standard">"errand"<text:tab/>4</text:p>
      <text:p text:style-name="Standard">"erroneous"<text:tab/>1</text:p>
      <text:p text:style-name="Standard">"escort"<text:tab/>2</text:p>
      <text:p text:style-name="Standard">"essence"<text:tab/>1</text:p>
      <text:p text:style-name="Standard">"estate"<text:tab/>9</text:p>
      <text:p text:style-name="Standard">"estimate"<text:tab/>1</text:p>
      <text:p text:style-name="Standard">"eton"<text:tab/>1</text:p>
      <text:p text:style-name="Standard">"europe"<text:tab/>6</text:p>
      <text:p text:style-name="Standard">"events"<text:tab/>16</text:p>
      <text:p text:style-name="Standard">"exactness"<text:tab/>1</text:p>
      <text:p text:style-name="Standard">"exalted"<text:tab/>3</text:p>
      <text:p text:style-name="Standard">"examine"<text:tab/>6</text:p>
      <text:p text:style-name="Standard">"example"<text:tab/>13</text:p>
      <text:p text:style-name="Standard">"excessive"<text:tab/>1</text:p>
      <text:p text:style-name="Standard">"excluded"<text:tab/>1</text:p>
      <text:p text:style-name="Standard">"exclusion"<text:tab/>2</text:p>
      <text:p text:style-name="Standard">"excuses"<text:tab/>1</text:p>
      <text:p text:style-name="Standard">"exert"<text:tab/>1</text:p>
      <text:p text:style-name="Standard">"exhibited"<text:tab/>1</text:p>
      <text:p text:style-name="Standard">"existing"<text:tab/>1</text:p>
      <text:p text:style-name="Standard">"expectancy"<text:tab/>1</text:p>
      <text:p text:style-name="Standard">"expedition"<text:tab/>5</text:p>
      <text:p text:style-name="Standard">"expensive"<text:tab/>4</text:p>
      <text:p text:style-name="Standard">"experience"<text:tab/>20</text:p>
      <text:p text:style-name="Standard">"experienced"<text:tab/>1</text:p>
      <text:p text:style-name="Standard">"experiences"<text:tab/>2</text:p>
      <text:p text:style-name="Standard">"expired"<text:tab/>1</text:p>
      <text:p text:style-name="Standard">"explain"<text:tab/>16</text:p>
      <text:p text:style-name="Standard">"express"<text:tab/>1</text:p>
      <text:p text:style-name="Standard"><text:soft-page-break/>"expressive"<text:tab/>2</text:p>
      <text:p text:style-name="Standard">"extending"<text:tab/>2</text:p>
      <text:p text:style-name="Standard">"eye"<text:tab/>24</text:p>
      <text:p text:style-name="Standard">"eyed"<text:tab/>2</text:p>
      <text:p text:style-name="Standard">"eyeglasses"<text:tab/>1</text:p>
      <text:p text:style-name="Standard">"eyes"<text:tab/>87</text:p>
      <text:p text:style-name="Standard">"facing"<text:tab/>1</text:p>
      <text:p text:style-name="Standard">"fagged"<text:tab/>1</text:p>
      <text:p text:style-name="Standard">"fair"<text:tab/>7</text:p>
      <text:p text:style-name="Standard">"fallen"<text:tab/>10</text:p>
      <text:p text:style-name="Standard">"familiar"<text:tab/>9</text:p>
      <text:p text:style-name="Standard">"families"<text:tab/>5</text:p>
      <text:p text:style-name="Standard">"famous"<text:tab/>2</text:p>
      <text:p text:style-name="Standard">"fangs"<text:tab/>2</text:p>
      <text:p text:style-name="Standard">"fantastic"<text:tab/>7</text:p>
      <text:p text:style-name="Standard">"far"<text:tab/>55</text:p>
      <text:p text:style-name="Standard">"farms"<text:tab/>1</text:p>
      <text:p text:style-name="Standard">"fashionable"<text:tab/>2</text:p>
      <text:p text:style-name="Standard">"fasten"<text:tab/>1</text:p>
      <text:p text:style-name="Standard">"fastening"<text:tab/>1</text:p>
      <text:p text:style-name="Standard">"fatigued"<text:tab/>1</text:p>
      <text:p text:style-name="Standard">"favourable"<text:tab/>1</text:p>
      <text:p text:style-name="Standard">"favourably"<text:tab/>2</text:p>
      <text:p text:style-name="Standard">"feathers"<text:tab/>1</text:p>
      <text:p text:style-name="Standard">"feature"<text:tab/>5</text:p>
      <text:p text:style-name="Standard">"featureless"<text:tab/>2</text:p>
      <text:p text:style-name="Standard">"fed"<text:tab/>1</text:p>
      <text:p text:style-name="Standard">"federal"<text:tab/>2</text:p>
      <text:p text:style-name="Standard">"feeble"<text:tab/>1</text:p>
      <text:p text:style-name="Standard">"fenchurch"<text:tab/>2</text:p>
      <text:p text:style-name="Standard">"fess"<text:tab/>1</text:p>
      <text:p text:style-name="Standard">"fetch"<text:tab/>1</text:p>
      <text:p text:style-name="Standard">"fewer"<text:tab/>2</text:p>
      <text:p text:style-name="Standard">"fields"<text:tab/>6</text:p>
      <text:p text:style-name="Standard">"fill"<text:tab/>4</text:p>
      <text:p text:style-name="Standard">"filling"<text:tab/>1</text:p>
      <text:p text:style-name="Standard">"filthy"<text:tab/>1</text:p>
      <text:p text:style-name="Standard">"final"<text:tab/>2</text:p>
      <text:p text:style-name="Standard">"finally"<text:tab/>19</text:p>
      <text:p text:style-name="Standard">"finds"<text:tab/>4</text:p>
      <text:p text:style-name="Standard">"fine"<text:tab/>11</text:p>
      <text:p text:style-name="Standard">"finer"<text:tab/>2</text:p>
      <text:p text:style-name="Standard">"finish"<text:tab/>1</text:p>
      <text:p text:style-name="Standard">"finns"<text:tab/>1</text:p>
      <text:p text:style-name="Standard">"firelight"<text:tab/>1</text:p>
      <text:p text:style-name="Standard">"first"<text:tab/>86</text:p>
      <text:p text:style-name="Standard">"fit"<text:tab/>9</text:p>
      <text:p text:style-name="Standard">"fitness"<text:tab/>1</text:p>
      <text:p text:style-name="Standard">"fits"<text:tab/>2</text:p>
      <text:p text:style-name="Standard">"flame"<text:tab/>2</text:p>
      <text:p text:style-name="Standard">"flapped"<text:tab/>2</text:p>
      <text:p text:style-name="Standard">"flare"<text:tab/>1</text:p>
      <text:p text:style-name="Standard"><text:soft-page-break/>"flashed"<text:tab/>3</text:p>
      <text:p text:style-name="Standard">"flat"<text:tab/>2</text:p>
      <text:p text:style-name="Standard">"flicked"<text:tab/>1</text:p>
      <text:p text:style-name="Standard">"flicking"<text:tab/>1</text:p>
      <text:p text:style-name="Standard">"flock"<text:tab/>1</text:p>
      <text:p text:style-name="Standard">"flood"<text:tab/>1</text:p>
      <text:p text:style-name="Standard">"flora"<text:tab/>8</text:p>
      <text:p text:style-name="Standard">"florida"<text:tab/>3</text:p>
      <text:p text:style-name="Standard">"flushed"<text:tab/>4</text:p>
      <text:p text:style-name="Standard">"flushing"<text:tab/>2</text:p>
      <text:p text:style-name="Standard">"folk"<text:tab/>9</text:p>
      <text:p text:style-name="Standard">"fond"<text:tab/>4</text:p>
      <text:p text:style-name="Standard">"fools"<text:tab/>1</text:p>
      <text:p text:style-name="Standard">"footmen"<text:tab/>1</text:p>
      <text:p text:style-name="Standard">"force"<text:tab/>15</text:p>
      <text:p text:style-name="Standard">"forecastle"<text:tab/>1</text:p>
      <text:p text:style-name="Standard">"forehead"<text:tab/>7</text:p>
      <text:p text:style-name="Standard">"foresee"<text:tab/>3</text:p>
      <text:p text:style-name="Standard">"foreseen"<text:tab/>2</text:p>
      <text:p text:style-name="Standard">"former"<text:tab/>3</text:p>
      <text:p text:style-name="Standard">"formerly"<text:tab/>4</text:p>
      <text:p text:style-name="Standard">"forth"<text:tab/>12</text:p>
      <text:p text:style-name="Standard">"forwarded"<text:tab/>1</text:p>
      <text:p text:style-name="Standard">"foul"<text:tab/>6</text:p>
      <text:p text:style-name="Standard">"founder"<text:tab/>1</text:p>
      <text:p text:style-name="Standard">"frantic"<text:tab/>1</text:p>
      <text:p text:style-name="Standard">"frantically"<text:tab/>2</text:p>
      <text:p text:style-name="Standard">"free"<text:tab/>16</text:p>
      <text:p text:style-name="Standard">"freedom"<text:tab/>2</text:p>
      <text:p text:style-name="Standard">"frighten"<text:tab/>2</text:p>
      <text:p text:style-name="Standard">"frightened"<text:tab/>14</text:p>
      <text:p text:style-name="Standard">"frill"<text:tab/>1</text:p>
      <text:p text:style-name="Standard">"frisco"<text:tab/>4</text:p>
      <text:p text:style-name="Standard">"frowning"<text:tab/>1</text:p>
      <text:p text:style-name="Standard">"fruitless"<text:tab/>1</text:p>
      <text:p text:style-name="Standard">"ft"<text:tab/>1</text:p>
      <text:p text:style-name="Standard">"fur"<text:tab/>2</text:p>
      <text:p text:style-name="Standard">"furnished"<text:tab/>8</text:p>
      <text:p text:style-name="Standard">"furnishes"<text:tab/>1</text:p>
      <text:p text:style-name="Standard">"g"<text:tab/>3</text:p>
      <text:p text:style-name="Standard">"gained"<text:tab/>9</text:p>
      <text:p text:style-name="Standard">"gaiters"<text:tab/>4</text:p>
      <text:p text:style-name="Standard">"gallows"<text:tab/>2</text:p>
      <text:p text:style-name="Standard">"gang"<text:tab/>7</text:p>
      <text:p text:style-name="Standard">"gasfitters"<text:tab/>2</text:p>
      <text:p text:style-name="Standard">"gates"<text:tab/>2</text:p>
      <text:p text:style-name="Standard">"gaze"<text:tab/>4</text:p>
      <text:p text:style-name="Standard">"gem"<text:tab/>2</text:p>
      <text:p text:style-name="Standard">"gems"<text:tab/>13</text:p>
      <text:p text:style-name="Standard">"generation"<text:tab/>1</text:p>
      <text:p text:style-name="Standard">"gesture"<text:tab/>5</text:p>
      <text:p text:style-name="Standard">"gigantic"<text:tab/>4</text:p>
      <text:p text:style-name="Standard"><text:soft-page-break/>"gin"<text:tab/>1</text:p>
      <text:p text:style-name="Standard">"girt"<text:tab/>1</text:p>
      <text:p text:style-name="Standard">"given"<text:tab/>33</text:p>
      <text:p text:style-name="Standard">"gives"<text:tab/>8</text:p>
      <text:p text:style-name="Standard">"glad"<text:tab/>18</text:p>
      <text:p text:style-name="Standard">"glanced"<text:tab/>22</text:p>
      <text:p text:style-name="Standard">"glances"<text:tab/>4</text:p>
      <text:p text:style-name="Standard">"glimpse"<text:tab/>7</text:p>
      <text:p text:style-name="Standard">"glint"<text:tab/>1</text:p>
      <text:p text:style-name="Standard">"glisten"<text:tab/>1</text:p>
      <text:p text:style-name="Standard">"glitter"<text:tab/>2</text:p>
      <text:p text:style-name="Standard">"gloom"<text:tab/>8</text:p>
      <text:p text:style-name="Standard">"gloss"<text:tab/>1</text:p>
      <text:p text:style-name="Standard">"gloves"<text:tab/>3</text:p>
      <text:p text:style-name="Standard">"goading"<text:tab/>1</text:p>
      <text:p text:style-name="Standard">"going"<text:tab/>32</text:p>
      <text:p text:style-name="Standard">"gossip"<text:tab/>2</text:p>
      <text:p text:style-name="Standard">"gown"<text:tab/>6</text:p>
      <text:p text:style-name="Standard">"grabs"<text:tab/>1</text:p>
      <text:p text:style-name="Standard">"grasped"<text:tab/>5</text:p>
      <text:p text:style-name="Standard">"gratefully"<text:tab/>1</text:p>
      <text:p text:style-name="Standard">"gravel"<text:tab/>4</text:p>
      <text:p text:style-name="Standard">"gravely"<text:tab/>6</text:p>
      <text:p text:style-name="Standard">"greasy"<text:tab/>2</text:p>
      <text:p text:style-name="Standard">"greeting"<text:tab/>4</text:p>
      <text:p text:style-name="Standard">"grice"<text:tab/>1</text:p>
      <text:p text:style-name="Standard">"grieved"<text:tab/>1</text:p>
      <text:p text:style-name="Standard">"grime"<text:tab/>1</text:p>
      <text:p text:style-name="Standard">"grimesby"<text:tab/>8</text:p>
      <text:p text:style-name="Standard">"grind"<text:tab/>1</text:p>
      <text:p text:style-name="Standard">"grinder"<text:tab/>2</text:p>
      <text:p text:style-name="Standard">"grit"<text:tab/>1</text:p>
      <text:p text:style-name="Standard">"group"<text:tab/>4</text:p>
      <text:p text:style-name="Standard">"grove"<text:tab/>1</text:p>
      <text:p text:style-name="Standard">"grown"<text:tab/>3</text:p>
      <text:p text:style-name="Standard">"guardianship"<text:tab/>1</text:p>
      <text:p text:style-name="Standard">"hague"<text:tab/>1</text:p>
      <text:p text:style-name="Standard">"handled"<text:tab/>1</text:p>
      <text:p text:style-name="Standard">"handling"<text:tab/>2</text:p>
      <text:p text:style-name="Standard">"handsome"<text:tab/>4</text:p>
      <text:p text:style-name="Standard">"handy"<text:tab/>3</text:p>
      <text:p text:style-name="Standard">"hanover"<text:tab/>2</text:p>
      <text:p text:style-name="Standard">"happiness"<text:tab/>3</text:p>
      <text:p text:style-name="Standard">"hardihood"<text:tab/>1</text:p>
      <text:p text:style-name="Standard">"hardly"<text:tab/>50</text:p>
      <text:p text:style-name="Standard">"harris"<text:tab/>1</text:p>
      <text:p text:style-name="Standard">"harrow"<text:tab/>3</text:p>
      <text:p text:style-name="Standard">"harvest"<text:tab/>1</text:p>
      <text:p text:style-name="Standard">"hasp"<text:tab/>1</text:p>
      <text:p text:style-name="Standard">"hastening"<text:tab/>2</text:p>
      <text:p text:style-name="Standard">"hate"<text:tab/>1</text:p>
      <text:p text:style-name="Standard">"headgear"<text:tab/>1</text:p>
      <text:p text:style-name="Standard"><text:soft-page-break/>"heads"<text:tab/>9</text:p>
      <text:p text:style-name="Standard">"heart"<text:tab/>25</text:p>
      <text:p text:style-name="Standard">"hearted"<text:tab/>3</text:p>
      <text:p text:style-name="Standard">"heated"<text:tab/>1</text:p>
      <text:p text:style-name="Standard">"heaving"<text:tab/>1</text:p>
      <text:p text:style-name="Standard">"hedges"<text:tab/>2</text:p>
      <text:p text:style-name="Standard">"heelless"<text:tab/>1</text:p>
      <text:p text:style-name="Standard">"heinous"<text:tab/>1</text:p>
      <text:p text:style-name="Standard">"held"<text:tab/>26</text:p>
      <text:p text:style-name="Standard">"helping"<text:tab/>1</text:p>
      <text:p text:style-name="Standard">"herald"<text:tab/>1</text:p>
      <text:p text:style-name="Standard">"heroic"<text:tab/>1</text:p>
      <text:p text:style-name="Standard">"him"<text:tab/>434</text:p>
      <text:p text:style-name="Standard">"himself"<text:tab/>73</text:p>
      <text:p text:style-name="Standard">"hinders"<text:tab/>1</text:p>
      <text:p text:style-name="Standard">"hobby"<text:tab/>1</text:p>
      <text:p text:style-name="Standard">"hold"<text:tab/>9</text:p>
      <text:p text:style-name="Standard">"holland"<text:tab/>2</text:p>
      <text:p text:style-name="Standard">"homely"<text:tab/>4</text:p>
      <text:p text:style-name="Standard">"homesteads"<text:tab/>1</text:p>
      <text:p text:style-name="Standard">"hook"<text:tab/>2</text:p>
      <text:p text:style-name="Standard">"hope"<text:tab/>32</text:p>
      <text:p text:style-name="Standard">"hopeless"<text:tab/>2</text:p>
      <text:p text:style-name="Standard">"horner"<text:tab/>13</text:p>
      <text:p text:style-name="Standard">"horrible"<text:tab/>13</text:p>
      <text:p text:style-name="Standard">"horribly"<text:tab/>1</text:p>
      <text:p text:style-name="Standard">"horrors"<text:tab/>1</text:p>
      <text:p text:style-name="Standard">"hosmer"<text:tab/>23</text:p>
      <text:p text:style-name="Standard">"hound"<text:tab/>2</text:p>
      <text:p text:style-name="Standard">"household"<text:tab/>8</text:p>
      <text:p text:style-name="Standard">"however"<text:tab/>108</text:p>
      <text:p text:style-name="Standard">"hugh"<text:tab/>4</text:p>
      <text:p text:style-name="Standard">"human"<text:tab/>12</text:p>
      <text:p text:style-name="Standard">"humiliation"<text:tab/>2</text:p>
      <text:p text:style-name="Standard">"hungry"<text:tab/>2</text:p>
      <text:p text:style-name="Standard">"hurled"<text:tab/>3</text:p>
      <text:p text:style-name="Standard">"hydraulic"<text:tab/>10</text:p>
      <text:p text:style-name="Standard">"idea"<text:tab/>23</text:p>
      <text:p text:style-name="Standard">"idiot"<text:tab/>1</text:p>
      <text:p text:style-name="Standard">"illustrate"<text:tab/>1</text:p>
      <text:p text:style-name="Standard">"imagination"<text:tab/>3</text:p>
      <text:p text:style-name="Standard">"imitate"<text:tab/>1</text:p>
      <text:p text:style-name="Standard">"imitated"<text:tab/>1</text:p>
      <text:p text:style-name="Standard">"immediate"<text:tab/>3</text:p>
      <text:p text:style-name="Standard">"immediately"<text:tab/>7</text:p>
      <text:p text:style-name="Standard">"impending"<text:tab/>1</text:p>
      <text:p text:style-name="Standard">"impersonal"<text:tab/>1</text:p>
      <text:p text:style-name="Standard">"impertinent"<text:tab/>2</text:p>
      <text:p text:style-name="Standard">"implored"<text:tab/>2</text:p>
      <text:p text:style-name="Standard">"importers"<text:tab/>1</text:p>
      <text:p text:style-name="Standard">"imposing"<text:tab/>1</text:p>
      <text:p text:style-name="Standard">"impressive"<text:tab/>1</text:p>
      <text:p text:style-name="Standard"><text:soft-page-break/>"improved"<text:tab/>2</text:p>
      <text:p text:style-name="Standard">"incapable"<text:tab/>2</text:p>
      <text:p text:style-name="Standard">"inches"<text:tab/>2</text:p>
      <text:p text:style-name="Standard">"incidents"<text:tab/>5</text:p>
      <text:p text:style-name="Standard">"including"<text:tab/>9</text:p>
      <text:p text:style-name="Standard">"incoherent"<text:tab/>1</text:p>
      <text:p text:style-name="Standard">"incomplete"<text:tab/>2</text:p>
      <text:p text:style-name="Standard">"indexing"<text:tab/>1</text:p>
      <text:p text:style-name="Standard">"india"<text:tab/>5</text:p>
      <text:p text:style-name="Standard">"indicating"<text:tab/>1</text:p>
      <text:p text:style-name="Standard">"indulge"<text:tab/>2</text:p>
      <text:p text:style-name="Standard">"indulged"<text:tab/>1</text:p>
      <text:p text:style-name="Standard">"inextricable"<text:tab/>1</text:p>
      <text:p text:style-name="Standard">"infer"<text:tab/>2</text:p>
      <text:p text:style-name="Standard">"infernal"<text:tab/>1</text:p>
      <text:p text:style-name="Standard">"inferred"<text:tab/>1</text:p>
      <text:p text:style-name="Standard">"inflamed"<text:tab/>1</text:p>
      <text:p text:style-name="Standard">"inflicted"<text:tab/>2</text:p>
      <text:p text:style-name="Standard">"informed"<text:tab/>4</text:p>
      <text:p text:style-name="Standard">"informing"<text:tab/>1</text:p>
      <text:p text:style-name="Standard">"injuries"<text:tab/>5</text:p>
      <text:p text:style-name="Standard">"insanely"<text:tab/>1</text:p>
      <text:p text:style-name="Standard">"insensibly"<text:tab/>1</text:p>
      <text:p text:style-name="Standard">"insinuating"<text:tab/>2</text:p>
      <text:p text:style-name="Standard">"insisted"<text:tab/>2</text:p>
      <text:p text:style-name="Standard">"insolence"<text:tab/>1</text:p>
      <text:p text:style-name="Standard">"inspection"<text:tab/>3</text:p>
      <text:p text:style-name="Standard">"instant"<text:tab/>31</text:p>
      <text:p text:style-name="Standard">"instead"<text:tab/>8</text:p>
      <text:p text:style-name="Standard">"instep"<text:tab/>1</text:p>
      <text:p text:style-name="Standard">"instincts"<text:tab/>3</text:p>
      <text:p text:style-name="Standard">"instruction"<text:tab/>1</text:p>
      <text:p text:style-name="Standard">"intensity"<text:tab/>1</text:p>
      <text:p text:style-name="Standard">"intention"<text:tab/>10</text:p>
      <text:p text:style-name="Standard">"intentions"<text:tab/>1</text:p>
      <text:p text:style-name="Standard">"interfere"<text:tab/>4</text:p>
      <text:p text:style-name="Standard">"international"<text:tab/>1</text:p>
      <text:p text:style-name="Standard">"intervals"<text:tab/>2</text:p>
      <text:p text:style-name="Standard">"interview"<text:tab/>6</text:p>
      <text:p text:style-name="Standard">"introduction"<text:tab/>2</text:p>
      <text:p text:style-name="Standard">"intuition"<text:tab/>2</text:p>
      <text:p text:style-name="Standard">"invalidity"<text:tab/>1</text:p>
      <text:p text:style-name="Standard">"investments"<text:tab/>2</text:p>
      <text:p text:style-name="Standard">"iodoform"<text:tab/>1</text:p>
      <text:p text:style-name="Standard">"irresistible"<text:tab/>1</text:p>
      <text:p text:style-name="Standard">"iv"<text:tab/>2</text:p>
      <text:p text:style-name="Standard">"jackson"<text:tab/>1</text:p>
      <text:p text:style-name="Standard">"jerked"<text:tab/>2</text:p>
      <text:p text:style-name="Standard">"jerking"<text:tab/>1</text:p>
      <text:p text:style-name="Standard">"jest"<text:tab/>2</text:p>
      <text:p text:style-name="Standard">"jesting"<text:tab/>1</text:p>
      <text:p text:style-name="Standard">"jet"<text:tab/>3</text:p>
      <text:p text:style-name="Standard"><text:soft-page-break/>"jezail"<text:tab/>1</text:p>
      <text:p text:style-name="Standard">"joking"<text:tab/>4</text:p>
      <text:p text:style-name="Standard">"jolted"<text:tab/>1</text:p>
      <text:p text:style-name="Standard">"jose"<text:tab/>1</text:p>
      <text:p text:style-name="Standard">"jot"<text:tab/>1</text:p>
      <text:p text:style-name="Standard">"journeys"<text:tab/>1</text:p>
      <text:p text:style-name="Standard">"joy"<text:tab/>5</text:p>
      <text:p text:style-name="Standard">"judge"<text:tab/>4</text:p>
      <text:p text:style-name="Standard">"judged"<text:tab/>1</text:p>
      <text:p text:style-name="Standard">"jumping"<text:tab/>2</text:p>
      <text:p text:style-name="Standard">"jury"<text:tab/>7</text:p>
      <text:p text:style-name="Standard">"justified"<text:tab/>1</text:p>
      <text:p text:style-name="Standard">"kill"<text:tab/>1</text:p>
      <text:p text:style-name="Standard">"killing"<text:tab/>1</text:p>
      <text:p text:style-name="Standard">"kindled"<text:tab/>1</text:p>
      <text:p text:style-name="Standard">"knelt"<text:tab/>1</text:p>
      <text:p text:style-name="Standard">"knowledge"<text:tab/>13</text:p>
      <text:p text:style-name="Standard">"known"<text:tab/>29</text:p>
      <text:p text:style-name="Standard">"knows"<text:tab/>12</text:p>
      <text:p text:style-name="Standard">"l"<text:tab/>2</text:p>
      <text:p text:style-name="Standard">"label"<text:tab/>1</text:p>
      <text:p text:style-name="Standard">"lake"<text:tab/>4</text:p>
      <text:p text:style-name="Standard">"lameness"<text:tab/>1</text:p>
      <text:p text:style-name="Standard">"landing"<text:tab/>3</text:p>
      <text:p text:style-name="Standard">"landlady"<text:tab/>4</text:p>
      <text:p text:style-name="Standard">"langham"<text:tab/>1</text:p>
      <text:p text:style-name="Standard">"language"<text:tab/>2</text:p>
      <text:p text:style-name="Standard">"lanterns"<text:tab/>1</text:p>
      <text:p text:style-name="Standard">"larger"<text:tab/>7</text:p>
      <text:p text:style-name="Standard">"latter"<text:tab/>10</text:p>
      <text:p text:style-name="Standard">"laudanum"<text:tab/>1</text:p>
      <text:p text:style-name="Standard">"laughter"<text:tab/>5</text:p>
      <text:p text:style-name="Standard">"leading"<text:tab/>3</text:p>
      <text:p text:style-name="Standard">"leaf"<text:tab/>2</text:p>
      <text:p text:style-name="Standard">"league"<text:tab/>17</text:p>
      <text:p text:style-name="Standard">"leakage"<text:tab/>1</text:p>
      <text:p text:style-name="Standard">"leaned"<text:tab/>5</text:p>
      <text:p text:style-name="Standard">"leaning"<text:tab/>7</text:p>
      <text:p text:style-name="Standard">"least"<text:tab/>36</text:p>
      <text:p text:style-name="Standard">"ledger"<text:tab/>3</text:p>
      <text:p text:style-name="Standard">"legal"<text:tab/>6</text:p>
      <text:p text:style-name="Standard">"leggings"<text:tab/>1</text:p>
      <text:p text:style-name="Standard">"legible"<text:tab/>1</text:p>
      <text:p text:style-name="Standard">"length"<text:tab/>4</text:p>
      <text:p text:style-name="Standard">"lengthened"<text:tab/>2</text:p>
      <text:p text:style-name="Standard">"levers"<text:tab/>3</text:p>
      <text:p text:style-name="Standard">"liable"<text:tab/>1</text:p>
      <text:p text:style-name="Standard">"library"<text:tab/>3</text:p>
      <text:p text:style-name="Standard">"lichen"<text:tab/>2</text:p>
      <text:p text:style-name="Standard">"lid"<text:tab/>3</text:p>
      <text:p text:style-name="Standard">"lids"<text:tab/>4</text:p>
      <text:p text:style-name="Standard">"lifted"<text:tab/>2</text:p>
      <text:p text:style-name="Standard"><text:soft-page-break/>"lighted"<text:tab/>1</text:p>
      <text:p text:style-name="Standard">"lighten"<text:tab/>1</text:p>
      <text:p text:style-name="Standard">"lightning"<text:tab/>1</text:p>
      <text:p text:style-name="Standard">"lime"<text:tab/>3</text:p>
      <text:p text:style-name="Standard">"limitation"<text:tab/>3</text:p>
      <text:p text:style-name="Standard">"limping"<text:tab/>1</text:p>
      <text:p text:style-name="Standard">"listened"<text:tab/>18</text:p>
      <text:p text:style-name="Standard">"literary"<text:tab/>14</text:p>
      <text:p text:style-name="Standard">"lived"<text:tab/>12</text:p>
      <text:p text:style-name="Standard">"lives"<text:tab/>8</text:p>
      <text:p text:style-name="Standard">"loaf"<text:tab/>1</text:p>
      <text:p text:style-name="Standard">"loafing"<text:tab/>1</text:p>
      <text:p text:style-name="Standard">"loathsome"<text:tab/>1</text:p>
      <text:p text:style-name="Standard">"locket"<text:tab/>2</text:p>
      <text:p text:style-name="Standard">"lodger"<text:tab/>2</text:p>
      <text:p text:style-name="Standard">"loftily"<text:tab/>1</text:p>
      <text:p text:style-name="Standard">"logical"<text:tab/>3</text:p>
      <text:p text:style-name="Standard">"loitering"<text:tab/>1</text:p>
      <text:p text:style-name="Standard">"longer"<text:tab/>10</text:p>
      <text:p text:style-name="Standard">"lookout"<text:tab/>1</text:p>
      <text:p text:style-name="Standard">"looks"<text:tab/>12</text:p>
      <text:p text:style-name="Standard">"loophole"<text:tab/>1</text:p>
      <text:p text:style-name="Standard">"lord"<text:tab/>41</text:p>
      <text:p text:style-name="Standard">"lordship"<text:tab/>1</text:p>
      <text:p text:style-name="Standard">"losing"<text:tab/>3</text:p>
      <text:p text:style-name="Standard">"love"<text:tab/>18</text:p>
      <text:p text:style-name="Standard">"lovely"<text:tab/>5</text:p>
      <text:p text:style-name="Standard">"lover"<text:tab/>7</text:p>
      <text:p text:style-name="Standard">"lovers"<text:tab/>1</text:p>
      <text:p text:style-name="Standard">"low"<text:tab/>18</text:p>
      <text:p text:style-name="Standard">"lucky"<text:tab/>3</text:p>
      <text:p text:style-name="Standard">"luggage"<text:tab/>1</text:p>
      <text:p text:style-name="Standard">"lumber"<text:tab/>3</text:p>
      <text:p text:style-name="Standard">"lunatic"<text:tab/>1</text:p>
      <text:p text:style-name="Standard">"lustrous"<text:tab/>1</text:p>
      <text:p text:style-name="Standard">"lying"<text:tab/>14</text:p>
      <text:p text:style-name="Standard">"lysander"<text:tab/>7</text:p>
      <text:p text:style-name="Standard">"madam"<text:tab/>12</text:p>
      <text:p text:style-name="Standard">"mademoiselle"<text:tab/>1</text:p>
      <text:p text:style-name="Standard">"madness"<text:tab/>1</text:p>
      <text:p text:style-name="Standard">"magnifying"<text:tab/>3</text:p>
      <text:p text:style-name="Standard">"maintenance"<text:tab/>1</text:p>
      <text:p text:style-name="Standard">"major"<text:tab/>6</text:p>
      <text:p text:style-name="Standard">"malay"<text:tab/>1</text:p>
      <text:p text:style-name="Standard">"mall_"<text:tab/>1</text:p>
      <text:p text:style-name="Standard">"managed"<text:tab/>10</text:p>
      <text:p text:style-name="Standard">"manifestations"<text:tab/>1</text:p>
      <text:p text:style-name="Standard">"manifold"<text:tab/>1</text:p>
      <text:p text:style-name="Standard">"mansion"<text:tab/>1</text:p>
      <text:p text:style-name="Standard">"mantelpiece"<text:tab/>6</text:p>
      <text:p text:style-name="Standard">"map"<text:tab/>3</text:p>
      <text:p text:style-name="Standard">"marbank"<text:tab/>2</text:p>
      <text:p text:style-name="Standard"><text:soft-page-break/>"marks"<text:tab/>10</text:p>
      <text:p text:style-name="Standard">"marrying"<text:tab/>2</text:p>
      <text:p text:style-name="Standard">"marseilles"<text:tab/>1</text:p>
      <text:p text:style-name="Standard">"marshy"<text:tab/>1</text:p>
      <text:p text:style-name="Standard">"mask"<text:tab/>5</text:p>
      <text:p text:style-name="Standard">"masonry"<text:tab/>1</text:p>
      <text:p text:style-name="Standard">"masterly"<text:tab/>1</text:p>
      <text:p text:style-name="Standard">"mccarthys"<text:tab/>3</text:p>
      <text:p text:style-name="Standard">"meaning"<text:tab/>5</text:p>
      <text:p text:style-name="Standard">"means"<text:tab/>22</text:p>
      <text:p text:style-name="Standard">"meditative"<text:tab/>1</text:p>
      <text:p text:style-name="Standard">"meeting"<text:tab/>1</text:p>
      <text:p text:style-name="Standard">"meets"<text:tab/>1</text:p>
      <text:p text:style-name="Standard">"melbourne"<text:tab/>1</text:p>
      <text:p text:style-name="Standard">"memoranda"<text:tab/>1</text:p>
      <text:p text:style-name="Standard">"memory"<text:tab/>10</text:p>
      <text:p text:style-name="Standard">"mendicant"<text:tab/>1</text:p>
      <text:p text:style-name="Standard">"mendicants"<text:tab/>1</text:p>
      <text:p text:style-name="Standard">"mentioned"<text:tab/>4</text:p>
      <text:p text:style-name="Standard">"meshes"<text:tab/>1</text:p>
      <text:p text:style-name="Standard">"metropolis"<text:tab/>3</text:p>
      <text:p text:style-name="Standard">"mexico"<text:tab/>1</text:p>
      <text:p text:style-name="Standard">"might"<text:tab/>126</text:p>
      <text:p text:style-name="Standard">"mile"<text:tab/>4</text:p>
      <text:p text:style-name="Standard">"million"<text:tab/>1</text:p>
      <text:p text:style-name="Standard">"minded"<text:tab/>1</text:p>
      <text:p text:style-name="Standard">"mingled"<text:tab/>2</text:p>
      <text:p text:style-name="Standard">"misgivings"<text:tab/>2</text:p>
      <text:p text:style-name="Standard">"missed"<text:tab/>7</text:p>
      <text:p text:style-name="Standard">"misses"<text:tab/>1</text:p>
      <text:p text:style-name="Standard">"mister"<text:tab/>2</text:p>
      <text:p text:style-name="Standard">"modern"<text:tab/>2</text:p>
      <text:p text:style-name="Standard">"money"<text:tab/>47</text:p>
      <text:p text:style-name="Standard">"monomaniac"<text:tab/>1</text:p>
      <text:p text:style-name="Standard">"monosyllable"<text:tab/>1</text:p>
      <text:p text:style-name="Standard">"montana"<text:tab/>1</text:p>
      <text:p text:style-name="Standard">"months"<text:tab/>13</text:p>
      <text:p text:style-name="Standard">"moodily"<text:tab/>1</text:p>
      <text:p text:style-name="Standard">"moody"<text:tab/>1</text:p>
      <text:p text:style-name="Standard">"mortal"<text:tab/>1</text:p>
      <text:p text:style-name="Standard">"mortals"<text:tab/>1</text:p>
      <text:p text:style-name="Standard">"mostly"<text:tab/>3</text:p>
      <text:p text:style-name="Standard">"mother"<text:tab/>23</text:p>
      <text:p text:style-name="Standard">"motioned"<text:tab/>1</text:p>
      <text:p text:style-name="Standard">"motive"<text:tab/>4</text:p>
      <text:p text:style-name="Standard">"motives"<text:tab/>3</text:p>
      <text:p text:style-name="Standard">"mountains"<text:tab/>1</text:p>
      <text:p text:style-name="Standard">"mouth"<text:tab/>10</text:p>
      <text:p text:style-name="Standard">"mr"<text:tab/>275</text:p>
      <text:p text:style-name="Standard">"mrs"<text:tab/>44</text:p>
      <text:p text:style-name="Standard">"munificent"<text:tab/>1</text:p>
      <text:p text:style-name="Standard">"murder"<text:tab/>8</text:p>
      <text:p text:style-name="Standard"><text:soft-page-break/>"murdered"<text:tab/>4</text:p>
      <text:p text:style-name="Standard">"murderers"<text:tab/>1</text:p>
      <text:p text:style-name="Standard">"murmured"<text:tab/>6</text:p>
      <text:p text:style-name="Standard">"muttered"<text:tab/>4</text:p>
      <text:p text:style-name="Standard">"muttering"<text:tab/>2</text:p>
      <text:p text:style-name="Standard">"mystery"<text:tab/>22</text:p>
      <text:p text:style-name="Standard">"named"<text:tab/>5</text:p>
      <text:p text:style-name="Standard">"names"<text:tab/>5</text:p>
      <text:p text:style-name="Standard">"narrated"<text:tab/>1</text:p>
      <text:p text:style-name="Standard">"narrative"<text:tab/>12</text:p>
      <text:p text:style-name="Standard">"narrow"<text:tab/>11</text:p>
      <text:p text:style-name="Standard">"narrowly"<text:tab/>2</text:p>
      <text:p text:style-name="Standard">"naturally"<text:tab/>9</text:p>
      <text:p text:style-name="Standard">"nature"<text:tab/>24</text:p>
      <text:p text:style-name="Standard">"nay"<text:tab/>1</text:p>
      <text:p text:style-name="Standard">"nearest"<text:tab/>2</text:p>
      <text:p text:style-name="Standard">"necessary"<text:tab/>5</text:p>
      <text:p text:style-name="Standard">"necessity"<text:tab/>1</text:p>
      <text:p text:style-name="Standard">"necktie"<text:tab/>1</text:p>
      <text:p text:style-name="Standard">"needs"<text:tab/>2</text:p>
      <text:p text:style-name="Standard">"neighbours"<text:tab/>4</text:p>
      <text:p text:style-name="Standard">"nervously"<text:tab/>1</text:p>
      <text:p text:style-name="Standard">"nez"<text:tab/>2</text:p>
      <text:p text:style-name="Standard">"nickel"<text:tab/>1</text:p>
      <text:p text:style-name="Standard">"nocturnal"<text:tab/>2</text:p>
      <text:p text:style-name="Standard">"noise"<text:tab/>4</text:p>
      <text:p text:style-name="Standard">"nonproprietary"<text:tab/>1</text:p>
      <text:p text:style-name="Standard">"nonsense"<text:tab/>2</text:p>
      <text:p text:style-name="Standard">"northumberland"<text:tab/>1</text:p>
      <text:p text:style-name="Standard">"nosed"<text:tab/>1</text:p>
      <text:p text:style-name="Standard">"nostrils"<text:tab/>2</text:p>
      <text:p text:style-name="Standard">"note"<text:tab/>36</text:p>
      <text:p text:style-name="Standard">"nothing"<text:tab/>108</text:p>
      <text:p text:style-name="Standard">"noting"<text:tab/>2</text:p>
      <text:p text:style-name="Standard">"november"<text:tab/>1</text:p>
      <text:p text:style-name="Standard">"nurse"<text:tab/>1</text:p>
      <text:p text:style-name="Standard">"nut"<text:tab/>1</text:p>
      <text:p text:style-name="Standard">"oath"<text:tab/>1</text:p>
      <text:p text:style-name="Standard">"objections"<text:tab/>3</text:p>
      <text:p text:style-name="Standard">"obliging"<text:tab/>1</text:p>
      <text:p text:style-name="Standard">"observer"<text:tab/>4</text:p>
      <text:p text:style-name="Standard">"obtruded"<text:tab/>1</text:p>
      <text:p text:style-name="Standard">"obvious"<text:tab/>29</text:p>
      <text:p text:style-name="Standard">"occurred"<text:tab/>22</text:p>
      <text:p text:style-name="Standard">"occurrences"<text:tab/>1</text:p>
      <text:p text:style-name="Standard">"october"<text:tab/>1</text:p>
      <text:p text:style-name="Standard">"of"<text:tab/>2781</text:p>
      <text:p text:style-name="Standard">"offended"<text:tab/>2</text:p>
      <text:p text:style-name="Standard">"onto"<text:tab/>6</text:p>
      <text:p text:style-name="Standard">"opal"<text:tab/>1</text:p>
      <text:p text:style-name="Standard">"openly"<text:tab/>2</text:p>
      <text:p text:style-name="Standard">"org"<text:tab/>9</text:p>
      <text:p text:style-name="Standard"><text:soft-page-break/>"origin"<text:tab/>1</text:p>
      <text:p text:style-name="Standard">"ornament"<text:tab/>1</text:p>
      <text:p text:style-name="Standard">"orphan"<text:tab/>2</text:p>
      <text:p text:style-name="Standard">"orphanage"<text:tab/>1</text:p>
      <text:p text:style-name="Standard">"ourselves"<text:tab/>20</text:p>
      <text:p text:style-name="Standard">"outbreak"<text:tab/>1</text:p>
      <text:p text:style-name="Standard">"outcry"<text:tab/>1</text:p>
      <text:p text:style-name="Standard">"outrages"<text:tab/>2</text:p>
      <text:p text:style-name="Standard">"outward"<text:tab/>1</text:p>
      <text:p text:style-name="Standard">"overcoat"<text:tab/>4</text:p>
      <text:p text:style-name="Standard">"overdid"<text:tab/>1</text:p>
      <text:p text:style-name="Standard">"overpowering"<text:tab/>3</text:p>
      <text:p text:style-name="Standard">"overtaken"<text:tab/>1</text:p>
      <text:p text:style-name="Standard">"oxford"<text:tab/>3</text:p>
      <text:p text:style-name="Standard">"paddington"<text:tab/>7</text:p>
      <text:p text:style-name="Standard">"page"<text:tab/>11</text:p>
      <text:p text:style-name="Standard">"painful"<text:tab/>7</text:p>
      <text:p text:style-name="Standard">"painted"<text:tab/>1</text:p>
      <text:p text:style-name="Standard">"pair"<text:tab/>12</text:p>
      <text:p text:style-name="Standard">"pale"<text:tab/>16</text:p>
      <text:p text:style-name="Standard">"panoply"<text:tab/>1</text:p>
      <text:p text:style-name="Standard">"paramount"<text:tab/>1</text:p>
      <text:p text:style-name="Standard">"parley"<text:tab/>1</text:p>
      <text:p text:style-name="Standard">"particular"<text:tab/>7</text:p>
      <text:p text:style-name="Standard">"partly"<text:tab/>1</text:p>
      <text:p text:style-name="Standard">"passenger"<text:tab/>1</text:p>
      <text:p text:style-name="Standard">"passengers"<text:tab/>1</text:p>
      <text:p text:style-name="Standard">"patentee"<text:tab/>1</text:p>
      <text:p text:style-name="Standard">"pathway"<text:tab/>1</text:p>
      <text:p text:style-name="Standard">"pattered"<text:tab/>2</text:p>
      <text:p text:style-name="Standard">"pauper"<text:tab/>1</text:p>
      <text:p text:style-name="Standard">"pause"<text:tab/>2</text:p>
      <text:p text:style-name="Standard">"paying"<text:tab/>7</text:p>
      <text:p text:style-name="Standard">"payment"<text:tab/>1</text:p>
      <text:p text:style-name="Standard">"peaked"<text:tab/>1</text:p>
      <text:p text:style-name="Standard">"pearl"<text:tab/>1</text:p>
      <text:p text:style-name="Standard">"peeled"<text:tab/>1</text:p>
      <text:p text:style-name="Standard">"pen"<text:tab/>10</text:p>
      <text:p text:style-name="Standard">"pens"<text:tab/>1</text:p>
      <text:p text:style-name="Standard">"percy"<text:tab/>1</text:p>
      <text:p text:style-name="Standard">"performance"<text:tab/>2</text:p>
      <text:p text:style-name="Standard">"periodic"<text:tab/>1</text:p>
      <text:p text:style-name="Standard">"permanent"<text:tab/>2</text:p>
      <text:p text:style-name="Standard">"perpetual"<text:tab/>2</text:p>
      <text:p text:style-name="Standard">"perplexity"<text:tab/>3</text:p>
      <text:p text:style-name="Standard">"person"<text:tab/>26</text:p>
      <text:p text:style-name="Standard">"persuade"<text:tab/>3</text:p>
      <text:p text:style-name="Standard">"peterson"<text:tab/>11</text:p>
      <text:p text:style-name="Standard">"pglaf"<text:tab/>1</text:p>
      <text:p text:style-name="Standard">"philadelphia"<text:tab/>2</text:p>
      <text:p text:style-name="Standard">"phrase"<text:tab/>4</text:p>
      <text:p text:style-name="Standard">"pick"<text:tab/>4</text:p>
      <text:p text:style-name="Standard"><text:soft-page-break/>"pie"<text:tab/>1</text:p>
      <text:p text:style-name="Standard">"pieces"<text:tab/>1</text:p>
      <text:p text:style-name="Standard">"piling"<text:tab/>1</text:p>
      <text:p text:style-name="Standard">"pillow"<text:tab/>3</text:p>
      <text:p text:style-name="Standard">"pillows"<text:tab/>2</text:p>
      <text:p text:style-name="Standard">"pilot"<text:tab/>1</text:p>
      <text:p text:style-name="Standard">"pince"<text:tab/>2</text:p>
      <text:p text:style-name="Standard">"pit"<text:tab/>3</text:p>
      <text:p text:style-name="Standard">"pits"<text:tab/>1</text:p>
      <text:p text:style-name="Standard">"place"<text:tab/>55</text:p>
      <text:p text:style-name="Standard">"plaid"<text:tab/>1</text:p>
      <text:p text:style-name="Standard">"plain"<text:tab/>13</text:p>
      <text:p text:style-name="Standard">"plainly"<text:tab/>8</text:p>
      <text:p text:style-name="Standard">"plans"<text:tab/>7</text:p>
      <text:p text:style-name="Standard">"play"<text:tab/>10</text:p>
      <text:p text:style-name="Standard">"player"<text:tab/>1</text:p>
      <text:p text:style-name="Standard">"playing"<text:tab/>5</text:p>
      <text:p text:style-name="Standard">"plenty"<text:tab/>4</text:p>
      <text:p text:style-name="Standard">"ploughed"<text:tab/>1</text:p>
      <text:p text:style-name="Standard">"plunged"<text:tab/>2</text:p>
      <text:p text:style-name="Standard">"poisoner"<text:tab/>1</text:p>
      <text:p text:style-name="Standard">"poisoning"<text:tab/>1</text:p>
      <text:p text:style-name="Standard">"pomposity"<text:tab/>1</text:p>
      <text:p text:style-name="Standard">"pon"<text:tab/>2</text:p>
      <text:p text:style-name="Standard">"pondicherry"<text:tab/>5</text:p>
      <text:p text:style-name="Standard">"pooh"<text:tab/>3</text:p>
      <text:p text:style-name="Standard">"poor"<text:tab/>23</text:p>
      <text:p text:style-name="Standard">"poorer"<text:tab/>1</text:p>
      <text:p text:style-name="Standard">"populous"<text:tab/>1</text:p>
      <text:p text:style-name="Standard">"port"<text:tab/>2</text:p>
      <text:p text:style-name="Standard">"porter"<text:tab/>2</text:p>
      <text:p text:style-name="Standard">"portion"<text:tab/>4</text:p>
      <text:p text:style-name="Standard">"possess"<text:tab/>3</text:p>
      <text:p text:style-name="Standard">"postmark"<text:tab/>4</text:p>
      <text:p text:style-name="Standard">"postmarks"<text:tab/>1</text:p>
      <text:p text:style-name="Standard">"poultry"<text:tab/>1</text:p>
      <text:p text:style-name="Standard">"power"<text:tab/>13</text:p>
      <text:p text:style-name="Standard">"precise"<text:tab/>3</text:p>
      <text:p text:style-name="Standard">"precisely"<text:tab/>14</text:p>
      <text:p text:style-name="Standard">"predominated"<text:tab/>1</text:p>
      <text:p text:style-name="Standard">"predominates"<text:tab/>1</text:p>
      <text:p text:style-name="Standard">"prejudice"<text:tab/>1</text:p>
      <text:p text:style-name="Standard">"prendergast"<text:tab/>2</text:p>
      <text:p text:style-name="Standard">"press"<text:tab/>10</text:p>
      <text:p text:style-name="Standard">"pressing"<text:tab/>6</text:p>
      <text:p text:style-name="Standard">"presumably"<text:tab/>3</text:p>
      <text:p text:style-name="Standard">"prevent"<text:tab/>10</text:p>
      <text:p text:style-name="Standard">"prey"<text:tab/>2</text:p>
      <text:p text:style-name="Standard">"prick"<text:tab/>1</text:p>
      <text:p text:style-name="Standard">"pride"<text:tab/>5</text:p>
      <text:p text:style-name="Standard">"prima"<text:tab/>1</text:p>
      <text:p text:style-name="Standard">"princess"<text:tab/>1</text:p>
      <text:p text:style-name="Standard"><text:soft-page-break/>"principally"<text:tab/>1</text:p>
      <text:p text:style-name="Standard">"principles"<text:tab/>1</text:p>
      <text:p text:style-name="Standard">"print"<text:tab/>3</text:p>
      <text:p text:style-name="Standard">"process"<text:tab/>5</text:p>
      <text:p text:style-name="Standard">"processing"<text:tab/>1</text:p>
      <text:p text:style-name="Standard">"proclaimed"<text:tab/>1</text:p>
      <text:p text:style-name="Standard">"prodigiously"<text:tab/>1</text:p>
      <text:p text:style-name="Standard">"professional"<text:tab/>14</text:p>
      <text:p text:style-name="Standard">"profound"<text:tab/>2</text:p>
      <text:p text:style-name="Standard">"profoundly"<text:tab/>1</text:p>
      <text:p text:style-name="Standard">"projecting"<text:tab/>2</text:p>
      <text:p text:style-name="Standard">"prominence"<text:tab/>1</text:p>
      <text:p text:style-name="Standard">"promise"<text:tab/>14</text:p>
      <text:p text:style-name="Standard">"promised"<text:tab/>5</text:p>
      <text:p text:style-name="Standard">"promises"<text:tab/>4</text:p>
      <text:p text:style-name="Standard">"pronounce"<text:tab/>2</text:p>
      <text:p text:style-name="Standard">"propagation"<text:tab/>1</text:p>
      <text:p text:style-name="Standard">"propound"<text:tab/>1</text:p>
      <text:p text:style-name="Standard">"prosperous"<text:tab/>1</text:p>
      <text:p text:style-name="Standard">"protested"<text:tab/>2</text:p>
      <text:p text:style-name="Standard">"pshaw"<text:tab/>2</text:p>
      <text:p text:style-name="Standard">"pulling"<text:tab/>4</text:p>
      <text:p text:style-name="Standard">"punish"<text:tab/>1</text:p>
      <text:p text:style-name="Standard">"purely"<text:tab/>4</text:p>
      <text:p text:style-name="Standard">"purposes"<text:tab/>4</text:p>
      <text:p text:style-name="Standard">"push"<text:tab/>2</text:p>
      <text:p text:style-name="Standard">"putty"<text:tab/>2</text:p>
      <text:p text:style-name="Standard">"quarrel"<text:tab/>5</text:p>
      <text:p text:style-name="Standard">"quarters"<text:tab/>5</text:p>
      <text:p text:style-name="Standard">"queen"<text:tab/>2</text:p>
      <text:p text:style-name="Standard">"quest"<text:tab/>6</text:p>
      <text:p text:style-name="Standard">"question"<text:tab/>35</text:p>
      <text:p text:style-name="Standard">"quiet"<text:tab/>21</text:p>
      <text:p text:style-name="Standard">"quinsy"<text:tab/>1</text:p>
      <text:p text:style-name="Standard">"quite"<text:tab/>107</text:p>
      <text:p text:style-name="Standard">"rabbi"<text:tab/>1</text:p>
      <text:p text:style-name="Standard">"radiance"<text:tab/>2</text:p>
      <text:p text:style-name="Standard">"raise"<text:tab/>13</text:p>
      <text:p text:style-name="Standard">"raising"<text:tab/>3</text:p>
      <text:p text:style-name="Standard">"random"<text:tab/>1</text:p>
      <text:p text:style-name="Standard">"rank"<text:tab/>1</text:p>
      <text:p text:style-name="Standard">"rashness"<text:tab/>1</text:p>
      <text:p text:style-name="Standard">"rate"<text:tab/>6</text:p>
      <text:p text:style-name="Standard">"rather"<text:tab/>64</text:p>
      <text:p text:style-name="Standard">"rattling"<text:tab/>2</text:p>
      <text:p text:style-name="Standard">"reaching"<text:tab/>3</text:p>
      <text:p text:style-name="Standard">"reaction"<text:tab/>4</text:p>
      <text:p text:style-name="Standard">"readers"<text:tab/>1</text:p>
      <text:p text:style-name="Standard">"realistic"<text:tab/>1</text:p>
      <text:p text:style-name="Standard">"reasoner"<text:tab/>6</text:p>
      <text:p text:style-name="Standard">"recent"<text:tab/>6</text:p>
      <text:p text:style-name="Standard">"reception"<text:tab/>1</text:p>
      <text:p text:style-name="Standard"><text:soft-page-break/>"recesses"<text:tab/>1</text:p>
      <text:p text:style-name="Standard">"reconsider"<text:tab/>1</text:p>
      <text:p text:style-name="Standard">"recovered"<text:tab/>9</text:p>
      <text:p text:style-name="Standard">"reduced"<text:tab/>1</text:p>
      <text:p text:style-name="Standard">"refer"<text:tab/>1</text:p>
      <text:p text:style-name="Standard">"regulations"<text:tab/>1</text:p>
      <text:p text:style-name="Standard">"regurgitation"<text:tab/>1</text:p>
      <text:p text:style-name="Standard">"relapsed"<text:tab/>1</text:p>
      <text:p text:style-name="Standard">"relic"<text:tab/>1</text:p>
      <text:p text:style-name="Standard">"relief"<text:tab/>2</text:p>
      <text:p text:style-name="Standard">"remain"<text:tab/>9</text:p>
      <text:p text:style-name="Standard">"remarked"<text:tab/>64</text:p>
      <text:p text:style-name="Standard">"remarking"<text:tab/>2</text:p>
      <text:p text:style-name="Standard">"remunerative"<text:tab/>1</text:p>
      <text:p text:style-name="Standard">"repartee"<text:tab/>1</text:p>
      <text:p text:style-name="Standard">"repeat"<text:tab/>1</text:p>
      <text:p text:style-name="Standard">"representations"<text:tab/>1</text:p>
      <text:p text:style-name="Standard">"repulsion"<text:tab/>1</text:p>
      <text:p text:style-name="Standard">"repute"<text:tab/>2</text:p>
      <text:p text:style-name="Standard">"require"<text:tab/>1</text:p>
      <text:p text:style-name="Standard">"requirement"<text:tab/>1</text:p>
      <text:p text:style-name="Standard">"resemblance"<text:tab/>2</text:p>
      <text:p text:style-name="Standard">"resentment"<text:tab/>1</text:p>
      <text:p text:style-name="Standard">"resist"<text:tab/>2</text:p>
      <text:p text:style-name="Standard">"resort"<text:tab/>1</text:p>
      <text:p text:style-name="Standard">"resource"<text:tab/>2</text:p>
      <text:p text:style-name="Standard">"responded"<text:tab/>3</text:p>
      <text:p text:style-name="Standard">"responses"<text:tab/>1</text:p>
      <text:p text:style-name="Standard">"responsible"<text:tab/>2</text:p>
      <text:p text:style-name="Standard">"restive"<text:tab/>1</text:p>
      <text:p text:style-name="Standard">"restored"<text:tab/>1</text:p>
      <text:p text:style-name="Standard">"restrain"<text:tab/>1</text:p>
      <text:p text:style-name="Standard">"result"<text:tab/>14</text:p>
      <text:p text:style-name="Standard">"retire"<text:tab/>3</text:p>
      <text:p text:style-name="Standard">"revealed"<text:tab/>3</text:p>
      <text:p text:style-name="Standard">"revolver"<text:tab/>7</text:p>
      <text:p text:style-name="Standard">"ribbed"<text:tab/>1</text:p>
      <text:p text:style-name="Standard">"rickety"<text:tab/>1</text:p>
      <text:p text:style-name="Standard">"ridiculously"<text:tab/>1</text:p>
      <text:p text:style-name="Standard">"rifts"<text:tab/>1</text:p>
      <text:p text:style-name="Standard">"right"<text:tab/>102</text:p>
      <text:p text:style-name="Standard">"rigid"<text:tab/>2</text:p>
      <text:p text:style-name="Standard">"rings"<text:tab/>3</text:p>
      <text:p text:style-name="Standard">"rival"<text:tab/>1</text:p>
      <text:p text:style-name="Standard">"river"<text:tab/>7</text:p>
      <text:p text:style-name="Standard">"roads"<text:tab/>4</text:p>
      <text:p text:style-name="Standard">"robber"<text:tab/>1</text:p>
      <text:p text:style-name="Standard">"robbery"<text:tab/>8</text:p>
      <text:p text:style-name="Standard">"rockies"<text:tab/>1</text:p>
      <text:p text:style-name="Standard">"romper"<text:tab/>1</text:p>
      <text:p text:style-name="Standard">"roof"<text:tab/>9</text:p>
      <text:p text:style-name="Standard">"roots"<text:tab/>3</text:p>
      <text:p text:style-name="Standard"><text:soft-page-break/>"rope"<text:tab/>9</text:p>
      <text:p text:style-name="Standard">"round"<text:tab/>81</text:p>
      <text:p text:style-name="Standard">"roylott"<text:tab/>21</text:p>
      <text:p text:style-name="Standard">"roylotts"<text:tab/>2</text:p>
      <text:p text:style-name="Standard">"ruddy"<text:tab/>1</text:p>
      <text:p text:style-name="Standard">"rushed"<text:tab/>33</text:p>
      <text:p text:style-name="Standard">"rushes"<text:tab/>1</text:p>
      <text:p text:style-name="Standard">"rushing"<text:tab/>5</text:p>
      <text:p text:style-name="Standard">"russell"<text:tab/>1</text:p>
      <text:p text:style-name="Standard">"russian"<text:tab/>1</text:p>
      <text:p text:style-name="Standard">"rustic"<text:tab/>1</text:p>
      <text:p text:style-name="Standard">"sailed"<text:tab/>1</text:p>
      <text:p text:style-name="Standard">"sailing"<text:tab/>4</text:p>
      <text:p text:style-name="Standard">"sarasate"<text:tab/>1</text:p>
      <text:p text:style-name="Standard">"sat"<text:tab/>54</text:p>
      <text:p text:style-name="Standard">"satisfying"<text:tab/>1</text:p>
      <text:p text:style-name="Standard">"saturated"<text:tab/>1</text:p>
      <text:p text:style-name="Standard">"savage"<text:tab/>2</text:p>
      <text:p text:style-name="Standard">"savannah"<text:tab/>5</text:p>
      <text:p text:style-name="Standard">"saxe"<text:tab/>7</text:p>
      <text:p text:style-name="Standard">"say"<text:tab/>94</text:p>
      <text:p text:style-name="Standard">"saying"<text:tab/>10</text:p>
      <text:p text:style-name="Standard">"says"<text:tab/>15</text:p>
      <text:p text:style-name="Standard">"scared"<text:tab/>2</text:p>
      <text:p text:style-name="Standard">"scenes"<text:tab/>1</text:p>
      <text:p text:style-name="Standard">"schemer"<text:tab/>1</text:p>
      <text:p text:style-name="Standard">"schools"<text:tab/>1</text:p>
      <text:p text:style-name="Standard">"scott"<text:tab/>1</text:p>
      <text:p text:style-name="Standard">"scraping"<text:tab/>1</text:p>
      <text:p text:style-name="Standard">"scrupulous"<text:tab/>1</text:p>
      <text:p text:style-name="Standard">"sea"<text:tab/>4</text:p>
      <text:p text:style-name="Standard">"seasonable"<text:tab/>1</text:p>
      <text:p text:style-name="Standard">"second"<text:tab/>27</text:p>
      <text:p text:style-name="Standard">"seconds"<text:tab/>3</text:p>
      <text:p text:style-name="Standard">"secret"<text:tab/>20</text:p>
      <text:p text:style-name="Standard">"secreted"<text:tab/>1</text:p>
      <text:p text:style-name="Standard">"secretive"<text:tab/>1</text:p>
      <text:p text:style-name="Standard">"secrets"<text:tab/>1</text:p>
      <text:p text:style-name="Standard">"sections"<text:tab/>1</text:p>
      <text:p text:style-name="Standard">"securer"<text:tab/>2</text:p>
      <text:p text:style-name="Standard">"seeds"<text:tab/>1</text:p>
      <text:p text:style-name="Standard">"senders"<text:tab/>1</text:p>
      <text:p text:style-name="Standard">"senior"<text:tab/>2</text:p>
      <text:p text:style-name="Standard">"sense"<text:tab/>9</text:p>
      <text:p text:style-name="Standard">"senseless"<text:tab/>3</text:p>
      <text:p text:style-name="Standard">"sensitive"<text:tab/>1</text:p>
      <text:p text:style-name="Standard">"sentimental"<text:tab/>1</text:p>
      <text:p text:style-name="Standard">"series"<text:tab/>8</text:p>
      <text:p text:style-name="Standard">"seriously"<text:tab/>5</text:p>
      <text:p text:style-name="Standard">"serpentine"<text:tab/>8</text:p>
      <text:p text:style-name="Standard">"servant"<text:tab/>6</text:p>
      <text:p text:style-name="Standard">"serving"<text:tab/>2</text:p>
      <text:p text:style-name="Standard"><text:soft-page-break/>"servitude"<text:tab/>1</text:p>
      <text:p text:style-name="Standard">"setting"<text:tab/>1</text:p>
      <text:p text:style-name="Standard">"shabbily"<text:tab/>1</text:p>
      <text:p text:style-name="Standard">"shade"<text:tab/>8</text:p>
      <text:p text:style-name="Standard">"shading"<text:tab/>1</text:p>
      <text:p text:style-name="Standard">"shadow"<text:tab/>10</text:p>
      <text:p text:style-name="Standard">"shall"<text:tab/>171</text:p>
      <text:p text:style-name="Standard">"shared"<text:tab/>2</text:p>
      <text:p text:style-name="Standard">"sharp"<text:tab/>16</text:p>
      <text:p text:style-name="Standard">"sheet"<text:tab/>12</text:p>
      <text:p text:style-name="Standard">"shelter"<text:tab/>1</text:p>
      <text:p text:style-name="Standard">"sherlock"<text:tab/>101</text:p>
      <text:p text:style-name="Standard">"shift"<text:tab/>1</text:p>
      <text:p text:style-name="Standard">"shillings"<text:tab/>3</text:p>
      <text:p text:style-name="Standard">"shining"<text:tab/>12</text:p>
      <text:p text:style-name="Standard">"shivering"<text:tab/>1</text:p>
      <text:p text:style-name="Standard">"shocked"<text:tab/>2</text:p>
      <text:p text:style-name="Standard">"shops"<text:tab/>1</text:p>
      <text:p text:style-name="Standard">"showing"<text:tab/>7</text:p>
      <text:p text:style-name="Standard">"shriek"<text:tab/>4</text:p>
      <text:p text:style-name="Standard">"shrieked"<text:tab/>6</text:p>
      <text:p text:style-name="Standard">"shrugged"<text:tab/>8</text:p>
      <text:p text:style-name="Standard">"sidelights"<text:tab/>1</text:p>
      <text:p text:style-name="Standard">"sidelong"<text:tab/>1</text:p>
      <text:p text:style-name="Standard">"sideways"<text:tab/>1</text:p>
      <text:p text:style-name="Standard">"sign"<text:tab/>19</text:p>
      <text:p text:style-name="Standard">"signalled"<text:tab/>1</text:p>
      <text:p text:style-name="Standard">"silly"<text:tab/>1</text:p>
      <text:p text:style-name="Standard">"silver"<text:tab/>3</text:p>
      <text:p text:style-name="Standard">"silvered"<text:tab/>1</text:p>
      <text:p text:style-name="Standard">"simplicity"<text:tab/>1</text:p>
      <text:p text:style-name="Standard">"sinewy"<text:tab/>1</text:p>
      <text:p text:style-name="Standard">"sinned"<text:tab/>1</text:p>
      <text:p text:style-name="Standard">"sister"<text:tab/>34</text:p>
      <text:p text:style-name="Standard">"sixty"<text:tab/>1</text:p>
      <text:p text:style-name="Standard">"size"<text:tab/>7</text:p>
      <text:p text:style-name="Standard">"skirt"<text:tab/>2</text:p>
      <text:p text:style-name="Standard">"sky"<text:tab/>4</text:p>
      <text:p text:style-name="Standard">"slab"<text:tab/>1</text:p>
      <text:p text:style-name="Standard">"slapped"<text:tab/>1</text:p>
      <text:p text:style-name="Standard">"slashed"<text:tab/>1</text:p>
      <text:p text:style-name="Standard">"slate"<text:tab/>2</text:p>
      <text:p text:style-name="Standard">"sleep"<text:tab/>11</text:p>
      <text:p text:style-name="Standard">"sleeping"<text:tab/>3</text:p>
      <text:p text:style-name="Standard">"slept"<text:tab/>5</text:p>
      <text:p text:style-name="Standard">"sleuth"<text:tab/>1</text:p>
      <text:p text:style-name="Standard">"slight"<text:tab/>15</text:p>
      <text:p text:style-name="Standard">"slippery"<text:tab/>1</text:p>
      <text:p text:style-name="Standard">"slitting"<text:tab/>1</text:p>
      <text:p text:style-name="Standard">"slope"<text:tab/>2</text:p>
      <text:p text:style-name="Standard">"slovenly"<text:tab/>1</text:p>
      <text:p text:style-name="Standard">"slow"<text:tab/>6</text:p>
      <text:p text:style-name="Standard"><text:soft-page-break/>"smack"<text:tab/>3</text:p>
      <text:p text:style-name="Standard">"small"<text:tab/>81</text:p>
      <text:p text:style-name="Standard">"smartest"<text:tab/>1</text:p>
      <text:p text:style-name="Standard">"smokeless"<text:tab/>1</text:p>
      <text:p text:style-name="Standard">"smooth"<text:tab/>3</text:p>
      <text:p text:style-name="Standard">"snakish"<text:tab/>1</text:p>
      <text:p text:style-name="Standard">"snatched"<text:tab/>2</text:p>
      <text:p text:style-name="Standard">"snatches"<text:tab/>1</text:p>
      <text:p text:style-name="Standard">"snoring"<text:tab/>1</text:p>
      <text:p text:style-name="Standard">"soaked"<text:tab/>1</text:p>
      <text:p text:style-name="Standard">"society"<text:tab/>15</text:p>
      <text:p text:style-name="Standard">"socks"<text:tab/>1</text:p>
      <text:p text:style-name="Standard">"soda"<text:tab/>2</text:p>
      <text:p text:style-name="Standard">"solemnly"<text:tab/>4</text:p>
      <text:p text:style-name="Standard">"solitude"<text:tab/>1</text:p>
      <text:p text:style-name="Standard">"solution"<text:tab/>10</text:p>
      <text:p text:style-name="Standard">"someone"<text:tab/>19</text:p>
      <text:p text:style-name="Standard">"somewhere"<text:tab/>7</text:p>
      <text:p text:style-name="Standard">"sought"<text:tab/>1</text:p>
      <text:p text:style-name="Standard">"speak"<text:tab/>20</text:p>
      <text:p text:style-name="Standard">"speciously"<text:tab/>1</text:p>
      <text:p text:style-name="Standard">"speckled"<text:tab/>5</text:p>
      <text:p text:style-name="Standard">"speckles"<text:tab/>1</text:p>
      <text:p text:style-name="Standard">"speedily"<text:tab/>3</text:p>
      <text:p text:style-name="Standard">"spellbound"<text:tab/>1</text:p>
      <text:p text:style-name="Standard">"splash"<text:tab/>3</text:p>
      <text:p text:style-name="Standard">"splashed"<text:tab/>1</text:p>
      <text:p text:style-name="Standard">"splashing"<text:tab/>1</text:p>
      <text:p text:style-name="Standard">"spoils"<text:tab/>1</text:p>
      <text:p text:style-name="Standard">"spoken"<text:tab/>13</text:p>
      <text:p text:style-name="Standard">"spotted"<text:tab/>3</text:p>
      <text:p text:style-name="Standard">"sprang"<text:tab/>23</text:p>
      <text:p text:style-name="Standard">"sprung"<text:tab/>2</text:p>
      <text:p text:style-name="Standard">"squatted"<text:tab/>1</text:p>
      <text:p text:style-name="Standard">"squeezed"<text:tab/>1</text:p>
      <text:p text:style-name="Standard">"staccato"<text:tab/>1</text:p>
      <text:p text:style-name="Standard">"staff"<text:tab/>2</text:p>
      <text:p text:style-name="Standard">"stage"<text:tab/>4</text:p>
      <text:p text:style-name="Standard">"stagger"<text:tab/>1</text:p>
      <text:p text:style-name="Standard">"stained"<text:tab/>4</text:p>
      <text:p text:style-name="Standard">"stair"<text:tab/>9</text:p>
      <text:p text:style-name="Standard">"staircases"<text:tab/>1</text:p>
      <text:p text:style-name="Standard">"stale"<text:tab/>1</text:p>
      <text:p text:style-name="Standard">"stalked"<text:tab/>1</text:p>
      <text:p text:style-name="Standard">"staples"<text:tab/>1</text:p>
      <text:p text:style-name="Standard">"star_"<text:tab/>6</text:p>
      <text:p text:style-name="Standard">"stars"<text:tab/>3</text:p>
      <text:p text:style-name="Standard">"started"<text:tab/>24</text:p>
      <text:p text:style-name="Standard">"starving"<text:tab/>1</text:p>
      <text:p text:style-name="Standard">"state's"<text:tab/>1</text:p>
      <text:p text:style-name="Standard">"stately"<text:tab/>3</text:p>
      <text:p text:style-name="Standard">"status"<text:tab/>5</text:p>
      <text:p text:style-name="Standard"><text:soft-page-break/>"steal"<text:tab/>1</text:p>
      <text:p text:style-name="Standard">"stealthily"<text:tab/>2</text:p>
      <text:p text:style-name="Standard">"steamed"<text:tab/>1</text:p>
      <text:p text:style-name="Standard">"steaming"<text:tab/>1</text:p>
      <text:p text:style-name="Standard">"stepfather"<text:tab/>21</text:p>
      <text:p text:style-name="Standard">"stick"<text:tab/>5</text:p>
      <text:p text:style-name="Standard">"still"<text:tab/>80</text:p>
      <text:p text:style-name="Standard">"stirring"<text:tab/>3</text:p>
      <text:p text:style-name="Standard">"stolen"<text:tab/>5</text:p>
      <text:p text:style-name="Standard">"stooping"<text:tab/>1</text:p>
      <text:p text:style-name="Standard">"stopped"<text:tab/>8</text:p>
      <text:p text:style-name="Standard">"storied"<text:tab/>2</text:p>
      <text:p text:style-name="Standard">"stories"<text:tab/>4</text:p>
      <text:p text:style-name="Standard">"stormy"<text:tab/>1</text:p>
      <text:p text:style-name="Standard">"story"<text:tab/>35</text:p>
      <text:p text:style-name="Standard">"streaked"<text:tab/>1</text:p>
      <text:p text:style-name="Standard">"streaming"<text:tab/>1</text:p>
      <text:p text:style-name="Standard">"stress"<text:tab/>1</text:p>
      <text:p text:style-name="Standard">"stride"<text:tab/>2</text:p>
      <text:p text:style-name="Standard">"strip"<text:tab/>1</text:p>
      <text:p text:style-name="Standard">"striving"<text:tab/>1</text:p>
      <text:p text:style-name="Standard">"stronger"<text:tab/>3</text:p>
      <text:p text:style-name="Standard">"studying"<text:tab/>1</text:p>
      <text:p text:style-name="Standard">"stuff"<text:tab/>1</text:p>
      <text:p text:style-name="Standard">"suavely"<text:tab/>2</text:p>
      <text:p text:style-name="Standard">"subject"<text:tab/>13</text:p>
      <text:p text:style-name="Standard">"substitution"<text:tab/>1</text:p>
      <text:p text:style-name="Standard">"succeed"<text:tab/>4</text:p>
      <text:p text:style-name="Standard">"successes"<text:tab/>1</text:p>
      <text:p text:style-name="Standard">"successors"<text:tab/>1</text:p>
      <text:p text:style-name="Standard">"suddenly"<text:tab/>47</text:p>
      <text:p text:style-name="Standard">"suffer"<text:tab/>4</text:p>
      <text:p text:style-name="Standard">"suffering"<text:tab/>1</text:p>
      <text:p text:style-name="Standard">"suggested"<text:tab/>9</text:p>
      <text:p text:style-name="Standard">"suggestiveness"<text:tab/>1</text:p>
      <text:p text:style-name="Standard">"suicide"<text:tab/>5</text:p>
      <text:p text:style-name="Standard">"suit"<text:tab/>10</text:p>
      <text:p text:style-name="Standard">"sunbeam"<text:tab/>1</text:p>
      <text:p text:style-name="Standard">"sunburnt"<text:tab/>1</text:p>
      <text:p text:style-name="Standard">"sundial"<text:tab/>5</text:p>
      <text:p text:style-name="Standard">"sundials"<text:tab/>1</text:p>
      <text:p text:style-name="Standard">"sunshine"<text:tab/>1</text:p>
      <text:p text:style-name="Standard">"superscription"<text:tab/>1</text:p>
      <text:p text:style-name="Standard">"supper"<text:tab/>7</text:p>
      <text:p text:style-name="Standard">"supplied"<text:tab/>1</text:p>
      <text:p text:style-name="Standard">"support"<text:tab/>4</text:p>
      <text:p text:style-name="Standard">"surely"<text:tab/>10</text:p>
      <text:p text:style-name="Standard">"surprised"<text:tab/>17</text:p>
      <text:p text:style-name="Standard">"surroundings"<text:tab/>1</text:p>
      <text:p text:style-name="Standard">"swamp"<text:tab/>2</text:p>
      <text:p text:style-name="Standard">"swaying"<text:tab/>1</text:p>
      <text:p text:style-name="Standard">"sweet"<text:tab/>7</text:p>
      <text:p text:style-name="Standard"><text:soft-page-break/>"swift"<text:tab/>3</text:p>
      <text:p text:style-name="Standard">"swim"<text:tab/>1</text:p>
      <text:p text:style-name="Standard">"swindon"<text:tab/>1</text:p>
      <text:p text:style-name="Standard">"swing"<text:tab/>2</text:p>
      <text:p text:style-name="Standard">"sympathy"<text:tab/>6</text:p>
      <text:p text:style-name="Standard">"symptom"<text:tab/>1</text:p>
      <text:p text:style-name="Standard">"tailing"<text:tab/>1</text:p>
      <text:p text:style-name="Standard">"tales"<text:tab/>3</text:p>
      <text:p text:style-name="Standard">"talk"<text:tab/>20</text:p>
      <text:p text:style-name="Standard">"talked"<text:tab/>6</text:p>
      <text:p text:style-name="Standard">"taller"<text:tab/>1</text:p>
      <text:p text:style-name="Standard">"tallow"<text:tab/>3</text:p>
      <text:p text:style-name="Standard">"tankerville"<text:tab/>1</text:p>
      <text:p text:style-name="Standard">"tattered"<text:tab/>2</text:p>
      <text:p text:style-name="Standard">"tax"<text:tab/>8</text:p>
      <text:p text:style-name="Standard">"teach"<text:tab/>1</text:p>
      <text:p text:style-name="Standard">"tear"<text:tab/>2</text:p>
      <text:p text:style-name="Standard">"technical"<text:tab/>1</text:p>
      <text:p text:style-name="Standard">"teetotaler"<text:tab/>1</text:p>
      <text:p text:style-name="Standard">"tell"<text:tab/>99</text:p>
      <text:p text:style-name="Standard">"temporary"<text:tab/>2</text:p>
      <text:p text:style-name="Standard">"tempted"<text:tab/>1</text:p>
      <text:p text:style-name="Standard">"terminated"<text:tab/>1</text:p>
      <text:p text:style-name="Standard">"termination"<text:tab/>1</text:p>
      <text:p text:style-name="Standard">"terse"<text:tab/>1</text:p>
      <text:p text:style-name="Standard">"test"<text:tab/>6</text:p>
      <text:p text:style-name="Standard">"tested"<text:tab/>1</text:p>
      <text:p text:style-name="Standard">"text"<text:tab/>1</text:p>
      <text:p text:style-name="Standard">"texture"<text:tab/>1</text:p>
      <text:p text:style-name="Standard">"thanking"<text:tab/>1</text:p>
      <text:p text:style-name="Standard">"thanks"<text:tab/>2</text:p>
      <text:p text:style-name="Standard">"that"<text:tab/>1767</text:p>
      <text:p text:style-name="Standard">"these"<text:tab/>83</text:p>
      <text:p text:style-name="Standard">"thicket"<text:tab/>1</text:p>
      <text:p text:style-name="Standard">"think"<text:tab/>174</text:p>
      <text:p text:style-name="Standard">"thinness"<text:tab/>1</text:p>
      <text:p text:style-name="Standard">"thoroughly"<text:tab/>9</text:p>
      <text:p text:style-name="Standard">"those"<text:tab/>67</text:p>
      <text:p text:style-name="Standard">"thousand"<text:tab/>7</text:p>
      <text:p text:style-name="Standard">"threats"<text:tab/>1</text:p>
      <text:p text:style-name="Standard">"threshold"<text:tab/>3</text:p>
      <text:p text:style-name="Standard">"throats"<text:tab/>1</text:p>
      <text:p text:style-name="Standard">"thrown"<text:tab/>10</text:p>
      <text:p text:style-name="Standard">"throws"<text:tab/>3</text:p>
      <text:p text:style-name="Standard">"ticket"<text:tab/>1</text:p>
      <text:p text:style-name="Standard">"tip"<text:tab/>1</text:p>
      <text:p text:style-name="Standard">"tips"<text:tab/>5</text:p>
      <text:p text:style-name="Standard">"tiptoes"<text:tab/>2</text:p>
      <text:p text:style-name="Standard">"tissue"<text:tab/>1</text:p>
      <text:p text:style-name="Standard">"toe"<text:tab/>3</text:p>
      <text:p text:style-name="Standard">"tone"<text:tab/>2</text:p>
      <text:p text:style-name="Standard">"too"<text:tab/>82</text:p>
      <text:p text:style-name="Standard"><text:soft-page-break/>"touch"<text:tab/>9</text:p>
      <text:p text:style-name="Standard">"towards"<text:tab/>20</text:p>
      <text:p text:style-name="Standard">"toy"<text:tab/>2</text:p>
      <text:p text:style-name="Standard">"trace"<text:tab/>7</text:p>
      <text:p text:style-name="Standard">"traffic"<text:tab/>2</text:p>
      <text:p text:style-name="Standard">"tragic"<text:tab/>1</text:p>
      <text:p text:style-name="Standard">"train"<text:tab/>21</text:p>
      <text:p text:style-name="Standard">"transaction"<text:tab/>1</text:p>
      <text:p text:style-name="Standard">"transition"<text:tab/>1</text:p>
      <text:p text:style-name="Standard">"transpired"<text:tab/>2</text:p>
      <text:p text:style-name="Standard">"travel"<text:tab/>3</text:p>
      <text:p text:style-name="Standard">"travelled"<text:tab/>6</text:p>
      <text:p text:style-name="Standard">"travellers"<text:tab/>1</text:p>
      <text:p text:style-name="Standard">"tray"<text:tab/>1</text:p>
      <text:p text:style-name="Standard">"treachery"<text:tab/>2</text:p>
      <text:p text:style-name="Standard">"treated"<text:tab/>4</text:p>
      <text:p text:style-name="Standard">"trees"<text:tab/>8</text:p>
      <text:p text:style-name="Standard">"trite"<text:tab/>1</text:p>
      <text:p text:style-name="Standard">"troopers"<text:tab/>1</text:p>
      <text:p text:style-name="Standard">"trouser"<text:tab/>1</text:p>
      <text:p text:style-name="Standard">"true"<text:tab/>29</text:p>
      <text:p text:style-name="Standard">"trunks"<text:tab/>1</text:p>
      <text:p text:style-name="Standard">"trustees"<text:tab/>2</text:p>
      <text:p text:style-name="Standard">"trusty"<text:tab/>2</text:p>
      <text:p text:style-name="Standard">"truth"<text:tab/>15</text:p>
      <text:p text:style-name="Standard">"trying"<text:tab/>8</text:p>
      <text:p text:style-name="Standard">"tubes"<text:tab/>1</text:p>
      <text:p text:style-name="Standard">"turns"<text:tab/>2</text:p>
      <text:p text:style-name="Standard">"tweed"<text:tab/>3</text:p>
      <text:p text:style-name="Standard">"twig"<text:tab/>1</text:p>
      <text:p text:style-name="Standard">"twinkling"<text:tab/>1</text:p>
      <text:p text:style-name="Standard">"twitch"<text:tab/>1</text:p>
      <text:p text:style-name="Standard">"twitching"<text:tab/>1</text:p>
      <text:p text:style-name="Standard">"uffa"<text:tab/>1</text:p>
      <text:p text:style-name="Standard">"ugliness"<text:tab/>1</text:p>
      <text:p text:style-name="Standard">"uncertain"<text:tab/>4</text:p>
      <text:p text:style-name="Standard">"uncomfortable"<text:tab/>1</text:p>
      <text:p text:style-name="Standard">"uncourteous"<text:tab/>1</text:p>
      <text:p text:style-name="Standard">"undated"<text:tab/>1</text:p>
      <text:p text:style-name="Standard">"under"<text:tab/>49</text:p>
      <text:p text:style-name="Standard">"undergo"<text:tab/>1</text:p>
      <text:p text:style-name="Standard">"underneath"<text:tab/>1</text:p>
      <text:p text:style-name="Standard">"understand"<text:tab/>49</text:p>
      <text:p text:style-name="Standard">"understood"<text:tab/>3</text:p>
      <text:p text:style-name="Standard">"undertake"<text:tab/>1</text:p>
      <text:p text:style-name="Standard">"undid"<text:tab/>1</text:p>
      <text:p text:style-name="Standard">"undo"<text:tab/>1</text:p>
      <text:p text:style-name="Standard">"undoing"<text:tab/>1</text:p>
      <text:p text:style-name="Standard">"unexpected"<text:tab/>2</text:p>
      <text:p text:style-name="Standard">"unfenced"<text:tab/>1</text:p>
      <text:p text:style-name="Standard">"ungovernable"<text:tab/>1</text:p>
      <text:p text:style-name="Standard">"united"<text:tab/>18</text:p>
      <text:p text:style-name="Standard"><text:soft-page-break/>"unobserved"<text:tab/>1</text:p>
      <text:p text:style-name="Standard">"unopened"<text:tab/>1</text:p>
      <text:p text:style-name="Standard">"unpapered"<text:tab/>1</text:p>
      <text:p text:style-name="Standard">"unpleasantness"<text:tab/>1</text:p>
      <text:p text:style-name="Standard">"unravelling"<text:tab/>1</text:p>
      <text:p text:style-name="Standard">"unsolved"<text:tab/>1</text:p>
      <text:p text:style-name="Standard">"unusual"<text:tab/>8</text:p>
      <text:p text:style-name="Standard">"unusually"<text:tab/>1</text:p>
      <text:p text:style-name="Standard">"unwelcome"<text:tab/>1</text:p>
      <text:p text:style-name="Standard">"uppermost"<text:tab/>1</text:p>
      <text:p text:style-name="Standard">"upward"<text:tab/>4</text:p>
      <text:p text:style-name="Standard">"use"<text:tab/>47</text:p>
      <text:p text:style-name="Standard">"used"<text:tab/>34</text:p>
      <text:p text:style-name="Standard">"useless"<text:tab/>3</text:p>
      <text:p text:style-name="Standard">"uses"<text:tab/>2</text:p>
      <text:p text:style-name="Standard">"ushered"<text:tab/>2</text:p>
      <text:p text:style-name="Standard">"ut"<text:tab/>1</text:p>
      <text:p text:style-name="Standard">"utilise"<text:tab/>1</text:p>
      <text:p text:style-name="Standard">"utmost"<text:tab/>3</text:p>
      <text:p text:style-name="Standard">"v"<text:tab/>2</text:p>
      <text:p text:style-name="Standard">"vainly"<text:tab/>1</text:p>
      <text:p text:style-name="Standard">"valise"<text:tab/>1</text:p>
      <text:p text:style-name="Standard">"valuable"<text:tab/>6</text:p>
      <text:p text:style-name="Standard">"vanish"<text:tab/>4</text:p>
      <text:p text:style-name="Standard">"variable"<text:tab/>1</text:p>
      <text:p text:style-name="Standard">"variety"<text:tab/>3</text:p>
      <text:p text:style-name="Standard">"various"<text:tab/>1</text:p>
      <text:p text:style-name="Standard">"vegetarian"<text:tab/>1</text:p>
      <text:p text:style-name="Standard">"venner"<text:tab/>1</text:p>
      <text:p text:style-name="Standard">"ventilator"<text:tab/>14</text:p>
      <text:p text:style-name="Standard">"verdict"<text:tab/>3</text:p>
      <text:p text:style-name="Standard">"verge"<text:tab/>2</text:p>
      <text:p text:style-name="Standard">"vessels"<text:tab/>1</text:p>
      <text:p text:style-name="Standard">"vi"<text:tab/>2</text:p>
      <text:p text:style-name="Standard">"vice"<text:tab/>2</text:p>
      <text:p text:style-name="Standard">"view"<text:tab/>15</text:p>
      <text:p text:style-name="Standard">"viewed"<text:tab/>2</text:p>
      <text:p text:style-name="Standard">"viewing"<text:tab/>1</text:p>
      <text:p text:style-name="Standard">"vii"<text:tab/>2</text:p>
      <text:p text:style-name="Standard">"viii"<text:tab/>2</text:p>
      <text:p text:style-name="Standard">"villagers"<text:tab/>1</text:p>
      <text:p text:style-name="Standard">"villain"<text:tab/>7</text:p>
      <text:p text:style-name="Standard">"violates"<text:tab/>1</text:p>
      <text:p text:style-name="Standard">"violet"<text:tab/>4</text:p>
      <text:p text:style-name="Standard">"visitor"<text:tab/>27</text:p>
      <text:p text:style-name="Standard">"visitors"<text:tab/>4</text:p>
      <text:p text:style-name="Standard">"visits"<text:tab/>3</text:p>
      <text:p text:style-name="Standard">"volley"<text:tab/>1</text:p>
      <text:p text:style-name="Standard">"volunteers"<text:tab/>5</text:p>
      <text:p text:style-name="Standard">"vows"<text:tab/>2</text:p>
      <text:p text:style-name="Standard">"vulgar"<text:tab/>3</text:p>
      <text:p text:style-name="Standard">"waggled"<text:tab/>1</text:p>
      <text:p text:style-name="Standard"><text:soft-page-break/>"waist"<text:tab/>1</text:p>
      <text:p text:style-name="Standard">"waiter"<text:tab/>2</text:p>
      <text:p text:style-name="Standard">"walked"<text:tab/>28</text:p>
      <text:p text:style-name="Standard">"walls"<text:tab/>8</text:p>
      <text:p text:style-name="Standard">"waned"<text:tab/>1</text:p>
      <text:p text:style-name="Standard">"wants"<text:tab/>6</text:p>
      <text:p text:style-name="Standard">"wardrobe"<text:tab/>2</text:p>
      <text:p text:style-name="Standard">"warmest"<text:tab/>1</text:p>
      <text:p text:style-name="Standard">"watched"<text:tab/>6</text:p>
      <text:p text:style-name="Standard">"water"<text:tab/>18</text:p>
      <text:p text:style-name="Standard">"waters"<text:tab/>1</text:p>
      <text:p text:style-name="Standard">"wavering"<text:tab/>1</text:p>
      <text:p text:style-name="Standard">"waving"<text:tab/>2</text:p>
      <text:p text:style-name="Standard">"waxed"<text:tab/>1</text:p>
      <text:p text:style-name="Standard">"wearing"<text:tab/>3</text:p>
      <text:p text:style-name="Standard">"weary"<text:tab/>12</text:p>
      <text:p text:style-name="Standard">"web"<text:tab/>3</text:p>
      <text:p text:style-name="Standard">"weedy"<text:tab/>1</text:p>
      <text:p text:style-name="Standard">"week"<text:tab/>27</text:p>
      <text:p text:style-name="Standard">"weekly"<text:tab/>1</text:p>
      <text:p text:style-name="Standard">"weigh"<text:tab/>1</text:p>
      <text:p text:style-name="Standard">"weighing"<text:tab/>1</text:p>
      <text:p text:style-name="Standard">"welcomed"<text:tab/>1</text:p>
      <text:p text:style-name="Standard">"westphail"<text:tab/>1</text:p>
      <text:p text:style-name="Standard">"whatever"<text:tab/>16</text:p>
      <text:p text:style-name="Standard">"while"<text:tab/>67</text:p>
      <text:p text:style-name="Standard">"whims"<text:tab/>1</text:p>
      <text:p text:style-name="Standard">"whiskered"<text:tab/>1</text:p>
      <text:p text:style-name="Standard">"whisper"<text:tab/>1</text:p>
      <text:p text:style-name="Standard">"whispered"<text:tab/>16</text:p>
      <text:p text:style-name="Standard">"whispering"<text:tab/>1</text:p>
      <text:p text:style-name="Standard">"whittington"<text:tab/>1</text:p>
      <text:p text:style-name="Standard">"whom"<text:tab/>40</text:p>
      <text:p text:style-name="Standard">"wicket"<text:tab/>1</text:p>
      <text:p text:style-name="Standard">"wight"<text:tab/>1</text:p>
      <text:p text:style-name="Standard">"willows"<text:tab/>1</text:p>
      <text:p text:style-name="Standard">"wimpole"<text:tab/>1</text:p>
      <text:p text:style-name="Standard">"windfall"<text:tab/>1</text:p>
      <text:p text:style-name="Standard">"windibank"<text:tab/>20</text:p>
      <text:p text:style-name="Standard">"windigate"<text:tab/>3</text:p>
      <text:p text:style-name="Standard">"wings"<text:tab/>2</text:p>
      <text:p text:style-name="Standard">"wish"<text:tab/>45</text:p>
      <text:p text:style-name="Standard">"witted"<text:tab/>2</text:p>
      <text:p text:style-name="Standard">"woke"<text:tab/>1</text:p>
      <text:p text:style-name="Standard">"wooded"<text:tab/>1</text:p>
      <text:p text:style-name="Standard">"wooden"<text:tab/>17</text:p>
      <text:p text:style-name="Standard">"worked"<text:tab/>5</text:p>
      <text:p text:style-name="Standard">"working"<text:tab/>7</text:p>
      <text:p text:style-name="Standard">"world"<text:tab/>17</text:p>
      <text:p text:style-name="Standard">"worlds"<text:tab/>1</text:p>
      <text:p text:style-name="Standard">"worm"<text:tab/>1</text:p>
      <text:p text:style-name="Standard">"wound"<text:tab/>7</text:p>
      <text:p text:style-name="Standard"><text:soft-page-break/>"wrenching"<text:tab/>1</text:p>
      <text:p text:style-name="Standard">"writhing"<text:tab/>3</text:p>
      <text:p text:style-name="Standard">"writing"<text:tab/>15</text:p>
      <text:p text:style-name="Standard">"wrong"<text:tab/>15</text:p>
      <text:p text:style-name="Standard">"yards"<text:tab/>9</text:p>
      <text:p text:style-name="Standard">"year"<text:tab/>29</text:p>
      <text:p text:style-name="Standard">"yell"<text:tab/>1</text:p>
      <text:p text:style-name="Standard">"yet"<text:tab/>88</text:p>
      <text:p text:style-name="Standard">"young"<text:tab/>81</text:p>
      <text:p text:style-name="Standard">"your"<text:tab/>405</text:p>
      <text:p text:style-name="Standard">"yourself"<text:tab/>42</text:p>
      <text:p text:style-name="Standard">"yourselves"<text:tab/>4</text:p>
      <text:p text:style-name="Standard">"zero"<text:tab/>2</text:p>
      <text:p text:style-name="Standard">"000"<text:tab/>6</text:p>
      <text:p text:style-name="Standard">"1"<text:tab/>47</text:p>
      <text:p text:style-name="Standard">"12th"<text:tab/>1</text:p>
      <text:p text:style-name="Standard">"140"<text:tab/>1</text:p>
      <text:p text:style-name="Standard">"17"<text:tab/>1</text:p>
      <text:p text:style-name="Standard">"1858"<text:tab/>1</text:p>
      <text:p text:style-name="Standard">"1_s_"<text:tab/>1</text:p>
      <text:p text:style-name="Standard">"2019"<text:tab/>1</text:p>
      <text:p text:style-name="Standard">"226"<text:tab/>1</text:p>
      <text:p text:style-name="Standard">"249"<text:tab/>1</text:p>
      <text:p text:style-name="Standard">"26"<text:tab/>1</text:p>
      <text:p text:style-name="Standard">"30"<text:tab/>7</text:p>
      <text:p text:style-name="Standard">"35"<text:tab/>1</text:p>
      <text:p text:style-name="Standard">"596"<text:tab/>1</text:p>
      <text:p text:style-name="Standard">"6"<text:tab/>3</text:p>
      <text:p text:style-name="Standard">"6_d_"<text:tab/>3</text:p>
      <text:p text:style-name="Standard">"84116"<text:tab/>1</text:p>
      <text:p text:style-name="Standard">"85"<text:tab/>3</text:p>
      <text:p text:style-name="Standard">"_american"<text:tab/>1</text:p>
      <text:p text:style-name="Standard">"_d\u00e9nouement_"<text:tab/>1</text:p>
      <text:p text:style-name="Standard">"_evening"<text:tab/>1</text:p>
      <text:p text:style-name="Standard">"_nous"<text:tab/>1</text:p>
      <text:p text:style-name="Standard">"_outr\u00e9_"<text:tab/>2</text:p>
      <text:p text:style-name="Standard">"_r\u00e9pertoire_"<text:tab/>1</text:p>
      <text:p text:style-name="Standard">"_sophy"<text:tab/>1</text:p>
      <text:p text:style-name="Standard">"_voil\u00e0"<text:tab/>1</text:p>
      <text:p text:style-name="Standard">"abhorrent"<text:tab/>1</text:p>
      <text:p text:style-name="Standard">"able"<text:tab/>31</text:p>
      <text:p text:style-name="Standard">"abnormal"<text:tab/>1</text:p>
      <text:p text:style-name="Standard">"abominable"<text:tab/>1</text:p>
      <text:p text:style-name="Standard">"absolutely"<text:tab/>27</text:p>
      <text:p text:style-name="Standard">"absurd"<text:tab/>4</text:p>
      <text:p text:style-name="Standard">"abuse"<text:tab/>1</text:p>
      <text:p text:style-name="Standard">"accepting"<text:tab/>1</text:p>
      <text:p text:style-name="Standard">"access"<text:tab/>10</text:p>
      <text:p text:style-name="Standard">"accessible"<text:tab/>1</text:p>
      <text:p text:style-name="Standard">"accessory"<text:tab/>1</text:p>
      <text:p text:style-name="Standard">"account"<text:tab/>20</text:p>
      <text:p text:style-name="Standard">"acquiesce"<text:tab/>1</text:p>
      <text:p text:style-name="Standard"><text:soft-page-break/>"across"<text:tab/>37</text:p>
      <text:p text:style-name="Standard">"acted"<text:tab/>6</text:p>
      <text:p text:style-name="Standard">"active"<text:tab/>4</text:p>
      <text:p text:style-name="Standard">"activity"<text:tab/>1</text:p>
      <text:p text:style-name="Standard">"added"<text:tab/>3</text:p>
      <text:p text:style-name="Standard">"admire"<text:tab/>2</text:p>
      <text:p text:style-name="Standard">"advertise"<text:tab/>2</text:p>
      <text:p text:style-name="Standard">"advertisements"<text:tab/>1</text:p>
      <text:p text:style-name="Standard">"advise"<text:tab/>7</text:p>
      <text:p text:style-name="Standard">"affairs"<text:tab/>10</text:p>
      <text:p text:style-name="Standard">"affectation"<text:tab/>1</text:p>
      <text:p text:style-name="Standard">"affected"<text:tab/>2</text:p>
      <text:p text:style-name="Standard">"afford"<text:tab/>2</text:p>
      <text:p text:style-name="Standard">"agency"<text:tab/>4</text:p>
      <text:p text:style-name="Standard">"agitated"<text:tab/>2</text:p>
      <text:p text:style-name="Standard">"agitation"<text:tab/>5</text:p>
      <text:p text:style-name="Standard">"agreed"<text:tab/>1</text:p>
      <text:p text:style-name="Standard">"agreement"<text:tab/>18</text:p>
      <text:p text:style-name="Standard">"agrees"<text:tab/>1</text:p>
      <text:p text:style-name="Standard">"aided"<text:tab/>1</text:p>
      <text:p text:style-name="Standard">"ajar"<text:tab/>1</text:p>
      <text:p text:style-name="Standard">"akin"<text:tab/>3</text:p>
      <text:p text:style-name="Standard">"alexander"<text:tab/>1</text:p>
      <text:p text:style-name="Standard">"alicia"<text:tab/>1</text:p>
      <text:p text:style-name="Standard">"alike"<text:tab/>1</text:p>
      <text:p text:style-name="Standard">"allow"<text:tab/>8</text:p>
      <text:p text:style-name="Standard">"allude"<text:tab/>1</text:p>
      <text:p text:style-name="Standard">"alluded"<text:tab/>1</text:p>
      <text:p text:style-name="Standard">"ally"<text:tab/>1</text:p>
      <text:p text:style-name="Standard">"almost"<text:tab/>20</text:p>
      <text:p text:style-name="Standard">"aloud"<text:tab/>2</text:p>
      <text:p text:style-name="Standard">"alpha"<text:tab/>7</text:p>
      <text:p text:style-name="Standard">"alternating"<text:tab/>1</text:p>
      <text:p text:style-name="Standard">"amateur"<text:tab/>2</text:p>
      <text:p text:style-name="Standard">"amusing"<text:tab/>2</text:p>
      <text:p text:style-name="Standard">"anatomy"<text:tab/>1</text:p>
      <text:p text:style-name="Standard">"andover"<text:tab/>1</text:p>
      <text:p text:style-name="Standard">"animal"<text:tab/>4</text:p>
      <text:p text:style-name="Standard">"animals"<text:tab/>1</text:p>
      <text:p text:style-name="Standard">"animated"<text:tab/>2</text:p>
      <text:p text:style-name="Standard">"annoyance"<text:tab/>3</text:p>
      <text:p text:style-name="Standard">"anoints"<text:tab/>1</text:p>
      <text:p text:style-name="Standard">"anstruther"<text:tab/>1</text:p>
      <text:p text:style-name="Standard">"answer"<text:tab/>15</text:p>
      <text:p text:style-name="Standard">"answered"<text:tab/>56</text:p>
      <text:p text:style-name="Standard">"anxiously"<text:tab/>1</text:p>
      <text:p text:style-name="Standard">"anything"<text:tab/>53</text:p>
      <text:p text:style-name="Standard">"aperture"<text:tab/>3</text:p>
      <text:p text:style-name="Standard">"apparent"<text:tab/>1</text:p>
      <text:p text:style-name="Standard">"appeared"<text:tab/>27</text:p>
      <text:p text:style-name="Standard">"applicable"<text:tab/>3</text:p>
      <text:p text:style-name="Standard">"arat"<text:tab/>1</text:p>
      <text:p text:style-name="Standard"><text:soft-page-break/>"area"<text:tab/>1</text:p>
      <text:p text:style-name="Standard">"arguments"<text:tab/>1</text:p>
      <text:p text:style-name="Standard">"armchair"<text:tab/>15</text:p>
      <text:p text:style-name="Standard">"armchairs"<text:tab/>1</text:p>
      <text:p text:style-name="Standard">"arrangements"<text:tab/>3</text:p>
      <text:p text:style-name="Standard">"array"<text:tab/>2</text:p>
      <text:p text:style-name="Standard">"arteries"<text:tab/>1</text:p>
      <text:p text:style-name="Standard">"ascertain"<text:tab/>1</text:p>
      <text:p text:style-name="Standard">"aside"<text:tab/>7</text:p>
      <text:p text:style-name="Standard">"ask"<text:tab/>35</text:p>
      <text:p text:style-name="Standard">"asks"<text:tab/>1</text:p>
      <text:p text:style-name="Standard">"assault"<text:tab/>1</text:p>
      <text:p text:style-name="Standard">"assembled"<text:tab/>1</text:p>
      <text:p text:style-name="Standard">"asserted"<text:tab/>1</text:p>
      <text:p text:style-name="Standard">"assertion"<text:tab/>1</text:p>
      <text:p text:style-name="Standard">"assistants"<text:tab/>1</text:p>
      <text:p text:style-name="Standard">"assisted"<text:tab/>1</text:p>
      <text:p text:style-name="Standard">"assizes"<text:tab/>7</text:p>
      <text:p text:style-name="Standard">"associate"<text:tab/>4</text:p>
      <text:p text:style-name="Standard">"associated"<text:tab/>11</text:p>
      <text:p text:style-name="Standard">"assurance"<text:tab/>1</text:p>
      <text:p text:style-name="Standard">"ate"<text:tab/>2</text:p>
      <text:p text:style-name="Standard">"attacked"<text:tab/>3</text:p>
      <text:p text:style-name="Standard">"attain"<text:tab/>2</text:p>
      <text:p text:style-name="Standard">"attic"<text:tab/>4</text:p>
      <text:p text:style-name="Standard">"attitude"<text:tab/>2</text:p>
      <text:p text:style-name="Standard">"attract"<text:tab/>1</text:p>
      <text:p text:style-name="Standard">"authenticity"<text:tab/>1</text:p>
      <text:p text:style-name="Standard">"autumn"<text:tab/>1</text:p>
      <text:p text:style-name="Standard">"averse"<text:tab/>5</text:p>
      <text:p text:style-name="Standard">"aware"<text:tab/>10</text:p>
      <text:p text:style-name="Standard">"away"<text:tab/>109</text:p>
      <text:p text:style-name="Standard">"awful"<text:tab/>3</text:p>
      <text:p text:style-name="Standard">"awkward"<text:tab/>3</text:p>
      <text:p text:style-name="Standard">"baby"<text:tab/>2</text:p>
      <text:p text:style-name="Standard">"balance"<text:tab/>1</text:p>
      <text:p text:style-name="Standard">"balzac"<text:tab/>1</text:p>
      <text:p text:style-name="Standard">"banking"<text:tab/>3</text:p>
      <text:p text:style-name="Standard">"bar"<text:tab/>10</text:p>
      <text:p text:style-name="Standard">"barbaric"<text:tab/>1</text:p>
      <text:p text:style-name="Standard">"barmaid"<text:tab/>3</text:p>
      <text:p text:style-name="Standard">"bars"<text:tab/>4</text:p>
      <text:p text:style-name="Standard">"barton"<text:tab/>1</text:p>
      <text:p text:style-name="Standard">"bathroom"<text:tab/>1</text:p>
      <text:p text:style-name="Standard">"battle"<text:tab/>1</text:p>
      <text:p text:style-name="Standard">"baxter"<text:tab/>1</text:p>
      <text:p text:style-name="Standard">"be"<text:tab/>644</text:p>
      <text:p text:style-name="Standard">"beamed"<text:tab/>1</text:p>
      <text:p text:style-name="Standard">"bearing"<text:tab/>8</text:p>
      <text:p text:style-name="Standard">"because"<text:tab/>24</text:p>
      <text:p text:style-name="Standard">"beckoned"<text:tab/>1</text:p>
      <text:p text:style-name="Standard">"bed"<text:tab/>39</text:p>
      <text:p text:style-name="Standard"><text:soft-page-break/>"beds"<text:tab/>2</text:p>
      <text:p text:style-name="Standard">"beech"<text:tab/>1</text:p>
      <text:p text:style-name="Standard">"beer"<text:tab/>3</text:p>
      <text:p text:style-name="Standard">"beggar"<text:tab/>6</text:p>
      <text:p text:style-name="Standard">"begged"<text:tab/>3</text:p>
      <text:p text:style-name="Standard">"begging"<text:tab/>4</text:p>
      <text:p text:style-name="Standard">"beige"<text:tab/>1</text:p>
      <text:p text:style-name="Standard">"belated"<text:tab/>1</text:p>
      <text:p text:style-name="Standard">"belongs"<text:tab/>3</text:p>
      <text:p text:style-name="Standard">"bend"<text:tab/>1</text:p>
      <text:p text:style-name="Standard">"bequest"<text:tab/>1</text:p>
      <text:p text:style-name="Standard">"bermuda"<text:tab/>1</text:p>
      <text:p text:style-name="Standard">"berth"<text:tab/>1</text:p>
      <text:p text:style-name="Standard">"better"<text:tab/>51</text:p>
      <text:p text:style-name="Standard">"between"<text:tab/>60</text:p>
      <text:p text:style-name="Standard">"beyond"<text:tab/>11</text:p>
      <text:p text:style-name="Standard">"bicycling"<text:tab/>1</text:p>
      <text:p text:style-name="Standard">"bill"<text:tab/>8</text:p>
      <text:p text:style-name="Standard">"billet"<text:tab/>2</text:p>
      <text:p text:style-name="Standard">"billycock"<text:tab/>1</text:p>
      <text:p text:style-name="Standard">"biographies"<text:tab/>1</text:p>
      <text:p text:style-name="Standard">"birchmoor"<text:tab/>1</text:p>
      <text:p text:style-name="Standard">"bit"<text:tab/>6</text:p>
      <text:p text:style-name="Standard">"bitten"<text:tab/>2</text:p>
      <text:p text:style-name="Standard">"bitterly"<text:tab/>2</text:p>
      <text:p text:style-name="Standard">"blackmailing"<text:tab/>1</text:p>
      <text:p text:style-name="Standard">"blame"<text:tab/>3</text:p>
      <text:p text:style-name="Standard">"bland"<text:tab/>1</text:p>
      <text:p text:style-name="Standard">"blandly"<text:tab/>3</text:p>
      <text:p text:style-name="Standard">"blinds"<text:tab/>5</text:p>
      <text:p text:style-name="Standard">"block"<text:tab/>4</text:p>
      <text:p text:style-name="Standard">"blood"<text:tab/>15</text:p>
      <text:p text:style-name="Standard">"bloomsbury"<text:tab/>1</text:p>
      <text:p text:style-name="Standard">"blotched"<text:tab/>1</text:p>
      <text:p text:style-name="Standard">"blotches"<text:tab/>2</text:p>
      <text:p text:style-name="Standard">"blotting"<text:tab/>2</text:p>
      <text:p text:style-name="Standard">"blue"<text:tab/>26</text:p>
      <text:p text:style-name="Standard">"bohemian"<text:tab/>4</text:p>
      <text:p text:style-name="Standard">"boisterous"<text:tab/>1</text:p>
      <text:p text:style-name="Standard">"bond"<text:tab/>1</text:p>
      <text:p text:style-name="Standard">"bonnet"<text:tab/>5</text:p>
      <text:p text:style-name="Standard">"bonniest"<text:tab/>1</text:p>
      <text:p text:style-name="Standard">"borders"<text:tab/>2</text:p>
      <text:p text:style-name="Standard">"bore"<text:tab/>5</text:p>
      <text:p text:style-name="Standard">"boscombe"<text:tab/>16</text:p>
      <text:p text:style-name="Standard">"both"<text:tab/>48</text:p>
      <text:p text:style-name="Standard">"bottom"<text:tab/>8</text:p>
      <text:p text:style-name="Standard">"bounds"<text:tab/>1</text:p>
      <text:p text:style-name="Standard">"bouquet"<text:tab/>3</text:p>
      <text:p text:style-name="Standard">"bowing"<text:tab/>2</text:p>
      <text:p text:style-name="Standard">"box"<text:tab/>19</text:p>
      <text:p text:style-name="Standard">"brave"<text:tab/>5</text:p>
      <text:p text:style-name="Standard"><text:soft-page-break/>"brawls"<text:tab/>1</text:p>
      <text:p text:style-name="Standard">"brazier"<text:tab/>2</text:p>
      <text:p text:style-name="Standard">"breast"<text:tab/>5</text:p>
      <text:p text:style-name="Standard">"breathe"<text:tab/>1</text:p>
      <text:p text:style-name="Standard">"breathed"<text:tab/>1</text:p>
      <text:p text:style-name="Standard">"briar"<text:tab/>1</text:p>
      <text:p text:style-name="Standard">"brick"<text:tab/>2</text:p>
      <text:p text:style-name="Standard">"bride"<text:tab/>9</text:p>
      <text:p text:style-name="Standard">"bridge"<text:tab/>8</text:p>
      <text:p text:style-name="Standard">"brightly"<text:tab/>5</text:p>
      <text:p text:style-name="Standard">"brimmed"<text:tab/>4</text:p>
      <text:p text:style-name="Standard">"britannica_"<text:tab/>2</text:p>
      <text:p text:style-name="Standard">"broken"<text:tab/>12</text:p>
      <text:p text:style-name="Standard">"brothers"<text:tab/>1</text:p>
      <text:p text:style-name="Standard">"brougham"<text:tab/>4</text:p>
      <text:p text:style-name="Standard">"brush"<text:tab/>1</text:p>
      <text:p text:style-name="Standard">"build"<text:tab/>1</text:p>
      <text:p text:style-name="Standard">"building"<text:tab/>13</text:p>
      <text:p text:style-name="Standard">"bumping"<text:tab/>1</text:p>
      <text:p text:style-name="Standard">"bunch"<text:tab/>1</text:p>
      <text:p text:style-name="Standard">"bundles"<text:tab/>1</text:p>
      <text:p text:style-name="Standard">"burly"<text:tab/>1</text:p>
      <text:p text:style-name="Standard">"burrowing"<text:tab/>2</text:p>
      <text:p text:style-name="Standard">"bush"<text:tab/>1</text:p>
      <text:p text:style-name="Standard">"butcher"<text:tab/>1</text:p>
      <text:p text:style-name="Standard">"buzz"<text:tab/>1</text:p>
      <text:p text:style-name="Standard">"by"<text:tab/>376</text:p>
      <text:p text:style-name="Standard">"c"<text:tab/>11</text:p>
      <text:p text:style-name="Standard">"c\u00e9l\u00e8bres_"<text:tab/>1</text:p>
      <text:p text:style-name="Standard">"cab"<text:tab/>26</text:p>
      <text:p text:style-name="Standard">"cabby"<text:tab/>1</text:p>
      <text:p text:style-name="Standard">"cable"<text:tab/>1</text:p>
      <text:p text:style-name="Standard">"cabs"<text:tab/>2</text:p>
      <text:p text:style-name="Standard">"cake"<text:tab/>1</text:p>
      <text:p text:style-name="Standard">"cal"<text:tab/>1</text:p>
      <text:p text:style-name="Standard">"calamity"<text:tab/>1</text:p>
      <text:p text:style-name="Standard">"california"<text:tab/>3</text:p>
      <text:p text:style-name="Standard">"californian"<text:tab/>1</text:p>
      <text:p text:style-name="Standard">"caltrops"<text:tab/>1</text:p>
      <text:p text:style-name="Standard">"camberwell"<text:tab/>2</text:p>
      <text:p text:style-name="Standard">"capital"<text:tab/>8</text:p>
      <text:p text:style-name="Standard">"cardboard"<text:tab/>2</text:p>
      <text:p text:style-name="Standard">"carpet"<text:tab/>3</text:p>
      <text:p text:style-name="Standard">"carpets"<text:tab/>1</text:p>
      <text:p text:style-name="Standard">"carved"<text:tab/>1</text:p>
      <text:p text:style-name="Standard">"caseful"<text:tab/>1</text:p>
      <text:p text:style-name="Standard">"cashbox"<text:tab/>1</text:p>
      <text:p text:style-name="Standard">"cathedral"<text:tab/>1</text:p>
      <text:p text:style-name="Standard">"caused"<text:tab/>15</text:p>
      <text:p text:style-name="Standard">"causes"<text:tab/>1</text:p>
      <text:p text:style-name="Standard">"cease"<text:tab/>3</text:p>
      <text:p text:style-name="Standard">"celebrated"<text:tab/>2</text:p>
      <text:p text:style-name="Standard"><text:soft-page-break/>"certain"<text:tab/>17</text:p>
      <text:p text:style-name="Standard">"chaffed"<text:tab/>1</text:p>
      <text:p text:style-name="Standard">"chairs"<text:tab/>3</text:p>
      <text:p text:style-name="Standard">"chambers"<text:tab/>3</text:p>
      <text:p text:style-name="Standard">"chamois"<text:tab/>1</text:p>
      <text:p text:style-name="Standard">"chanced"<text:tab/>1</text:p>
      <text:p text:style-name="Standard">"chances"<text:tab/>2</text:p>
      <text:p text:style-name="Standard">"change"<text:tab/>17</text:p>
      <text:p text:style-name="Standard">"characterises"<text:tab/>1</text:p>
      <text:p text:style-name="Standard">"charm"<text:tab/>2</text:p>
      <text:p text:style-name="Standard">"cheap"<text:tab/>1</text:p>
      <text:p text:style-name="Standard">"cheerily"<text:tab/>2</text:p>
      <text:p text:style-name="Standard">"chestnut"<text:tab/>2</text:p>
      <text:p text:style-name="Standard">"chiffon"<text:tab/>1</text:p>
      <text:p text:style-name="Standard">"chimneys"<text:tab/>2</text:p>
      <text:p text:style-name="Standard">"chins"<text:tab/>1</text:p>
      <text:p text:style-name="Standard">"chronicle_"<text:tab/>1</text:p>
      <text:p text:style-name="Standard">"cigar"<text:tab/>12</text:p>
      <text:p text:style-name="Standard">"cinder"<text:tab/>1</text:p>
      <text:p text:style-name="Standard">"circumstantial"<text:tab/>3</text:p>
      <text:p text:style-name="Standard">"civilisation"<text:tab/>1</text:p>
      <text:p text:style-name="Standard">"clad"<text:tab/>7</text:p>
      <text:p text:style-name="Standard">"claim"<text:tab/>16</text:p>
      <text:p text:style-name="Standard">"clair"<text:tab/>27</text:p>
      <text:p text:style-name="Standard">"clambered"<text:tab/>1</text:p>
      <text:p text:style-name="Standard">"clamped"<text:tab/>2</text:p>
      <text:p text:style-name="Standard">"clanging"<text:tab/>2</text:p>
      <text:p text:style-name="Standard">"clatter"<text:tab/>2</text:p>
      <text:p text:style-name="Standard">"claws"<text:tab/>2</text:p>
      <text:p text:style-name="Standard">"cleaned"<text:tab/>2</text:p>
      <text:p text:style-name="Standard">"clears"<text:tab/>1</text:p>
      <text:p text:style-name="Standard">"clerks"<text:tab/>3</text:p>
      <text:p text:style-name="Standard">"client"<text:tab/>31</text:p>
      <text:p text:style-name="Standard">"climbing"<text:tab/>1</text:p>
      <text:p text:style-name="Standard">"closed"<text:tab/>22</text:p>
      <text:p text:style-name="Standard">"closing"<text:tab/>6</text:p>
      <text:p text:style-name="Standard">"cloth"<text:tab/>7</text:p>
      <text:p text:style-name="Standard">"clotilde"<text:tab/>1</text:p>
      <text:p text:style-name="Standard">"clouded"<text:tab/>1</text:p>
      <text:p text:style-name="Standard">"clumsy"<text:tab/>1</text:p>
      <text:p text:style-name="Standard">"cobbler"<text:tab/>1</text:p>
      <text:p text:style-name="Standard">"cocking"<text:tab/>1</text:p>
      <text:p text:style-name="Standard">"coldness"<text:tab/>1</text:p>
      <text:p text:style-name="Standard">"collected"<text:tab/>1</text:p>
      <text:p text:style-name="Standard">"collecting"<text:tab/>1</text:p>
      <text:p text:style-name="Standard">"column"<text:tab/>9</text:p>
      <text:p text:style-name="Standard">"combinations"<text:tab/>1</text:p>
      <text:p text:style-name="Standard">"comely"<text:tab/>1</text:p>
      <text:p text:style-name="Standard">"comfort"<text:tab/>1</text:p>
      <text:p text:style-name="Standard">"comfortable"<text:tab/>5</text:p>
      <text:p text:style-name="Standard">"comfortably"<text:tab/>1</text:p>
      <text:p text:style-name="Standard">"comic"<text:tab/>1</text:p>
      <text:p text:style-name="Standard"><text:soft-page-break/>"commencement"<text:tab/>2</text:p>
      <text:p text:style-name="Standard">"commissionaire"<text:tab/>4</text:p>
      <text:p text:style-name="Standard">"commit"<text:tab/>1</text:p>
      <text:p text:style-name="Standard">"common"<text:tab/>14</text:p>
      <text:p text:style-name="Standard">"commonplaces"<text:tab/>2</text:p>
      <text:p text:style-name="Standard">"comparatively"<text:tab/>2</text:p>
      <text:p text:style-name="Standard">"complete"<text:tab/>12</text:p>
      <text:p text:style-name="Standard">"completely"<text:tab/>5</text:p>
      <text:p text:style-name="Standard">"complexion"<text:tab/>1</text:p>
      <text:p text:style-name="Standard">"compliance"<text:tab/>6</text:p>
      <text:p text:style-name="Standard">"complying"<text:tab/>3</text:p>
      <text:p text:style-name="Standard">"composer"<text:tab/>1</text:p>
      <text:p text:style-name="Standard">"compressed"<text:tab/>3</text:p>
      <text:p text:style-name="Standard">"compromising"<text:tab/>2</text:p>
      <text:p text:style-name="Standard">"compunction"<text:tab/>3</text:p>
      <text:p text:style-name="Standard">"concealment"<text:tab/>1</text:p>
      <text:p text:style-name="Standard">"conceives"<text:tab/>1</text:p>
      <text:p text:style-name="Standard">"concerning"<text:tab/>3</text:p>
      <text:p text:style-name="Standard">"concisely"<text:tab/>1</text:p>
      <text:p text:style-name="Standard">"conclusions"<text:tab/>8</text:p>
      <text:p text:style-name="Standard">"condescend"<text:tab/>2</text:p>
      <text:p text:style-name="Standard">"condition"<text:tab/>2</text:p>
      <text:p text:style-name="Standard">"conditions"<text:tab/>4</text:p>
      <text:p text:style-name="Standard">"conduct"<text:tab/>9</text:p>
      <text:p text:style-name="Standard">"confederate"<text:tab/>4</text:p>
      <text:p text:style-name="Standard">"confession"<text:tab/>4</text:p>
      <text:p text:style-name="Standard">"confining"<text:tab/>1</text:p>
      <text:p text:style-name="Standard">"confronted"<text:tab/>1</text:p>
      <text:p text:style-name="Standard">"confusion"<text:tab/>2</text:p>
      <text:p text:style-name="Standard">"conjectured"<text:tab/>3</text:p>
      <text:p text:style-name="Standard">"consideration"<text:tab/>6</text:p>
      <text:p text:style-name="Standard">"considerations"<text:tab/>1</text:p>
      <text:p text:style-name="Standard">"constable"<text:tab/>3</text:p>
      <text:p text:style-name="Standard">"constables"<text:tab/>3</text:p>
      <text:p text:style-name="Standard">"constabulary"<text:tab/>1</text:p>
      <text:p text:style-name="Standard">"constraint"<text:tab/>2</text:p>
      <text:p text:style-name="Standard">"constructed"<text:tab/>1</text:p>
      <text:p text:style-name="Standard">"construction"<text:tab/>1</text:p>
      <text:p text:style-name="Standard">"consumed"<text:tab/>1</text:p>
      <text:p text:style-name="Standard">"contract"<text:tab/>1</text:p>
      <text:p text:style-name="Standard">"contrary"<text:tab/>11</text:p>
      <text:p text:style-name="Standard">"conundrums"<text:tab/>1</text:p>
      <text:p text:style-name="Standard">"conversation"<text:tab/>10</text:p>
      <text:p text:style-name="Standard">"convinced"<text:tab/>10</text:p>
      <text:p text:style-name="Standard">"convulsive"<text:tab/>1</text:p>
      <text:p text:style-name="Standard">"cooee"<text:tab/>7</text:p>
      <text:p text:style-name="Standard">"cool"<text:tab/>2</text:p>
      <text:p text:style-name="Standard">"coolness"<text:tab/>1</text:p>
      <text:p text:style-name="Standard">"cooped"<text:tab/>1</text:p>
      <text:p text:style-name="Standard">"copper"<text:tab/>13</text:p>
      <text:p text:style-name="Standard">"cord"<text:tab/>5</text:p>
      <text:p text:style-name="Standard">"corner"<text:tab/>32</text:p>
      <text:p text:style-name="Standard"><text:soft-page-break/>"coronet"<text:tab/>28</text:p>
      <text:p text:style-name="Standard">"correctly"<text:tab/>1</text:p>
      <text:p text:style-name="Standard">"corresponds"<text:tab/>2</text:p>
      <text:p text:style-name="Standard">"corridor"<text:tab/>10</text:p>
      <text:p text:style-name="Standard">"corridors"<text:tab/>1</text:p>
      <text:p text:style-name="Standard">"count"<text:tab/>4</text:p>
      <text:p text:style-name="Standard">"countryside"<text:tab/>2</text:p>
      <text:p text:style-name="Standard">"county"<text:tab/>6</text:p>
      <text:p text:style-name="Standard">"courage"<text:tab/>1</text:p>
      <text:p text:style-name="Standard">"cousins"<text:tab/>1</text:p>
      <text:p text:style-name="Standard">"cover"<text:tab/>6</text:p>
      <text:p text:style-name="Standard">"crime"<text:tab/>32</text:p>
      <text:p text:style-name="Standard">"critical"<text:tab/>1</text:p>
      <text:p text:style-name="Standard">"crossed"<text:tab/>4</text:p>
      <text:p text:style-name="Standard">"crowd"<text:tab/>7</text:p>
      <text:p text:style-name="Standard">"crown"<text:tab/>6</text:p>
      <text:p text:style-name="Standard">"crushed"<text:tab/>3</text:p>
      <text:p text:style-name="Standard">"cry"<text:tab/>28</text:p>
      <text:p text:style-name="Standard">"crystallised"<text:tab/>1</text:p>
      <text:p text:style-name="Standard">"cub"<text:tab/>1</text:p>
      <text:p text:style-name="Standard">"cubic"<text:tab/>1</text:p>
      <text:p text:style-name="Standard">"curious"<text:tab/>11</text:p>
      <text:p text:style-name="Standard">"curled"<text:tab/>6</text:p>
      <text:p text:style-name="Standard">"curtain"<text:tab/>3</text:p>
      <text:p text:style-name="Standard">"curves"<text:tab/>1</text:p>
      <text:p text:style-name="Standard">"cusack"<text:tab/>3</text:p>
      <text:p text:style-name="Standard">"cuvier"<text:tab/>1</text:p>
      <text:p text:style-name="Standard">"cynical"<text:tab/>1</text:p>
      <text:p text:style-name="Standard">"dangling"<text:tab/>3</text:p>
      <text:p text:style-name="Standard">"dank"<text:tab/>2</text:p>
      <text:p text:style-name="Standard">"daring"<text:tab/>5</text:p>
      <text:p text:style-name="Standard">"date"<text:tab/>11</text:p>
      <text:p text:style-name="Standard">"dealings"<text:tab/>1</text:p>
      <text:p text:style-name="Standard">"death"<text:tab/>31</text:p>
      <text:p text:style-name="Standard">"deathbeds"<text:tab/>1</text:p>
      <text:p text:style-name="Standard">"decided"<text:tab/>1</text:p>
      <text:p text:style-name="Standard">"decidedly"<text:tab/>2</text:p>
      <text:p text:style-name="Standard">"decorated"<text:tab/>1</text:p>
      <text:p text:style-name="Standard">"decrepitude"<text:tab/>1</text:p>
      <text:p text:style-name="Standard">"deduction"<text:tab/>6</text:p>
      <text:p text:style-name="Standard">"deductions"<text:tab/>4</text:p>
      <text:p text:style-name="Standard">"deep"<text:tab/>26</text:p>
      <text:p text:style-name="Standard">"deeper"<text:tab/>4</text:p>
      <text:p text:style-name="Standard">"deepest"<text:tab/>5</text:p>
      <text:p text:style-name="Standard">"defect"<text:tab/>4</text:p>
      <text:p text:style-name="Standard">"defend"<text:tab/>1</text:p>
      <text:p text:style-name="Standard">"deficiencies"<text:tab/>1</text:p>
      <text:p text:style-name="Standard">"define"<text:tab/>1</text:p>
      <text:p text:style-name="Standard">"definite"<text:tab/>8</text:p>
      <text:p text:style-name="Standard">"definitely"<text:tab/>1</text:p>
      <text:p text:style-name="Standard">"deletions"<text:tab/>1</text:p>
      <text:p text:style-name="Standard">"departure"<text:tab/>2</text:p>
      <text:p text:style-name="Standard"><text:soft-page-break/>"depend"<text:tab/>7</text:p>
      <text:p text:style-name="Standard">"derive"<text:tab/>1</text:p>
      <text:p text:style-name="Standard">"descend"<text:tab/>1</text:p>
      <text:p text:style-name="Standard">"deserved"<text:tab/>3</text:p>
      <text:p text:style-name="Standard">"designed"<text:tab/>1</text:p>
      <text:p text:style-name="Standard">"desired"<text:tab/>2</text:p>
      <text:p text:style-name="Standard">"desires"<text:tab/>2</text:p>
      <text:p text:style-name="Standard">"desperation"<text:tab/>1</text:p>
      <text:p text:style-name="Standard">"detailed"<text:tab/>1</text:p>
      <text:p text:style-name="Standard">"detailing"<text:tab/>1</text:p>
      <text:p text:style-name="Standard">"detain"<text:tab/>1</text:p>
      <text:p text:style-name="Standard">"detour"<text:tab/>1</text:p>
      <text:p text:style-name="Standard">"deuce"<text:tab/>1</text:p>
      <text:p text:style-name="Standard">"develop"<text:tab/>1</text:p>
      <text:p text:style-name="Standard">"device"<text:tab/>1</text:p>
      <text:p text:style-name="Standard">"devilish"<text:tab/>1</text:p>
      <text:p text:style-name="Standard">"diamond"<text:tab/>2</text:p>
      <text:p text:style-name="Standard">"difficulty"<text:tab/>8</text:p>
      <text:p text:style-name="Standard">"diligence"<text:tab/>1</text:p>
      <text:p text:style-name="Standard">"dim"<text:tab/>5</text:p>
      <text:p text:style-name="Standard">"dimly"<text:tab/>6</text:p>
      <text:p text:style-name="Standard">"dipping"<text:tab/>1</text:p>
      <text:p text:style-name="Standard">"disadvantage"<text:tab/>1</text:p>
      <text:p text:style-name="Standard">"disagreeable"<text:tab/>2</text:p>
      <text:p text:style-name="Standard">"disappeared"<text:tab/>9</text:p>
      <text:p text:style-name="Standard">"disappointed"<text:tab/>3</text:p>
      <text:p text:style-name="Standard">"disappointment"<text:tab/>5</text:p>
      <text:p text:style-name="Standard">"disc"<text:tab/>1</text:p>
      <text:p text:style-name="Standard">"disclaim"<text:tab/>1</text:p>
      <text:p text:style-name="Standard">"disclaimer"<text:tab/>3</text:p>
      <text:p text:style-name="Standard">"discover"<text:tab/>4</text:p>
      <text:p text:style-name="Standard">"discovering"<text:tab/>3</text:p>
      <text:p text:style-name="Standard">"disentangled"<text:tab/>1</text:p>
      <text:p text:style-name="Standard">"disguise"<text:tab/>5</text:p>
      <text:p text:style-name="Standard">"disliked"<text:tab/>1</text:p>
      <text:p text:style-name="Standard">"dismissed"<text:tab/>1</text:p>
      <text:p text:style-name="Standard">"dispatched"<text:tab/>1</text:p>
      <text:p text:style-name="Standard">"displaying"<text:tab/>4</text:p>
      <text:p text:style-name="Standard">"disregarded"<text:tab/>1</text:p>
      <text:p text:style-name="Standard">"distaff"<text:tab/>1</text:p>
      <text:p text:style-name="Standard">"distinct"<text:tab/>6</text:p>
      <text:p text:style-name="Standard">"distinction"<text:tab/>1</text:p>
      <text:p text:style-name="Standard">"distributing"<text:tab/>7</text:p>
      <text:p text:style-name="Standard">"distributor"<text:tab/>1</text:p>
      <text:p text:style-name="Standard">"disturbance"<text:tab/>4</text:p>
      <text:p text:style-name="Standard">"division"<text:tab/>3</text:p>
      <text:p text:style-name="Standard">"dizziness"<text:tab/>1</text:p>
      <text:p text:style-name="Standard">"dog"<text:tab/>16</text:p>
      <text:p text:style-name="Standard">"doings"<text:tab/>2</text:p>
      <text:p text:style-name="Standard">"dollars"<text:tab/>1</text:p>
      <text:p text:style-name="Standard">"donna"<text:tab/>1</text:p>
      <text:p text:style-name="Standard">"doorway"<text:tab/>1</text:p>
      <text:p text:style-name="Standard"><text:soft-page-break/>"doubted"<text:tab/>2</text:p>
      <text:p text:style-name="Standard">"downward"<text:tab/>2</text:p>
      <text:p text:style-name="Standard">"dr"<text:tab/>29</text:p>
      <text:p text:style-name="Standard">"drab"<text:tab/>1</text:p>
      <text:p text:style-name="Standard">"dramatic"<text:tab/>3</text:p>
      <text:p text:style-name="Standard">"drank"<text:tab/>2</text:p>
      <text:p text:style-name="Standard">"draught"<text:tab/>3</text:p>
      <text:p text:style-name="Standard">"dregs"<text:tab/>1</text:p>
      <text:p text:style-name="Standard">"dressed"<text:tab/>26</text:p>
      <text:p text:style-name="Standard">"dressing"<text:tab/>16</text:p>
      <text:p text:style-name="Standard">"drew"<text:tab/>17</text:p>
      <text:p text:style-name="Standard">"drinking"<text:tab/>1</text:p>
      <text:p text:style-name="Standard">"drive"<text:tab/>21</text:p>
      <text:p text:style-name="Standard">"drug"<text:tab/>5</text:p>
      <text:p text:style-name="Standard">"drunk"<text:tab/>4</text:p>
      <text:p text:style-name="Standard">"drunkard"<text:tab/>2</text:p>
      <text:p text:style-name="Standard">"drunken"<text:tab/>4</text:p>
      <text:p text:style-name="Standard">"dundas"<text:tab/>1</text:p>
      <text:p text:style-name="Standard">"dundee"<text:tab/>5</text:p>
      <text:p text:style-name="Standard">"during"<text:tab/>38</text:p>
      <text:p text:style-name="Standard">"dusk"<text:tab/>2</text:p>
      <text:p text:style-name="Standard">"duties"<text:tab/>7</text:p>
      <text:p text:style-name="Standard">"duty"<text:tab/>10</text:p>
      <text:p text:style-name="Standard">"earnest"<text:tab/>1</text:p>
      <text:p text:style-name="Standard">"ease"<text:tab/>2</text:p>
      <text:p text:style-name="Standard">"east"<text:tab/>7</text:p>
      <text:p text:style-name="Standard">"easterly"<text:tab/>1</text:p>
      <text:p text:style-name="Standard">"eastern"<text:tab/>3</text:p>
      <text:p text:style-name="Standard">"easy"<text:tab/>26</text:p>
      <text:p text:style-name="Standard">"eat"<text:tab/>3</text:p>
      <text:p text:style-name="Standard">"ebook"<text:tab/>13</text:p>
      <text:p text:style-name="Standard">"editions"<text:tab/>5</text:p>
      <text:p text:style-name="Standard">"eg"<text:tab/>1</text:p>
      <text:p text:style-name="Standard">"ejaculation"<text:tab/>3</text:p>
      <text:p text:style-name="Standard">"elapsed"<text:tab/>3</text:p>
      <text:p text:style-name="Standard">"electric"<text:tab/>3</text:p>
      <text:p text:style-name="Standard">"electronically"<text:tab/>2</text:p>
      <text:p text:style-name="Standard">"elementary"<text:tab/>1</text:p>
      <text:p text:style-name="Standard">"eleven"<text:tab/>7</text:p>
      <text:p text:style-name="Standard">"eligible"<text:tab/>2</text:p>
      <text:p text:style-name="Standard">"embankment"<text:tab/>1</text:p>
      <text:p text:style-name="Standard">"emerge"<text:tab/>2</text:p>
      <text:p text:style-name="Standard">"emerged"<text:tab/>8</text:p>
      <text:p text:style-name="Standard">"employer"<text:tab/>3</text:p>
      <text:p text:style-name="Standard">"emptied"<text:tab/>1</text:p>
      <text:p text:style-name="Standard">"endeavour"<text:tab/>1</text:p>
      <text:p text:style-name="Standard">"endeavouring"<text:tab/>6</text:p>
      <text:p text:style-name="Standard">"enemies"<text:tab/>2</text:p>
      <text:p text:style-name="Standard">"engraved"<text:tab/>1</text:p>
      <text:p text:style-name="Standard">"ennui"<text:tab/>1</text:p>
      <text:p text:style-name="Standard">"enormous"<text:tab/>4</text:p>
      <text:p text:style-name="Standard">"enters"<text:tab/>1</text:p>
      <text:p text:style-name="Standard"><text:soft-page-break/>"entire"<text:tab/>1</text:p>
      <text:p text:style-name="Standard">"entries"<text:tab/>2</text:p>
      <text:p text:style-name="Standard">"envelope"<text:tab/>14</text:p>
      <text:p text:style-name="Standard">"equally"<text:tab/>6</text:p>
      <text:p text:style-name="Standard">"especially"<text:tab/>5</text:p>
      <text:p text:style-name="Standard">"esq"<text:tab/>2</text:p>
      <text:p text:style-name="Standard">"essential"<text:tab/>7</text:p>
      <text:p text:style-name="Standard">"established"<text:tab/>2</text:p>
      <text:p text:style-name="Standard">"establishment"<text:tab/>1</text:p>
      <text:p text:style-name="Standard">"eustace"<text:tab/>1</text:p>
      <text:p text:style-name="Standard">"eventually"<text:tab/>6</text:p>
      <text:p text:style-name="Standard">"ever"<text:tab/>70</text:p>
      <text:p text:style-name="Standard">"evident"<text:tab/>6</text:p>
      <text:p text:style-name="Standard">"evolve"<text:tab/>1</text:p>
      <text:p text:style-name="Standard">"exact"<text:tab/>4</text:p>
      <text:p text:style-name="Standard">"exacted"<text:tab/>2</text:p>
      <text:p text:style-name="Standard">"excavating"<text:tab/>1</text:p>
      <text:p text:style-name="Standard">"exchanging"<text:tab/>1</text:p>
      <text:p text:style-name="Standard">"exists"<text:tab/>1</text:p>
      <text:p text:style-name="Standard">"expectancies"<text:tab/>1</text:p>
      <text:p text:style-name="Standard">"expected"<text:tab/>13</text:p>
      <text:p text:style-name="Standard">"expenses"<text:tab/>5</text:p>
      <text:p text:style-name="Standard">"expiring"<text:tab/>1</text:p>
      <text:p text:style-name="Standard">"explanations"<text:tab/>2</text:p>
      <text:p text:style-name="Standard">"expostulating"<text:tab/>1</text:p>
      <text:p text:style-name="Standard">"expressed"<text:tab/>2</text:p>
      <text:p text:style-name="Standard">"extra"<text:tab/>2</text:p>
      <text:p text:style-name="Standard">"extracts"<text:tab/>1</text:p>
      <text:p text:style-name="Standard">"ezekiah"<text:tab/>2</text:p>
      <text:p text:style-name="Standard">"face"<text:tab/>128</text:p>
      <text:p text:style-name="Standard">"fact"<text:tab/>25</text:p>
      <text:p text:style-name="Standard">"factories"<text:tab/>1</text:p>
      <text:p text:style-name="Standard">"faculties"<text:tab/>2</text:p>
      <text:p text:style-name="Standard">"fad"<text:tab/>1</text:p>
      <text:p text:style-name="Standard">"fads"<text:tab/>2</text:p>
      <text:p text:style-name="Standard">"fain"<text:tab/>1</text:p>
      <text:p text:style-name="Standard">"fairly"<text:tab/>7</text:p>
      <text:p text:style-name="Standard">"falling"<text:tab/>2</text:p>
      <text:p text:style-name="Standard">"false"<text:tab/>4</text:p>
      <text:p text:style-name="Standard">"family"<text:tab/>30</text:p>
      <text:p text:style-name="Standard">"famished"<text:tab/>1</text:p>
      <text:p text:style-name="Standard">"fancier"<text:tab/>1</text:p>
      <text:p text:style-name="Standard">"fare"<text:tab/>3</text:p>
      <text:p text:style-name="Standard">"farintosh"<text:tab/>2</text:p>
      <text:p text:style-name="Standard">"farther"<text:tab/>10</text:p>
      <text:p text:style-name="Standard">"fashioned"<text:tab/>2</text:p>
      <text:p text:style-name="Standard">"fastened"<text:tab/>10</text:p>
      <text:p text:style-name="Standard">"fattest"<text:tab/>1</text:p>
      <text:p text:style-name="Standard">"favoured"<text:tab/>2</text:p>
      <text:p text:style-name="Standard">"fear"<text:tab/>28</text:p>
      <text:p text:style-name="Standard">"february"<text:tab/>2</text:p>
      <text:p text:style-name="Standard">"fee"<text:tab/>13</text:p>
      <text:p text:style-name="Standard"><text:soft-page-break/>"feed"<text:tab/>1</text:p>
      <text:p text:style-name="Standard">"fees"<text:tab/>4</text:p>
      <text:p text:style-name="Standard">"fell"<text:tab/>18</text:p>
      <text:p text:style-name="Standard">"fellows"<text:tab/>1</text:p>
      <text:p text:style-name="Standard">"fierce"<text:tab/>6</text:p>
      <text:p text:style-name="Standard">"fiery"<text:tab/>2</text:p>
      <text:p text:style-name="Standard">"fifteen"<text:tab/>2</text:p>
      <text:p text:style-name="Standard">"fighting"<text:tab/>1</text:p>
      <text:p text:style-name="Standard">"figure"<text:tab/>19</text:p>
      <text:p text:style-name="Standard">"figured"<text:tab/>1</text:p>
      <text:p text:style-name="Standard">"figures"<text:tab/>4</text:p>
      <text:p text:style-name="Standard">"fills"<text:tab/>1</text:p>
      <text:p text:style-name="Standard">"finder"<text:tab/>1</text:p>
      <text:p text:style-name="Standard">"finely"<text:tab/>1</text:p>
      <text:p text:style-name="Standard">"finished"<text:tab/>9</text:p>
      <text:p text:style-name="Standard">"fireplace"<text:tab/>4</text:p>
      <text:p text:style-name="Standard">"fished"<text:tab/>1</text:p>
      <text:p text:style-name="Standard">"fishes"<text:tab/>2</text:p>
      <text:p text:style-name="Standard">"fists"<text:tab/>4</text:p>
      <text:p text:style-name="Standard">"fixed"<text:tab/>11</text:p>
      <text:p text:style-name="Standard">"flames"<text:tab/>2</text:p>
      <text:p text:style-name="Standard">"flap"<text:tab/>3</text:p>
      <text:p text:style-name="Standard">"flecked"<text:tab/>1</text:p>
      <text:p text:style-name="Standard">"fleecy"<text:tab/>2</text:p>
      <text:p text:style-name="Standard">"fleet"<text:tab/>2</text:p>
      <text:p text:style-name="Standard">"flickering"<text:tab/>1</text:p>
      <text:p text:style-name="Standard">"flitted"<text:tab/>1</text:p>
      <text:p text:style-name="Standard">"flooring"<text:tab/>2</text:p>
      <text:p text:style-name="Standard">"flourished"<text:tab/>1</text:p>
      <text:p text:style-name="Standard">"flowing"<text:tab/>2</text:p>
      <text:p text:style-name="Standard">"fluffy"<text:tab/>3</text:p>
      <text:p text:style-name="Standard">"foie"<text:tab/>1</text:p>
      <text:p text:style-name="Standard">"folded"<text:tab/>5</text:p>
      <text:p text:style-name="Standard">"folks"<text:tab/>1</text:p>
      <text:p text:style-name="Standard">"followed"<text:tab/>25</text:p>
      <text:p text:style-name="Standard">"food"<text:tab/>1</text:p>
      <text:p text:style-name="Standard">"foolish"<text:tab/>4</text:p>
      <text:p text:style-name="Standard">"footman"<text:tab/>1</text:p>
      <text:p text:style-name="Standard">"footmarks"<text:tab/>3</text:p>
      <text:p text:style-name="Standard">"forced"<text:tab/>7</text:p>
      <text:p text:style-name="Standard">"forces"<text:tab/>1</text:p>
      <text:p text:style-name="Standard">"foreign"<text:tab/>3</text:p>
      <text:p text:style-name="Standard">"forever"<text:tab/>7</text:p>
      <text:p text:style-name="Standard">"forfeit"<text:tab/>1</text:p>
      <text:p text:style-name="Standard">"forgery"<text:tab/>2</text:p>
      <text:p text:style-name="Standard">"forget"<text:tab/>5</text:p>
      <text:p text:style-name="Standard">"forgetfulness"<text:tab/>1</text:p>
      <text:p text:style-name="Standard">"forgiveness"<text:tab/>2</text:p>
      <text:p text:style-name="Standard">"forgot"<text:tab/>3</text:p>
      <text:p text:style-name="Standard">"formed"<text:tab/>11</text:p>
      <text:p text:style-name="Standard">"formidable"<text:tab/>7</text:p>
      <text:p text:style-name="Standard">"fortnight"<text:tab/>3</text:p>
      <text:p text:style-name="Standard"><text:soft-page-break/>"forts"<text:tab/>1</text:p>
      <text:p text:style-name="Standard">"fortune"<text:tab/>11</text:p>
      <text:p text:style-name="Standard">"fortunes"<text:tab/>3</text:p>
      <text:p text:style-name="Standard">"foundation's"<text:tab/>3</text:p>
      <text:p text:style-name="Standard">"founded"<text:tab/>6</text:p>
      <text:p text:style-name="Standard">"four"<text:tab/>38</text:p>
      <text:p text:style-name="Standard">"fourteen"<text:tab/>4</text:p>
      <text:p text:style-name="Standard">"fragment"<text:tab/>2</text:p>
      <text:p text:style-name="Standard">"frame"<text:tab/>2</text:p>
      <text:p text:style-name="Standard">"framework"<text:tab/>1</text:p>
      <text:p text:style-name="Standard">"frankly"<text:tab/>3</text:p>
      <text:p text:style-name="Standard">"freed"<text:tab/>1</text:p>
      <text:p text:style-name="Standard">"freely"<text:tab/>10</text:p>
      <text:p text:style-name="Standard">"friend"<text:tab/>79</text:p>
      <text:p text:style-name="Standard">"friendly"<text:tab/>4</text:p>
      <text:p text:style-name="Standard">"friendship"<text:tab/>1</text:p>
      <text:p text:style-name="Standard">"frock"<text:tab/>8</text:p>
      <text:p text:style-name="Standard">"frogged"<text:tab/>1</text:p>
      <text:p text:style-name="Standard">"front"<text:tab/>50</text:p>
      <text:p text:style-name="Standard">"frost"<text:tab/>3</text:p>
      <text:p text:style-name="Standard">"frosted"<text:tab/>1</text:p>
      <text:p text:style-name="Standard">"fulfil"<text:tab/>1</text:p>
      <text:p text:style-name="Standard">"fund"<text:tab/>2</text:p>
      <text:p text:style-name="Standard">"furnish"<text:tab/>1</text:p>
      <text:p text:style-name="Standard">"fury"<text:tab/>1</text:p>
      <text:p text:style-name="Standard">"fuss"<text:tab/>2</text:p>
      <text:p text:style-name="Standard">"future"<text:tab/>12</text:p>
      <text:p text:style-name="Standard">"gables"<text:tab/>1</text:p>
      <text:p text:style-name="Standard">"gale"<text:tab/>4</text:p>
      <text:p text:style-name="Standard">"gaol"<text:tab/>3</text:p>
      <text:p text:style-name="Standard">"gaped"<text:tab/>2</text:p>
      <text:p text:style-name="Standard">"garments"<text:tab/>4</text:p>
      <text:p text:style-name="Standard">"gash"<text:tab/>1</text:p>
      <text:p text:style-name="Standard">"gaunt"<text:tab/>2</text:p>
      <text:p text:style-name="Standard">"gave"<text:tab/>46</text:p>
      <text:p text:style-name="Standard">"gazed"<text:tab/>5</text:p>
      <text:p text:style-name="Standard">"geniality"<text:tab/>1</text:p>
      <text:p text:style-name="Standard">"geology"<text:tab/>1</text:p>
      <text:p text:style-name="Standard">"gesellschaft"<text:tab/>1</text:p>
      <text:p text:style-name="Standard">"gipsies"<text:tab/>7</text:p>
      <text:p text:style-name="Standard">"glamour"<text:tab/>1</text:p>
      <text:p text:style-name="Standard">"glare"<text:tab/>3</text:p>
      <text:p text:style-name="Standard">"glass"<text:tab/>14</text:p>
      <text:p text:style-name="Standard">"glasses"<text:tab/>8</text:p>
      <text:p text:style-name="Standard">"gleam"<text:tab/>2</text:p>
      <text:p text:style-name="Standard">"glided"<text:tab/>2</text:p>
      <text:p text:style-name="Standard">"glimmer"<text:tab/>2</text:p>
      <text:p text:style-name="Standard">"glimmered"<text:tab/>3</text:p>
      <text:p text:style-name="Standard">"glints"<text:tab/>1</text:p>
      <text:p text:style-name="Standard">"go"<text:tab/>99</text:p>
      <text:p text:style-name="Standard">"god"<text:tab/>29</text:p>
      <text:p text:style-name="Standard">"goodwins"<text:tab/>1</text:p>
      <text:p text:style-name="Standard"><text:soft-page-break/>"gottsreich"<text:tab/>1</text:p>
      <text:p text:style-name="Standard">"govern"<text:tab/>1</text:p>
      <text:p text:style-name="Standard">"granting"<text:tab/>1</text:p>
      <text:p text:style-name="Standard">"grateful"<text:tab/>1</text:p>
      <text:p text:style-name="Standard">"grating"<text:tab/>2</text:p>
      <text:p text:style-name="Standard">"gratitude"<text:tab/>1</text:p>
      <text:p text:style-name="Standard">"grave"<text:tab/>4</text:p>
      <text:p text:style-name="Standard">"graver"<text:tab/>1</text:p>
      <text:p text:style-name="Standard">"grey"<text:tab/>24</text:p>
      <text:p text:style-name="Standard">"greyish"<text:tab/>2</text:p>
      <text:p text:style-name="Standard">"grinned"<text:tab/>1</text:p>
      <text:p text:style-name="Standard">"grip"<text:tab/>6</text:p>
      <text:p text:style-name="Standard">"groom"<text:tab/>5</text:p>
      <text:p text:style-name="Standard">"groping"<text:tab/>2</text:p>
      <text:p text:style-name="Standard">"gross"<text:tab/>3</text:p>
      <text:p text:style-name="Standard">"grotesque"<text:tab/>1</text:p>
      <text:p text:style-name="Standard">"gruff"<text:tab/>1</text:p>
      <text:p text:style-name="Standard">"gum"<text:tab/>1</text:p>
      <text:p text:style-name="Standard">"gush"<text:tab/>1</text:p>
      <text:p text:style-name="Standard">"h"<text:tab/>6</text:p>
      <text:p text:style-name="Standard">"habits"<text:tab/>9</text:p>
      <text:p text:style-name="Standard">"hail"<text:tab/>1</text:p>
      <text:p text:style-name="Standard">"hailed"<text:tab/>1</text:p>
      <text:p text:style-name="Standard">"hammered"<text:tab/>1</text:p>
      <text:p text:style-name="Standard">"handedness"<text:tab/>1</text:p>
      <text:p text:style-name="Standard">"handkerchief"<text:tab/>9</text:p>
      <text:p text:style-name="Standard">"handkerchiefs"<text:tab/>1</text:p>
      <text:p text:style-name="Standard">"handle"<text:tab/>2</text:p>
      <text:p text:style-name="Standard">"hang"<text:tab/>2</text:p>
      <text:p text:style-name="Standard">"hanged"<text:tab/>3</text:p>
      <text:p text:style-name="Standard">"hankey"<text:tab/>1</text:p>
      <text:p text:style-name="Standard">"hansoms"<text:tab/>1</text:p>
      <text:p text:style-name="Standard">"happens"<text:tab/>2</text:p>
      <text:p text:style-name="Standard">"harley"<text:tab/>1</text:p>
      <text:p text:style-name="Standard">"harm"<text:tab/>8</text:p>
      <text:p text:style-name="Standard">"harmony"<text:tab/>1</text:p>
      <text:p text:style-name="Standard">"harness"<text:tab/>2</text:p>
      <text:p text:style-name="Standard">"haste"<text:tab/>2</text:p>
      <text:p text:style-name="Standard">"hastened"<text:tab/>3</text:p>
      <text:p text:style-name="Standard">"hastily"<text:tab/>1</text:p>
      <text:p text:style-name="Standard">"hated"<text:tab/>1</text:p>
      <text:p text:style-name="Standard">"haze"<text:tab/>1</text:p>
      <text:p text:style-name="Standard">"headache"<text:tab/>1</text:p>
      <text:p text:style-name="Standard">"headstrong"<text:tab/>1</text:p>
      <text:p text:style-name="Standard">"health"<text:tab/>5</text:p>
      <text:p text:style-name="Standard">"heap"<text:tab/>1</text:p>
      <text:p text:style-name="Standard">"heaped"<text:tab/>1</text:p>
      <text:p text:style-name="Standard">"hearing"<text:tab/>3</text:p>
      <text:p text:style-name="Standard">"heartily"<text:tab/>7</text:p>
      <text:p text:style-name="Standard">"heavily"<text:tab/>13</text:p>
      <text:p text:style-name="Standard">"heel"<text:tab/>2</text:p>
      <text:p text:style-name="Standard">"heh"<text:tab/>2</text:p>
      <text:p text:style-name="Standard"><text:soft-page-break/>"helper"<text:tab/>2</text:p>
      <text:p text:style-name="Standard">"her"<text:tab/>430</text:p>
      <text:p text:style-name="Standard">"hercules"<text:tab/>1</text:p>
      <text:p text:style-name="Standard">"herd"<text:tab/>1</text:p>
      <text:p text:style-name="Standard">"hers"<text:tab/>2</text:p>
      <text:p text:style-name="Standard">"hesitation"<text:tab/>2</text:p>
      <text:p text:style-name="Standard">"hid"<text:tab/>1</text:p>
      <text:p text:style-name="Standard">"hidden"<text:tab/>1</text:p>
      <text:p text:style-name="Standard">"highly"<text:tab/>4</text:p>
      <text:p text:style-name="Standard">"hindrance"<text:tab/>1</text:p>
      <text:p text:style-name="Standard">"his"<text:tab/>1159</text:p>
      <text:p text:style-name="Standard">"hiss"<text:tab/>1</text:p>
      <text:p text:style-name="Standard">"hole"<text:tab/>5</text:p>
      <text:p text:style-name="Standard">"hollowed"<text:tab/>1</text:p>
      <text:p text:style-name="Standard">"homeward"<text:tab/>3</text:p>
      <text:p text:style-name="Standard">"hoofs"<text:tab/>2</text:p>
      <text:p text:style-name="Standard">"hoped"<text:tab/>4</text:p>
      <text:p text:style-name="Standard">"hopes"<text:tab/>7</text:p>
      <text:p text:style-name="Standard">"hoping"<text:tab/>1</text:p>
      <text:p text:style-name="Standard">"hopkins"<text:tab/>2</text:p>
      <text:p text:style-name="Standard">"horses"<text:tab/>4</text:p>
      <text:p text:style-name="Standard">"horsham"<text:tab/>10</text:p>
      <text:p text:style-name="Standard">"hotels"<text:tab/>2</text:p>
      <text:p text:style-name="Standard">"house"<text:tab/>120</text:p>
      <text:p text:style-name="Standard">"hover"<text:tab/>1</text:p>
      <text:p text:style-name="Standard">"how"<text:tab/>145</text:p>
      <text:p text:style-name="Standard">"huddled"<text:tab/>3</text:p>
      <text:p text:style-name="Standard">"hullo"<text:tab/>4</text:p>
      <text:p text:style-name="Standard">"humdrum"<text:tab/>1</text:p>
      <text:p text:style-name="Standard">"hundreds"<text:tab/>3</text:p>
      <text:p text:style-name="Standard">"hung"<text:tab/>8</text:p>
      <text:p text:style-name="Standard">"hunting"<text:tab/>6</text:p>
      <text:p text:style-name="Standard">"hurried"<text:tab/>22</text:p>
      <text:p text:style-name="Standard">"hurriedly"<text:tab/>5</text:p>
      <text:p text:style-name="Standard">"hydrochloric"<text:tab/>1</text:p>
      <text:p text:style-name="Standard">"hypothesis"<text:tab/>4</text:p>
      <text:p text:style-name="Standard">"ideas"<text:tab/>2</text:p>
      <text:p text:style-name="Standard">"identity"<text:tab/>4</text:p>
      <text:p text:style-name="Standard">"idle"<text:tab/>1</text:p>
      <text:p text:style-name="Standard">"idler"<text:tab/>1</text:p>
      <text:p text:style-name="Standard">"ignotum"<text:tab/>1</text:p>
      <text:p text:style-name="Standard">"illegally"<text:tab/>1</text:p>
      <text:p text:style-name="Standard">"illness"<text:tab/>1</text:p>
      <text:p text:style-name="Standard">"imbecile"<text:tab/>3</text:p>
      <text:p text:style-name="Standard">"imbecility"<text:tab/>1</text:p>
      <text:p text:style-name="Standard">"immense"<text:tab/>10</text:p>
      <text:p text:style-name="Standard">"immensely"<text:tab/>3</text:p>
      <text:p text:style-name="Standard">"impatience"<text:tab/>2</text:p>
      <text:p text:style-name="Standard">"imperial"<text:tab/>1</text:p>
      <text:p text:style-name="Standard">"imperilled"<text:tab/>1</text:p>
      <text:p text:style-name="Standard">"implacable"<text:tab/>1</text:p>
      <text:p text:style-name="Standard">"implicating"<text:tab/>1</text:p>
      <text:p text:style-name="Standard"><text:soft-page-break/>"implied"<text:tab/>2</text:p>
      <text:p text:style-name="Standard">"implies"<text:tab/>1</text:p>
      <text:p text:style-name="Standard">"implore"<text:tab/>2</text:p>
      <text:p text:style-name="Standard">"imprisoned"<text:tab/>1</text:p>
      <text:p text:style-name="Standard">"improbable"<text:tab/>2</text:p>
      <text:p text:style-name="Standard">"impulsively"<text:tab/>1</text:p>
      <text:p text:style-name="Standard">"inception"<text:tab/>1</text:p>
      <text:p text:style-name="Standard">"include"<text:tab/>1</text:p>
      <text:p text:style-name="Standard">"included"<text:tab/>4</text:p>
      <text:p text:style-name="Standard">"includes"<text:tab/>1</text:p>
      <text:p text:style-name="Standard">"income"<text:tab/>6</text:p>
      <text:p text:style-name="Standard">"indirect"<text:tab/>2</text:p>
      <text:p text:style-name="Standard">"indirectly"<text:tab/>3</text:p>
      <text:p text:style-name="Standard">"indistinguishable"<text:tab/>1</text:p>
      <text:p text:style-name="Standard">"individual"<text:tab/>6</text:p>
      <text:p text:style-name="Standard">"individuality"<text:tab/>2</text:p>
      <text:p text:style-name="Standard">"inference"<text:tab/>1</text:p>
      <text:p text:style-name="Standard">"inferences"<text:tab/>4</text:p>
      <text:p text:style-name="Standard">"infinitely"<text:tab/>2</text:p>
      <text:p text:style-name="Standard">"infringement"<text:tab/>1</text:p>
      <text:p text:style-name="Standard">"ingenious"<text:tab/>2</text:p>
      <text:p text:style-name="Standard">"inherit"<text:tab/>1</text:p>
      <text:p text:style-name="Standard">"initials"<text:tab/>7</text:p>
      <text:p text:style-name="Standard">"injunction"<text:tab/>1</text:p>
      <text:p text:style-name="Standard">"innocence"<text:tab/>5</text:p>
      <text:p text:style-name="Standard">"innocent"<text:tab/>17</text:p>
      <text:p text:style-name="Standard">"inquire"<text:tab/>3</text:p>
      <text:p text:style-name="Standard">"inquiry"<text:tab/>12</text:p>
      <text:p text:style-name="Standard">"instinct"<text:tab/>3</text:p>
      <text:p text:style-name="Standard">"interim"<text:tab/>1</text:p>
      <text:p text:style-name="Standard">"interjected"<text:tab/>1</text:p>
      <text:p text:style-name="Standard">"internal"<text:tab/>1</text:p>
      <text:p text:style-name="Standard">"interrupt"<text:tab/>1</text:p>
      <text:p text:style-name="Standard">"interrupted"<text:tab/>1</text:p>
      <text:p text:style-name="Standard">"interruption"<text:tab/>1</text:p>
      <text:p text:style-name="Standard">"intricate"<text:tab/>1</text:p>
      <text:p text:style-name="Standard">"intrigue"<text:tab/>1</text:p>
      <text:p text:style-name="Standard">"introduce"<text:tab/>4</text:p>
      <text:p text:style-name="Standard">"introducing"<text:tab/>2</text:p>
      <text:p text:style-name="Standard">"intrusion"<text:tab/>2</text:p>
      <text:p text:style-name="Standard">"invent"<text:tab/>4</text:p>
      <text:p text:style-name="Standard">"investigate"<text:tab/>1</text:p>
      <text:p text:style-name="Standard">"invited"<text:tab/>2</text:p>
      <text:p text:style-name="Standard">"inward"<text:tab/>2</text:p>
      <text:p text:style-name="Standard">"iota"<text:tab/>1</text:p>
      <text:p text:style-name="Standard">"irish"<text:tab/>1</text:p>
      <text:p text:style-name="Standard">"irs"<text:tab/>1</text:p>
      <text:p text:style-name="Standard">"is'"<text:tab/>1</text:p>
      <text:p text:style-name="Standard">"island"<text:tab/>2</text:p>
      <text:p text:style-name="Standard">"isle"<text:tab/>1</text:p>
      <text:p text:style-name="Standard">"issue"<text:tab/>2</text:p>
      <text:p text:style-name="Standard">"jack"<text:tab/>4</text:p>
      <text:p text:style-name="Standard"><text:soft-page-break/>"jagged"<text:tab/>1</text:p>
      <text:p text:style-name="Standard">"james"<text:tab/>21</text:p>
      <text:p text:style-name="Standard">"jane"<text:tab/>1</text:p>
      <text:p text:style-name="Standard">"jerkily"<text:tab/>1</text:p>
      <text:p text:style-name="Standard">"jewels"<text:tab/>2</text:p>
      <text:p text:style-name="Standard">"joined"<text:tab/>3</text:p>
      <text:p text:style-name="Standard">"joint"<text:tab/>1</text:p>
      <text:p text:style-name="Standard">"jones"<text:tab/>11</text:p>
      <text:p text:style-name="Standard">"jowl"<text:tab/>1</text:p>
      <text:p text:style-name="Standard">"julia"<text:tab/>3</text:p>
      <text:p text:style-name="Standard">"jump"<text:tab/>6</text:p>
      <text:p text:style-name="Standard">"june"<text:tab/>3</text:p>
      <text:p text:style-name="Standard">"junior"<text:tab/>1</text:p>
      <text:p text:style-name="Standard">"just"<text:tab/>126</text:p>
      <text:p text:style-name="Standard">"jutting"<text:tab/>1</text:p>
      <text:p text:style-name="Standard">"keen"<text:tab/>12</text:p>
      <text:p text:style-name="Standard">"keenest"<text:tab/>3</text:p>
      <text:p text:style-name="Standard">"keenly"<text:tab/>9</text:p>
      <text:p text:style-name="Standard">"kent"<text:tab/>3</text:p>
      <text:p text:style-name="Standard">"key"<text:tab/>16</text:p>
      <text:p text:style-name="Standard">"keys"<text:tab/>5</text:p>
      <text:p text:style-name="Standard">"kicks"<text:tab/>1</text:p>
      <text:p text:style-name="Standard">"kindliness"<text:tab/>1</text:p>
      <text:p text:style-name="Standard">"kissed"<text:tab/>1</text:p>
      <text:p text:style-name="Standard">"kitchen"<text:tab/>6</text:p>
      <text:p text:style-name="Standard">"knee"<text:tab/>7</text:p>
      <text:p text:style-name="Standard">"kneeling"<text:tab/>1</text:p>
      <text:p text:style-name="Standard">"knot"<text:tab/>3</text:p>
      <text:p text:style-name="Standard">"ku"<text:tab/>2</text:p>
      <text:p text:style-name="Standard">"labyrinth"<text:tab/>3</text:p>
      <text:p text:style-name="Standard">"lapse"<text:tab/>1</text:p>
      <text:p text:style-name="Standard">"large"<text:tab/>41</text:p>
      <text:p text:style-name="Standard">"largest"<text:tab/>4</text:p>
      <text:p text:style-name="Standard">"lash"<text:tab/>4</text:p>
      <text:p text:style-name="Standard">"lasting"<text:tab/>1</text:p>
      <text:p text:style-name="Standard">"law"<text:tab/>19</text:p>
      <text:p text:style-name="Standard">"lawn"<text:tab/>12</text:p>
      <text:p text:style-name="Standard">"laws"<text:tab/>10</text:p>
      <text:p text:style-name="Standard">"leadenhall"<text:tab/>5</text:p>
      <text:p text:style-name="Standard">"leaps"<text:tab/>1</text:p>
      <text:p text:style-name="Standard">"lebanon"<text:tab/>1</text:p>
      <text:p text:style-name="Standard">"led"<text:tab/>25</text:p>
      <text:p text:style-name="Standard">"lengthen"<text:tab/>1</text:p>
      <text:p text:style-name="Standard">"lens"<text:tab/>12</text:p>
      <text:p text:style-name="Standard">"less"<text:tab/>38</text:p>
      <text:p text:style-name="Standard">"lethargy"<text:tab/>1</text:p>
      <text:p text:style-name="Standard">"liability"<text:tab/>3</text:p>
      <text:p text:style-name="Standard">"liar"<text:tab/>1</text:p>
      <text:p text:style-name="Standard">"liberated"<text:tab/>1</text:p>
      <text:p text:style-name="Standard">"liberty"<text:tab/>4</text:p>
      <text:p text:style-name="Standard">"lie"<text:tab/>9</text:p>
      <text:p text:style-name="Standard">"lies"<text:tab/>9</text:p>
      <text:p text:style-name="Standard"><text:soft-page-break/>"liking"<text:tab/>1</text:p>
      <text:p text:style-name="Standard">"limit"<text:tab/>1</text:p>
      <text:p text:style-name="Standard">"limits"<text:tab/>3</text:p>
      <text:p text:style-name="Standard">"limp"<text:tab/>3</text:p>
      <text:p text:style-name="Standard">"line"<text:tab/>19</text:p>
      <text:p text:style-name="Standard">"lipped"<text:tab/>1</text:p>
      <text:p text:style-name="Standard">"list"<text:tab/>4</text:p>
      <text:p text:style-name="Standard">"lit"<text:tab/>16</text:p>
      <text:p text:style-name="Standard">"lloyd"<text:tab/>1</text:p>
      <text:p text:style-name="Standard">"loafer"<text:tab/>3</text:p>
      <text:p text:style-name="Standard">"loathed"<text:tab/>1</text:p>
      <text:p text:style-name="Standard">"loathing"<text:tab/>1</text:p>
      <text:p text:style-name="Standard">"local"<text:tab/>5</text:p>
      <text:p text:style-name="Standard">"located"<text:tab/>7</text:p>
      <text:p text:style-name="Standard">"locations"<text:tab/>1</text:p>
      <text:p text:style-name="Standard">"lodge"<text:tab/>19</text:p>
      <text:p text:style-name="Standard">"logician"<text:tab/>1</text:p>
      <text:p text:style-name="Standard">"longed"<text:tab/>1</text:p>
      <text:p text:style-name="Standard">"looked"<text:tab/>51</text:p>
      <text:p text:style-name="Standard">"looming"<text:tab/>1</text:p>
      <text:p text:style-name="Standard">"loosened"<text:tab/>1</text:p>
      <text:p text:style-name="Standard">"lords"<text:tab/>1</text:p>
      <text:p text:style-name="Standard">"loss"<text:tab/>10</text:p>
      <text:p text:style-name="Standard">"loved"<text:tab/>5</text:p>
      <text:p text:style-name="Standard">"loves"<text:tab/>4</text:p>
      <text:p text:style-name="Standard">"lower"<text:tab/>7</text:p>
      <text:p text:style-name="Standard">"lunch"<text:tab/>6</text:p>
      <text:p text:style-name="Standard">"luncheon"<text:tab/>1</text:p>
      <text:p text:style-name="Standard">"lurched"<text:tab/>1</text:p>
      <text:p text:style-name="Standard">"m"<text:tab/>5</text:p>
      <text:p text:style-name="Standard">"magistrates"<text:tab/>1</text:p>
      <text:p text:style-name="Standard">"magnifico_"<text:tab/>1</text:p>
      <text:p text:style-name="Standard">"mahogany"<text:tab/>1</text:p>
      <text:p text:style-name="Standard">"mail"<text:tab/>3</text:p>
      <text:p text:style-name="Standard">"make"<text:tab/>76</text:p>
      <text:p text:style-name="Standard">"maker"<text:tab/>2</text:p>
      <text:p text:style-name="Standard">"making"<text:tab/>17</text:p>
      <text:p text:style-name="Standard">"manageress"<text:tab/>1</text:p>
      <text:p text:style-name="Standard">"mangled"<text:tab/>1</text:p>
      <text:p text:style-name="Standard">"mania"<text:tab/>1</text:p>
      <text:p text:style-name="Standard">"manifested"<text:tab/>1</text:p>
      <text:p text:style-name="Standard">"mankind"<text:tab/>1</text:p>
      <text:p text:style-name="Standard">"manner"<text:tab/>28</text:p>
      <text:p text:style-name="Standard">"manufactory"<text:tab/>1</text:p>
      <text:p text:style-name="Standard">"march"<text:tab/>6</text:p>
      <text:p text:style-name="Standard">"margins"<text:tab/>1</text:p>
      <text:p text:style-name="Standard">"marm"<text:tab/>1</text:p>
      <text:p text:style-name="Standard">"mastery"<text:tab/>1</text:p>
      <text:p text:style-name="Standard">"material"<text:tab/>4</text:p>
      <text:p text:style-name="Standard">"mates"<text:tab/>1</text:p>
      <text:p text:style-name="Standard">"matters"<text:tab/>20</text:p>
      <text:p text:style-name="Standard">"mccauley"<text:tab/>2</text:p>
      <text:p text:style-name="Standard"><text:soft-page-break/>"meanly"<text:tab/>1</text:p>
      <text:p text:style-name="Standard">"meant"<text:tab/>6</text:p>
      <text:p text:style-name="Standard">"medium"<text:tab/>5</text:p>
      <text:p text:style-name="Standard">"menendez"<text:tab/>1</text:p>
      <text:p text:style-name="Standard">"meningen"<text:tab/>1</text:p>
      <text:p text:style-name="Standard">"mental"<text:tab/>1</text:p>
      <text:p text:style-name="Standard">"merest"<text:tab/>3</text:p>
      <text:p text:style-name="Standard">"merryweather"<text:tab/>12</text:p>
      <text:p text:style-name="Standard">"method"<text:tab/>6</text:p>
      <text:p text:style-name="Standard">"mews"<text:tab/>3</text:p>
      <text:p text:style-name="Standard">"mice"<text:tab/>1</text:p>
      <text:p text:style-name="Standard">"midway"<text:tab/>1</text:p>
      <text:p text:style-name="Standard">"miles"<text:tab/>17</text:p>
      <text:p text:style-name="Standard">"milk"<text:tab/>5</text:p>
      <text:p text:style-name="Standard">"millar"<text:tab/>5</text:p>
      <text:p text:style-name="Standard">"mind"<text:tab/>58</text:p>
      <text:p text:style-name="Standard">"minutely"<text:tab/>3</text:p>
      <text:p text:style-name="Standard">"mischance"<text:tab/>1</text:p>
      <text:p text:style-name="Standard">"misjudged"<text:tab/>1</text:p>
      <text:p text:style-name="Standard">"miss"<text:tab/>88</text:p>
      <text:p text:style-name="Standard">"missing"<text:tab/>13</text:p>
      <text:p text:style-name="Standard">"mixture"<text:tab/>2</text:p>
      <text:p text:style-name="Standard">"mole"<text:tab/>2</text:p>
      <text:p text:style-name="Standard">"moment"<text:tab/>36</text:p>
      <text:p text:style-name="Standard">"moments"<text:tab/>4</text:p>
      <text:p text:style-name="Standard">"monica"<text:tab/>3</text:p>
      <text:p text:style-name="Standard">"monograph"<text:tab/>3</text:p>
      <text:p text:style-name="Standard">"morose"<text:tab/>3</text:p>
      <text:p text:style-name="Standard">"mortar"<text:tab/>1</text:p>
      <text:p text:style-name="Standard">"mortgage"<text:tab/>1</text:p>
      <text:p text:style-name="Standard">"mortimer"<text:tab/>1</text:p>
      <text:p text:style-name="Standard">"mottled"<text:tab/>1</text:p>
      <text:p text:style-name="Standard">"move"<text:tab/>4</text:p>
      <text:p text:style-name="Standard">"moving"<text:tab/>4</text:p>
      <text:p text:style-name="Standard">"much"<text:tab/>121</text:p>
      <text:p text:style-name="Standard">"multiply"<text:tab/>1</text:p>
      <text:p text:style-name="Standard">"mumbled"<text:tab/>2</text:p>
      <text:p text:style-name="Standard">"murky"<text:tab/>1</text:p>
      <text:p text:style-name="Standard">"myself"<text:tab/>77</text:p>
      <text:p text:style-name="Standard">"napoleons"<text:tab/>2</text:p>
      <text:p text:style-name="Standard">"nearing"<text:tab/>2</text:p>
      <text:p text:style-name="Standard">"nearly"<text:tab/>15</text:p>
      <text:p text:style-name="Standard">"neat"<text:tab/>5</text:p>
      <text:p text:style-name="Standard">"neatness"<text:tab/>1</text:p>
      <text:p text:style-name="Standard">"needle"<text:tab/>1</text:p>
      <text:p text:style-name="Standard">"negroes"<text:tab/>1</text:p>
      <text:p text:style-name="Standard">"newcomer"<text:tab/>2</text:p>
      <text:p text:style-name="Standard">"newcomers"<text:tab/>2</text:p>
      <text:p text:style-name="Standard">"night"<text:tab/>118</text:p>
      <text:p text:style-name="Standard">"noble"<text:tab/>14</text:p>
      <text:p text:style-name="Standard">"nobleman"<text:tab/>2</text:p>
      <text:p text:style-name="Standard">"nobody"<text:tab/>1</text:p>
      <text:p text:style-name="Standard"><text:soft-page-break/>"noiseless"<text:tab/>2</text:p>
      <text:p text:style-name="Standard">"nonentity"<text:tab/>1</text:p>
      <text:p text:style-name="Standard">"noose"<text:tab/>1</text:p>
      <text:p text:style-name="Standard">"noted"<text:tab/>2</text:p>
      <text:p text:style-name="Standard">"notes"<text:tab/>9</text:p>
      <text:p text:style-name="Standard">"notifies"<text:tab/>1</text:p>
      <text:p text:style-name="Standard">"novel"<text:tab/>4</text:p>
      <text:p text:style-name="Standard">"oaths"<text:tab/>1</text:p>
      <text:p text:style-name="Standard">"object"<text:tab/>15</text:p>
      <text:p text:style-name="Standard">"obliged"<text:tab/>6</text:p>
      <text:p text:style-name="Standard">"observed"<text:tab/>22</text:p>
      <text:p text:style-name="Standard">"obstinacy"<text:tab/>1</text:p>
      <text:p text:style-name="Standard">"obtained"<text:tab/>1</text:p>
      <text:p text:style-name="Standard">"obviously"<text:tab/>5</text:p>
      <text:p text:style-name="Standard">"occupant"<text:tab/>4</text:p>
      <text:p text:style-name="Standard">"occupations"<text:tab/>1</text:p>
      <text:p text:style-name="Standard">"odessa"<text:tab/>1</text:p>
      <text:p text:style-name="Standard">"odour"<text:tab/>1</text:p>
      <text:p text:style-name="Standard">"offensive"<text:tab/>1</text:p>
      <text:p text:style-name="Standard">"offering"<text:tab/>1</text:p>
      <text:p text:style-name="Standard">"oil"<text:tab/>3</text:p>
      <text:p text:style-name="Standard">"old"<text:tab/>74</text:p>
      <text:p text:style-name="Standard">"ominous"<text:tab/>3</text:p>
      <text:p text:style-name="Standard">"open"<text:tab/>64</text:p>
      <text:p text:style-name="Standard">"openings"<text:tab/>1</text:p>
      <text:p text:style-name="Standard">"operation"<text:tab/>3</text:p>
      <text:p text:style-name="Standard">"opinion"<text:tab/>20</text:p>
      <text:p text:style-name="Standard">"ordinary"<text:tab/>6</text:p>
      <text:p text:style-name="Standard">"ordnance"<text:tab/>1</text:p>
      <text:p text:style-name="Standard">"orgies"<text:tab/>1</text:p>
      <text:p text:style-name="Standard">"original"<text:tab/>4</text:p>
      <text:p text:style-name="Standard">"originator"<text:tab/>1</text:p>
      <text:p text:style-name="Standard">"ounce"<text:tab/>2</text:p>
      <text:p text:style-name="Standard">"out"<text:tab/>323</text:p>
      <text:p text:style-name="Standard">"outdoor"<text:tab/>1</text:p>
      <text:p text:style-name="Standard">"outhouse"<text:tab/>1</text:p>
      <text:p text:style-name="Standard">"outside"<text:tab/>26</text:p>
      <text:p text:style-name="Standard">"outsides"<text:tab/>1</text:p>
      <text:p text:style-name="Standard">"outstretched"<text:tab/>2</text:p>
      <text:p text:style-name="Standard">"over"<text:tab/>183</text:p>
      <text:p text:style-name="Standard">"overhauled"<text:tab/>1</text:p>
      <text:p text:style-name="Standard">"overtopped"<text:tab/>1</text:p>
      <text:p text:style-name="Standard">"pa"<text:tab/>9</text:p>
      <text:p text:style-name="Standard">"pages"<text:tab/>1</text:p>
      <text:p text:style-name="Standard">"paid"<text:tab/>15</text:p>
      <text:p text:style-name="Standard">"pain"<text:tab/>8</text:p>
      <text:p text:style-name="Standard">"panel"<text:tab/>5</text:p>
      <text:p text:style-name="Standard">"paperwork"<text:tab/>1</text:p>
      <text:p text:style-name="Standard">"parched"<text:tab/>1</text:p>
      <text:p text:style-name="Standard">"pardon"<text:tab/>2</text:p>
      <text:p text:style-name="Standard">"parietal"<text:tab/>1</text:p>
      <text:p text:style-name="Standard">"paris"<text:tab/>1</text:p>
      <text:p text:style-name="Standard"><text:soft-page-break/>"part"<text:tab/>36</text:p>
      <text:p text:style-name="Standard">"partially"<text:tab/>1</text:p>
      <text:p text:style-name="Standard">"particulars"<text:tab/>5</text:p>
      <text:p text:style-name="Standard">"pass"<text:tab/>14</text:p>
      <text:p text:style-name="Standard">"passages"<text:tab/>1</text:p>
      <text:p text:style-name="Standard">"passing"<text:tab/>12</text:p>
      <text:p text:style-name="Standard">"passionately"<text:tab/>2</text:p>
      <text:p text:style-name="Standard">"passions"<text:tab/>1</text:p>
      <text:p text:style-name="Standard">"patch"<text:tab/>1</text:p>
      <text:p text:style-name="Standard">"paternal"<text:tab/>1</text:p>
      <text:p text:style-name="Standard">"path"<text:tab/>9</text:p>
      <text:p text:style-name="Standard">"patient"<text:tab/>8</text:p>
      <text:p text:style-name="Standard">"paul"<text:tab/>2</text:p>
      <text:p text:style-name="Standard">"pawnbroker"<text:tab/>6</text:p>
      <text:p text:style-name="Standard">"peaceful"<text:tab/>1</text:p>
      <text:p text:style-name="Standard">"peasant"<text:tab/>1</text:p>
      <text:p text:style-name="Standard">"peculiarly"<text:tab/>1</text:p>
      <text:p text:style-name="Standard">"penal"<text:tab/>1</text:p>
      <text:p text:style-name="Standard">"pence"<text:tab/>2</text:p>
      <text:p text:style-name="Standard">"perform"<text:tab/>4</text:p>
      <text:p text:style-name="Standard">"performances"<text:tab/>1</text:p>
      <text:p text:style-name="Standard">"perplexed"<text:tab/>1</text:p>
      <text:p text:style-name="Standard">"perplexing"<text:tab/>1</text:p>
      <text:p text:style-name="Standard">"personal"<text:tab/>5</text:p>
      <text:p text:style-name="Standard">"personate"<text:tab/>1</text:p>
      <text:p text:style-name="Standard">"persons"<text:tab/>2</text:p>
      <text:p text:style-name="Standard">"pet"<text:tab/>2</text:p>
      <text:p text:style-name="Standard">"pets"<text:tab/>1</text:p>
      <text:p text:style-name="Standard">"pheasant"<text:tab/>1</text:p>
      <text:p text:style-name="Standard">"photography"<text:tab/>3</text:p>
      <text:p text:style-name="Standard">"physical"<text:tab/>2</text:p>
      <text:p text:style-name="Standard">"picked"<text:tab/>10</text:p>
      <text:p text:style-name="Standard">"picking"<text:tab/>2</text:p>
      <text:p text:style-name="Standard">"piece"<text:tab/>12</text:p>
      <text:p text:style-name="Standard">"pink"<text:tab/>5</text:p>
      <text:p text:style-name="Standard">"pips"<text:tab/>12</text:p>
      <text:p text:style-name="Standard">"piston"<text:tab/>1</text:p>
      <text:p text:style-name="Standard">"pity"<text:tab/>9</text:p>
      <text:p text:style-name="Standard">"plainer"<text:tab/>1</text:p>
      <text:p text:style-name="Standard">"planet"<text:tab/>1</text:p>
      <text:p text:style-name="Standard">"planking"<text:tab/>1</text:p>
      <text:p text:style-name="Standard">"planks"<text:tab/>1</text:p>
      <text:p text:style-name="Standard">"plannings"<text:tab/>1</text:p>
      <text:p text:style-name="Standard">"platitudes"<text:tab/>1</text:p>
      <text:p text:style-name="Standard">"played"<text:tab/>1</text:p>
      <text:p text:style-name="Standard">"plays"<text:tab/>2</text:p>
      <text:p text:style-name="Standard">"please"<text:tab/>11</text:p>
      <text:p text:style-name="Standard">"pleasure"<text:tab/>9</text:p>
      <text:p text:style-name="Standard">"plover"<text:tab/>1</text:p>
      <text:p text:style-name="Standard">"pluck"<text:tab/>2</text:p>
      <text:p text:style-name="Standard">"plucking"<text:tab/>1</text:p>
      <text:p text:style-name="Standard">"poetic"<text:tab/>1</text:p>
      <text:p text:style-name="Standard"><text:soft-page-break/>"pointed"<text:tab/>11</text:p>
      <text:p text:style-name="Standard">"points"<text:tab/>21</text:p>
      <text:p text:style-name="Standard">"poison"<text:tab/>6</text:p>
      <text:p text:style-name="Standard">"portsdown"<text:tab/>1</text:p>
      <text:p text:style-name="Standard">"positions"<text:tab/>1</text:p>
      <text:p text:style-name="Standard">"post"<text:tab/>9</text:p>
      <text:p text:style-name="Standard">"prague"<text:tab/>1</text:p>
      <text:p text:style-name="Standard">"pray"<text:tab/>42</text:p>
      <text:p text:style-name="Standard">"precursor"<text:tab/>1</text:p>
      <text:p text:style-name="Standard">"prefer"<text:tab/>7</text:p>
      <text:p text:style-name="Standard">"preparations"<text:tab/>2</text:p>
      <text:p text:style-name="Standard">"prepared"<text:tab/>2</text:p>
      <text:p text:style-name="Standard">"preposterous"<text:tab/>4</text:p>
      <text:p text:style-name="Standard">"presently"<text:tab/>9</text:p>
      <text:p text:style-name="Standard">"preserve"<text:tab/>6</text:p>
      <text:p text:style-name="Standard">"pressed"<text:tab/>3</text:p>
      <text:p text:style-name="Standard">"presses"<text:tab/>1</text:p>
      <text:p text:style-name="Standard">"presumption"<text:tab/>3</text:p>
      <text:p text:style-name="Standard">"printed"<text:tab/>7</text:p>
      <text:p text:style-name="Standard">"prisoner"<text:tab/>11</text:p>
      <text:p text:style-name="Standard">"pritchard"<text:tab/>1</text:p>
      <text:p text:style-name="Standard">"private"<text:tab/>14</text:p>
      <text:p text:style-name="Standard">"prizes"<text:tab/>1</text:p>
      <text:p text:style-name="Standard">"probing"<text:tab/>1</text:p>
      <text:p text:style-name="Standard">"problem"<text:tab/>21</text:p>
      <text:p text:style-name="Standard">"problems"<text:tab/>8</text:p>
      <text:p text:style-name="Standard">"proceed"<text:tab/>5</text:p>
      <text:p text:style-name="Standard">"promoting"<text:tab/>2</text:p>
      <text:p text:style-name="Standard">"prompt"<text:tab/>6</text:p>
      <text:p text:style-name="Standard">"promptly"<text:tab/>1</text:p>
      <text:p text:style-name="Standard">"proper"<text:tab/>1</text:p>
      <text:p text:style-name="Standard">"proportion"<text:tab/>1</text:p>
      <text:p text:style-name="Standard">"prospecting"<text:tab/>1</text:p>
      <text:p text:style-name="Standard">"protruded"<text:tab/>3</text:p>
      <text:p text:style-name="Standard">"provinces"<text:tab/>1</text:p>
      <text:p text:style-name="Standard">"proving"<text:tab/>1</text:p>
      <text:p text:style-name="Standard">"provisions"<text:tab/>1</text:p>
      <text:p text:style-name="Standard">"public"<text:tab/>24</text:p>
      <text:p text:style-name="Standard">"puffed"<text:tab/>2</text:p>
      <text:p text:style-name="Standard">"puffing"<text:tab/>4</text:p>
      <text:p text:style-name="Standard">"pulp"<text:tab/>1</text:p>
      <text:p text:style-name="Standard">"pungent"<text:tab/>1</text:p>
      <text:p text:style-name="Standard">"punishment"<text:tab/>3</text:p>
      <text:p text:style-name="Standard">"pupils"<text:tab/>1</text:p>
      <text:p text:style-name="Standard">"pure"<text:tab/>2</text:p>
      <text:p text:style-name="Standard">"purple"<text:tab/>3</text:p>
      <text:p text:style-name="Standard">"purses"<text:tab/>1</text:p>
      <text:p text:style-name="Standard">"purveyor"<text:tab/>1</text:p>
      <text:p text:style-name="Standard">"pushed"<text:tab/>14</text:p>
      <text:p text:style-name="Standard">"putting"<text:tab/>10</text:p>
      <text:p text:style-name="Standard">"questioning"<text:tab/>11</text:p>
      <text:p text:style-name="Standard">"quickly"<text:tab/>5</text:p>
      <text:p text:style-name="Standard"><text:soft-page-break/>"quivering"<text:tab/>1</text:p>
      <text:p text:style-name="Standard">"quote"<text:tab/>2</text:p>
      <text:p text:style-name="Standard">"r"<text:tab/>2</text:p>
      <text:p text:style-name="Standard">"raised"<text:tab/>12</text:p>
      <text:p text:style-name="Standard">"rake"<text:tab/>1</text:p>
      <text:p text:style-name="Standard">"ramblings"<text:tab/>1</text:p>
      <text:p text:style-name="Standard">"rang"<text:tab/>4</text:p>
      <text:p text:style-name="Standard">"rapid"<text:tab/>1</text:p>
      <text:p text:style-name="Standard">"rapt"<text:tab/>1</text:p>
      <text:p text:style-name="Standard">"rashers"<text:tab/>1</text:p>
      <text:p text:style-name="Standard">"rattle"<text:tab/>4</text:p>
      <text:p text:style-name="Standard">"reabsorbed"<text:tab/>1</text:p>
      <text:p text:style-name="Standard">"ready"<text:tab/>24</text:p>
      <text:p text:style-name="Standard">"reared"<text:tab/>1</text:p>
      <text:p text:style-name="Standard">"reasonable"<text:tab/>2</text:p>
      <text:p text:style-name="Standard">"reasoned"<text:tab/>2</text:p>
      <text:p text:style-name="Standard">"reasons"<text:tab/>8</text:p>
      <text:p text:style-name="Standard">"recall"<text:tab/>5</text:p>
      <text:p text:style-name="Standard">"receipt"<text:tab/>3</text:p>
      <text:p text:style-name="Standard">"reclaim"<text:tab/>1</text:p>
      <text:p text:style-name="Standard">"recognising"<text:tab/>1</text:p>
      <text:p text:style-name="Standard">"recollect"<text:tab/>2</text:p>
      <text:p text:style-name="Standard">"recompense"<text:tab/>3</text:p>
      <text:p text:style-name="Standard">"recourse"<text:tab/>1</text:p>
      <text:p text:style-name="Standard">"recover"<text:tab/>2</text:p>
      <text:p text:style-name="Standard">"rectify"<text:tab/>1</text:p>
      <text:p text:style-name="Standard">"references"<text:tab/>2</text:p>
      <text:p text:style-name="Standard">"refers"<text:tab/>2</text:p>
      <text:p text:style-name="Standard">"refined"<text:tab/>1</text:p>
      <text:p text:style-name="Standard">"refrain"<text:tab/>1</text:p>
      <text:p text:style-name="Standard">"refreshed"<text:tab/>1</text:p>
      <text:p text:style-name="Standard">"registered"<text:tab/>2</text:p>
      <text:p text:style-name="Standard">"registers"<text:tab/>1</text:p>
      <text:p text:style-name="Standard">"regretted"<text:tab/>4</text:p>
      <text:p text:style-name="Standard">"rejoin"<text:tab/>1</text:p>
      <text:p text:style-name="Standard">"relate"<text:tab/>1</text:p>
      <text:p text:style-name="Standard">"relations"<text:tab/>3</text:p>
      <text:p text:style-name="Standard">"relaxed"<text:tab/>1</text:p>
      <text:p text:style-name="Standard">"relentless"<text:tab/>2</text:p>
      <text:p text:style-name="Standard">"relics"<text:tab/>1</text:p>
      <text:p text:style-name="Standard">"relish"<text:tab/>1</text:p>
      <text:p text:style-name="Standard">"rely"<text:tab/>5</text:p>
      <text:p text:style-name="Standard">"remainder"<text:tab/>2</text:p>
      <text:p text:style-name="Standard">"remains"<text:tab/>7</text:p>
      <text:p text:style-name="Standard">"remark"<text:tab/>11</text:p>
      <text:p text:style-name="Standard">"remembrance"<text:tab/>1</text:p>
      <text:p text:style-name="Standard">"renewed"<text:tab/>1</text:p>
      <text:p text:style-name="Standard">"repeated"<text:tab/>5</text:p>
      <text:p text:style-name="Standard">"replaced"<text:tab/>1</text:p>
      <text:p text:style-name="Standard">"replied"<text:tab/>3</text:p>
      <text:p text:style-name="Standard">"representative"<text:tab/>1</text:p>
      <text:p text:style-name="Standard">"represented"<text:tab/>2</text:p>
      <text:p text:style-name="Standard"><text:soft-page-break/>"reproach"<text:tab/>1</text:p>
      <text:p text:style-name="Standard">"requested"<text:tab/>1</text:p>
      <text:p text:style-name="Standard">"required"<text:tab/>3</text:p>
      <text:p text:style-name="Standard">"rescue"<text:tab/>1</text:p>
      <text:p text:style-name="Standard">"research"<text:tab/>3</text:p>
      <text:p text:style-name="Standard">"resided"<text:tab/>2</text:p>
      <text:p text:style-name="Standard">"residence"<text:tab/>3</text:p>
      <text:p text:style-name="Standard">"residing"<text:tab/>2</text:p>
      <text:p text:style-name="Standard">"resistance"<text:tab/>1</text:p>
      <text:p text:style-name="Standard">"resolute"<text:tab/>3</text:p>
      <text:p text:style-name="Standard">"resolved"<text:tab/>1</text:p>
      <text:p text:style-name="Standard">"resources"<text:tab/>2</text:p>
      <text:p text:style-name="Standard">"respects"<text:tab/>3</text:p>
      <text:p text:style-name="Standard">"rested"<text:tab/>3</text:p>
      <text:p text:style-name="Standard">"results"<text:tab/>12</text:p>
      <text:p text:style-name="Standard">"retired"<text:tab/>7</text:p>
      <text:p text:style-name="Standard">"retiring"<text:tab/>2</text:p>
      <text:p text:style-name="Standard">"retort"<text:tab/>1</text:p>
      <text:p text:style-name="Standard">"retorted"<text:tab/>1</text:p>
      <text:p text:style-name="Standard">"retrogression"<text:tab/>2</text:p>
      <text:p text:style-name="Standard">"return"<text:tab/>22</text:p>
      <text:p text:style-name="Standard">"returned"<text:tab/>36</text:p>
      <text:p text:style-name="Standard">"returning"<text:tab/>11</text:p>
      <text:p text:style-name="Standard">"revealing"<text:tab/>1</text:p>
      <text:p text:style-name="Standard">"revolved"<text:tab/>1</text:p>
      <text:p text:style-name="Standard">"richer"<text:tab/>4</text:p>
      <text:p text:style-name="Standard">"richest"<text:tab/>2</text:p>
      <text:p text:style-name="Standard">"rid"<text:tab/>5</text:p>
      <text:p text:style-name="Standard">"rights"<text:tab/>3</text:p>
      <text:p text:style-name="Standard">"rising"<text:tab/>9</text:p>
      <text:p text:style-name="Standard">"roared"<text:tab/>2</text:p>
      <text:p text:style-name="Standard">"rocked"<text:tab/>1</text:p>
      <text:p text:style-name="Standard">"role"<text:tab/>1</text:p>
      <text:p text:style-name="Standard">"rolled"<text:tab/>6</text:p>
      <text:p text:style-name="Standard">"roofs"<text:tab/>3</text:p>
      <text:p text:style-name="Standard">"ropes"<text:tab/>1</text:p>
      <text:p text:style-name="Standard">"rotterdam"<text:tab/>1</text:p>
      <text:p text:style-name="Standard">"roughly"<text:tab/>2</text:p>
      <text:p text:style-name="Standard">"rounded"<text:tab/>1</text:p>
      <text:p text:style-name="Standard">"rounds"<text:tab/>1</text:p>
      <text:p text:style-name="Standard">"rouse"<text:tab/>1</text:p>
      <text:p text:style-name="Standard">"row"<text:tab/>5</text:p>
      <text:p text:style-name="Standard">"royalty"<text:tab/>3</text:p>
      <text:p text:style-name="Standard">"rubber"<text:tab/>4</text:p>
      <text:p text:style-name="Standard">"rucastle"<text:tab/>38</text:p>
      <text:p text:style-name="Standard">"rug"<text:tab/>3</text:p>
      <text:p text:style-name="Standard">"ruined"<text:tab/>2</text:p>
      <text:p text:style-name="Standard">"rumble"<text:tab/>1</text:p>
      <text:p text:style-name="Standard">"rumour"<text:tab/>1</text:p>
      <text:p text:style-name="Standard">"running"<text:tab/>13</text:p>
      <text:p text:style-name="Standard">"rusty"<text:tab/>2</text:p>
      <text:p text:style-name="Standard">"sacrifice"<text:tab/>2</text:p>
      <text:p text:style-name="Standard"><text:soft-page-break/>"sacrificed"<text:tab/>1</text:p>
      <text:p text:style-name="Standard">"sacrificing"<text:tab/>1</text:p>
      <text:p text:style-name="Standard">"saddest"<text:tab/>1</text:p>
      <text:p text:style-name="Standard">"safeguard"<text:tab/>1</text:p>
      <text:p text:style-name="Standard">"safety"<text:tab/>5</text:p>
      <text:p text:style-name="Standard">"salary"<text:tab/>6</text:p>
      <text:p text:style-name="Standard">"salesman"<text:tab/>9</text:p>
      <text:p text:style-name="Standard">"sallies"<text:tab/>1</text:p>
      <text:p text:style-name="Standard">"saluted"<text:tab/>1</text:p>
      <text:p text:style-name="Standard">"sample"<text:tab/>2</text:p>
      <text:p text:style-name="Standard">"sank"<text:tab/>6</text:p>
      <text:p text:style-name="Standard">"satin"<text:tab/>1</text:p>
      <text:p text:style-name="Standard">"saxon"<text:tab/>1</text:p>
      <text:p text:style-name="Standard">"scandinavia"<text:tab/>2</text:p>
      <text:p text:style-name="Standard">"scheming"<text:tab/>1</text:p>
      <text:p text:style-name="Standard">"scissors"<text:tab/>3</text:p>
      <text:p text:style-name="Standard">"scrawl"<text:tab/>1</text:p>
      <text:p text:style-name="Standard">"screamed"<text:tab/>6</text:p>
      <text:p text:style-name="Standard">"scruples"<text:tab/>1</text:p>
      <text:p text:style-name="Standard">"sealed"<text:tab/>3</text:p>
      <text:p text:style-name="Standard">"seat"<text:tab/>11</text:p>
      <text:p text:style-name="Standard">"section"<text:tab/>7</text:p>
      <text:p text:style-name="Standard">"secure"<text:tab/>11</text:p>
      <text:p text:style-name="Standard">"secured"<text:tab/>3</text:p>
      <text:p text:style-name="Standard">"security"<text:tab/>6</text:p>
      <text:p text:style-name="Standard">"sedentary"<text:tab/>1</text:p>
      <text:p text:style-name="Standard">"seedy"<text:tab/>2</text:p>
      <text:p text:style-name="Standard">"seek"<text:tab/>4</text:p>
      <text:p text:style-name="Standard">"seeking"<text:tab/>1</text:p>
      <text:p text:style-name="Standard">"seemed"<text:tab/>69</text:p>
      <text:p text:style-name="Standard">"selection"<text:tab/>1</text:p>
      <text:p text:style-name="Standard">"seller"<text:tab/>1</text:p>
      <text:p text:style-name="Standard">"sensations"<text:tab/>1</text:p>
      <text:p text:style-name="Standard">"senses"<text:tab/>2</text:p>
      <text:p text:style-name="Standard">"sensible"<text:tab/>1</text:p>
      <text:p text:style-name="Standard">"sentence"<text:tab/>6</text:p>
      <text:p text:style-name="Standard">"separate"<text:tab/>4</text:p>
      <text:p text:style-name="Standard">"separation"<text:tab/>1</text:p>
      <text:p text:style-name="Standard">"serenely"<text:tab/>2</text:p>
      <text:p text:style-name="Standard">"servants"<text:tab/>8</text:p>
      <text:p text:style-name="Standard">"settle"<text:tab/>7</text:p>
      <text:p text:style-name="Standard">"settled"<text:tab/>8</text:p>
      <text:p text:style-name="Standard">"settles"<text:tab/>2</text:p>
      <text:p text:style-name="Standard">"settling"<text:tab/>2</text:p>
      <text:p text:style-name="Standard">"seventeen"<text:tab/>1</text:p>
      <text:p text:style-name="Standard">"seventy"<text:tab/>1</text:p>
      <text:p text:style-name="Standard">"shades"<text:tab/>1</text:p>
      <text:p text:style-name="Standard">"shag"<text:tab/>4</text:p>
      <text:p text:style-name="Standard">"sharpened"<text:tab/>1</text:p>
      <text:p text:style-name="Standard">"shawl"<text:tab/>1</text:p>
      <text:p text:style-name="Standard">"sheep"<text:tab/>1</text:p>
      <text:p text:style-name="Standard">"sheets"<text:tab/>3</text:p>
      <text:p text:style-name="Standard"><text:soft-page-break/>"shipping"<text:tab/>1</text:p>
      <text:p text:style-name="Standard">"shiver"<text:tab/>1</text:p>
      <text:p text:style-name="Standard">"shook"<text:tab/>16</text:p>
      <text:p text:style-name="Standard">"shooting"<text:tab/>2</text:p>
      <text:p text:style-name="Standard">"shoots"<text:tab/>1</text:p>
      <text:p text:style-name="Standard">"shoulder"<text:tab/>14</text:p>
      <text:p text:style-name="Standard">"show"<text:tab/>16</text:p>
      <text:p text:style-name="Standard">"shrug"<text:tab/>1</text:p>
      <text:p text:style-name="Standard">"shrunk"<text:tab/>2</text:p>
      <text:p text:style-name="Standard">"shuddered"<text:tab/>1</text:p>
      <text:p text:style-name="Standard">"shutter"<text:tab/>4</text:p>
      <text:p text:style-name="Standard">"shutting"<text:tab/>1</text:p>
      <text:p text:style-name="Standard">"sight"<text:tab/>21</text:p>
      <text:p text:style-name="Standard">"signature"<text:tab/>5</text:p>
      <text:p text:style-name="Standard">"signs"<text:tab/>13</text:p>
      <text:p text:style-name="Standard">"similar"<text:tab/>5</text:p>
      <text:p text:style-name="Standard">"simplest"<text:tab/>1</text:p>
      <text:p text:style-name="Standard">"single"<text:tab/>19</text:p>
      <text:p text:style-name="Standard">"sings"<text:tab/>2</text:p>
      <text:p text:style-name="Standard">"sinister"<text:tab/>10</text:p>
      <text:p text:style-name="Standard">"sir"<text:tab/>78</text:p>
      <text:p text:style-name="Standard">"sixteen"<text:tab/>1</text:p>
      <text:p text:style-name="Standard">"sized"<text:tab/>3</text:p>
      <text:p text:style-name="Standard">"sketch"<text:tab/>2</text:p>
      <text:p text:style-name="Standard">"skill"<text:tab/>7</text:p>
      <text:p text:style-name="Standard">"skirts"<text:tab/>1</text:p>
      <text:p text:style-name="Standard">"slabs"<text:tab/>2</text:p>
      <text:p text:style-name="Standard">"slam"<text:tab/>2</text:p>
      <text:p text:style-name="Standard">"slang"<text:tab/>2</text:p>
      <text:p text:style-name="Standard">"sleepily"<text:tab/>1</text:p>
      <text:p text:style-name="Standard">"sleeps"<text:tab/>2</text:p>
      <text:p text:style-name="Standard">"slice"<text:tab/>1</text:p>
      <text:p text:style-name="Standard">"sliding"<text:tab/>2</text:p>
      <text:p text:style-name="Standard">"slit"<text:tab/>3</text:p>
      <text:p text:style-name="Standard">"slopes"<text:tab/>1</text:p>
      <text:p text:style-name="Standard">"slowly"<text:tab/>19</text:p>
      <text:p text:style-name="Standard">"slung"<text:tab/>1</text:p>
      <text:p text:style-name="Standard">"sly"<text:tab/>2</text:p>
      <text:p text:style-name="Standard">"smallest"<text:tab/>2</text:p>
      <text:p text:style-name="Standard">"smarting"<text:tab/>1</text:p>
      <text:p text:style-name="Standard">"smile"<text:tab/>7</text:p>
      <text:p text:style-name="Standard">"smoke"<text:tab/>14</text:p>
      <text:p text:style-name="Standard">"smoothed"<text:tab/>1</text:p>
      <text:p text:style-name="Standard">"smoothness"<text:tab/>1</text:p>
      <text:p text:style-name="Standard">"snap"<text:tab/>2</text:p>
      <text:p text:style-name="Standard">"sob"<text:tab/>2</text:p>
      <text:p text:style-name="Standard">"sodden"<text:tab/>2</text:p>
      <text:p text:style-name="Standard">"soft"<text:tab/>4</text:p>
      <text:p text:style-name="Standard">"sold"<text:tab/>7</text:p>
      <text:p text:style-name="Standard">"soldier"<text:tab/>1</text:p>
      <text:p text:style-name="Standard">"soldiers"<text:tab/>1</text:p>
      <text:p text:style-name="Standard">"solicit"<text:tab/>2</text:p>
      <text:p text:style-name="Standard"><text:soft-page-break/>"solve"<text:tab/>6</text:p>
      <text:p text:style-name="Standard">"sooner"<text:tab/>4</text:p>
      <text:p text:style-name="Standard">"sottish"<text:tab/>1</text:p>
      <text:p text:style-name="Standard">"sound"<text:tab/>31</text:p>
      <text:p text:style-name="Standard">"sounding"<text:tab/>1</text:p>
      <text:p text:style-name="Standard">"source"<text:tab/>2</text:p>
      <text:p text:style-name="Standard">"south"<text:tab/>7</text:p>
      <text:p text:style-name="Standard">"southerton"<text:tab/>1</text:p>
      <text:p text:style-name="Standard">"souvenir"<text:tab/>1</text:p>
      <text:p text:style-name="Standard">"span"<text:tab/>1</text:p>
      <text:p text:style-name="Standard">"speaks"<text:tab/>2</text:p>
      <text:p text:style-name="Standard">"special"<text:tab/>5</text:p>
      <text:p text:style-name="Standard">"spectacle"<text:tab/>2</text:p>
      <text:p text:style-name="Standard">"speech"<text:tab/>6</text:p>
      <text:p text:style-name="Standard">"spend"<text:tab/>6</text:p>
      <text:p text:style-name="Standard">"spies"<text:tab/>2</text:p>
      <text:p text:style-name="Standard">"spine"<text:tab/>1</text:p>
      <text:p text:style-name="Standard">"spinning"<text:tab/>2</text:p>
      <text:p text:style-name="Standard">"spirit"<text:tab/>1</text:p>
      <text:p text:style-name="Standard">"spirits"<text:tab/>6</text:p>
      <text:p text:style-name="Standard">"splendour"<text:tab/>1</text:p>
      <text:p text:style-name="Standard">"spoiled"<text:tab/>2</text:p>
      <text:p text:style-name="Standard">"sponge"<text:tab/>3</text:p>
      <text:p text:style-name="Standard">"sponged"<text:tab/>1</text:p>
      <text:p text:style-name="Standard">"spongy"<text:tab/>1</text:p>
      <text:p text:style-name="Standard">"sport"<text:tab/>1</text:p>
      <text:p text:style-name="Standard">"spot"<text:tab/>3</text:p>
      <text:p text:style-name="Standard">"spun"<text:tab/>1</text:p>
      <text:p text:style-name="Standard">"square"<text:tab/>25</text:p>
      <text:p text:style-name="Standard">"squat"<text:tab/>1</text:p>
      <text:p text:style-name="Standard">"stabbed"<text:tab/>1</text:p>
      <text:p text:style-name="Standard">"stables"<text:tab/>1</text:p>
      <text:p text:style-name="Standard">"stages"<text:tab/>1</text:p>
      <text:p text:style-name="Standard">"staggered"<text:tab/>6</text:p>
      <text:p text:style-name="Standard">"staggering"<text:tab/>1</text:p>
      <text:p text:style-name="Standard">"stain"<text:tab/>2</text:p>
      <text:p text:style-name="Standard">"staining"<text:tab/>1</text:p>
      <text:p text:style-name="Standard">"stairs"<text:tab/>13</text:p>
      <text:p text:style-name="Standard">"stamped"<text:tab/>1</text:p>
      <text:p text:style-name="Standard">"stand"<text:tab/>8</text:p>
      <text:p text:style-name="Standard">"stare"<text:tab/>3</text:p>
      <text:p text:style-name="Standard">"staring"<text:tab/>6</text:p>
      <text:p text:style-name="Standard">"start"<text:tab/>16</text:p>
      <text:p text:style-name="Standard">"station"<text:tab/>28</text:p>
      <text:p text:style-name="Standard">"stay"<text:tab/>9</text:p>
      <text:p text:style-name="Standard">"steam"<text:tab/>1</text:p>
      <text:p text:style-name="Standard">"steely"<text:tab/>1</text:p>
      <text:p text:style-name="Standard">"step"<text:tab/>24</text:p>
      <text:p text:style-name="Standard">"sternly"<text:tab/>2</text:p>
      <text:p text:style-name="Standard">"sticks"<text:tab/>2</text:p>
      <text:p text:style-name="Standard">"stiffness"<text:tab/>1</text:p>
      <text:p text:style-name="Standard">"stock"<text:tab/>5</text:p>
      <text:p text:style-name="Standard"><text:soft-page-break/>"stone"<text:tab/>31</text:p>
      <text:p text:style-name="Standard">"stoner"<text:tab/>19</text:p>
      <text:p text:style-name="Standard">"stood"<text:tab/>35</text:p>
      <text:p text:style-name="Standard">"stop"<text:tab/>9</text:p>
      <text:p text:style-name="Standard">"stopping"<text:tab/>1</text:p>
      <text:p text:style-name="Standard">"stored"<text:tab/>2</text:p>
      <text:p text:style-name="Standard">"strain"<text:tab/>2</text:p>
      <text:p text:style-name="Standard">"straining"<text:tab/>1</text:p>
      <text:p text:style-name="Standard">"strand"<text:tab/>1</text:p>
      <text:p text:style-name="Standard">"strangers"<text:tab/>2</text:p>
      <text:p text:style-name="Standard">"stream"<text:tab/>5</text:p>
      <text:p text:style-name="Standard">"streets"<text:tab/>12</text:p>
      <text:p text:style-name="Standard">"stretched"<text:tab/>9</text:p>
      <text:p text:style-name="Standard">"stretching"<text:tab/>3</text:p>
      <text:p text:style-name="Standard">"stricken"<text:tab/>3</text:p>
      <text:p text:style-name="Standard">"strikes"<text:tab/>3</text:p>
      <text:p text:style-name="Standard">"stripes"<text:tab/>1</text:p>
      <text:p text:style-name="Standard">"strode"<text:tab/>2</text:p>
      <text:p text:style-name="Standard">"stroll"<text:tab/>1</text:p>
      <text:p text:style-name="Standard">"stuffed"<text:tab/>1</text:p>
      <text:p text:style-name="Standard">"stuffs"<text:tab/>1</text:p>
      <text:p text:style-name="Standard">"subdued"<text:tab/>2</text:p>
      <text:p text:style-name="Standard">"subjected"<text:tab/>1</text:p>
      <text:p text:style-name="Standard">"succeeded"<text:tab/>4</text:p>
      <text:p text:style-name="Standard">"succession"<text:tab/>2</text:p>
      <text:p text:style-name="Standard">"sufferer"<text:tab/>2</text:p>
      <text:p text:style-name="Standard">"sufficed"<text:tab/>1</text:p>
      <text:p text:style-name="Standard">"suits"<text:tab/>2</text:p>
      <text:p text:style-name="Standard">"sunk"<text:tab/>9</text:p>
      <text:p text:style-name="Standard">"sunlight"<text:tab/>1</text:p>
      <text:p text:style-name="Standard">"superb"<text:tab/>1</text:p>
      <text:p text:style-name="Standard">"superscribed"<text:tab/>1</text:p>
      <text:p text:style-name="Standard">"suppliers"<text:tab/>1</text:p>
      <text:p text:style-name="Standard">"suppose"<text:tab/>19</text:p>
      <text:p text:style-name="Standard">"surrey"<text:tab/>5</text:p>
      <text:p text:style-name="Standard">"surrounded"<text:tab/>3</text:p>
      <text:p text:style-name="Standard">"survive"<text:tab/>1</text:p>
      <text:p text:style-name="Standard">"swag"<text:tab/>1</text:p>
      <text:p text:style-name="Standard">"sweat"<text:tab/>1</text:p>
      <text:p text:style-name="Standard">"sweating"<text:tab/>2</text:p>
      <text:p text:style-name="Standard">"sweep"<text:tab/>1</text:p>
      <text:p text:style-name="Standard">"sweeping"<text:tab/>2</text:p>
      <text:p text:style-name="Standard">"sweetly"<text:tab/>1</text:p>
      <text:p text:style-name="Standard">"swept"<text:tab/>6</text:p>
      <text:p text:style-name="Standard">"swiftly"<text:tab/>14</text:p>
      <text:p text:style-name="Standard">"swish"<text:tab/>1</text:p>
      <text:p text:style-name="Standard">"swordsman"<text:tab/>1</text:p>
      <text:p text:style-name="Standard">"system"<text:tab/>4</text:p>
      <text:p text:style-name="Standard">"tack"<text:tab/>1</text:p>
      <text:p text:style-name="Standard">"tailless"<text:tab/>1</text:p>
      <text:p text:style-name="Standard">"tall"<text:tab/>12</text:p>
      <text:p text:style-name="Standard">"tallish"<text:tab/>1</text:p>
      <text:p text:style-name="Standard"><text:soft-page-break/>"tangle"<text:tab/>1</text:p>
      <text:p text:style-name="Standard">"tawny"<text:tab/>1</text:p>
      <text:p text:style-name="Standard">"tea"<text:tab/>3</text:p>
      <text:p text:style-name="Standard">"tearing"<text:tab/>3</text:p>
      <text:p text:style-name="Standard">"tears"<text:tab/>1</text:p>
      <text:p text:style-name="Standard">"teeth"<text:tab/>4</text:p>
      <text:p text:style-name="Standard">"telling"<text:tab/>6</text:p>
      <text:p text:style-name="Standard">"tells"<text:tab/>1</text:p>
      <text:p text:style-name="Standard">"temperament"<text:tab/>1</text:p>
      <text:p text:style-name="Standard">"tenable"<text:tab/>1</text:p>
      <text:p text:style-name="Standard">"tenant"<text:tab/>1</text:p>
      <text:p text:style-name="Standard">"tense"<text:tab/>1</text:p>
      <text:p text:style-name="Standard">"tents"<text:tab/>1</text:p>
      <text:p text:style-name="Standard">"terror"<text:tab/>7</text:p>
      <text:p text:style-name="Standard">"texts"<text:tab/>1</text:p>
      <text:p text:style-name="Standard">"theirs"<text:tab/>1</text:p>
      <text:p text:style-name="Standard">"themselves"<text:tab/>4</text:p>
      <text:p text:style-name="Standard">"theological"<text:tab/>1</text:p>
      <text:p text:style-name="Standard">"theoretical"<text:tab/>1</text:p>
      <text:p text:style-name="Standard">"thief"<text:tab/>6</text:p>
      <text:p text:style-name="Standard">"thing"<text:tab/>47</text:p>
      <text:p text:style-name="Standard">"though"<text:tab/>63</text:p>
      <text:p text:style-name="Standard">"thoughtfully"<text:tab/>3</text:p>
      <text:p text:style-name="Standard">"thoughts"<text:tab/>6</text:p>
      <text:p text:style-name="Standard">"threaten"<text:tab/>1</text:p>
      <text:p text:style-name="Standard">"threatened"<text:tab/>6</text:p>
      <text:p text:style-name="Standard">"threatens"<text:tab/>2</text:p>
      <text:p text:style-name="Standard">"thrill"<text:tab/>1</text:p>
      <text:p text:style-name="Standard">"through"<text:tab/>93</text:p>
      <text:p text:style-name="Standard">"throughout"<text:tab/>1</text:p>
      <text:p text:style-name="Standard">"tinged"<text:tab/>1</text:p>
      <text:p text:style-name="Standard">"tm's"<text:tab/>1</text:p>
      <text:p text:style-name="Standard">"tobacconist"<text:tab/>1</text:p>
      <text:p text:style-name="Standard">"tollers"<text:tab/>1</text:p>
      <text:p text:style-name="Standard">"tones"<text:tab/>2</text:p>
      <text:p text:style-name="Standard">"tonnage"<text:tab/>1</text:p>
      <text:p text:style-name="Standard">"tooth"<text:tab/>2</text:p>
      <text:p text:style-name="Standard">"top"<text:tab/>14</text:p>
      <text:p text:style-name="Standard">"topic"<text:tab/>1</text:p>
      <text:p text:style-name="Standard">"tops"<text:tab/>1</text:p>
      <text:p text:style-name="Standard">"tortured"<text:tab/>1</text:p>
      <text:p text:style-name="Standard">"total"<text:tab/>1</text:p>
      <text:p text:style-name="Standard">"tottenham"<text:tab/>4</text:p>
      <text:p text:style-name="Standard">"touched"<text:tab/>6</text:p>
      <text:p text:style-name="Standard">"track"<text:tab/>9</text:p>
      <text:p text:style-name="Standard">"trade"<text:tab/>4</text:p>
      <text:p text:style-name="Standard">"tradesmen"<text:tab/>4</text:p>
      <text:p text:style-name="Standard">"trampled"<text:tab/>2</text:p>
      <text:p text:style-name="Standard">"transmit"<text:tab/>1</text:p>
      <text:p text:style-name="Standard">"trap"<text:tab/>13</text:p>
      <text:p text:style-name="Standard">"tread"<text:tab/>3</text:p>
      <text:p text:style-name="Standard">"tremor"<text:tab/>1</text:p>
      <text:p text:style-name="Standard"><text:soft-page-break/>"trials"<text:tab/>1</text:p>
      <text:p text:style-name="Standard">"trifles"<text:tab/>2</text:p>
      <text:p text:style-name="Standard">"trim"<text:tab/>2</text:p>
      <text:p text:style-name="Standard">"troubled"<text:tab/>3</text:p>
      <text:p text:style-name="Standard">"troubles"<text:tab/>4</text:p>
      <text:p text:style-name="Standard">"trough"<text:tab/>3</text:p>
      <text:p text:style-name="Standard">"trust"<text:tab/>16</text:p>
      <text:p text:style-name="Standard">"trusted"<text:tab/>2</text:p>
      <text:p text:style-name="Standard">"tucked"<text:tab/>1</text:p>
      <text:p text:style-name="Standard">"tudor"<text:tab/>1</text:p>
      <text:p text:style-name="Standard">"tuesday"<text:tab/>1</text:p>
      <text:p text:style-name="Standard">"tugged"<text:tab/>3</text:p>
      <text:p text:style-name="Standard">"tugging"<text:tab/>1</text:p>
      <text:p text:style-name="Standard">"tumultuously"<text:tab/>1</text:p>
      <text:p text:style-name="Standard">"tune"<text:tab/>1</text:p>
      <text:p text:style-name="Standard">"tunnels"<text:tab/>1</text:p>
      <text:p text:style-name="Standard">"turf"<text:tab/>1</text:p>
      <text:p text:style-name="Standard">"tut"<text:tab/>8</text:p>
      <text:p text:style-name="Standard">"ugly"<text:tab/>1</text:p>
      <text:p text:style-name="Standard">"unclasping"<text:tab/>1</text:p>
      <text:p text:style-name="Standard">"uncompromising"<text:tab/>1</text:p>
      <text:p text:style-name="Standard">"unconscious"<text:tab/>4</text:p>
      <text:p text:style-name="Standard">"uncontrollable"<text:tab/>3</text:p>
      <text:p text:style-name="Standard">"undertaking"<text:tab/>1</text:p>
      <text:p text:style-name="Standard">"undoubtedly"<text:tab/>8</text:p>
      <text:p text:style-name="Standard">"unenforceability"<text:tab/>1</text:p>
      <text:p text:style-name="Standard">"unfailingly"<text:tab/>1</text:p>
      <text:p text:style-name="Standard">"unforeseen"<text:tab/>4</text:p>
      <text:p text:style-name="Standard">"ungenerously"<text:tab/>1</text:p>
      <text:p text:style-name="Standard">"unheeded"<text:tab/>1</text:p>
      <text:p text:style-name="Standard">"unimpeachable"<text:tab/>2</text:p>
      <text:p text:style-name="Standard">"union"<text:tab/>3</text:p>
      <text:p text:style-name="Standard">"unkempt"<text:tab/>1</text:p>
      <text:p text:style-name="Standard">"unlikely"<text:tab/>3</text:p>
      <text:p text:style-name="Standard">"unlocking"<text:tab/>2</text:p>
      <text:p text:style-name="Standard">"unmistakable"<text:tab/>1</text:p>
      <text:p text:style-name="Standard">"unpacked"<text:tab/>1</text:p>
      <text:p text:style-name="Standard">"unsolicited"<text:tab/>1</text:p>
      <text:p text:style-name="Standard">"unsystematic"<text:tab/>1</text:p>
      <text:p text:style-name="Standard">"up"<text:tab/>304</text:p>
      <text:p text:style-name="Standard">"upraised"<text:tab/>1</text:p>
      <text:p text:style-name="Standard">"uproar"<text:tab/>1</text:p>
      <text:p text:style-name="Standard">"urgency"<text:tab/>1</text:p>
      <text:p text:style-name="Standard">"usage"<text:tab/>1</text:p>
      <text:p text:style-name="Standard">"useful"<text:tab/>6</text:p>
      <text:p text:style-name="Standard">"usually"<text:tab/>7</text:p>
      <text:p text:style-name="Standard">"utterly"<text:tab/>4</text:p>
      <text:p text:style-name="Standard">"vagabond"<text:tab/>1</text:p>
      <text:p text:style-name="Standard">"valid"<text:tab/>1</text:p>
      <text:p text:style-name="Standard">"vanilla"<text:tab/>2</text:p>
      <text:p text:style-name="Standard">"varied"<text:tab/>2</text:p>
      <text:p text:style-name="Standard">"ve"<text:tab/>14</text:p>
      <text:p text:style-name="Standard"><text:soft-page-break/>"vegetables"<text:tab/>2</text:p>
      <text:p text:style-name="Standard">"vengeance"<text:tab/>1</text:p>
      <text:p text:style-name="Standard">"vere"<text:tab/>1</text:p>
      <text:p text:style-name="Standard">"version"<text:tab/>1</text:p>
      <text:p text:style-name="Standard">"very"<text:tab/>400</text:p>
      <text:p text:style-name="Standard">"vestige"<text:tab/>1</text:p>
      <text:p text:style-name="Standard">"vestry"<text:tab/>1</text:p>
      <text:p text:style-name="Standard">"vex"<text:tab/>1</text:p>
      <text:p text:style-name="Standard">"views"<text:tab/>2</text:p>
      <text:p text:style-name="Standard">"vigorously"<text:tab/>3</text:p>
      <text:p text:style-name="Standard">"visible"<text:tab/>5</text:p>
      <text:p text:style-name="Standard">"visited"<text:tab/>4</text:p>
      <text:p text:style-name="Standard">"void"<text:tab/>1</text:p>
      <text:p text:style-name="Standard">"volcanic"<text:tab/>1</text:p>
      <text:p text:style-name="Standard">"von"<text:tab/>4</text:p>
      <text:p text:style-name="Standard">"waddling"<text:tab/>1</text:p>
      <text:p text:style-name="Standard">"waited"<text:tab/>15</text:p>
      <text:p text:style-name="Standard">"wake"<text:tab/>3</text:p>
      <text:p text:style-name="Standard">"walsall"<text:tab/>1</text:p>
      <text:p text:style-name="Standard">"wanted"<text:tab/>11</text:p>
      <text:p text:style-name="Standard">"warburton"<text:tab/>1</text:p>
      <text:p text:style-name="Standard">"warehouse"<text:tab/>1</text:p>
      <text:p text:style-name="Standard">"warm"<text:tab/>4</text:p>
      <text:p text:style-name="Standard">"warmly"<text:tab/>4</text:p>
      <text:p text:style-name="Standard">"waste"<text:tab/>3</text:p>
      <text:p text:style-name="Standard">"wasted"<text:tab/>3</text:p>
      <text:p text:style-name="Standard">"wasteful"<text:tab/>1</text:p>
      <text:p text:style-name="Standard">"watson"<text:tab/>81</text:p>
      <text:p text:style-name="Standard">"waylaid"<text:tab/>2</text:p>
      <text:p text:style-name="Standard">"wayward"<text:tab/>1</text:p>
      <text:p text:style-name="Standard">"weak"<text:tab/>5</text:p>
      <text:p text:style-name="Standard">"weaknesses"<text:tab/>1</text:p>
      <text:p text:style-name="Standard">"weariness"<text:tab/>1</text:p>
      <text:p text:style-name="Standard">"wearisome"<text:tab/>1</text:p>
      <text:p text:style-name="Standard">"website"<text:tab/>4</text:p>
      <text:p text:style-name="Standard">"wedlock"<text:tab/>1</text:p>
      <text:p text:style-name="Standard">"weeks"<text:tab/>17</text:p>
      <text:p text:style-name="Standard">"weighed"<text:tab/>2</text:p>
      <text:p text:style-name="Standard">"weight"<text:tab/>7</text:p>
      <text:p text:style-name="Standard">"welcome"<text:tab/>1</text:p>
      <text:p text:style-name="Standard">"wheel"<text:tab/>1</text:p>
      <text:p text:style-name="Standard">"wheels"<text:tab/>7</text:p>
      <text:p text:style-name="Standard">"when"<text:tab/>323</text:p>
      <text:p text:style-name="Standard">"wherever"<text:tab/>1</text:p>
      <text:p text:style-name="Standard">"whimsical"<text:tab/>2</text:p>
      <text:p text:style-name="Standard">"whirling"<text:tab/>1</text:p>
      <text:p text:style-name="Standard">"whistled"<text:tab/>2</text:p>
      <text:p text:style-name="Standard">"whistles"<text:tab/>2</text:p>
      <text:p text:style-name="Standard">"whitney"<text:tab/>8</text:p>
      <text:p text:style-name="Standard">"who"<text:tab/>274</text:p>
      <text:p text:style-name="Standard">"whole"<text:tab/>45</text:p>
      <text:p text:style-name="Standard">"wholesome"<text:tab/>1</text:p>
      <text:p text:style-name="Standard"><text:soft-page-break/>"why"<text:tab/>76</text:p>
      <text:p text:style-name="Standard">"widened"<text:tab/>2</text:p>
      <text:p text:style-name="Standard">"william"<text:tab/>5</text:p>
      <text:p text:style-name="Standard">"wilson"<text:tab/>22</text:p>
      <text:p text:style-name="Standard">"win"<text:tab/>1</text:p>
      <text:p text:style-name="Standard">"wincing"<text:tab/>1</text:p>
      <text:p text:style-name="Standard">"wind"<text:tab/>11</text:p>
      <text:p text:style-name="Standard">"wire"<text:tab/>4</text:p>
      <text:p text:style-name="Standard">"wiry"<text:tab/>1</text:p>
      <text:p text:style-name="Standard">"wishing"<text:tab/>1</text:p>
      <text:p text:style-name="Standard">"with"<text:tab/>877</text:p>
      <text:p text:style-name="Standard">"withdraw"<text:tab/>2</text:p>
      <text:p text:style-name="Standard">"witness"<text:tab/>15</text:p>
      <text:p text:style-name="Standard">"wives"<text:tab/>1</text:p>
      <text:p text:style-name="Standard">"womanly"<text:tab/>2</text:p>
      <text:p text:style-name="Standard">"wondered"<text:tab/>1</text:p>
      <text:p text:style-name="Standard">"wonderfully"<text:tab/>3</text:p>
      <text:p text:style-name="Standard">"word"<text:tab/>41</text:p>
      <text:p text:style-name="Standard">"worms"<text:tab/>1</text:p>
      <text:p text:style-name="Standard">"worn"<text:tab/>12</text:p>
      <text:p text:style-name="Standard">"worrying"<text:tab/>2</text:p>
      <text:p text:style-name="Standard">"wretch"<text:tab/>1</text:p>
      <text:p text:style-name="Standard">"writ"<text:tab/>1</text:p>
      <text:p text:style-name="Standard">"writings"<text:tab/>1</text:p>
      <text:p text:style-name="Standard">"wronged"<text:tab/>2</text:p>
      <text:p text:style-name="Standard">"wrung"<text:tab/>3</text:p>
      <text:p text:style-name="Standard">"yawning"<text:tab/>2</text:p>
      <text:p text:style-name="Standard">"years"<text:tab/>66</text:p>
      <text:p text:style-name="Standard">"you"<text:tab/>1577</text:p>
      <text:p text:style-name="Standard">"yours"<text:tab/>18</text:p>
      <text:p text:style-name="Standard">"zest"<text:tab/>1</text:p>
      <text:p text:style-name="Standard">"100"<text:tab/>4</text:p>
      <text:p text:style-name="Standard">"150"<text:tab/>1</text:p>
      <text:p text:style-name="Standard">"16a"<text:tab/>1</text:p>
      <text:p text:style-name="Standard">"1890"<text:tab/>2</text:p>
      <text:p text:style-name="Standard">"2"<text:tab/>7</text:p>
      <text:p text:style-name="Standard">"2001"<text:tab/>1</text:p>
      <text:p text:style-name="Standard">"22nd"<text:tab/>3</text:p>
      <text:p text:style-name="Standard">"27"<text:tab/>2</text:p>
      <text:p text:style-name="Standard">"2_s_"<text:tab/>2</text:p>
      <text:p text:style-name="Standard">"2nd"<text:tab/>1</text:p>
      <text:p text:style-name="Standard">"31"<text:tab/>1</text:p>
      <text:p text:style-name="Standard">"3rd"<text:tab/>3</text:p>
      <text:p text:style-name="Standard">"40"<text:tab/>1</text:p>
      <text:p text:style-name="Standard">"501"<text:tab/>1</text:p>
      <text:p text:style-name="Standard">"7"<text:tab/>4</text:p>
      <text:p text:style-name="Standard">"77"<text:tab/>1</text:p>
      <text:p text:style-name="Standard">"7_s_"<text:tab/>1</text:p>
      <text:p text:style-name="Standard">"7th"<text:tab/>1</text:p>
      <text:p text:style-name="Standard">"90"<text:tab/>3</text:p>
      <text:p text:style-name="Standard">"_bijou_"<text:tab/>1</text:p>
      <text:p text:style-name="Standard">"_chronicle_"<text:tab/>1</text:p>
      <text:p text:style-name="Standard"><text:soft-page-break/>"_danseuse_"<text:tab/>1</text:p>
      <text:p text:style-name="Standard">"_fianc\u00e9_"<text:tab/>1</text:p>
      <text:p text:style-name="Standard">"_p\u00e2t\u00e9"<text:tab/>1</text:p>
      <text:p text:style-name="Standard">"_partie"<text:tab/>1</text:p>
      <text:p text:style-name="Standard">"_standard_"<text:tab/>1</text:p>
      <text:p text:style-name="Standard">"_very_"<text:tab/>1</text:p>
      <text:p text:style-name="Standard">"about"<text:tab/>176</text:p>
      <text:p text:style-name="Standard">"abroad"<text:tab/>2</text:p>
      <text:p text:style-name="Standard">"absent"<text:tab/>1</text:p>
      <text:p text:style-name="Standard">"absorbed"<text:tab/>1</text:p>
      <text:p text:style-name="Standard">"abutted"<text:tab/>2</text:p>
      <text:p text:style-name="Standard">"accent"<text:tab/>2</text:p>
      <text:p text:style-name="Standard">"acceptance"<text:tab/>1</text:p>
      <text:p text:style-name="Standard">"accessed"<text:tab/>1</text:p>
      <text:p text:style-name="Standard">"accident"<text:tab/>5</text:p>
      <text:p text:style-name="Standard">"accommodate"<text:tab/>1</text:p>
      <text:p text:style-name="Standard">"accompany"<text:tab/>1</text:p>
      <text:p text:style-name="Standard">"accompanying"<text:tab/>1</text:p>
      <text:p text:style-name="Standard">"accompli_"<text:tab/>1</text:p>
      <text:p text:style-name="Standard">"accomplished"<text:tab/>2</text:p>
      <text:p text:style-name="Standard">"accomplishments"<text:tab/>2</text:p>
      <text:p text:style-name="Standard">"accustomed"<text:tab/>7</text:p>
      <text:p text:style-name="Standard">"acetones"<text:tab/>1</text:p>
      <text:p text:style-name="Standard">"acquirement"<text:tab/>1</text:p>
      <text:p text:style-name="Standard">"actionable"<text:tab/>2</text:p>
      <text:p text:style-name="Standard">"actually"<text:tab/>7</text:p>
      <text:p text:style-name="Standard">"addressed"<text:tab/>2</text:p>
      <text:p text:style-name="Standard">"addresses"<text:tab/>1</text:p>
      <text:p text:style-name="Standard">"adjusted"<text:tab/>2</text:p>
      <text:p text:style-name="Standard">"admiring"<text:tab/>2</text:p>
      <text:p text:style-name="Standard">"advanced"<text:tab/>2</text:p>
      <text:p text:style-name="Standard">"advantages"<text:tab/>4</text:p>
      <text:p text:style-name="Standard">"adventuress"<text:tab/>1</text:p>
      <text:p text:style-name="Standard">"adviser"<text:tab/>2</text:p>
      <text:p text:style-name="Standard">"affair"<text:tab/>14</text:p>
      <text:p text:style-name="Standard">"affect"<text:tab/>2</text:p>
      <text:p text:style-name="Standard">"affecting"<text:tab/>1</text:p>
      <text:p text:style-name="Standard">"affectionate"<text:tab/>2</text:p>
      <text:p text:style-name="Standard">"affliction"<text:tab/>1</text:p>
      <text:p text:style-name="Standard">"afterwards"<text:tab/>18</text:p>
      <text:p text:style-name="Standard">"against"<text:tab/>53</text:p>
      <text:p text:style-name="Standard">"agricultural"<text:tab/>2</text:p>
      <text:p text:style-name="Standard">"akimbo"<text:tab/>1</text:p>
      <text:p text:style-name="Standard">"alive"<text:tab/>12</text:p>
      <text:p text:style-name="Standard">"allegro"<text:tab/>2</text:p>
      <text:p text:style-name="Standard">"allusions"<text:tab/>1</text:p>
      <text:p text:style-name="Standard">"along"<text:tab/>18</text:p>
      <text:p text:style-name="Standard">"altered"<text:tab/>1</text:p>
      <text:p text:style-name="Standard">"always"<text:tab/>58</text:p>
      <text:p text:style-name="Standard">"ambitious"<text:tab/>1</text:p>
      <text:p text:style-name="Standard">"america"<text:tab/>10</text:p>
      <text:p text:style-name="Standard">"amethyst"<text:tab/>1</text:p>
      <text:p text:style-name="Standard"><text:soft-page-break/>"amuse"<text:tab/>1</text:p>
      <text:p text:style-name="Standard">"ancestral"<text:tab/>1</text:p>
      <text:p text:style-name="Standard">"angel"<text:tab/>21</text:p>
      <text:p text:style-name="Standard">"angle"<text:tab/>7</text:p>
      <text:p text:style-name="Standard">"anonymous"<text:tab/>1</text:p>
      <text:p text:style-name="Standard">"antics"<text:tab/>1</text:p>
      <text:p text:style-name="Standard">"anxiety"<text:tab/>5</text:p>
      <text:p text:style-name="Standard">"anxious"<text:tab/>9</text:p>
      <text:p text:style-name="Standard">"anyhow"<text:tab/>3</text:p>
      <text:p text:style-name="Standard">"anywhere"<text:tab/>4</text:p>
      <text:p text:style-name="Standard">"apaches"<text:tab/>1</text:p>
      <text:p text:style-name="Standard">"appeal"<text:tab/>1</text:p>
      <text:p text:style-name="Standard">"applying"<text:tab/>2</text:p>
      <text:p text:style-name="Standard">"aproned"<text:tab/>1</text:p>
      <text:p text:style-name="Standard">"apt"<text:tab/>1</text:p>
      <text:p text:style-name="Standard">"arabian"<text:tab/>1</text:p>
      <text:p text:style-name="Standard">"arc"<text:tab/>1</text:p>
      <text:p text:style-name="Standard">"archive"<text:tab/>13</text:p>
      <text:p text:style-name="Standard">"arm"<text:tab/>12</text:p>
      <text:p text:style-name="Standard">"armour"<text:tab/>1</text:p>
      <text:p text:style-name="Standard">"arms"<text:tab/>15</text:p>
      <text:p text:style-name="Standard">"arnsworth"<text:tab/>1</text:p>
      <text:p text:style-name="Standard">"arranged"<text:tab/>5</text:p>
      <text:p text:style-name="Standard">"arrest"<text:tab/>5</text:p>
      <text:p text:style-name="Standard">"arresting"<text:tab/>1</text:p>
      <text:p text:style-name="Standard">"arrival"<text:tab/>2</text:p>
      <text:p text:style-name="Standard">"arthur"<text:tab/>23</text:p>
      <text:p text:style-name="Standard">"ascend"<text:tab/>2</text:p>
      <text:p text:style-name="Standard">"ascertained"<text:tab/>1</text:p>
      <text:p text:style-name="Standard">"ascertaining"<text:tab/>3</text:p>
      <text:p text:style-name="Standard">"ashamed"<text:tab/>5</text:p>
      <text:p text:style-name="Standard">"askance"<text:tab/>1</text:p>
      <text:p text:style-name="Standard">"asking"<text:tab/>6</text:p>
      <text:p text:style-name="Standard">"assistant"<text:tab/>15</text:p>
      <text:p text:style-name="Standard">"assisting"<text:tab/>2</text:p>
      <text:p text:style-name="Standard">"astronomy"<text:tab/>1</text:p>
      <text:p text:style-name="Standard">"astute"<text:tab/>1</text:p>
      <text:p text:style-name="Standard">"asylum"<text:tab/>1</text:p>
      <text:p text:style-name="Standard">"atmosphere"<text:tab/>1</text:p>
      <text:p text:style-name="Standard">"attack"<text:tab/>1</text:p>
      <text:p text:style-name="Standard">"attempting"<text:tab/>1</text:p>
      <text:p text:style-name="Standard">"audible"<text:tab/>1</text:p>
      <text:p text:style-name="Standard">"augustine"<text:tab/>1</text:p>
      <text:p text:style-name="Standard">"aunt"<text:tab/>3</text:p>
      <text:p text:style-name="Standard">"authoritative"<text:tab/>1</text:p>
      <text:p text:style-name="Standard">"available"<text:tab/>2</text:p>
      <text:p text:style-name="Standard">"await"<text:tab/>1</text:p>
      <text:p text:style-name="Standard">"awaiting"<text:tab/>1</text:p>
      <text:p text:style-name="Standard">"awakened"<text:tab/>3</text:p>
      <text:p text:style-name="Standard">"bachelors"<text:tab/>1</text:p>
      <text:p text:style-name="Standard">"backed"<text:tab/>4</text:p>
      <text:p text:style-name="Standard">"backgammon"<text:tab/>1</text:p>
      <text:p text:style-name="Standard"><text:soft-page-break/>"backwater"<text:tab/>3</text:p>
      <text:p text:style-name="Standard">"bad"<text:tab/>14</text:p>
      <text:p text:style-name="Standard">"badge"<text:tab/>1</text:p>
      <text:p text:style-name="Standard">"badly"<text:tab/>2</text:p>
      <text:p text:style-name="Standard">"bakers"<text:tab/>2</text:p>
      <text:p text:style-name="Standard">"baleful"<text:tab/>1</text:p>
      <text:p text:style-name="Standard">"balmoral"<text:tab/>4</text:p>
      <text:p text:style-name="Standard">"band"<text:tab/>15</text:p>
      <text:p text:style-name="Standard">"bandage"<text:tab/>1</text:p>
      <text:p text:style-name="Standard">"banker"<text:tab/>12</text:p>
      <text:p text:style-name="Standard">"barber"<text:tab/>1</text:p>
      <text:p text:style-name="Standard">"bare"<text:tab/>4</text:p>
      <text:p text:style-name="Standard">"barrel"<text:tab/>1</text:p>
      <text:p text:style-name="Standard">"bashful"<text:tab/>1</text:p>
      <text:p text:style-name="Standard">"bath"<text:tab/>2</text:p>
      <text:p text:style-name="Standard">"beam"<text:tab/>1</text:p>
      <text:p text:style-name="Standard">"bear"<text:tab/>7</text:p>
      <text:p text:style-name="Standard">"bearings"<text:tab/>1</text:p>
      <text:p text:style-name="Standard">"beasts"<text:tab/>1</text:p>
      <text:p text:style-name="Standard">"becher"<text:tab/>3</text:p>
      <text:p text:style-name="Standard">"becomes"<text:tab/>7</text:p>
      <text:p text:style-name="Standard">"bedroom"<text:tab/>18</text:p>
      <text:p text:style-name="Standard">"bee"<text:tab/>1</text:p>
      <text:p text:style-name="Standard">"beeches"<text:tab/>12</text:p>
      <text:p text:style-name="Standard">"been"<text:tab/>393</text:p>
      <text:p text:style-name="Standard">"before"<text:tab/>168</text:p>
      <text:p text:style-name="Standard">"began"<text:tab/>25</text:p>
      <text:p text:style-name="Standard">"beget"<text:tab/>1</text:p>
      <text:p text:style-name="Standard">"beggarman"<text:tab/>1</text:p>
      <text:p text:style-name="Standard">"beginning"<text:tab/>7</text:p>
      <text:p text:style-name="Standard">"begins"<text:tab/>1</text:p>
      <text:p text:style-name="Standard">"begun"<text:tab/>4</text:p>
      <text:p text:style-name="Standard">"beings"<text:tab/>1</text:p>
      <text:p text:style-name="Standard">"believe"<text:tab/>35</text:p>
      <text:p text:style-name="Standard">"bell"<text:tab/>25</text:p>
      <text:p text:style-name="Standard">"beloved"<text:tab/>1</text:p>
      <text:p text:style-name="Standard">"bending"<text:tab/>3</text:p>
      <text:p text:style-name="Standard">"beneath"<text:tab/>10</text:p>
      <text:p text:style-name="Standard">"bengal"<text:tab/>1</text:p>
      <text:p text:style-name="Standard">"bent"<text:tab/>14</text:p>
      <text:p text:style-name="Standard">"beryls"<text:tab/>4</text:p>
      <text:p text:style-name="Standard">"best"<text:tab/>31</text:p>
      <text:p text:style-name="Standard">"bet"<text:tab/>3</text:p>
      <text:p text:style-name="Standard">"betray"<text:tab/>1</text:p>
      <text:p text:style-name="Standard">"betraying"<text:tab/>1</text:p>
      <text:p text:style-name="Standard">"betrothal"<text:tab/>1</text:p>
      <text:p text:style-name="Standard">"bills"<text:tab/>2</text:p>
      <text:p text:style-name="Standard">"biography"<text:tab/>1</text:p>
      <text:p text:style-name="Standard">"bite"<text:tab/>2</text:p>
      <text:p text:style-name="Standard">"bitterness"<text:tab/>1</text:p>
      <text:p text:style-name="Standard">"black"<text:tab/>51</text:p>
      <text:p text:style-name="Standard">"blacksmith"<text:tab/>1</text:p>
      <text:p text:style-name="Standard"><text:soft-page-break/>"blazing"<text:tab/>2</text:p>
      <text:p text:style-name="Standard">"bleeding"<text:tab/>2</text:p>
      <text:p text:style-name="Standard">"blundering"<text:tab/>1</text:p>
      <text:p text:style-name="Standard">"blunt"<text:tab/>4</text:p>
      <text:p text:style-name="Standard">"body"<text:tab/>21</text:p>
      <text:p text:style-name="Standard">"bone"<text:tab/>3</text:p>
      <text:p text:style-name="Standard">"booted"<text:tab/>1</text:p>
      <text:p text:style-name="Standard">"bordeaux"<text:tab/>1</text:p>
      <text:p text:style-name="Standard">"bored"<text:tab/>2</text:p>
      <text:p text:style-name="Standard">"borne"<text:tab/>4</text:p>
      <text:p text:style-name="Standard">"borrow"<text:tab/>1</text:p>
      <text:p text:style-name="Standard">"borrowed"<text:tab/>2</text:p>
      <text:p text:style-name="Standard">"bosom"<text:tab/>2</text:p>
      <text:p text:style-name="Standard">"bowed"<text:tab/>9</text:p>
      <text:p text:style-name="Standard">"boxer"<text:tab/>1</text:p>
      <text:p text:style-name="Standard">"boy"<text:tab/>21</text:p>
      <text:p text:style-name="Standard">"boys"<text:tab/>1</text:p>
      <text:p text:style-name="Standard">"brace"<text:tab/>1</text:p>
      <text:p text:style-name="Standard">"bracelets"<text:tab/>1</text:p>
      <text:p text:style-name="Standard">"bradstreet"<text:tab/>12</text:p>
      <text:p text:style-name="Standard">"brain"<text:tab/>4</text:p>
      <text:p text:style-name="Standard">"branch"<text:tab/>3</text:p>
      <text:p text:style-name="Standard">"brass"<text:tab/>4</text:p>
      <text:p text:style-name="Standard">"brazen"<text:tab/>1</text:p>
      <text:p text:style-name="Standard">"breakfast"<text:tab/>23</text:p>
      <text:p text:style-name="Standard">"breaks"<text:tab/>1</text:p>
      <text:p text:style-name="Standard">"breasted"<text:tab/>1</text:p>
      <text:p text:style-name="Standard">"breathlessly"<text:tab/>1</text:p>
      <text:p text:style-name="Standard">"breckinridge"<text:tab/>7</text:p>
      <text:p text:style-name="Standard">"brewer"<text:tab/>1</text:p>
      <text:p text:style-name="Standard">"bridal"<text:tab/>1</text:p>
      <text:p text:style-name="Standard">"brighter"<text:tab/>1</text:p>
      <text:p text:style-name="Standard">"brilliantly"<text:tab/>2</text:p>
      <text:p text:style-name="Standard">"brisk"<text:tab/>4</text:p>
      <text:p text:style-name="Standard">"bristol"<text:tab/>6</text:p>
      <text:p text:style-name="Standard">"british"<text:tab/>4</text:p>
      <text:p text:style-name="Standard">"brooch"<text:tab/>1</text:p>
      <text:p text:style-name="Standard">"buckles"<text:tab/>1</text:p>
      <text:p text:style-name="Standard">"budge"<text:tab/>1</text:p>
      <text:p text:style-name="Standard">"buffalo"<text:tab/>1</text:p>
      <text:p text:style-name="Standard">"built"<text:tab/>4</text:p>
      <text:p text:style-name="Standard">"bulldog"<text:tab/>2</text:p>
      <text:p text:style-name="Standard">"bustled"<text:tab/>1</text:p>
      <text:p text:style-name="Standard">"bye"<text:tab/>6</text:p>
      <text:p text:style-name="Standard">"c\u0153ur_"<text:tab/>1</text:p>
      <text:p text:style-name="Standard">"cabman"<text:tab/>5</text:p>
      <text:p text:style-name="Standard">"cage"<text:tab/>1</text:p>
      <text:p text:style-name="Standard">"calling"<text:tab/>6</text:p>
      <text:p text:style-name="Standard">"candidate"<text:tab/>1</text:p>
      <text:p text:style-name="Standard">"candle"<text:tab/>3</text:p>
      <text:p text:style-name="Standard">"carbuncle"<text:tab/>7</text:p>
      <text:p text:style-name="Standard">"card"<text:tab/>9</text:p>
      <text:p text:style-name="Standard"><text:soft-page-break/>"cargo"<text:tab/>1</text:p>
      <text:p text:style-name="Standard">"carlo"<text:tab/>1</text:p>
      <text:p text:style-name="Standard">"carried"<text:tab/>22</text:p>
      <text:p text:style-name="Standard">"carries"<text:tab/>3</text:p>
      <text:p text:style-name="Standard">"cashier"<text:tab/>2</text:p>
      <text:p text:style-name="Standard">"casket"<text:tab/>1</text:p>
      <text:p text:style-name="Standard">"cassel"<text:tab/>1</text:p>
      <text:p text:style-name="Standard">"casting"<text:tab/>1</text:p>
      <text:p text:style-name="Standard">"category"<text:tab/>1</text:p>
      <text:p text:style-name="Standard">"catherine"<text:tab/>2</text:p>
      <text:p text:style-name="Standard">"cause"<text:tab/>22</text:p>
      <text:p text:style-name="Standard">"caution"<text:tab/>1</text:p>
      <text:p text:style-name="Standard">"cave"<text:tab/>1</text:p>
      <text:p text:style-name="Standard">"ceaseless"<text:tab/>1</text:p>
      <text:p text:style-name="Standard">"centuries"<text:tab/>1</text:p>
      <text:p text:style-name="Standard">"century"<text:tab/>1</text:p>
      <text:p text:style-name="Standard">"certainly"<text:tab/>45</text:p>
      <text:p text:style-name="Standard">"chaff"<text:tab/>1</text:p>
      <text:p text:style-name="Standard">"chaffering"<text:tab/>1</text:p>
      <text:p text:style-name="Standard">"chains"<text:tab/>1</text:p>
      <text:p text:style-name="Standard">"chair"<text:tab/>62</text:p>
      <text:p text:style-name="Standard">"chance"<text:tab/>25</text:p>
      <text:p text:style-name="Standard">"charity"<text:tab/>1</text:p>
      <text:p text:style-name="Standard">"checks"<text:tab/>1</text:p>
      <text:p text:style-name="Standard">"cheer"<text:tab/>1</text:p>
      <text:p text:style-name="Standard">"cheerless"<text:tab/>1</text:p>
      <text:p text:style-name="Standard">"cheery"<text:tab/>2</text:p>
      <text:p text:style-name="Standard">"cheque"<text:tab/>1</text:p>
      <text:p text:style-name="Standard">"childish"<text:tab/>1</text:p>
      <text:p text:style-name="Standard">"chill"<text:tab/>4</text:p>
      <text:p text:style-name="Standard">"chimney"<text:tab/>3</text:p>
      <text:p text:style-name="Standard">"chosen"<text:tab/>3</text:p>
      <text:p text:style-name="Standard">"cigarettes"<text:tab/>1</text:p>
      <text:p text:style-name="Standard">"circumspect"<text:tab/>1</text:p>
      <text:p text:style-name="Standard">"circumstances"<text:tab/>9</text:p>
      <text:p text:style-name="Standard">"civilised"<text:tab/>1</text:p>
      <text:p text:style-name="Standard">"claret"<text:tab/>1</text:p>
      <text:p text:style-name="Standard">"clasped"<text:tab/>1</text:p>
      <text:p text:style-name="Standard">"clasping"<text:tab/>1</text:p>
      <text:p text:style-name="Standard">"class"<text:tab/>2</text:p>
      <text:p text:style-name="Standard">"clattered"<text:tab/>2</text:p>
      <text:p text:style-name="Standard">"clay"<text:tab/>15</text:p>
      <text:p text:style-name="Standard">"clear"<text:tab/>44</text:p>
      <text:p text:style-name="Standard">"clearing"<text:tab/>8</text:p>
      <text:p text:style-name="Standard">"clenched"<text:tab/>1</text:p>
      <text:p text:style-name="Standard">"clerk"<text:tab/>1</text:p>
      <text:p text:style-name="Standard">"clink"<text:tab/>2</text:p>
      <text:p text:style-name="Standard">"clock"<text:tab/>38</text:p>
      <text:p text:style-name="Standard">"close"<text:tab/>20</text:p>
      <text:p text:style-name="Standard">"clouds"<text:tab/>6</text:p>
      <text:p text:style-name="Standard">"clue"<text:tab/>13</text:p>
      <text:p text:style-name="Standard">"clumps"<text:tab/>1</text:p>
      <text:p text:style-name="Standard"><text:soft-page-break/>"co"<text:tab/>4</text:p>
      <text:p text:style-name="Standard">"coaxing"<text:tab/>1</text:p>
      <text:p text:style-name="Standard">"coin"<text:tab/>1</text:p>
      <text:p text:style-name="Standard">"coiners"<text:tab/>1</text:p>
      <text:p text:style-name="Standard">"colonies"<text:tab/>2</text:p>
      <text:p text:style-name="Standard">"colony"<text:tab/>2</text:p>
      <text:p text:style-name="Standard">"colour"<text:tab/>19</text:p>
      <text:p text:style-name="Standard">"colourless"<text:tab/>1</text:p>
      <text:p text:style-name="Standard">"combine"<text:tab/>1</text:p>
      <text:p text:style-name="Standard">"combined"<text:tab/>1</text:p>
      <text:p text:style-name="Standard">"come"<text:tab/>162</text:p>
      <text:p text:style-name="Standard">"comical"<text:tab/>3</text:p>
      <text:p text:style-name="Standard">"commanding"<text:tab/>1</text:p>
      <text:p text:style-name="Standard">"commerce"<text:tab/>1</text:p>
      <text:p text:style-name="Standard">"committed"<text:tab/>8</text:p>
      <text:p text:style-name="Standard">"commonly"<text:tab/>1</text:p>
      <text:p text:style-name="Standard">"commonplace"<text:tab/>8</text:p>
      <text:p text:style-name="Standard">"companies"<text:tab/>1</text:p>
      <text:p text:style-name="Standard">"companion"<text:tab/>34</text:p>
      <text:p text:style-name="Standard">"compared"<text:tab/>2</text:p>
      <text:p text:style-name="Standard">"compass"<text:tab/>2</text:p>
      <text:p text:style-name="Standard">"compasses"<text:tab/>1</text:p>
      <text:p text:style-name="Standard">"compelled"<text:tab/>6</text:p>
      <text:p text:style-name="Standard">"compilation"<text:tab/>1</text:p>
      <text:p text:style-name="Standard">"complained"<text:tab/>2</text:p>
      <text:p text:style-name="Standard">"comply"<text:tab/>7</text:p>
      <text:p text:style-name="Standard">"compose"<text:tab/>1</text:p>
      <text:p text:style-name="Standard">"composed"<text:tab/>3</text:p>
      <text:p text:style-name="Standard">"compromised"<text:tab/>1</text:p>
      <text:p text:style-name="Standard">"computers"<text:tab/>2</text:p>
      <text:p text:style-name="Standard">"concept"<text:tab/>2</text:p>
      <text:p text:style-name="Standard">"concerned"<text:tab/>9</text:p>
      <text:p text:style-name="Standard">"concluded"<text:tab/>2</text:p>
      <text:p text:style-name="Standard">"concluding"<text:tab/>1</text:p>
      <text:p text:style-name="Standard">"conducted"<text:tab/>1</text:p>
      <text:p text:style-name="Standard">"confess"<text:tab/>16</text:p>
      <text:p text:style-name="Standard">"confide"<text:tab/>2</text:p>
      <text:p text:style-name="Standard">"confided"<text:tab/>2</text:p>
      <text:p text:style-name="Standard">"confidence"<text:tab/>5</text:p>
      <text:p text:style-name="Standard">"confine"<text:tab/>2</text:p>
      <text:p text:style-name="Standard">"confined"<text:tab/>4</text:p>
      <text:p text:style-name="Standard">"confirmed"<text:tab/>2</text:p>
      <text:p text:style-name="Standard">"congratulate"<text:tab/>4</text:p>
      <text:p text:style-name="Standard">"considering"<text:tab/>3</text:p>
      <text:p text:style-name="Standard">"conspicuous"<text:tab/>1</text:p>
      <text:p text:style-name="Standard">"consultations"<text:tab/>1</text:p>
      <text:p text:style-name="Standard">"consulting"<text:tab/>3</text:p>
      <text:p text:style-name="Standard">"contact"<text:tab/>6</text:p>
      <text:p text:style-name="Standard">"contain"<text:tab/>3</text:p>
      <text:p text:style-name="Standard">"contains"<text:tab/>2</text:p>
      <text:p text:style-name="Standard">"contents"<text:tab/>5</text:p>
      <text:p text:style-name="Standard">"continents"<text:tab/>1</text:p>
      <text:p text:style-name="Standard"><text:soft-page-break/>"continuously"<text:tab/>1</text:p>
      <text:p text:style-name="Standard">"contortions"<text:tab/>1</text:p>
      <text:p text:style-name="Standard">"contradict"<text:tab/>1</text:p>
      <text:p text:style-name="Standard">"contrast"<text:tab/>5</text:p>
      <text:p text:style-name="Standard">"convenience"<text:tab/>2</text:p>
      <text:p text:style-name="Standard">"conventionalities"<text:tab/>1</text:p>
      <text:p text:style-name="Standard">"convince"<text:tab/>1</text:p>
      <text:p text:style-name="Standard">"convoy"<text:tab/>1</text:p>
      <text:p text:style-name="Standard">"convulsed"<text:tab/>1</text:p>
      <text:p text:style-name="Standard">"copyright"<text:tab/>20</text:p>
      <text:p text:style-name="Standard">"coquettish"<text:tab/>1</text:p>
      <text:p text:style-name="Standard">"corporation"<text:tab/>1</text:p>
      <text:p text:style-name="Standard">"corroborate"<text:tab/>1</text:p>
      <text:p text:style-name="Standard">"corroboration"<text:tab/>1</text:p>
      <text:p text:style-name="Standard">"corrupt"<text:tab/>1</text:p>
      <text:p text:style-name="Standard">"costume"<text:tab/>3</text:p>
      <text:p text:style-name="Standard">"cough"<text:tab/>1</text:p>
      <text:p text:style-name="Standard">"couldn"<text:tab/>1</text:p>
      <text:p text:style-name="Standard">"counsellor"<text:tab/>1</text:p>
      <text:p text:style-name="Standard">"country"<text:tab/>39</text:p>
      <text:p text:style-name="Standard">"coupled"<text:tab/>1</text:p>
      <text:p text:style-name="Standard">"couples"<text:tab/>1</text:p>
      <text:p text:style-name="Standard">"covent"<text:tab/>3</text:p>
      <text:p text:style-name="Standard">"crash"<text:tab/>2</text:p>
      <text:p text:style-name="Standard">"cravats"<text:tab/>1</text:p>
      <text:p text:style-name="Standard">"creation"<text:tab/>1</text:p>
      <text:p text:style-name="Standard">"credit"<text:tab/>7</text:p>
      <text:p text:style-name="Standard">"crewe"<text:tab/>1</text:p>
      <text:p text:style-name="Standard">"cried"<text:tab/>68</text:p>
      <text:p text:style-name="Standard">"cries"<text:tab/>1</text:p>
      <text:p text:style-name="Standard">"cringing"<text:tab/>1</text:p>
      <text:p text:style-name="Standard">"crinkled"<text:tab/>1</text:p>
      <text:p text:style-name="Standard">"cripple"<text:tab/>5</text:p>
      <text:p text:style-name="Standard">"cross"<text:tab/>10</text:p>
      <text:p text:style-name="Standard">"crouched"<text:tab/>1</text:p>
      <text:p text:style-name="Standard">"cruel"<text:tab/>3</text:p>
      <text:p text:style-name="Standard">"cruelty"<text:tab/>3</text:p>
      <text:p text:style-name="Standard">"crumbly"<text:tab/>1</text:p>
      <text:p text:style-name="Standard">"cuff"<text:tab/>2</text:p>
      <text:p text:style-name="Standard">"cunning"<text:tab/>7</text:p>
      <text:p text:style-name="Standard">"curly"<text:tab/>1</text:p>
      <text:p text:style-name="Standard">"curve"<text:tab/>2</text:p>
      <text:p text:style-name="Standard">"cushioned"<text:tab/>1</text:p>
      <text:p text:style-name="Standard">"custody"<text:tab/>3</text:p>
      <text:p text:style-name="Standard">"d"<text:tab/>13</text:p>
      <text:p text:style-name="Standard">"damning"<text:tab/>2</text:p>
      <text:p text:style-name="Standard">"danger"<text:tab/>21</text:p>
      <text:p text:style-name="Standard">"dashing"<text:tab/>2</text:p>
      <text:p text:style-name="Standard">"data"<text:tab/>11</text:p>
      <text:p text:style-name="Standard">"dated"<text:tab/>4</text:p>
      <text:p text:style-name="Standard">"dates"<text:tab/>4</text:p>
      <text:p text:style-name="Standard">"daytime"<text:tab/>1</text:p>
      <text:p text:style-name="Standard"><text:soft-page-break/>"debt"<text:tab/>3</text:p>
      <text:p text:style-name="Standard">"december"<text:tab/>2</text:p>
      <text:p text:style-name="Standard">"deceptive"<text:tab/>1</text:p>
      <text:p text:style-name="Standard">"decrepit"<text:tab/>1</text:p>
      <text:p text:style-name="Standard">"deductible"<text:tab/>1</text:p>
      <text:p text:style-name="Standard">"defending"<text:tab/>1</text:p>
      <text:p text:style-name="Standard">"defiantly"<text:tab/>1</text:p>
      <text:p text:style-name="Standard">"defray"<text:tab/>1</text:p>
      <text:p text:style-name="Standard">"degenerating"<text:tab/>1</text:p>
      <text:p text:style-name="Standard">"degraded"<text:tab/>1</text:p>
      <text:p text:style-name="Standard">"degree"<text:tab/>3</text:p>
      <text:p text:style-name="Standard">"delicate"<text:tab/>7</text:p>
      <text:p text:style-name="Standard">"delight"<text:tab/>3</text:p>
      <text:p text:style-name="Standard">"deluded"<text:tab/>1</text:p>
      <text:p text:style-name="Standard">"dependent"<text:tab/>1</text:p>
      <text:p text:style-name="Standard">"deportment"<text:tab/>1</text:p>
      <text:p text:style-name="Standard">"depose"<text:tab/>1</text:p>
      <text:p text:style-name="Standard">"depositors"<text:tab/>1</text:p>
      <text:p text:style-name="Standard">"depression"<text:tab/>1</text:p>
      <text:p text:style-name="Standard">"deranged"<text:tab/>1</text:p>
      <text:p text:style-name="Standard">"descends"<text:tab/>1</text:p>
      <text:p text:style-name="Standard">"descent"<text:tab/>1</text:p>
      <text:p text:style-name="Standard">"description"<text:tab/>8</text:p>
      <text:p text:style-name="Standard">"deserts"<text:tab/>2</text:p>
      <text:p text:style-name="Standard">"despaired"<text:tab/>1</text:p>
      <text:p text:style-name="Standard">"details"<text:tab/>19</text:p>
      <text:p text:style-name="Standard">"detected"<text:tab/>1</text:p>
      <text:p text:style-name="Standard">"determination"<text:tab/>1</text:p>
      <text:p text:style-name="Standard">"developed"<text:tab/>2</text:p>
      <text:p text:style-name="Standard">"devoid"<text:tab/>2</text:p>
      <text:p text:style-name="Standard">"devoted"<text:tab/>4</text:p>
      <text:p text:style-name="Standard">"devoured"<text:tab/>1</text:p>
      <text:p text:style-name="Standard">"devouring"<text:tab/>2</text:p>
      <text:p text:style-name="Standard">"dew"<text:tab/>1</text:p>
      <text:p text:style-name="Standard">"diabetes"<text:tab/>1</text:p>
      <text:p text:style-name="Standard">"did"<text:tab/>153</text:p>
      <text:p text:style-name="Standard">"didn"<text:tab/>15</text:p>
      <text:p text:style-name="Standard">"difference"<text:tab/>3</text:p>
      <text:p text:style-name="Standard">"difficult"<text:tab/>14</text:p>
      <text:p text:style-name="Standard">"digesting"<text:tab/>1</text:p>
      <text:p text:style-name="Standard">"dingy"<text:tab/>1</text:p>
      <text:p text:style-name="Standard">"dinner"<text:tab/>4</text:p>
      <text:p text:style-name="Standard">"dipped"<text:tab/>1</text:p>
      <text:p text:style-name="Standard">"direct"<text:tab/>5</text:p>
      <text:p text:style-name="Standard">"directly"<text:tab/>2</text:p>
      <text:p text:style-name="Standard">"dirt"<text:tab/>1</text:p>
      <text:p text:style-name="Standard">"disadvantages"<text:tab/>1</text:p>
      <text:p text:style-name="Standard">"discloses"<text:tab/>1</text:p>
      <text:p text:style-name="Standard">"discourage"<text:tab/>1</text:p>
      <text:p text:style-name="Standard">"discovery"<text:tab/>3</text:p>
      <text:p text:style-name="Standard">"discrepancy"<text:tab/>1</text:p>
      <text:p text:style-name="Standard">"discriminate"<text:tab/>1</text:p>
      <text:p text:style-name="Standard"><text:soft-page-break/>"disown"<text:tab/>1</text:p>
      <text:p text:style-name="Standard">"display"<text:tab/>1</text:p>
      <text:p text:style-name="Standard">"disproportionately"<text:tab/>1</text:p>
      <text:p text:style-name="Standard">"disqualify"<text:tab/>1</text:p>
      <text:p text:style-name="Standard">"distributed"<text:tab/>4</text:p>
      <text:p text:style-name="Standard">"distrusted"<text:tab/>1</text:p>
      <text:p text:style-name="Standard">"dived"<text:tab/>1</text:p>
      <text:p text:style-name="Standard">"diverted"<text:tab/>1</text:p>
      <text:p text:style-name="Standard">"docketing"<text:tab/>1</text:p>
      <text:p text:style-name="Standard">"doing"<text:tab/>21</text:p>
      <text:p text:style-name="Standard">"donate"<text:tab/>5</text:p>
      <text:p text:style-name="Standard">"dooties"<text:tab/>1</text:p>
      <text:p text:style-name="Standard">"double"<text:tab/>16</text:p>
      <text:p text:style-name="Standard">"doubly"<text:tab/>1</text:p>
      <text:p text:style-name="Standard">"doubtless"<text:tab/>4</text:p>
      <text:p text:style-name="Standard">"down"<text:tab/>230</text:p>
      <text:p text:style-name="Standard">"dozen"<text:tab/>11</text:p>
      <text:p text:style-name="Standard">"draughts"<text:tab/>1</text:p>
      <text:p text:style-name="Standard">"draw"<text:tab/>12</text:p>
      <text:p text:style-name="Standard">"drawback"<text:tab/>2</text:p>
      <text:p text:style-name="Standard">"drawer"<text:tab/>6</text:p>
      <text:p text:style-name="Standard">"dreadful"<text:tab/>17</text:p>
      <text:p text:style-name="Standard">"dreadfully"<text:tab/>2</text:p>
      <text:p text:style-name="Standard">"dreaming"<text:tab/>1</text:p>
      <text:p text:style-name="Standard">"drenched"<text:tab/>2</text:p>
      <text:p text:style-name="Standard">"drifting"<text:tab/>2</text:p>
      <text:p text:style-name="Standard">"driving"<text:tab/>7</text:p>
      <text:p text:style-name="Standard">"drooping"<text:tab/>3</text:p>
      <text:p text:style-name="Standard">"dropped"<text:tab/>16</text:p>
      <text:p text:style-name="Standard">"drove"<text:tab/>26</text:p>
      <text:p text:style-name="Standard">"drowned"<text:tab/>1</text:p>
      <text:p text:style-name="Standard">"drowsiness"<text:tab/>1</text:p>
      <text:p text:style-name="Standard">"dry"<text:tab/>2</text:p>
      <text:p text:style-name="Standard">"dryly"<text:tab/>1</text:p>
      <text:p text:style-name="Standard">"dubious"<text:tab/>1</text:p>
      <text:p text:style-name="Standard">"dug"<text:tab/>1</text:p>
      <text:p text:style-name="Standard">"duke"<text:tab/>7</text:p>
      <text:p text:style-name="Standard">"dustcoat"<text:tab/>1</text:p>
      <text:p text:style-name="Standard">"dusty"<text:tab/>2</text:p>
      <text:p text:style-name="Standard">"dweller"<text:tab/>1</text:p>
      <text:p text:style-name="Standard">"dying"<text:tab/>9</text:p>
      <text:p text:style-name="Standard">"eagerly"<text:tab/>4</text:p>
      <text:p text:style-name="Standard">"earlier"<text:tab/>1</text:p>
      <text:p text:style-name="Standard">"earning"<text:tab/>2</text:p>
      <text:p text:style-name="Standard">"earrings"<text:tab/>2</text:p>
      <text:p text:style-name="Standard">"eastward"<text:tab/>1</text:p>
      <text:p text:style-name="Standard">"ebbing"<text:tab/>1</text:p>
      <text:p text:style-name="Standard">"eccentric"<text:tab/>2</text:p>
      <text:p text:style-name="Standard">"edge"<text:tab/>13</text:p>
      <text:p text:style-name="Standard">"edgeware"<text:tab/>2</text:p>
      <text:p text:style-name="Standard">"effects"<text:tab/>3</text:p>
      <text:p text:style-name="Standard">"efforts"<text:tab/>6</text:p>
      <text:p text:style-name="Standard"><text:soft-page-break/>"effusive"<text:tab/>1</text:p>
      <text:p text:style-name="Standard">"eglonitz"<text:tab/>1</text:p>
      <text:p text:style-name="Standard">"eh"<text:tab/>2</text:p>
      <text:p text:style-name="Standard">"eight"<text:tab/>14</text:p>
      <text:p text:style-name="Standard">"ejaculated"<text:tab/>4</text:p>
      <text:p text:style-name="Standard">"elaborate"<text:tab/>2</text:p>
      <text:p text:style-name="Standard">"elder"<text:tab/>1</text:p>
      <text:p text:style-name="Standard">"else"<text:tab/>32</text:p>
      <text:p text:style-name="Standard">"elsewhere"<text:tab/>1</text:p>
      <text:p text:style-name="Standard">"emerald"<text:tab/>1</text:p>
      <text:p text:style-name="Standard">"emigrated"<text:tab/>1</text:p>
      <text:p text:style-name="Standard">"employed"<text:tab/>3</text:p>
      <text:p text:style-name="Standard">"employers"<text:tab/>2</text:p>
      <text:p text:style-name="Standard">"empty"<text:tab/>10</text:p>
      <text:p text:style-name="Standard">"encamp"<text:tab/>1</text:p>
      <text:p text:style-name="Standard">"encircled"<text:tab/>1</text:p>
      <text:p text:style-name="Standard">"encoding"<text:tab/>1</text:p>
      <text:p text:style-name="Standard">"encourage"<text:tab/>1</text:p>
      <text:p text:style-name="Standard">"encouraging"<text:tab/>1</text:p>
      <text:p text:style-name="Standard">"encyclop\u00e6dia_"<text:tab/>1</text:p>
      <text:p text:style-name="Standard">"encyclop\u00e6dias"<text:tab/>1</text:p>
      <text:p text:style-name="Standard">"endell"<text:tab/>1</text:p>
      <text:p text:style-name="Standard">"endured"<text:tab/>1</text:p>
      <text:p text:style-name="Standard">"engineer"<text:tab/>9</text:p>
      <text:p text:style-name="Standard">"engineers"<text:tab/>1</text:p>
      <text:p text:style-name="Standard">"enjoy"<text:tab/>1</text:p>
      <text:p text:style-name="Standard">"ensue"<text:tab/>1</text:p>
      <text:p text:style-name="Standard">"ensuring"<text:tab/>1</text:p>
      <text:p text:style-name="Standard">"entered"<text:tab/>33</text:p>
      <text:p text:style-name="Standard">"entering"<text:tab/>4</text:p>
      <text:p text:style-name="Standard">"enthusiastic"<text:tab/>2</text:p>
      <text:p text:style-name="Standard">"epicurean"<text:tab/>1</text:p>
      <text:p text:style-name="Standard">"epistle"<text:tab/>3</text:p>
      <text:p text:style-name="Standard">"error"<text:tab/>4</text:p>
      <text:p text:style-name="Standard">"etherege"<text:tab/>1</text:p>
      <text:p text:style-name="Standard">"even"<text:tab/>72</text:p>
      <text:p text:style-name="Standard">"everybody"<text:tab/>2</text:p>
      <text:p text:style-name="Standard">"evidently"<text:tab/>14</text:p>
      <text:p text:style-name="Standard">"evolved"<text:tab/>1</text:p>
      <text:p text:style-name="Standard">"exaggerated"<text:tab/>2</text:p>
      <text:p text:style-name="Standard">"examined"<text:tab/>16</text:p>
      <text:p text:style-name="Standard">"exceeded"<text:tab/>1</text:p>
      <text:p text:style-name="Standard">"excellent"<text:tab/>19</text:p>
      <text:p text:style-name="Standard">"exchanged"<text:tab/>2</text:p>
      <text:p text:style-name="Standard">"excitable"<text:tab/>1</text:p>
      <text:p text:style-name="Standard">"excitement"<text:tab/>6</text:p>
      <text:p text:style-name="Standard">"exclamation"<text:tab/>2</text:p>
      <text:p text:style-name="Standard">"excuse"<text:tab/>15</text:p>
      <text:p text:style-name="Standard">"exercise"<text:tab/>2</text:p>
      <text:p text:style-name="Standard">"existence"<text:tab/>5</text:p>
      <text:p text:style-name="Standard">"expenditure"<text:tab/>1</text:p>
      <text:p text:style-name="Standard">"expense"<text:tab/>6</text:p>
      <text:p text:style-name="Standard"><text:soft-page-break/>"explained"<text:tab/>9</text:p>
      <text:p text:style-name="Standard">"exporting"<text:tab/>1</text:p>
      <text:p text:style-name="Standard">"exposed"<text:tab/>3</text:p>
      <text:p text:style-name="Standard">"exposure"<text:tab/>4</text:p>
      <text:p text:style-name="Standard">"expression"<text:tab/>8</text:p>
      <text:p text:style-name="Standard">"expressions"<text:tab/>1</text:p>
      <text:p text:style-name="Standard">"extend"<text:tab/>1</text:p>
      <text:p text:style-name="Standard">"extended"<text:tab/>4</text:p>
      <text:p text:style-name="Standard">"extinguished"<text:tab/>1</text:p>
      <text:p text:style-name="Standard">"extinguishes"<text:tab/>1</text:p>
      <text:p text:style-name="Standard">"extremely"<text:tab/>7</text:p>
      <text:p text:style-name="Standard">"eyebrows"<text:tab/>3</text:p>
      <text:p text:style-name="Standard">"faced"<text:tab/>13</text:p>
      <text:p text:style-name="Standard">"faces"<text:tab/>2</text:p>
      <text:p text:style-name="Standard">"facts"<text:tab/>35</text:p>
      <text:p text:style-name="Standard">"fade"<text:tab/>1</text:p>
      <text:p text:style-name="Standard">"failed"<text:tab/>6</text:p>
      <text:p text:style-name="Standard">"fainting"<text:tab/>3</text:p>
      <text:p text:style-name="Standard">"faintly"<text:tab/>1</text:p>
      <text:p text:style-name="Standard">"fairer"<text:tab/>1</text:p>
      <text:p text:style-name="Standard">"faith"<text:tab/>3</text:p>
      <text:p text:style-name="Standard">"faithfully"<text:tab/>3</text:p>
      <text:p text:style-name="Standard">"fall"<text:tab/>11</text:p>
      <text:p text:style-name="Standard">"fancies"<text:tab/>5</text:p>
      <text:p text:style-name="Standard">"fancy"<text:tab/>15</text:p>
      <text:p text:style-name="Standard">"fareham"<text:tab/>1</text:p>
      <text:p text:style-name="Standard">"farewell"<text:tab/>1</text:p>
      <text:p text:style-name="Standard">"farthest"<text:tab/>2</text:p>
      <text:p text:style-name="Standard">"fascination"<text:tab/>1</text:p>
      <text:p text:style-name="Standard">"fashion"<text:tab/>20</text:p>
      <text:p text:style-name="Standard">"fast"<text:tab/>2</text:p>
      <text:p text:style-name="Standard">"fasteners"<text:tab/>1</text:p>
      <text:p text:style-name="Standard">"fat"<text:tab/>6</text:p>
      <text:p text:style-name="Standard">"fatally"<text:tab/>1</text:p>
      <text:p text:style-name="Standard">"fattened"<text:tab/>2</text:p>
      <text:p text:style-name="Standard">"fears"<text:tab/>5</text:p>
      <text:p text:style-name="Standard">"feasible"<text:tab/>2</text:p>
      <text:p text:style-name="Standard">"feather"<text:tab/>3</text:p>
      <text:p text:style-name="Standard">"feeling"<text:tab/>17</text:p>
      <text:p text:style-name="Standard">"feet"<text:tab/>28</text:p>
      <text:p text:style-name="Standard">"felony"<text:tab/>3</text:p>
      <text:p text:style-name="Standard">"ferguson"<text:tab/>4</text:p>
      <text:p text:style-name="Standard">"ferret"<text:tab/>1</text:p>
      <text:p text:style-name="Standard">"fiction"<text:tab/>1</text:p>
      <text:p text:style-name="Standard">"fiercely"<text:tab/>2</text:p>
      <text:p text:style-name="Standard">"fifth"<text:tab/>1</text:p>
      <text:p text:style-name="Standard">"firm"<text:tab/>12</text:p>
      <text:p text:style-name="Standard">"flag"<text:tab/>1</text:p>
      <text:p text:style-name="Standard">"flagged"<text:tab/>2</text:p>
      <text:p text:style-name="Standard">"flaming"<text:tab/>2</text:p>
      <text:p text:style-name="Standard">"flaring"<text:tab/>1</text:p>
      <text:p text:style-name="Standard">"flatter"<text:tab/>1</text:p>
      <text:p text:style-name="Standard"><text:soft-page-break/>"flattered"<text:tab/>3</text:p>
      <text:p text:style-name="Standard">"flew"<text:tab/>4</text:p>
      <text:p text:style-name="Standard">"flight"<text:tab/>8</text:p>
      <text:p text:style-name="Standard">"flurried"<text:tab/>1</text:p>
      <text:p text:style-name="Standard">"focus"<text:tab/>1</text:p>
      <text:p text:style-name="Standard">"foliage"<text:tab/>1</text:p>
      <text:p text:style-name="Standard">"following"<text:tab/>16</text:p>
      <text:p text:style-name="Standard">"fonder"<text:tab/>1</text:p>
      <text:p text:style-name="Standard">"fondness"<text:tab/>1</text:p>
      <text:p text:style-name="Standard">"foot"<text:tab/>15</text:p>
      <text:p text:style-name="Standard">"footpath"<text:tab/>1</text:p>
      <text:p text:style-name="Standard">"forbidden"<text:tab/>1</text:p>
      <text:p text:style-name="Standard">"forbidding"<text:tab/>2</text:p>
      <text:p text:style-name="Standard">"fordham"<text:tab/>2</text:p>
      <text:p text:style-name="Standard">"forebodings"<text:tab/>1</text:p>
      <text:p text:style-name="Standard">"fortunately"<text:tab/>2</text:p>
      <text:p text:style-name="Standard">"forty"<text:tab/>6</text:p>
      <text:p text:style-name="Standard">"forward"<text:tab/>31</text:p>
      <text:p text:style-name="Standard">"fought"<text:tab/>1</text:p>
      <text:p text:style-name="Standard">"fountain"<text:tab/>1</text:p>
      <text:p text:style-name="Standard">"fowl"<text:tab/>1</text:p>
      <text:p text:style-name="Standard">"framed"<text:tab/>2</text:p>
      <text:p text:style-name="Standard">"france"<text:tab/>7</text:p>
      <text:p text:style-name="Standard">"franco"<text:tab/>1</text:p>
      <text:p text:style-name="Standard">"frenchman"<text:tab/>1</text:p>
      <text:p text:style-name="Standard">"frequent"<text:tab/>2</text:p>
      <text:p text:style-name="Standard">"frequently"<text:tab/>10</text:p>
      <text:p text:style-name="Standard">"fresno"<text:tab/>2</text:p>
      <text:p text:style-name="Standard">"fringed"<text:tab/>1</text:p>
      <text:p text:style-name="Standard">"fritz"<text:tab/>2</text:p>
      <text:p text:style-name="Standard">"fronts"<text:tab/>1</text:p>
      <text:p text:style-name="Standard">"fulfilment"<text:tab/>1</text:p>
      <text:p text:style-name="Standard">"full"<text:tab/>29</text:p>
      <text:p text:style-name="Standard">"fumes"<text:tab/>1</text:p>
      <text:p text:style-name="Standard">"funds"<text:tab/>1</text:p>
      <text:p text:style-name="Standard">"further"<text:tab/>11</text:p>
      <text:p text:style-name="Standard">"furtive"<text:tab/>1</text:p>
      <text:p text:style-name="Standard">"gain"<text:tab/>6</text:p>
      <text:p text:style-name="Standard">"gaining"<text:tab/>1</text:p>
      <text:p text:style-name="Standard">"gales"<text:tab/>2</text:p>
      <text:p text:style-name="Standard">"game"<text:tab/>9</text:p>
      <text:p text:style-name="Standard">"gas"<text:tab/>8</text:p>
      <text:p text:style-name="Standard">"gasped"<text:tab/>6</text:p>
      <text:p text:style-name="Standard">"gaunter"<text:tab/>1</text:p>
      <text:p text:style-name="Standard">"gazetteer"<text:tab/>1</text:p>
      <text:p text:style-name="Standard">"gear"<text:tab/>1</text:p>
      <text:p text:style-name="Standard">"general"<text:tab/>12</text:p>
      <text:p text:style-name="Standard">"genii"<text:tab/>1</text:p>
      <text:p text:style-name="Standard">"gentlemen"<text:tab/>6</text:p>
      <text:p text:style-name="Standard">"george"<text:tab/>14</text:p>
      <text:p text:style-name="Standard">"georgia"<text:tab/>2</text:p>
      <text:p text:style-name="Standard">"germans"<text:tab/>1</text:p>
      <text:p text:style-name="Standard"><text:soft-page-break/>"get"<text:tab/>62</text:p>
      <text:p text:style-name="Standard">"gets"<text:tab/>3</text:p>
      <text:p text:style-name="Standard">"getting"<text:tab/>8</text:p>
      <text:p text:style-name="Standard">"ghost"<text:tab/>1</text:p>
      <text:p text:style-name="Standard">"girl"<text:tab/>27</text:p>
      <text:p text:style-name="Standard">"glade"<text:tab/>1</text:p>
      <text:p text:style-name="Standard">"glance"<text:tab/>17</text:p>
      <text:p text:style-name="Standard">"glands"<text:tab/>1</text:p>
      <text:p text:style-name="Standard">"glared"<text:tab/>2</text:p>
      <text:p text:style-name="Standard">"glaring"<text:tab/>1</text:p>
      <text:p text:style-name="Standard">"gloomily"<text:tab/>1</text:p>
      <text:p text:style-name="Standard">"gloomy"<text:tab/>1</text:p>
      <text:p text:style-name="Standard">"glossy"<text:tab/>2</text:p>
      <text:p text:style-name="Standard">"goals"<text:tab/>1</text:p>
      <text:p text:style-name="Standard">"goes"<text:tab/>9</text:p>
      <text:p text:style-name="Standard">"golden"<text:tab/>5</text:p>
      <text:p text:style-name="Standard">"gone"<text:tab/>45</text:p>
      <text:p text:style-name="Standard">"good"<text:tab/>137</text:p>
      <text:p text:style-name="Standard">"goodwill"<text:tab/>1</text:p>
      <text:p text:style-name="Standard">"gossips"<text:tab/>1</text:p>
      <text:p text:style-name="Standard">"got"<text:tab/>53</text:p>
      <text:p text:style-name="Standard">"governess"<text:tab/>3</text:p>
      <text:p text:style-name="Standard">"government"<text:tab/>2</text:p>
      <text:p text:style-name="Standard">"grace"<text:tab/>3</text:p>
      <text:p text:style-name="Standard">"grain"<text:tab/>1</text:p>
      <text:p text:style-name="Standard">"grand"<text:tab/>2</text:p>
      <text:p text:style-name="Standard">"grandfather"<text:tab/>2</text:p>
      <text:p text:style-name="Standard">"gras_"<text:tab/>1</text:p>
      <text:p text:style-name="Standard">"grasping"<text:tab/>1</text:p>
      <text:p text:style-name="Standard">"grass"<text:tab/>9</text:p>
      <text:p text:style-name="Standard">"gravity"<text:tab/>3</text:p>
      <text:p text:style-name="Standard">"greatcoat"<text:tab/>1</text:p>
      <text:p text:style-name="Standard">"green"<text:tab/>5</text:p>
      <text:p text:style-name="Standard">"grievance"<text:tab/>1</text:p>
      <text:p text:style-name="Standard">"groomed"<text:tab/>1</text:p>
      <text:p text:style-name="Standard">"grosvenor"<text:tab/>2</text:p>
      <text:p text:style-name="Standard">"guessed"<text:tab/>2</text:p>
      <text:p text:style-name="Standard">"guilt"<text:tab/>4</text:p>
      <text:p text:style-name="Standard">"guinea"<text:tab/>4</text:p>
      <text:p text:style-name="Standard">"gullet"<text:tab/>1</text:p>
      <text:p text:style-name="Standard">"gulp"<text:tab/>1</text:p>
      <text:p text:style-name="Standard">"gun"<text:tab/>6</text:p>
      <text:p text:style-name="Standard">"gustave"<text:tab/>1</text:p>
      <text:p text:style-name="Standard">"guttering"<text:tab/>1</text:p>
      <text:p text:style-name="Standard">"hair"<text:tab/>45</text:p>
      <text:p text:style-name="Standard">"haired"<text:tab/>1</text:p>
      <text:p text:style-name="Standard">"hampshire"<text:tab/>4</text:p>
      <text:p text:style-name="Standard">"handwriting"<text:tab/>2</text:p>
      <text:p text:style-name="Standard">"hanging"<text:tab/>7</text:p>
      <text:p text:style-name="Standard">"hangs"<text:tab/>2</text:p>
      <text:p text:style-name="Standard">"hansom"<text:tab/>6</text:p>
      <text:p text:style-name="Standard">"happen"<text:tab/>3</text:p>
      <text:p text:style-name="Standard"><text:soft-page-break/>"happened"<text:tab/>23</text:p>
      <text:p text:style-name="Standard">"hard"<text:tab/>29</text:p>
      <text:p text:style-name="Standard">"hardened"<text:tab/>4</text:p>
      <text:p text:style-name="Standard">"hardest"<text:tab/>1</text:p>
      <text:p text:style-name="Standard">"harsh"<text:tab/>1</text:p>
      <text:p text:style-name="Standard">"hatty"<text:tab/>3</text:p>
      <text:p text:style-name="Standard">"have"<text:tab/>931</text:p>
      <text:p text:style-name="Standard">"he"<text:tab/>1486</text:p>
      <text:p text:style-name="Standard">"heading"<text:tab/>3</text:p>
      <text:p text:style-name="Standard">"heaven"<text:tab/>5</text:p>
      <text:p text:style-name="Standard">"heavier"<text:tab/>2</text:p>
      <text:p text:style-name="Standard">"hedge"<text:tab/>2</text:p>
      <text:p text:style-name="Standard">"heels"<text:tab/>6</text:p>
      <text:p text:style-name="Standard">"heiress"<text:tab/>2</text:p>
      <text:p text:style-name="Standard">"heirs"<text:tab/>1</text:p>
      <text:p text:style-name="Standard">"helen"<text:tab/>4</text:p>
      <text:p text:style-name="Standard">"hellish"<text:tab/>2</text:p>
      <text:p text:style-name="Standard">"help"<text:tab/>50</text:p>
      <text:p text:style-name="Standard">"helped"<text:tab/>3</text:p>
      <text:p text:style-name="Standard">"helpless"<text:tab/>3</text:p>
      <text:p text:style-name="Standard">"here"<text:tab/>140</text:p>
      <text:p text:style-name="Standard">"herefordshire"<text:tab/>2</text:p>
      <text:p text:style-name="Standard">"hesitated"<text:tab/>3</text:p>
      <text:p text:style-name="Standard">"hide"<text:tab/>2</text:p>
      <text:p text:style-name="Standard">"higher"<text:tab/>3</text:p>
      <text:p text:style-name="Standard">"hill"<text:tab/>2</text:p>
      <text:p text:style-name="Standard">"hint"<text:tab/>2</text:p>
      <text:p text:style-name="Standard">"hinted"<text:tab/>1</text:p>
      <text:p text:style-name="Standard">"hired"<text:tab/>1</text:p>
      <text:p text:style-name="Standard">"history"<text:tab/>3</text:p>
      <text:p text:style-name="Standard">"hit"<text:tab/>3</text:p>
      <text:p text:style-name="Standard">"hoarsely"<text:tab/>1</text:p>
      <text:p text:style-name="Standard">"hobbies"<text:tab/>1</text:p>
      <text:p text:style-name="Standard">"holes"<text:tab/>2</text:p>
      <text:p text:style-name="Standard">"hollow"<text:tab/>4</text:p>
      <text:p text:style-name="Standard">"home"<text:tab/>48</text:p>
      <text:p text:style-name="Standard">"homme"<text:tab/>1</text:p>
      <text:p text:style-name="Standard">"honeymoon"<text:tab/>2</text:p>
      <text:p text:style-name="Standard">"hopeful"<text:tab/>1</text:p>
      <text:p text:style-name="Standard">"horace"<text:tab/>1</text:p>
      <text:p text:style-name="Standard">"horsey"<text:tab/>2</text:p>
      <text:p text:style-name="Standard">"howling"<text:tab/>1</text:p>
      <text:p text:style-name="Standard">"huffed"<text:tab/>1</text:p>
      <text:p text:style-name="Standard">"huge"<text:tab/>11</text:p>
      <text:p text:style-name="Standard">"hum"<text:tab/>9</text:p>
      <text:p text:style-name="Standard">"humanity"<text:tab/>1</text:p>
      <text:p text:style-name="Standard">"humbler"<text:tab/>1</text:p>
      <text:p text:style-name="Standard">"hundred"<text:tab/>19</text:p>
      <text:p text:style-name="Standard">"hungrily"<text:tab/>1</text:p>
      <text:p text:style-name="Standard">"hurling"<text:tab/>2</text:p>
      <text:p text:style-name="Standard">"hurrying"<text:tab/>4</text:p>
      <text:p text:style-name="Standard">"husband"<text:tab/>28</text:p>
      <text:p text:style-name="Standard"><text:soft-page-break/>"hush"<text:tab/>2</text:p>
      <text:p text:style-name="Standard">"hydraulics"<text:tab/>1</text:p>
      <text:p text:style-name="Standard">"hysterical"<text:tab/>2</text:p>
      <text:p text:style-name="Standard">"i"<text:tab/>3038</text:p>
      <text:p text:style-name="Standard">"ice"<text:tab/>1</text:p>
      <text:p text:style-name="Standard">"identical"<text:tab/>1</text:p>
      <text:p text:style-name="Standard">"identification"<text:tab/>1</text:p>
      <text:p text:style-name="Standard">"identify"<text:tab/>2</text:p>
      <text:p text:style-name="Standard">"ignorance"<text:tab/>3</text:p>
      <text:p text:style-name="Standard">"ignorant"<text:tab/>3</text:p>
      <text:p text:style-name="Standard">"ii"<text:tab/>3</text:p>
      <text:p text:style-name="Standard">"iii"<text:tab/>3</text:p>
      <text:p text:style-name="Standard">"illuminated"<text:tab/>1</text:p>
      <text:p text:style-name="Standard">"impatient"<text:tab/>2</text:p>
      <text:p text:style-name="Standard">"impatiently"<text:tab/>3</text:p>
      <text:p text:style-name="Standard">"imperturbably"<text:tab/>1</text:p>
      <text:p text:style-name="Standard">"implicated"<text:tab/>1</text:p>
      <text:p text:style-name="Standard">"implicates"<text:tab/>1</text:p>
      <text:p text:style-name="Standard">"impressed"<text:tab/>6</text:p>
      <text:p text:style-name="Standard">"impression"<text:tab/>16</text:p>
      <text:p text:style-name="Standard">"impressions"<text:tab/>3</text:p>
      <text:p text:style-name="Standard">"imprisonment"<text:tab/>3</text:p>
      <text:p text:style-name="Standard">"improving"<text:tab/>1</text:p>
      <text:p text:style-name="Standard">"imprudence"<text:tab/>2</text:p>
      <text:p text:style-name="Standard">"impulsive"<text:tab/>1</text:p>
      <text:p text:style-name="Standard">"impunity"<text:tab/>3</text:p>
      <text:p text:style-name="Standard">"in"<text:tab/>1826</text:p>
      <text:p text:style-name="Standard">"inadequate"<text:tab/>1</text:p>
      <text:p text:style-name="Standard">"incarnate"<text:tab/>1</text:p>
      <text:p text:style-name="Standard">"incident"<text:tab/>9</text:p>
      <text:p text:style-name="Standard">"incidental"<text:tab/>1</text:p>
      <text:p text:style-name="Standard">"incites"<text:tab/>1</text:p>
      <text:p text:style-name="Standard">"inconvenience"<text:tab/>4</text:p>
      <text:p text:style-name="Standard">"increasing"<text:tab/>2</text:p>
      <text:p text:style-name="Standard">"incredulity"<text:tab/>2</text:p>
      <text:p text:style-name="Standard">"incriminate"<text:tab/>1</text:p>
      <text:p text:style-name="Standard">"indebted"<text:tab/>3</text:p>
      <text:p text:style-name="Standard">"independent"<text:tab/>3</text:p>
      <text:p text:style-name="Standard">"indignation"<text:tab/>2</text:p>
      <text:p text:style-name="Standard">"indoors"<text:tab/>3</text:p>
      <text:p text:style-name="Standard">"infinite"<text:tab/>1</text:p>
      <text:p text:style-name="Standard">"influence"<text:tab/>11</text:p>
      <text:p text:style-name="Standard">"inform"<text:tab/>2</text:p>
      <text:p text:style-name="Standard">"informality"<text:tab/>1</text:p>
      <text:p text:style-name="Standard">"ingenuity"<text:tab/>1</text:p>
      <text:p text:style-name="Standard">"inhabited"<text:tab/>3</text:p>
      <text:p text:style-name="Standard">"injections"<text:tab/>1</text:p>
      <text:p text:style-name="Standard">"injuring"<text:tab/>2</text:p>
      <text:p text:style-name="Standard">"inn"<text:tab/>7</text:p>
      <text:p text:style-name="Standard">"inquirer"<text:tab/>1</text:p>
      <text:p text:style-name="Standard">"inquiries"<text:tab/>7</text:p>
      <text:p text:style-name="Standard">"insects"<text:tab/>1</text:p>
      <text:p text:style-name="Standard"><text:soft-page-break/>"insensibility"<text:tab/>1</text:p>
      <text:p text:style-name="Standard">"inside"<text:tab/>13</text:p>
      <text:p text:style-name="Standard">"insist"<text:tab/>2</text:p>
      <text:p text:style-name="Standard">"insists"<text:tab/>1</text:p>
      <text:p text:style-name="Standard">"instantly"<text:tab/>17</text:p>
      <text:p text:style-name="Standard">"insult"<text:tab/>2</text:p>
      <text:p text:style-name="Standard">"intellectual"<text:tab/>5</text:p>
      <text:p text:style-name="Standard">"intelligence"<text:tab/>1</text:p>
      <text:p text:style-name="Standard">"intently"<text:tab/>1</text:p>
      <text:p text:style-name="Standard">"interested"<text:tab/>12</text:p>
      <text:p text:style-name="Standard">"intimacy"<text:tab/>1</text:p>
      <text:p text:style-name="Standard">"intruder"<text:tab/>1</text:p>
      <text:p text:style-name="Standard">"intrusions"<text:tab/>1</text:p>
      <text:p text:style-name="Standard">"intrusted"<text:tab/>2</text:p>
      <text:p text:style-name="Standard">"intuitions"<text:tab/>1</text:p>
      <text:p text:style-name="Standard">"invaders"<text:tab/>1</text:p>
      <text:p text:style-name="Standard">"invariable"<text:tab/>1</text:p>
      <text:p text:style-name="Standard">"invariably"<text:tab/>3</text:p>
      <text:p text:style-name="Standard">"investigation"<text:tab/>12</text:p>
      <text:p text:style-name="Standard">"invisible"<text:tab/>2</text:p>
      <text:p text:style-name="Standard">"iron"<text:tab/>12</text:p>
      <text:p text:style-name="Standard">"is"<text:tab/>1146</text:p>
      <text:p text:style-name="Standard">"isn"<text:tab/>4</text:p>
      <text:p text:style-name="Standard">"isolated"<text:tab/>1</text:p>
      <text:p text:style-name="Standard">"ivory"<text:tab/>1</text:p>
      <text:p text:style-name="Standard">"ix"<text:tab/>2</text:p>
      <text:p text:style-name="Standard">"jabez"<text:tab/>9</text:p>
      <text:p text:style-name="Standard">"jacket"<text:tab/>7</text:p>
      <text:p text:style-name="Standard">"january"<text:tab/>4</text:p>
      <text:p text:style-name="Standard">"jewellery"<text:tab/>1</text:p>
      <text:p text:style-name="Standard">"job"<text:tab/>3</text:p>
      <text:p text:style-name="Standard">"joke"<text:tab/>3</text:p>
      <text:p text:style-name="Standard">"joseph"<text:tab/>1</text:p>
      <text:p text:style-name="Standard">"journey"<text:tab/>9</text:p>
      <text:p text:style-name="Standard">"judgment"<text:tab/>3</text:p>
      <text:p text:style-name="Standard">"judicial"<text:tab/>1</text:p>
      <text:p text:style-name="Standard">"juryman"<text:tab/>1</text:p>
      <text:p text:style-name="Standard">"justice"<text:tab/>6</text:p>
      <text:p text:style-name="Standard">"keener"<text:tab/>1</text:p>
      <text:p text:style-name="Standard">"kettle"<text:tab/>1</text:p>
      <text:p text:style-name="Standard">"kicked"<text:tab/>1</text:p>
      <text:p text:style-name="Standard">"killed"<text:tab/>3</text:p>
      <text:p text:style-name="Standard">"king"<text:tab/>26</text:p>
      <text:p text:style-name="Standard">"knees"<text:tab/>10</text:p>
      <text:p text:style-name="Standard">"knock"<text:tab/>4</text:p>
      <text:p text:style-name="Standard">"knots"<text:tab/>2</text:p>
      <text:p text:style-name="Standard">"la"<text:tab/>1</text:p>
      <text:p text:style-name="Standard">"lace"<text:tab/>2</text:p>
      <text:p text:style-name="Standard">"lad"<text:tab/>11</text:p>
      <text:p text:style-name="Standard">"laid"<text:tab/>32</text:p>
      <text:p text:style-name="Standard">"lain"<text:tab/>1</text:p>
      <text:p text:style-name="Standard">"lame"<text:tab/>1</text:p>
      <text:p text:style-name="Standard"><text:soft-page-break/>"land"<text:tab/>9</text:p>
      <text:p text:style-name="Standard">"landau"<text:tab/>4</text:p>
      <text:p text:style-name="Standard">"landlord"<text:tab/>5</text:p>
      <text:p text:style-name="Standard">"landscape"<text:tab/>1</text:p>
      <text:p text:style-name="Standard">"languid"<text:tab/>2</text:p>
      <text:p text:style-name="Standard">"languor"<text:tab/>2</text:p>
      <text:p text:style-name="Standard">"lassitude"<text:tab/>1</text:p>
      <text:p text:style-name="Standard">"latch"<text:tab/>1</text:p>
      <text:p text:style-name="Standard">"laugh"<text:tab/>7</text:p>
      <text:p text:style-name="Standard">"laughed"<text:tab/>20</text:p>
      <text:p text:style-name="Standard">"laughing"<text:tab/>18</text:p>
      <text:p text:style-name="Standard">"laying"<text:tab/>7</text:p>
      <text:p text:style-name="Standard">"leaking"<text:tab/>1</text:p>
      <text:p text:style-name="Standard">"leaped"<text:tab/>1</text:p>
      <text:p text:style-name="Standard">"learned"<text:tab/>10</text:p>
      <text:p text:style-name="Standard">"leather"<text:tab/>6</text:p>
      <text:p text:style-name="Standard">"leatherhead"<text:tab/>4</text:p>
      <text:p text:style-name="Standard">"lecture"<text:tab/>1</text:p>
      <text:p text:style-name="Standard">"lee"<text:tab/>7</text:p>
      <text:p text:style-name="Standard">"legally"<text:tab/>1</text:p>
      <text:p text:style-name="Standard">"lemon"<text:tab/>1</text:p>
      <text:p text:style-name="Standard">"lenient"<text:tab/>1</text:p>
      <text:p text:style-name="Standard">"lent"<text:tab/>1</text:p>
      <text:p text:style-name="Standard">"lest"<text:tab/>3</text:p>
      <text:p text:style-name="Standard">"let"<text:tab/>70</text:p>
      <text:p text:style-name="Standard">"lets"<text:tab/>1</text:p>
      <text:p text:style-name="Standard">"letters"<text:tab/>27</text:p>
      <text:p text:style-name="Standard">"license"<text:tab/>20</text:p>
      <text:p text:style-name="Standard">"lidded"<text:tab/>1</text:p>
      <text:p text:style-name="Standard">"lifeless"<text:tab/>1</text:p>
      <text:p text:style-name="Standard">"lighthouse"<text:tab/>1</text:p>
      <text:p text:style-name="Standard">"limb"<text:tab/>2</text:p>
      <text:p text:style-name="Standard">"limited"<text:tab/>6</text:p>
      <text:p text:style-name="Standard">"limps"<text:tab/>1</text:p>
      <text:p text:style-name="Standard">"lined"<text:tab/>6</text:p>
      <text:p text:style-name="Standard">"linen"<text:tab/>4</text:p>
      <text:p text:style-name="Standard">"lines"<text:tab/>6</text:p>
      <text:p text:style-name="Standard">"link"<text:tab/>4</text:p>
      <text:p text:style-name="Standard">"lip"<text:tab/>12</text:p>
      <text:p text:style-name="Standard">"lips"<text:tab/>18</text:p>
      <text:p text:style-name="Standard">"listening"<text:tab/>3</text:p>
      <text:p text:style-name="Standard">"listless"<text:tab/>2</text:p>
      <text:p text:style-name="Standard">"lithe"<text:tab/>1</text:p>
      <text:p text:style-name="Standard">"little"<text:tab/>269</text:p>
      <text:p text:style-name="Standard">"living"<text:tab/>9</text:p>
      <text:p text:style-name="Standard">"lobster"<text:tab/>1</text:p>
      <text:p text:style-name="Standard">"lock"<text:tab/>16</text:p>
      <text:p text:style-name="Standard">"lonelier"<text:tab/>1</text:p>
      <text:p text:style-name="Standard">"lonely"<text:tab/>6</text:p>
      <text:p text:style-name="Standard">"lose"<text:tab/>10</text:p>
      <text:p text:style-name="Standard">"lost"<text:tab/>28</text:p>
      <text:p text:style-name="Standard">"lot"<text:tab/>6</text:p>
      <text:p text:style-name="Standard"><text:soft-page-break/>"louisiana"<text:tab/>1</text:p>
      <text:p text:style-name="Standard">"lounging"<text:tab/>5</text:p>
      <text:p text:style-name="Standard">"lucid"<text:tab/>1</text:p>
      <text:p text:style-name="Standard">"lucy"<text:tab/>3</text:p>
      <text:p text:style-name="Standard">"lure"<text:tab/>1</text:p>
      <text:p text:style-name="Standard">"lurid"<text:tab/>2</text:p>
      <text:p text:style-name="Standard">"lurking"<text:tab/>1</text:p>
      <text:p text:style-name="Standard">"lyon"<text:tab/>1</text:p>
      <text:p text:style-name="Standard">"machinery"<text:tab/>2</text:p>
      <text:p text:style-name="Standard">"madman"<text:tab/>1</text:p>
      <text:p text:style-name="Standard">"maiden"<text:tab/>4</text:p>
      <text:p text:style-name="Standard">"makes"<text:tab/>10</text:p>
      <text:p text:style-name="Standard">"male"<text:tab/>3</text:p>
      <text:p text:style-name="Standard">"manage"<text:tab/>3</text:p>
      <text:p text:style-name="Standard">"management"<text:tab/>2</text:p>
      <text:p text:style-name="Standard">"managing"<text:tab/>1</text:p>
      <text:p text:style-name="Standard">"mansions"<text:tab/>1</text:p>
      <text:p text:style-name="Standard">"marble"<text:tab/>1</text:p>
      <text:p text:style-name="Standard">"marriage"<text:tab/>27</text:p>
      <text:p text:style-name="Standard">"masses"<text:tab/>1</text:p>
      <text:p text:style-name="Standard">"master"<text:tab/>14</text:p>
      <text:p text:style-name="Standard">"matheson"<text:tab/>1</text:p>
      <text:p text:style-name="Standard">"maudsley"<text:tab/>1</text:p>
      <text:p text:style-name="Standard">"mauritius"<text:tab/>1</text:p>
      <text:p text:style-name="Standard">"me"<text:tab/>635</text:p>
      <text:p text:style-name="Standard">"meadow"<text:tab/>1</text:p>
      <text:p text:style-name="Standard">"meadows"<text:tab/>2</text:p>
      <text:p text:style-name="Standard">"meal"<text:tab/>3</text:p>
      <text:p text:style-name="Standard">"meditation"<text:tab/>1</text:p>
      <text:p text:style-name="Standard">"melon"<text:tab/>1</text:p>
      <text:p text:style-name="Standard">"member"<text:tab/>5</text:p>
      <text:p text:style-name="Standard">"men"<text:tab/>40</text:p>
      <text:p text:style-name="Standard">"mercy"<text:tab/>2</text:p>
      <text:p text:style-name="Standard">"mere"<text:tab/>10</text:p>
      <text:p text:style-name="Standard">"merry"<text:tab/>3</text:p>
      <text:p text:style-name="Standard">"mess"<text:tab/>1</text:p>
      <text:p text:style-name="Standard">"messenger"<text:tab/>1</text:p>
      <text:p text:style-name="Standard">"michael"<text:tab/>1</text:p>
      <text:p text:style-name="Standard">"midday"<text:tab/>1</text:p>
      <text:p text:style-name="Standard">"military"<text:tab/>1</text:p>
      <text:p text:style-name="Standard">"minds"<text:tab/>3</text:p>
      <text:p text:style-name="Standard">"mine"<text:tab/>26</text:p>
      <text:p text:style-name="Standard">"mining"<text:tab/>2</text:p>
      <text:p text:style-name="Standard">"minor"<text:tab/>3</text:p>
      <text:p text:style-name="Standard">"minutes"<text:tab/>46</text:p>
      <text:p text:style-name="Standard">"mirror"<text:tab/>3</text:p>
      <text:p text:style-name="Standard">"miserable"<text:tab/>4</text:p>
      <text:p text:style-name="Standard">"misfortune"<text:tab/>6</text:p>
      <text:p text:style-name="Standard">"modest"<text:tab/>1</text:p>
      <text:p text:style-name="Standard">"moisture"<text:tab/>3</text:p>
      <text:p text:style-name="Standard">"monogram"<text:tab/>2</text:p>
      <text:p text:style-name="Standard">"monotony"<text:tab/>1</text:p>
      <text:p text:style-name="Standard"><text:soft-page-break/>"montague"<text:tab/>1</text:p>
      <text:p text:style-name="Standard">"moonshine"<text:tab/>3</text:p>
      <text:p text:style-name="Standard">"mopping"<text:tab/>1</text:p>
      <text:p text:style-name="Standard">"moral"<text:tab/>2</text:p>
      <text:p text:style-name="Standard">"more"<text:tab/>175</text:p>
      <text:p text:style-name="Standard">"morning"<text:tab/>101</text:p>
      <text:p text:style-name="Standard">"moss"<text:tab/>2</text:p>
      <text:p text:style-name="Standard">"motion"<text:tab/>4</text:p>
      <text:p text:style-name="Standard">"motionless"<text:tab/>1</text:p>
      <text:p text:style-name="Standard">"moulton"<text:tab/>4</text:p>
      <text:p text:style-name="Standard">"mousseline"<text:tab/>1</text:p>
      <text:p text:style-name="Standard">"mouths"<text:tab/>1</text:p>
      <text:p text:style-name="Standard">"moved"<text:tab/>4</text:p>
      <text:p text:style-name="Standard">"moves"<text:tab/>1</text:p>
      <text:p text:style-name="Standard">"muff"<text:tab/>1</text:p>
      <text:p text:style-name="Standard">"mustard"<text:tab/>1</text:p>
      <text:p text:style-name="Standard">"muster"<text:tab/>1</text:p>
      <text:p text:style-name="Standard">"my"<text:tab/>1007</text:p>
      <text:p text:style-name="Standard">"myth"<text:tab/>1</text:p>
      <text:p text:style-name="Standard">"nail"<text:tab/>1</text:p>
      <text:p text:style-name="Standard">"narrowed"<text:tab/>1</text:p>
      <text:p text:style-name="Standard">"national"<text:tab/>2</text:p>
      <text:p text:style-name="Standard">"native"<text:tab/>2</text:p>
      <text:p text:style-name="Standard">"nearer"<text:tab/>3</text:p>
      <text:p text:style-name="Standard">"necessarily"<text:tab/>1</text:p>
      <text:p text:style-name="Standard">"necessitate"<text:tab/>1</text:p>
      <text:p text:style-name="Standard">"negro"<text:tab/>1</text:p>
      <text:p text:style-name="Standard">"neither"<text:tab/>16</text:p>
      <text:p text:style-name="Standard">"nerve"<text:tab/>3</text:p>
      <text:p text:style-name="Standard">"nervous"<text:tab/>9</text:p>
      <text:p text:style-name="Standard">"never"<text:tab/>108</text:p>
      <text:p text:style-name="Standard">"neville"<text:tab/>19</text:p>
      <text:p text:style-name="Standard">"new"<text:tab/>33</text:p>
      <text:p text:style-name="Standard">"newly"<text:tab/>5</text:p>
      <text:p text:style-name="Standard">"news"<text:tab/>17</text:p>
      <text:p text:style-name="Standard">"newspaper"<text:tab/>5</text:p>
      <text:p text:style-name="Standard">"newspapers"<text:tab/>4</text:p>
      <text:p text:style-name="Standard">"nice"<text:tab/>7</text:p>
      <text:p text:style-name="Standard">"nodded"<text:tab/>4</text:p>
      <text:p text:style-name="Standard">"noised"<text:tab/>1</text:p>
      <text:p text:style-name="Standard">"nor"<text:tab/>18</text:p>
      <text:p text:style-name="Standard">"norton"<text:tab/>7</text:p>
      <text:p text:style-name="Standard">"notable"<text:tab/>1</text:p>
      <text:p text:style-name="Standard">"notably"<text:tab/>1</text:p>
      <text:p text:style-name="Standard">"notice"<text:tab/>11</text:p>
      <text:p text:style-name="Standard">"now"<text:tab/>234</text:p>
      <text:p text:style-name="Standard">"nucleus"<text:tab/>1</text:p>
      <text:p text:style-name="Standard">"nursery"<text:tab/>2</text:p>
      <text:p text:style-name="Standard">"oak"<text:tab/>3</text:p>
      <text:p text:style-name="Standard">"obeyed"<text:tab/>2</text:p>
      <text:p text:style-name="Standard">"obligations"<text:tab/>2</text:p>
      <text:p text:style-name="Standard">"observant"<text:tab/>2</text:p>
      <text:p text:style-name="Standard"><text:soft-page-break/>"observation"<text:tab/>6</text:p>
      <text:p text:style-name="Standard">"observing"<text:tab/>4</text:p>
      <text:p text:style-name="Standard">"obtain"<text:tab/>3</text:p>
      <text:p text:style-name="Standard">"occasion"<text:tab/>5</text:p>
      <text:p text:style-name="Standard">"occipital"<text:tab/>1</text:p>
      <text:p text:style-name="Standard">"octavo"<text:tab/>1</text:p>
      <text:p text:style-name="Standard">"off"<text:tab/>75</text:p>
      <text:p text:style-name="Standard">"offers"<text:tab/>2</text:p>
      <text:p text:style-name="Standard">"office"<text:tab/>27</text:p>
      <text:p text:style-name="Standard">"offices"<text:tab/>6</text:p>
      <text:p text:style-name="Standard">"oh"<text:tab/>90</text:p>
      <text:p text:style-name="Standard">"oily"<text:tab/>1</text:p>
      <text:p text:style-name="Standard">"older"<text:tab/>6</text:p>
      <text:p text:style-name="Standard">"online"<text:tab/>4</text:p>
      <text:p text:style-name="Standard">"only"<text:tab/>163</text:p>
      <text:p text:style-name="Standard">"opened"<text:tab/>36</text:p>
      <text:p text:style-name="Standard">"operations"<text:tab/>1</text:p>
      <text:p text:style-name="Standard">"opium"<text:tab/>12</text:p>
      <text:p text:style-name="Standard">"opponent"<text:tab/>2</text:p>
      <text:p text:style-name="Standard">"opposite"<text:tab/>3</text:p>
      <text:p text:style-name="Standard">"oppressed"<text:tab/>1</text:p>
      <text:p text:style-name="Standard">"opulence"<text:tab/>1</text:p>
      <text:p text:style-name="Standard">"or"<text:tab/>275</text:p>
      <text:p text:style-name="Standard">"ordering"<text:tab/>1</text:p>
      <text:p text:style-name="Standard">"orders"<text:tab/>3</text:p>
      <text:p text:style-name="Standard">"organisation"<text:tab/>2</text:p>
      <text:p text:style-name="Standard">"oscillated"<text:tab/>1</text:p>
      <text:p text:style-name="Standard">"oscillates"<text:tab/>1</text:p>
      <text:p text:style-name="Standard">"oscillation"<text:tab/>1</text:p>
      <text:p text:style-name="Standard">"outbursts"<text:tab/>1</text:p>
      <text:p text:style-name="Standard">"outdated"<text:tab/>1</text:p>
      <text:p text:style-name="Standard">"outer"<text:tab/>2</text:p>
      <text:p text:style-name="Standard">"outweigh"<text:tab/>1</text:p>
      <text:p text:style-name="Standard">"overcome"<text:tab/>1</text:p>
      <text:p text:style-name="Standard">"oversight"<text:tab/>1</text:p>
      <text:p text:style-name="Standard">"overstrung"<text:tab/>1</text:p>
      <text:p text:style-name="Standard">"overtook"<text:tab/>2</text:p>
      <text:p text:style-name="Standard">"own"<text:tab/>101</text:p>
      <text:p text:style-name="Standard">"owns"<text:tab/>2</text:p>
      <text:p text:style-name="Standard">"oxfordshire"<text:tab/>1</text:p>
      <text:p text:style-name="Standard">"paced"<text:tab/>7</text:p>
      <text:p text:style-name="Standard">"paces"<text:tab/>3</text:p>
      <text:p text:style-name="Standard">"pack"<text:tab/>3</text:p>
      <text:p text:style-name="Standard">"pained"<text:tab/>1</text:p>
      <text:p text:style-name="Standard">"painfully"<text:tab/>1</text:p>
      <text:p text:style-name="Standard">"pains"<text:tab/>3</text:p>
      <text:p text:style-name="Standard">"pallor"<text:tab/>1</text:p>
      <text:p text:style-name="Standard">"palpitating"<text:tab/>2</text:p>
      <text:p text:style-name="Standard">"paradoxical"<text:tab/>1</text:p>
      <text:p text:style-name="Standard">"paragraph"<text:tab/>14</text:p>
      <text:p text:style-name="Standard">"park"<text:tab/>9</text:p>
      <text:p text:style-name="Standard">"parted"<text:tab/>6</text:p>
      <text:p text:style-name="Standard"><text:soft-page-break/>"particularly"<text:tab/>7</text:p>
      <text:p text:style-name="Standard">"parts"<text:tab/>6</text:p>
      <text:p text:style-name="Standard">"passed"<text:tab/>41</text:p>
      <text:p text:style-name="Standard">"past"<text:tab/>29</text:p>
      <text:p text:style-name="Standard">"patience"<text:tab/>3</text:p>
      <text:p text:style-name="Standard">"patron"<text:tab/>1</text:p>
      <text:p text:style-name="Standard">"pavement"<text:tab/>10</text:p>
      <text:p text:style-name="Standard">"pay"<text:tab/>18</text:p>
      <text:p text:style-name="Standard">"pays"<text:tab/>1</text:p>
      <text:p text:style-name="Standard">"pea"<text:tab/>3</text:p>
      <text:p text:style-name="Standard">"peeping"<text:tab/>1</text:p>
      <text:p text:style-name="Standard">"peeress"<text:tab/>1</text:p>
      <text:p text:style-name="Standard">"pencil"<text:tab/>3</text:p>
      <text:p text:style-name="Standard">"pennies"<text:tab/>5</text:p>
      <text:p text:style-name="Standard">"penny"<text:tab/>1</text:p>
      <text:p text:style-name="Standard">"pensioners"<text:tab/>1</text:p>
      <text:p text:style-name="Standard">"pentonville"<text:tab/>1</text:p>
      <text:p text:style-name="Standard">"people"<text:tab/>28</text:p>
      <text:p text:style-name="Standard">"performer"<text:tab/>1</text:p>
      <text:p text:style-name="Standard">"perils"<text:tab/>2</text:p>
      <text:p text:style-name="Standard">"persian"<text:tab/>1</text:p>
      <text:p text:style-name="Standard">"personality"<text:tab/>1</text:p>
      <text:p text:style-name="Standard">"personally"<text:tab/>4</text:p>
      <text:p text:style-name="Standard">"peter"<text:tab/>1</text:p>
      <text:p text:style-name="Standard">"petersfield"<text:tab/>1</text:p>
      <text:p text:style-name="Standard">"petrarch"<text:tab/>1</text:p>
      <text:p text:style-name="Standard">"petrified"<text:tab/>1</text:p>
      <text:p text:style-name="Standard">"pg"<text:tab/>1</text:p>
      <text:p text:style-name="Standard">"philosophy"<text:tab/>1</text:p>
      <text:p text:style-name="Standard">"pictured"<text:tab/>1</text:p>
      <text:p text:style-name="Standard">"pictures"<text:tab/>3</text:p>
      <text:p text:style-name="Standard">"pierced"<text:tab/>4</text:p>
      <text:p text:style-name="Standard">"pipe"<text:tab/>19</text:p>
      <text:p text:style-name="Standard">"piquant"<text:tab/>1</text:p>
      <text:p text:style-name="Standard">"pirates"<text:tab/>1</text:p>
      <text:p text:style-name="Standard">"pitiful"<text:tab/>1</text:p>
      <text:p text:style-name="Standard">"planned"<text:tab/>1</text:p>
      <text:p text:style-name="Standard">"plantation"<text:tab/>4</text:p>
      <text:p text:style-name="Standard">"planter"<text:tab/>1</text:p>
      <text:p text:style-name="Standard">"plaster"<text:tab/>2</text:p>
      <text:p text:style-name="Standard">"plate"<text:tab/>3</text:p>
      <text:p text:style-name="Standard">"pleading"<text:tab/>1</text:p>
      <text:p text:style-name="Standard">"pleasant"<text:tab/>7</text:p>
      <text:p text:style-name="Standard">"pledge"<text:tab/>3</text:p>
      <text:p text:style-name="Standard">"plentiful"<text:tab/>1</text:p>
      <text:p text:style-name="Standard">"pockets"<text:tab/>8</text:p>
      <text:p text:style-name="Standard">"poetry"<text:tab/>1</text:p>
      <text:p text:style-name="Standard">"point"<text:tab/>45</text:p>
      <text:p text:style-name="Standard">"pokers"<text:tab/>1</text:p>
      <text:p text:style-name="Standard">"political"<text:tab/>2</text:p>
      <text:p text:style-name="Standard">"politicians"<text:tab/>1</text:p>
      <text:p text:style-name="Standard">"popular"<text:tab/>2</text:p>
      <text:p text:style-name="Standard"><text:soft-page-break/>"poses"<text:tab/>1</text:p>
      <text:p text:style-name="Standard">"positive"<text:tab/>5</text:p>
      <text:p text:style-name="Standard">"positively"<text:tab/>1</text:p>
      <text:p text:style-name="Standard">"possibility"<text:tab/>5</text:p>
      <text:p text:style-name="Standard">"post_"<text:tab/>2</text:p>
      <text:p text:style-name="Standard">"posted"<text:tab/>7</text:p>
      <text:p text:style-name="Standard">"postpone"<text:tab/>2</text:p>
      <text:p text:style-name="Standard">"pounds"<text:tab/>6</text:p>
      <text:p text:style-name="Standard">"poured"<text:tab/>3</text:p>
      <text:p text:style-name="Standard">"powerful"<text:tab/>3</text:p>
      <text:p text:style-name="Standard">"precautions"<text:tab/>1</text:p>
      <text:p text:style-name="Standard">"prediction"<text:tab/>1</text:p>
      <text:p text:style-name="Standard">"preference"<text:tab/>1</text:p>
      <text:p text:style-name="Standard">"prefers"<text:tab/>1</text:p>
      <text:p text:style-name="Standard">"premises"<text:tab/>6</text:p>
      <text:p text:style-name="Standard">"present"<text:tab/>27</text:p>
      <text:p text:style-name="Standard">"presume"<text:tab/>11</text:p>
      <text:p text:style-name="Standard">"pretty"<text:tab/>12</text:p>
      <text:p text:style-name="Standard">"preventing"<text:tab/>2</text:p>
      <text:p text:style-name="Standard">"principle"<text:tab/>1</text:p>
      <text:p text:style-name="Standard">"prize"<text:tab/>1</text:p>
      <text:p text:style-name="Standard">"probable"<text:tab/>10</text:p>
      <text:p text:style-name="Standard">"probably"<text:tab/>15</text:p>
      <text:p text:style-name="Standard">"produce"<text:tab/>4</text:p>
      <text:p text:style-name="Standard">"produced"<text:tab/>4</text:p>
      <text:p text:style-name="Standard">"product"<text:tab/>2</text:p>
      <text:p text:style-name="Standard">"profession"<text:tab/>10</text:p>
      <text:p text:style-name="Standard">"profit"<text:tab/>1</text:p>
      <text:p text:style-name="Standard">"project"<text:tab/>89</text:p>
      <text:p text:style-name="Standard">"prolong"<text:tab/>1</text:p>
      <text:p text:style-name="Standard">"prominently"<text:tab/>2</text:p>
      <text:p text:style-name="Standard">"promising"<text:tab/>1</text:p>
      <text:p text:style-name="Standard">"proofread"<text:tab/>1</text:p>
      <text:p text:style-name="Standard">"proofs"<text:tab/>2</text:p>
      <text:p text:style-name="Standard">"proprietary"<text:tab/>1</text:p>
      <text:p text:style-name="Standard">"proprietor"<text:tab/>3</text:p>
      <text:p text:style-name="Standard">"prosecution"<text:tab/>2</text:p>
      <text:p text:style-name="Standard">"prosper"<text:tab/>1</text:p>
      <text:p text:style-name="Standard">"protect"<text:tab/>4</text:p>
      <text:p text:style-name="Standard">"protestation"<text:tab/>1</text:p>
      <text:p text:style-name="Standard">"protesting"<text:tab/>1</text:p>
      <text:p text:style-name="Standard">"proud"<text:tab/>1</text:p>
      <text:p text:style-name="Standard">"provision"<text:tab/>2</text:p>
      <text:p text:style-name="Standard">"provoked"<text:tab/>2</text:p>
      <text:p text:style-name="Standard">"prying"<text:tab/>1</text:p>
      <text:p text:style-name="Standard">"publicly"<text:tab/>1</text:p>
      <text:p text:style-name="Standard">"puckered"<text:tab/>1</text:p>
      <text:p text:style-name="Standard">"pull"<text:tab/>7</text:p>
      <text:p text:style-name="Standard">"puny"<text:tab/>1</text:p>
      <text:p text:style-name="Standard">"purchase"<text:tab/>1</text:p>
      <text:p text:style-name="Standard">"purchasing"<text:tab/>1</text:p>
      <text:p text:style-name="Standard">"purest"<text:tab/>1</text:p>
      <text:p text:style-name="Standard"><text:soft-page-break/>"purity"<text:tab/>1</text:p>
      <text:p text:style-name="Standard">"purse"<text:tab/>2</text:p>
      <text:p text:style-name="Standard">"put"<text:tab/>69</text:p>
      <text:p text:style-name="Standard">"quarrels"<text:tab/>2</text:p>
      <text:p text:style-name="Standard">"quavering"<text:tab/>1</text:p>
      <text:p text:style-name="Standard">"questions"<text:tab/>5</text:p>
      <text:p text:style-name="Standard">"quicker"<text:tab/>1</text:p>
      <text:p text:style-name="Standard">"quietly"<text:tab/>20</text:p>
      <text:p text:style-name="Standard">"quincey"<text:tab/>1</text:p>
      <text:p text:style-name="Standard">"quotes"<text:tab/>1</text:p>
      <text:p text:style-name="Standard">"rabbit"<text:tab/>2</text:p>
      <text:p text:style-name="Standard">"radius"<text:tab/>2</text:p>
      <text:p text:style-name="Standard">"rage"<text:tab/>3</text:p>
      <text:p text:style-name="Standard">"ragged"<text:tab/>1</text:p>
      <text:p text:style-name="Standard">"rails"<text:tab/>1</text:p>
      <text:p text:style-name="Standard">"railway"<text:tab/>3</text:p>
      <text:p text:style-name="Standard">"ransacked"<text:tab/>2</text:p>
      <text:p text:style-name="Standard">"rapidity"<text:tab/>1</text:p>
      <text:p text:style-name="Standard">"re"<text:tab/>8</text:p>
      <text:p text:style-name="Standard">"real"<text:tab/>12</text:p>
      <text:p text:style-name="Standard">"realism"<text:tab/>1</text:p>
      <text:p text:style-name="Standard">"rearing"<text:tab/>1</text:p>
      <text:p text:style-name="Standard">"reason"<text:tab/>26</text:p>
      <text:p text:style-name="Standard">"reasoning"<text:tab/>11</text:p>
      <text:p text:style-name="Standard">"recalled"<text:tab/>3</text:p>
      <text:p text:style-name="Standard">"receipts"<text:tab/>1</text:p>
      <text:p text:style-name="Standard">"receive"<text:tab/>8</text:p>
      <text:p text:style-name="Standard">"receiver"<text:tab/>1</text:p>
      <text:p text:style-name="Standard">"receiving"<text:tab/>2</text:p>
      <text:p text:style-name="Standard">"recoil"<text:tab/>1</text:p>
      <text:p text:style-name="Standard">"recommence"<text:tab/>1</text:p>
      <text:p text:style-name="Standard">"recommended"<text:tab/>2</text:p>
      <text:p text:style-name="Standard">"reconsidered"<text:tab/>2</text:p>
      <text:p text:style-name="Standard">"records"<text:tab/>7</text:p>
      <text:p text:style-name="Standard">"recovering"<text:tab/>2</text:p>
      <text:p text:style-name="Standard">"red"<text:tab/>51</text:p>
      <text:p text:style-name="Standard">"redistribution"<text:tab/>2</text:p>
      <text:p text:style-name="Standard">"reference"<text:tab/>7</text:p>
      <text:p text:style-name="Standard">"refinement"<text:tab/>1</text:p>
      <text:p text:style-name="Standard">"refreshingly"<text:tab/>1</text:p>
      <text:p text:style-name="Standard">"refusal"<text:tab/>3</text:p>
      <text:p text:style-name="Standard">"regained"<text:tab/>2</text:p>
      <text:p text:style-name="Standard">"regards"<text:tab/>2</text:p>
      <text:p text:style-name="Standard">"regency"<text:tab/>1</text:p>
      <text:p text:style-name="Standard">"register"<text:tab/>2</text:p>
      <text:p text:style-name="Standard">"registry"<text:tab/>1</text:p>
      <text:p text:style-name="Standard">"regular"<text:tab/>3</text:p>
      <text:p text:style-name="Standard">"regulating"<text:tab/>1</text:p>
      <text:p text:style-name="Standard">"rejoiced"<text:tab/>1</text:p>
      <text:p text:style-name="Standard">"relative"<text:tab/>2</text:p>
      <text:p text:style-name="Standard">"release"<text:tab/>1</text:p>
      <text:p text:style-name="Standard">"relevant"<text:tab/>1</text:p>
      <text:p text:style-name="Standard"><text:soft-page-break/>"reliability"<text:tab/>1</text:p>
      <text:p text:style-name="Standard">"reliance"<text:tab/>1</text:p>
      <text:p text:style-name="Standard">"remarkable"<text:tab/>21</text:p>
      <text:p text:style-name="Standard">"remarkably"<text:tab/>3</text:p>
      <text:p text:style-name="Standard">"remarks"<text:tab/>6</text:p>
      <text:p text:style-name="Standard">"remembered"<text:tab/>6</text:p>
      <text:p text:style-name="Standard">"remonstrance"<text:tab/>1</text:p>
      <text:p text:style-name="Standard">"renamed"<text:tab/>1</text:p>
      <text:p text:style-name="Standard">"repair"<text:tab/>1</text:p>
      <text:p text:style-name="Standard">"reparation"<text:tab/>1</text:p>
      <text:p text:style-name="Standard">"replace"<text:tab/>4</text:p>
      <text:p text:style-name="Standard">"replacement"<text:tab/>5</text:p>
      <text:p text:style-name="Standard">"report"<text:tab/>1</text:p>
      <text:p text:style-name="Standard">"reporter"<text:tab/>1</text:p>
      <text:p text:style-name="Standard">"reptile"<text:tab/>1</text:p>
      <text:p text:style-name="Standard">"repugnant"<text:tab/>1</text:p>
      <text:p text:style-name="Standard">"request"<text:tab/>5</text:p>
      <text:p text:style-name="Standard">"requirements"<text:tab/>4</text:p>
      <text:p text:style-name="Standard">"restore"<text:tab/>1</text:p>
      <text:p text:style-name="Standard">"restrictions"<text:tab/>2</text:p>
      <text:p text:style-name="Standard">"retain"<text:tab/>3</text:p>
      <text:p text:style-name="Standard">"retained"<text:tab/>7</text:p>
      <text:p text:style-name="Standard">"returns"<text:tab/>4</text:p>
      <text:p text:style-name="Standard">"revenue"<text:tab/>1</text:p>
      <text:p text:style-name="Standard">"rien"<text:tab/>1</text:p>
      <text:p text:style-name="Standard">"ringing"<text:tab/>2</text:p>
      <text:p text:style-name="Standard">"rise"<text:tab/>5</text:p>
      <text:p text:style-name="Standard">"riser"<text:tab/>1</text:p>
      <text:p text:style-name="Standard">"riveted"<text:tab/>1</text:p>
      <text:p text:style-name="Standard">"roadway"<text:tab/>1</text:p>
      <text:p text:style-name="Standard">"rocket"<text:tab/>4</text:p>
      <text:p text:style-name="Standard">"rod"<text:tab/>1</text:p>
      <text:p text:style-name="Standard">"rolling"<text:tab/>1</text:p>
      <text:p text:style-name="Standard">"room"<text:tab/>171</text:p>
      <text:p text:style-name="Standard">"ross"<text:tab/>13</text:p>
      <text:p text:style-name="Standard">"rough"<text:tab/>4</text:p>
      <text:p text:style-name="Standard">"roused"<text:tab/>3</text:p>
      <text:p text:style-name="Standard">"routine"<text:tab/>3</text:p>
      <text:p text:style-name="Standard">"rubbed"<text:tab/>3</text:p>
      <text:p text:style-name="Standard">"rubbing"<text:tab/>4</text:p>
      <text:p text:style-name="Standard">"ruby"<text:tab/>1</text:p>
      <text:p text:style-name="Standard">"rule"<text:tab/>6</text:p>
      <text:p text:style-name="Standard">"rummaged"<text:tab/>3</text:p>
      <text:p text:style-name="Standard">"rush"<text:tab/>7</text:p>
      <text:p text:style-name="Standard">"s"<text:tab/>379</text:p>
      <text:p text:style-name="Standard">"sable"<text:tab/>1</text:p>
      <text:p text:style-name="Standard">"safe"<text:tab/>20</text:p>
      <text:p text:style-name="Standard">"safer"<text:tab/>2</text:p>
      <text:p text:style-name="Standard">"sake"<text:tab/>11</text:p>
      <text:p text:style-name="Standard">"sallow"<text:tab/>5</text:p>
      <text:p text:style-name="Standard">"sally"<text:tab/>1</text:p>
      <text:p text:style-name="Standard">"saturday"<text:tab/>6</text:p>
      <text:p text:style-name="Standard"><text:soft-page-break/>"saucer"<text:tab/>3</text:p>
      <text:p text:style-name="Standard">"savagely"<text:tab/>2</text:p>
      <text:p text:style-name="Standard">"saving"<text:tab/>2</text:p>
      <text:p text:style-name="Standard">"scaffolding"<text:tab/>1</text:p>
      <text:p text:style-name="Standard">"scandals"<text:tab/>1</text:p>
      <text:p text:style-name="Standard">"scar"<text:tab/>4</text:p>
      <text:p text:style-name="Standard">"scarlet"<text:tab/>3</text:p>
      <text:p text:style-name="Standard">"school"<text:tab/>4</text:p>
      <text:p text:style-name="Standard">"schoolmaster"<text:tab/>2</text:p>
      <text:p text:style-name="Standard">"science"<text:tab/>2</text:p>
      <text:p text:style-name="Standard">"scorn"<text:tab/>1</text:p>
      <text:p text:style-name="Standard">"scotia"<text:tab/>1</text:p>
      <text:p text:style-name="Standard">"scoundrel"<text:tab/>5</text:p>
      <text:p text:style-name="Standard">"scraped"<text:tab/>2</text:p>
      <text:p text:style-name="Standard">"scratching"<text:tab/>1</text:p>
      <text:p text:style-name="Standard">"seamed"<text:tab/>1</text:p>
      <text:p text:style-name="Standard">"seaports"<text:tab/>1</text:p>
      <text:p text:style-name="Standard">"searched"<text:tab/>4</text:p>
      <text:p text:style-name="Standard">"seared"<text:tab/>2</text:p>
      <text:p text:style-name="Standard">"seats"<text:tab/>2</text:p>
      <text:p text:style-name="Standard">"securing"<text:tab/>1</text:p>
      <text:p text:style-name="Standard">"seize"<text:tab/>1</text:p>
      <text:p text:style-name="Standard">"sequence"<text:tab/>2</text:p>
      <text:p text:style-name="Standard">"serious"<text:tab/>18</text:p>
      <text:p text:style-name="Standard">"serve"<text:tab/>3</text:p>
      <text:p text:style-name="Standard">"service"<text:tab/>5</text:p>
      <text:p text:style-name="Standard">"setter"<text:tab/>1</text:p>
      <text:p text:style-name="Standard">"sewing"<text:tab/>1</text:p>
      <text:p text:style-name="Standard">"sewn"<text:tab/>1</text:p>
      <text:p text:style-name="Standard">"shabby"<text:tab/>2</text:p>
      <text:p text:style-name="Standard">"shadows"<text:tab/>1</text:p>
      <text:p text:style-name="Standard">"shake"<text:tab/>5</text:p>
      <text:p text:style-name="Standard">"shaking"<text:tab/>9</text:p>
      <text:p text:style-name="Standard">"shamefaced"<text:tab/>1</text:p>
      <text:p text:style-name="Standard">"shape"<text:tab/>7</text:p>
      <text:p text:style-name="Standard">"sharply"<text:tab/>4</text:p>
      <text:p text:style-name="Standard">"she"<text:tab/>426</text:p>
      <text:p text:style-name="Standard">"shed"<text:tab/>1</text:p>
      <text:p text:style-name="Standard">"shepherd"<text:tab/>1</text:p>
      <text:p text:style-name="Standard">"shimmering"<text:tab/>1</text:p>
      <text:p text:style-name="Standard">"shipwreck"<text:tab/>1</text:p>
      <text:p text:style-name="Standard">"shirt"<text:tab/>5</text:p>
      <text:p text:style-name="Standard">"shortly"<text:tab/>9</text:p>
      <text:p text:style-name="Standard">"shouted"<text:tab/>9</text:p>
      <text:p text:style-name="Standard">"shouting"<text:tab/>3</text:p>
      <text:p text:style-name="Standard">"shouts"<text:tab/>1</text:p>
      <text:p text:style-name="Standard">"shown"<text:tab/>20</text:p>
      <text:p text:style-name="Standard">"shows"<text:tab/>4</text:p>
      <text:p text:style-name="Standard">"shuttered"<text:tab/>2</text:p>
      <text:p text:style-name="Standard">"shy"<text:tab/>1</text:p>
      <text:p text:style-name="Standard">"sickness"<text:tab/>2</text:p>
      <text:p text:style-name="Standard">"sigismond"<text:tab/>1</text:p>
      <text:p text:style-name="Standard"><text:soft-page-break/>"signal"<text:tab/>7</text:p>
      <text:p text:style-name="Standard">"silence"<text:tab/>24</text:p>
      <text:p text:style-name="Standard">"silently"<text:tab/>3</text:p>
      <text:p text:style-name="Standard">"silk"<text:tab/>5</text:p>
      <text:p text:style-name="Standard">"simpler"<text:tab/>2</text:p>
      <text:p text:style-name="Standard">"simplifies"<text:tab/>1</text:p>
      <text:p text:style-name="Standard">"simplify"<text:tab/>1</text:p>
      <text:p text:style-name="Standard">"sin"<text:tab/>1</text:p>
      <text:p text:style-name="Standard">"singularity"<text:tab/>1</text:p>
      <text:p text:style-name="Standard">"sins"<text:tab/>2</text:p>
      <text:p text:style-name="Standard">"six"<text:tab/>29</text:p>
      <text:p text:style-name="Standard">"sketched"<text:tab/>1</text:p>
      <text:p text:style-name="Standard">"skirmishes"<text:tab/>1</text:p>
      <text:p text:style-name="Standard">"slave"<text:tab/>1</text:p>
      <text:p text:style-name="Standard">"sleeper"<text:tab/>3</text:p>
      <text:p text:style-name="Standard">"sleepers"<text:tab/>2</text:p>
      <text:p text:style-name="Standard">"sleepy"<text:tab/>3</text:p>
      <text:p text:style-name="Standard">"slide"<text:tab/>1</text:p>
      <text:p text:style-name="Standard">"slightly"<text:tab/>2</text:p>
      <text:p text:style-name="Standard">"slip"<text:tab/>8</text:p>
      <text:p text:style-name="Standard">"slipper"<text:tab/>1</text:p>
      <text:p text:style-name="Standard">"slipping"<text:tab/>3</text:p>
      <text:p text:style-name="Standard">"slits"<text:tab/>1</text:p>
      <text:p text:style-name="Standard">"slumber"<text:tab/>1</text:p>
      <text:p text:style-name="Standard">"slums"<text:tab/>1</text:p>
      <text:p text:style-name="Standard">"smasher"<text:tab/>1</text:p>
      <text:p text:style-name="Standard">"smiled"<text:tab/>6</text:p>
      <text:p text:style-name="Standard">"smiles"<text:tab/>1</text:p>
      <text:p text:style-name="Standard">"smiling"<text:tab/>16</text:p>
      <text:p text:style-name="Standard">"smoked"<text:tab/>4</text:p>
      <text:p text:style-name="Standard">"smokes"<text:tab/>2</text:p>
      <text:p text:style-name="Standard">"smoking"<text:tab/>4</text:p>
      <text:p text:style-name="Standard">"snapping"<text:tab/>1</text:p>
      <text:p text:style-name="Standard">"snarl"<text:tab/>2</text:p>
      <text:p text:style-name="Standard">"snarled"<text:tab/>2</text:p>
      <text:p text:style-name="Standard">"snow"<text:tab/>11</text:p>
      <text:p text:style-name="Standard">"snug"<text:tab/>1</text:p>
      <text:p text:style-name="Standard">"sobbed"<text:tab/>2</text:p>
      <text:p text:style-name="Standard">"sobbing"<text:tab/>1</text:p>
      <text:p text:style-name="Standard">"sober"<text:tab/>1</text:p>
      <text:p text:style-name="Standard">"sobered"<text:tab/>1</text:p>
      <text:p text:style-name="Standard">"sofa"<text:tab/>9</text:p>
      <text:p text:style-name="Standard">"softly"<text:tab/>3</text:p>
      <text:p text:style-name="Standard">"sole"<text:tab/>4</text:p>
      <text:p text:style-name="Standard">"solicitor"<text:tab/>1</text:p>
      <text:p text:style-name="Standard">"solid"<text:tab/>5</text:p>
      <text:p text:style-name="Standard">"solved"<text:tab/>10</text:p>
      <text:p text:style-name="Standard">"sombre"<text:tab/>4</text:p>
      <text:p text:style-name="Standard">"somehow"<text:tab/>1</text:p>
      <text:p text:style-name="Standard">"sometimes"<text:tab/>12</text:p>
      <text:p text:style-name="Standard">"songs"<text:tab/>1</text:p>
      <text:p text:style-name="Standard">"soothed"<text:tab/>1</text:p>
      <text:p text:style-name="Standard"><text:soft-page-break/>"sounds"<text:tab/>4</text:p>
      <text:p text:style-name="Standard">"sovereigns"<text:tab/>1</text:p>
      <text:p text:style-name="Standard">"space"<text:tab/>1</text:p>
      <text:p text:style-name="Standard">"spare"<text:tab/>8</text:p>
      <text:p text:style-name="Standard">"sparkled"<text:tab/>2</text:p>
      <text:p text:style-name="Standard">"sparkles"<text:tab/>1</text:p>
      <text:p text:style-name="Standard">"spattered"<text:tab/>1</text:p>
      <text:p text:style-name="Standard">"spaulding"<text:tab/>8</text:p>
      <text:p text:style-name="Standard">"speaking"<text:tab/>3</text:p>
      <text:p text:style-name="Standard">"spectators"<text:tab/>1</text:p>
      <text:p text:style-name="Standard">"speed"<text:tab/>1</text:p>
      <text:p text:style-name="Standard">"spell"<text:tab/>1</text:p>
      <text:p text:style-name="Standard">"spence"<text:tab/>2</text:p>
      <text:p text:style-name="Standard">"spent"<text:tab/>10</text:p>
      <text:p text:style-name="Standard">"spite"<text:tab/>10</text:p>
      <text:p text:style-name="Standard">"splendidly"<text:tab/>1</text:p>
      <text:p text:style-name="Standard">"spots"<text:tab/>1</text:p>
      <text:p text:style-name="Standard">"sprig"<text:tab/>1</text:p>
      <text:p text:style-name="Standard">"squander"<text:tab/>1</text:p>
      <text:p text:style-name="Standard">"stains"<text:tab/>5</text:p>
      <text:p text:style-name="Standard">"stall"<text:tab/>3</text:p>
      <text:p text:style-name="Standard">"stammered"<text:tab/>2</text:p>
      <text:p text:style-name="Standard">"stamp"<text:tab/>1</text:p>
      <text:p text:style-name="Standard">"stamping"<text:tab/>1</text:p>
      <text:p text:style-name="Standard">"stands"<text:tab/>6</text:p>
      <text:p text:style-name="Standard">"stared"<text:tab/>6</text:p>
      <text:p text:style-name="Standard">"stares"<text:tab/>1</text:p>
      <text:p text:style-name="Standard">"stark"<text:tab/>9</text:p>
      <text:p text:style-name="Standard">"statement"<text:tab/>12</text:p>
      <text:p text:style-name="Standard">"statements"<text:tab/>2</text:p>
      <text:p text:style-name="Standard">"steadily"<text:tab/>1</text:p>
      <text:p text:style-name="Standard">"stepdaughter"<text:tab/>2</text:p>
      <text:p text:style-name="Standard">"stepmother"<text:tab/>1</text:p>
      <text:p text:style-name="Standard">"steps"<text:tab/>25</text:p>
      <text:p text:style-name="Standard">"sterner"<text:tab/>1</text:p>
      <text:p text:style-name="Standard">"stevedore"<text:tab/>1</text:p>
      <text:p text:style-name="Standard">"stevenson"<text:tab/>1</text:p>
      <text:p text:style-name="Standard">"stillness"<text:tab/>2</text:p>
      <text:p text:style-name="Standard">"stocked"<text:tab/>1</text:p>
      <text:p text:style-name="Standard">"stones"<text:tab/>7</text:p>
      <text:p text:style-name="Standard">"stoutly"<text:tab/>1</text:p>
      <text:p text:style-name="Standard">"straighten"<text:tab/>2</text:p>
      <text:p text:style-name="Standard">"strayed"<text:tab/>1</text:p>
      <text:p text:style-name="Standard">"streamed"<text:tab/>2</text:p>
      <text:p text:style-name="Standard">"street"<text:tab/>83</text:p>
      <text:p text:style-name="Standard">"strengthen"<text:tab/>2</text:p>
      <text:p text:style-name="Standard">"strenuously"<text:tab/>1</text:p>
      <text:p text:style-name="Standard">"striding"<text:tab/>1</text:p>
      <text:p text:style-name="Standard">"strike"<text:tab/>9</text:p>
      <text:p text:style-name="Standard">"stroud"<text:tab/>1</text:p>
      <text:p text:style-name="Standard">"struck"<text:tab/>24</text:p>
      <text:p text:style-name="Standard">"struggling"<text:tab/>2</text:p>
      <text:p text:style-name="Standard"><text:soft-page-break/>"stuck"<text:tab/>2</text:p>
      <text:p text:style-name="Standard">"studied"<text:tab/>2</text:p>
      <text:p text:style-name="Standard">"studies"<text:tab/>1</text:p>
      <text:p text:style-name="Standard">"study"<text:tab/>10</text:p>
      <text:p text:style-name="Standard">"stumbled"<text:tab/>1</text:p>
      <text:p text:style-name="Standard">"stump"<text:tab/>3</text:p>
      <text:p text:style-name="Standard">"stupefying"<text:tab/>1</text:p>
      <text:p text:style-name="Standard">"sturdy"<text:tab/>1</text:p>
      <text:p text:style-name="Standard">"submitted"<text:tab/>4</text:p>
      <text:p text:style-name="Standard">"successful"<text:tab/>7</text:p>
      <text:p text:style-name="Standard">"such"<text:tab/>118</text:p>
      <text:p text:style-name="Standard">"sudden"<text:tab/>16</text:p>
      <text:p text:style-name="Standard">"suffered"<text:tab/>2</text:p>
      <text:p text:style-name="Standard">"suggests"<text:tab/>1</text:p>
      <text:p text:style-name="Standard">"suite"<text:tab/>3</text:p>
      <text:p text:style-name="Standard">"suitor"<text:tab/>1</text:p>
      <text:p text:style-name="Standard">"summarily"<text:tab/>1</text:p>
      <text:p text:style-name="Standard">"superior"<text:tab/>2</text:p>
      <text:p text:style-name="Standard">"supporting"<text:tab/>1</text:p>
      <text:p text:style-name="Standard">"supposing"<text:tab/>1</text:p>
      <text:p text:style-name="Standard">"surest"<text:tab/>1</text:p>
      <text:p text:style-name="Standard">"surrounds"<text:tab/>1</text:p>
      <text:p text:style-name="Standard">"surveyed"<text:tab/>1</text:p>
      <text:p text:style-name="Standard">"survivor"<text:tab/>2</text:p>
      <text:p text:style-name="Standard">"suspicion"<text:tab/>8</text:p>
      <text:p text:style-name="Standard">"suspicions"<text:tab/>3</text:p>
      <text:p text:style-name="Standard">"sussex"<text:tab/>1</text:p>
      <text:p text:style-name="Standard">"swandam"<text:tab/>8</text:p>
      <text:p text:style-name="Standard">"swarm"<text:tab/>2</text:p>
      <text:p text:style-name="Standard">"swayed"<text:tab/>1</text:p>
      <text:p text:style-name="Standard">"swelled"<text:tab/>1</text:p>
      <text:p text:style-name="Standard">"swimmer"<text:tab/>1</text:p>
      <text:p text:style-name="Standard">"swollen"<text:tab/>1</text:p>
      <text:p text:style-name="Standard">"sworn"<text:tab/>2</text:p>
      <text:p text:style-name="Standard">"swung"<text:tab/>4</text:p>
      <text:p text:style-name="Standard">"synonymous"<text:tab/>1</text:p>
      <text:p text:style-name="Standard">"synthesis"<text:tab/>1</text:p>
      <text:p text:style-name="Standard">"taketh"<text:tab/>1</text:p>
      <text:p text:style-name="Standard">"tap"<text:tab/>3</text:p>
      <text:p text:style-name="Standard">"task"<text:tab/>6</text:p>
      <text:p text:style-name="Standard">"tattooed"<text:tab/>1</text:p>
      <text:p text:style-name="Standard">"taxes"<text:tab/>1</text:p>
      <text:p text:style-name="Standard">"temperate"<text:tab/>1</text:p>
      <text:p text:style-name="Standard">"temples"<text:tab/>1</text:p>
      <text:p text:style-name="Standard">"tendencies"<text:tab/>1</text:p>
      <text:p text:style-name="Standard">"term"<text:tab/>1</text:p>
      <text:p text:style-name="Standard">"terrorising"<text:tab/>1</text:p>
      <text:p text:style-name="Standard">"testament"<text:tab/>2</text:p>
      <text:p text:style-name="Standard">"texas"<text:tab/>1</text:p>
      <text:p text:style-name="Standard">"thank"<text:tab/>26</text:p>
      <text:p text:style-name="Standard">"theft"<text:tab/>1</text:p>
      <text:p text:style-name="Standard">"them"<text:tab/>147</text:p>
      <text:p text:style-name="Standard"><text:soft-page-break/>"thereby"<text:tab/>1</text:p>
      <text:p text:style-name="Standard">"therefore"<text:tab/>15</text:p>
      <text:p text:style-name="Standard">"thickening"<text:tab/>1</text:p>
      <text:p text:style-name="Standard">"thickly"<text:tab/>1</text:p>
      <text:p text:style-name="Standard">"thickness"<text:tab/>1</text:p>
      <text:p text:style-name="Standard">"thieves"<text:tab/>3</text:p>
      <text:p text:style-name="Standard">"thin"<text:tab/>21</text:p>
      <text:p text:style-name="Standard">"third"<text:tab/>16</text:p>
      <text:p text:style-name="Standard">"thirty"<text:tab/>15</text:p>
      <text:p text:style-name="Standard">"this"<text:tab/>533</text:p>
      <text:p text:style-name="Standard">"thither"<text:tab/>1</text:p>
      <text:p text:style-name="Standard">"thoreau"<text:tab/>1</text:p>
      <text:p text:style-name="Standard">"threadneedle"<text:tab/>2</text:p>
      <text:p text:style-name="Standard">"threw"<text:tab/>29</text:p>
      <text:p text:style-name="Standard">"thrilling"<text:tab/>1</text:p>
      <text:p text:style-name="Standard">"throw"<text:tab/>11</text:p>
      <text:p text:style-name="Standard">"thumb"<text:tab/>17</text:p>
      <text:p text:style-name="Standard">"tiara"<text:tab/>1</text:p>
      <text:p text:style-name="Standard">"tiger"<text:tab/>1</text:p>
      <text:p text:style-name="Standard">"tight"<text:tab/>1</text:p>
      <text:p text:style-name="Standard">"tightly"<text:tab/>3</text:p>
      <text:p text:style-name="Standard">"tilted"<text:tab/>1</text:p>
      <text:p text:style-name="Standard">"times_"<text:tab/>2</text:p>
      <text:p text:style-name="Standard">"tiniest"<text:tab/>1</text:p>
      <text:p text:style-name="Standard">"tm"<text:tab/>56</text:p>
      <text:p text:style-name="Standard">"told"<text:tab/>50</text:p>
      <text:p text:style-name="Standard">"tomboy"<text:tab/>1</text:p>
      <text:p text:style-name="Standard">"tomfoolery"<text:tab/>1</text:p>
      <text:p text:style-name="Standard">"took"<text:tab/>87</text:p>
      <text:p text:style-name="Standard">"tout"<text:tab/>1</text:p>
      <text:p text:style-name="Standard">"tradesman"<text:tab/>1</text:p>
      <text:p text:style-name="Standard">"tradespeople"<text:tab/>1</text:p>
      <text:p text:style-name="Standard">"tragedy"<text:tab/>6</text:p>
      <text:p text:style-name="Standard">"transformer"<text:tab/>1</text:p>
      <text:p text:style-name="Standard">"transverse"<text:tab/>1</text:p>
      <text:p text:style-name="Standard">"treat"<text:tab/>3</text:p>
      <text:p text:style-name="Standard">"trembling"<text:tab/>3</text:p>
      <text:p text:style-name="Standard">"tresses"<text:tab/>2</text:p>
      <text:p text:style-name="Standard">"tricked"<text:tab/>1</text:p>
      <text:p text:style-name="Standard">"tricks"<text:tab/>1</text:p>
      <text:p text:style-name="Standard">"trifle"<text:tab/>4</text:p>
      <text:p text:style-name="Standard">"triumph"<text:tab/>1</text:p>
      <text:p text:style-name="Standard">"trooped"<text:tab/>1</text:p>
      <text:p text:style-name="Standard">"trouble"<text:tab/>12</text:p>
      <text:p text:style-name="Standard">"troubling"<text:tab/>1</text:p>
      <text:p text:style-name="Standard">"trout"<text:tab/>1</text:p>
      <text:p text:style-name="Standard">"trumpet"<text:tab/>1</text:p>
      <text:p text:style-name="Standard">"trunk"<text:tab/>2</text:p>
      <text:p text:style-name="Standard">"tumbler"<text:tab/>1</text:p>
      <text:p text:style-name="Standard">"tunes"<text:tab/>1</text:p>
      <text:p text:style-name="Standard">"turkish"<text:tab/>1</text:p>
      <text:p text:style-name="Standard">"twinkle"<text:tab/>1</text:p>
      <text:p text:style-name="Standard"><text:soft-page-break/>"type"<text:tab/>1</text:p>
      <text:p text:style-name="Standard">"typewritist"<text:tab/>1</text:p>
      <text:p text:style-name="Standard">"ulster"<text:tab/>5</text:p>
      <text:p text:style-name="Standard">"unable"<text:tab/>5</text:p>
      <text:p text:style-name="Standard">"unacquainted"<text:tab/>1</text:p>
      <text:p text:style-name="Standard">"unavenged"<text:tab/>1</text:p>
      <text:p text:style-name="Standard">"unclaspings"<text:tab/>1</text:p>
      <text:p text:style-name="Standard">"unconcerned"<text:tab/>1</text:p>
      <text:p text:style-name="Standard">"uncovered"<text:tab/>1</text:p>
      <text:p text:style-name="Standard">"uneasy"<text:tab/>1</text:p>
      <text:p text:style-name="Standard">"unfinished"<text:tab/>1</text:p>
      <text:p text:style-name="Standard">"ungrateful"<text:tab/>3</text:p>
      <text:p text:style-name="Standard">"unhappy"<text:tab/>4</text:p>
      <text:p text:style-name="Standard">"unhealthy"<text:tab/>1</text:p>
      <text:p text:style-name="Standard">"uniform"<text:tab/>2</text:p>
      <text:p text:style-name="Standard">"unless"<text:tab/>14</text:p>
      <text:p text:style-name="Standard">"unmarried"<text:tab/>1</text:p>
      <text:p text:style-name="Standard">"unnatural"<text:tab/>4</text:p>
      <text:p text:style-name="Standard">"unnoticed"<text:tab/>1</text:p>
      <text:p text:style-name="Standard">"unobservant"<text:tab/>1</text:p>
      <text:p text:style-name="Standard">"unprecedented"<text:tab/>1</text:p>
      <text:p text:style-name="Standard">"unprofitable"<text:tab/>1</text:p>
      <text:p text:style-name="Standard">"unreasoning"<text:tab/>2</text:p>
      <text:p text:style-name="Standard">"unseat"<text:tab/>1</text:p>
      <text:p text:style-name="Standard">"updated"<text:tab/>2</text:p>
      <text:p text:style-name="Standard">"upon"<text:tab/>467</text:p>
      <text:p text:style-name="Standard">"urgent"<text:tab/>1</text:p>
      <text:p text:style-name="Standard">"usual"<text:tab/>13</text:p>
      <text:p text:style-name="Standard">"utf"<text:tab/>1</text:p>
      <text:p text:style-name="Standard">"utter"<text:tab/>2</text:p>
      <text:p text:style-name="Standard">"vacuous"<text:tab/>2</text:p>
      <text:p text:style-name="Standard">"vagueness"<text:tab/>1</text:p>
      <text:p text:style-name="Standard">"vain"<text:tab/>3</text:p>
      <text:p text:style-name="Standard">"values"<text:tab/>1</text:p>
      <text:p text:style-name="Standard">"van"<text:tab/>1</text:p>
      <text:p text:style-name="Standard">"vanishing"<text:tab/>3</text:p>
      <text:p text:style-name="Standard">"vary"<text:tab/>1</text:p>
      <text:p text:style-name="Standard">"veins"<text:tab/>3</text:p>
      <text:p text:style-name="Standard">"venomous"<text:tab/>1</text:p>
      <text:p text:style-name="Standard">"ventilators"<text:tab/>1</text:p>
      <text:p text:style-name="Standard">"ventured"<text:tab/>2</text:p>
      <text:p text:style-name="Standard">"verbatim"<text:tab/>1</text:p>
      <text:p text:style-name="Standard">"verify"<text:tab/>1</text:p>
      <text:p text:style-name="Standard">"verrons_"<text:tab/>1</text:p>
      <text:p text:style-name="Standard">"vigil"<text:tab/>1</text:p>
      <text:p text:style-name="Standard">"villages"<text:tab/>2</text:p>
      <text:p text:style-name="Standard">"villas"<text:tab/>2</text:p>
      <text:p text:style-name="Standard">"violence"<text:tab/>11</text:p>
      <text:p text:style-name="Standard">"virtue"<text:tab/>1</text:p>
      <text:p text:style-name="Standard">"virtues"<text:tab/>1</text:p>
      <text:p text:style-name="Standard">"virus"<text:tab/>1</text:p>
      <text:p text:style-name="Standard">"visit"<text:tab/>12</text:p>
      <text:p text:style-name="Standard"><text:soft-page-break/>"vital"<text:tab/>3</text:p>
      <text:p text:style-name="Standard">"vizard"<text:tab/>1</text:p>
      <text:p text:style-name="Standard">"voice"<text:tab/>20</text:p>
      <text:p text:style-name="Standard">"voices"<text:tab/>3</text:p>
      <text:p text:style-name="Standard">"volume"<text:tab/>5</text:p>
      <text:p text:style-name="Standard">"volunteered"<text:tab/>1</text:p>
      <text:p text:style-name="Standard">"voraciously"<text:tab/>1</text:p>
      <text:p text:style-name="Standard">"vulnerable"<text:tab/>1</text:p>
      <text:p text:style-name="Standard">"wager"<text:tab/>1</text:p>
      <text:p text:style-name="Standard">"war"<text:tab/>4</text:p>
      <text:p text:style-name="Standard">"warmth"<text:tab/>1</text:p>
      <text:p text:style-name="Standard">"warn"<text:tab/>2</text:p>
      <text:p text:style-name="Standard">"warning"<text:tab/>6</text:p>
      <text:p text:style-name="Standard">"wash"<text:tab/>3</text:p>
      <text:p text:style-name="Standard">"washing"<text:tab/>1</text:p>
      <text:p text:style-name="Standard">"watered"<text:tab/>1</text:p>
      <text:p text:style-name="Standard">"wave"<text:tab/>3</text:p>
      <text:p text:style-name="Standard">"wayside"<text:tab/>2</text:p>
      <text:p text:style-name="Standard">"we"<text:tab/>539</text:p>
      <text:p text:style-name="Standard">"weaker"<text:tab/>1</text:p>
      <text:p text:style-name="Standard">"wealthy"<text:tab/>2</text:p>
      <text:p text:style-name="Standard">"wedged"<text:tab/>1</text:p>
      <text:p text:style-name="Standard">"wednesday"<text:tab/>4</text:p>
      <text:p text:style-name="Standard">"weird"<text:tab/>1</text:p>
      <text:p text:style-name="Standard">"were"<text:tab/>349</text:p>
      <text:p text:style-name="Standard">"westhouse"<text:tab/>2</text:p>
      <text:p text:style-name="Standard">"whatsoever"<text:tab/>2</text:p>
      <text:p text:style-name="Standard">"wheal"<text:tab/>1</text:p>
      <text:p text:style-name="Standard">"whence"<text:tab/>6</text:p>
      <text:p text:style-name="Standard">"whenever"<text:tab/>3</text:p>
      <text:p text:style-name="Standard">"where"<text:tab/>126</text:p>
      <text:p text:style-name="Standard">"whereabouts"<text:tab/>2</text:p>
      <text:p text:style-name="Standard">"whine"<text:tab/>1</text:p>
      <text:p text:style-name="Standard">"whined"<text:tab/>1</text:p>
      <text:p text:style-name="Standard">"whip"<text:tab/>4</text:p>
      <text:p text:style-name="Standard">"whipcord"<text:tab/>3</text:p>
      <text:p text:style-name="Standard">"whiter"<text:tab/>1</text:p>
      <text:p text:style-name="Standard">"whitewashed"<text:tab/>4</text:p>
      <text:p text:style-name="Standard">"wide"<text:tab/>3</text:p>
      <text:p text:style-name="Standard">"widespread"<text:tab/>4</text:p>
      <text:p text:style-name="Standard">"widow"<text:tab/>1</text:p>
      <text:p text:style-name="Standard">"wigmore"<text:tab/>1</text:p>
      <text:p text:style-name="Standard">"wilful"<text:tab/>1</text:p>
      <text:p text:style-name="Standard">"will"<text:tab/>271</text:p>
      <text:p text:style-name="Standard">"willingly"<text:tab/>1</text:p>
      <text:p text:style-name="Standard">"wilton"<text:tab/>1</text:p>
      <text:p text:style-name="Standard">"winced"<text:tab/>1</text:p>
      <text:p text:style-name="Standard">"winding"<text:tab/>8</text:p>
      <text:p text:style-name="Standard">"window"<text:tab/>72</text:p>
      <text:p text:style-name="Standard">"windowsill"<text:tab/>1</text:p>
      <text:p text:style-name="Standard">"winds"<text:tab/>2</text:p>
      <text:p text:style-name="Standard">"wine"<text:tab/>2</text:p>
      <text:p text:style-name="Standard"><text:soft-page-break/>"wired"<text:tab/>3</text:p>
      <text:p text:style-name="Standard">"wisdom"<text:tab/>1</text:p>
      <text:p text:style-name="Standard">"wisely"<text:tab/>2</text:p>
      <text:p text:style-name="Standard">"wiser"<text:tab/>2</text:p>
      <text:p text:style-name="Standard">"wished"<text:tab/>12</text:p>
      <text:p text:style-name="Standard">"wishes"<text:tab/>5</text:p>
      <text:p text:style-name="Standard">"wit"<text:tab/>6</text:p>
      <text:p text:style-name="Standard">"within"<text:tab/>52</text:p>
      <text:p text:style-name="Standard">"wits"<text:tab/>1</text:p>
      <text:p text:style-name="Standard">"won"<text:tab/>18</text:p>
      <text:p text:style-name="Standard">"wonderful"<text:tab/>5</text:p>
      <text:p text:style-name="Standard">"wooing"<text:tab/>2</text:p>
      <text:p text:style-name="Standard">"words"<text:tab/>46</text:p>
      <text:p text:style-name="Standard">"wore"<text:tab/>8</text:p>
      <text:p text:style-name="Standard">"workmen"<text:tab/>1</text:p>
      <text:p text:style-name="Standard">"worry"<text:tab/>1</text:p>
      <text:p text:style-name="Standard">"worth"<text:tab/>10</text:p>
      <text:p text:style-name="Standard">"woven"<text:tab/>3</text:p>
      <text:p text:style-name="Standard">"wriggled"<text:tab/>1</text:p>
      <text:p text:style-name="Standard">"wrist"<text:tab/>9</text:p>
      <text:p text:style-name="Standard">"wrists"<text:tab/>3</text:p>
      <text:p text:style-name="Standard">"writer"<text:tab/>3</text:p>
      <text:p text:style-name="Standard">"writers"<text:tab/>1</text:p>
      <text:p text:style-name="Standard">"writhed"<text:tab/>3</text:p>
      <text:p text:style-name="Standard">"x"<text:tab/>2</text:p>
      <text:p text:style-name="Standard">"xi"<text:tab/>2</text:p>
      <text:p text:style-name="Standard">"xii"<text:tab/>2</text:p>
      <text:p text:style-name="Standard">"yesterday"<text:tab/>13</text:p>
      <text:p text:style-name="Standard">"yonder"<text:tab/>1</text:p>
      <text:p text:style-name="Standard">"youngster"<text:tab/>2</text:p>
      <text:p text:style-name="Standard">"youth"<text:tab/>7</text:p>
      <text:p text:style-name="Standard">"zigzag"<text:tab/>1</text:p>
      <text:p text:style-name="Standard">Removing s3 temp directory s3://dio-datalake-olavo/temp/dio-live-wordcount-test.olavo.20210911.141205.961127/...</text:p>
      <text:p text:style-name="Standard">Removing temp directory /tmp/dio-live-wordcount-test.olavo.20210911.141205.961127...</text:p>
      <text:p text:style-name="Standard">Removing log files in s3://dio-datalake-olavo/temp/logs/j-CBQIASYGIY4Q/...</text:p>
      <text:p text:style-name="Standard">Terminating cluster: j-CBQIASYGIY4Q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11T11:33:35.474248741</meta:creation-date>
    <dc:date>2021-09-11T11:35:27.659833214</dc:date>
    <meta:editing-duration>PT1M53S</meta:editing-duration>
    <meta:editing-cycles>1</meta:editing-cycles>
    <meta:document-statistic meta:table-count="0" meta:image-count="0" meta:object-count="0" meta:page-count="160" meta:paragraph-count="8290" meta:word-count="16832" meta:character-count="95442" meta:non-whitespace-character-count="86740"/>
    <meta:generator>LibreOffice/6.0.7.3$Linux_X86_64 LibreOffice_project/00m0$Build-3</meta:generator>
  </office:meta>
</office:document-meta>
</file>